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 manifest:media-type="application/vnd.oasis.opendocument.formula"/>
  <manifest:file-entry manifest:full-path="Object 39/content.xml" manifest:media-type="text/xml"/>
  <manifest:file-entry manifest:full-path="Object 39/"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 31/content.xml" manifest:media-type="text/xml"/>
  <manifest:file-entry manifest:full-path="Object 31/" manifest:media-type="application/vnd.oasis.opendocument.formula"/>
  <manifest:file-entry manifest:full-path="Object 1/content.xml" manifest:media-type="text/xml"/>
  <manifest:file-entry manifest:full-path="Object 1/" manifest:media-type="application/vnd.oasis.opendocument.formula"/>
  <manifest:file-entry manifest:full-path="Object 32/content.xml" manifest:media-type="text/xml"/>
  <manifest:file-entry manifest:full-path="Object 32/" manifest:media-type="application/vnd.oasis.opendocument.formula"/>
  <manifest:file-entry manifest:full-path="Object 2/content.xml" manifest:media-type="text/xml"/>
  <manifest:file-entry manifest:full-path="Object 2/" manifest:media-type="application/vnd.oasis.opendocument.formula"/>
  <manifest:file-entry manifest:full-path="Object 3/content.xml" manifest:media-type="text/xml"/>
  <manifest:file-entry manifest:full-path="Object 3/" manifest:media-type="application/vnd.oasis.opendocument.formula"/>
  <manifest:file-entry manifest:full-path="Object 33/content.xml" manifest:media-type="text/xml"/>
  <manifest:file-entry manifest:full-path="Object 33/" manifest:media-type="application/vnd.oasis.opendocument.formula"/>
  <manifest:file-entry manifest:full-path="Object 34/content.xml" manifest:media-type="text/xml"/>
  <manifest:file-entry manifest:full-path="Object 34/" manifest:media-type="application/vnd.oasis.opendocument.formula"/>
  <manifest:file-entry manifest:full-path="Object 4/content.xml" manifest:media-type="text/xml"/>
  <manifest:file-entry manifest:full-path="Object 4/" manifest:media-type="application/vnd.oasis.opendocument.formula"/>
  <manifest:file-entry manifest:full-path="Object 35/content.xml" manifest:media-type="text/xml"/>
  <manifest:file-entry manifest:full-path="Object 35/" manifest:media-type="application/vnd.oasis.opendocument.formula"/>
  <manifest:file-entry manifest:full-path="Object 5/content.xml" manifest:media-type="text/xml"/>
  <manifest:file-entry manifest:full-path="Object 5/" manifest:media-type="application/vnd.oasis.opendocument.formula"/>
  <manifest:file-entry manifest:full-path="Object 36/content.xml" manifest:media-type="text/xml"/>
  <manifest:file-entry manifest:full-path="Object 36/" manifest:media-type="application/vnd.oasis.opendocument.formula"/>
  <manifest:file-entry manifest:full-path="Object 6/content.xml" manifest:media-type="text/xml"/>
  <manifest:file-entry manifest:full-path="Object 6/" manifest:media-type="application/vnd.oasis.opendocument.formula"/>
  <manifest:file-entry manifest:full-path="Object 37/content.xml" manifest:media-type="text/xml"/>
  <manifest:file-entry manifest:full-path="Object 37/" manifest:media-type="application/vnd.oasis.opendocument.formula"/>
  <manifest:file-entry manifest:full-path="Object 7/content.xml" manifest:media-type="text/xml"/>
  <manifest:file-entry manifest:full-path="Object 7/" manifest:media-type="application/vnd.oasis.opendocument.formula"/>
  <manifest:file-entry manifest:full-path="Object 38/content.xml" manifest:media-type="text/xml"/>
  <manifest:file-entry manifest:full-path="Object 38/" manifest:media-type="application/vnd.oasis.opendocument.formula"/>
  <manifest:file-entry manifest:full-path="Object 8/content.xml" manifest:media-type="text/xml"/>
  <manifest:file-entry manifest:full-path="Object 8/" manifest:media-type="application/vnd.oasis.opendocument.formula"/>
  <manifest:file-entry manifest:full-path="Object 10/content.xml" manifest:media-type="text/xml"/>
  <manifest:file-entry manifest:full-path="Object 10/" manifest:media-type="application/vnd.oasis.opendocument.formula"/>
  <manifest:file-entry manifest:full-path="Object 11/content.xml" manifest:media-type="text/xml"/>
  <manifest:file-entry manifest:full-path="Object 11/" manifest:media-type="application/vnd.oasis.opendocument.formula"/>
  <manifest:file-entry manifest:full-path="Object 12/content.xml" manifest:media-type="text/xml"/>
  <manifest:file-entry manifest:full-path="Object 12/" manifest:media-type="application/vnd.oasis.opendocument.formula"/>
  <manifest:file-entry manifest:full-path="Object 13/content.xml" manifest:media-type="text/xml"/>
  <manifest:file-entry manifest:full-path="Object 13/" manifest:media-type="application/vnd.oasis.opendocument.formula"/>
  <manifest:file-entry manifest:full-path="Object 14/content.xml" manifest:media-type="text/xml"/>
  <manifest:file-entry manifest:full-path="Object 14/" manifest:media-type="application/vnd.oasis.opendocument.formula"/>
  <manifest:file-entry manifest:full-path="Object 15/content.xml" manifest:media-type="text/xml"/>
  <manifest:file-entry manifest:full-path="Object 15/" manifest:media-type="application/vnd.oasis.opendocument.formula"/>
  <manifest:file-entry manifest:full-path="Object 16/content.xml" manifest:media-type="text/xml"/>
  <manifest:file-entry manifest:full-path="Object 16/" manifest:media-type="application/vnd.oasis.opendocument.formula"/>
  <manifest:file-entry manifest:full-path="Object 17/content.xml" manifest:media-type="text/xml"/>
  <manifest:file-entry manifest:full-path="Object 17/" manifest:media-type="application/vnd.oasis.opendocument.formula"/>
  <manifest:file-entry manifest:full-path="Object 18/content.xml" manifest:media-type="text/xml"/>
  <manifest:file-entry manifest:full-path="Object 18/" manifest:media-type="application/vnd.oasis.opendocument.formula"/>
  <manifest:file-entry manifest:full-path="Object 19/content.xml" manifest:media-type="text/xml"/>
  <manifest:file-entry manifest:full-path="Object 19/" manifest:media-type="application/vnd.oasis.opendocument.formula"/>
  <manifest:file-entry manifest:full-path="Object 20/content.xml" manifest:media-type="text/xml"/>
  <manifest:file-entry manifest:full-path="Object 20/" manifest:media-type="application/vnd.oasis.opendocument.formula"/>
  <manifest:file-entry manifest:full-path="Object 21/content.xml" manifest:media-type="text/xml"/>
  <manifest:file-entry manifest:full-path="Object 21/" manifest:media-type="application/vnd.oasis.opendocument.formula"/>
  <manifest:file-entry manifest:full-path="Object 22/content.xml" manifest:media-type="text/xml"/>
  <manifest:file-entry manifest:full-path="Object 22/" manifest:media-type="application/vnd.oasis.opendocument.formula"/>
  <manifest:file-entry manifest:full-path="Object 23/content.xml" manifest:media-type="text/xml"/>
  <manifest:file-entry manifest:full-path="Object 23/" manifest:media-type="application/vnd.oasis.opendocument.formula"/>
  <manifest:file-entry manifest:full-path="Object 24/content.xml" manifest:media-type="text/xml"/>
  <manifest:file-entry manifest:full-path="Object 24/" manifest:media-type="application/vnd.oasis.opendocument.formula"/>
  <manifest:file-entry manifest:full-path="Object 25/content.xml" manifest:media-type="text/xml"/>
  <manifest:file-entry manifest:full-path="Object 25/" manifest:media-type="application/vnd.oasis.opendocument.formula"/>
  <manifest:file-entry manifest:full-path="Object 26/content.xml" manifest:media-type="text/xml"/>
  <manifest:file-entry manifest:full-path="Object 26/" manifest:media-type="application/vnd.oasis.opendocument.formula"/>
  <manifest:file-entry manifest:full-path="Object 27/content.xml" manifest:media-type="text/xml"/>
  <manifest:file-entry manifest:full-path="Object 27/" manifest:media-type="application/vnd.oasis.opendocument.formula"/>
  <manifest:file-entry manifest:full-path="Object 28/content.xml" manifest:media-type="text/xml"/>
  <manifest:file-entry manifest:full-path="Object 28/" manifest:media-type="application/vnd.oasis.opendocument.formula"/>
  <manifest:file-entry manifest:full-path="Object 29/content.xml" manifest:media-type="text/xml"/>
  <manifest:file-entry manifest:full-path="Object 29/" manifest:media-type="application/vnd.oasis.opendocument.formula"/>
  <manifest:file-entry manifest:full-path="Object 30/content.xml" manifest:media-type="text/xml"/>
  <manifest:file-entry manifest:full-path="Object 30/" manifest:media-type="application/vnd.oasis.opendocument.formula"/>
  <manifest:file-entry manifest:full-path="Object 40/content.xml" manifest:media-type="text/xml"/>
  <manifest:file-entry manifest:full-path="Object 40/" manifest:media-type="application/vnd.oasis.opendocument.formula"/>
  <manifest:file-entry manifest:full-path="Object 41/content.xml" manifest:media-type="text/xml"/>
  <manifest:file-entry manifest:full-path="Object 41/" manifest:media-type="application/vnd.oasis.opendocument.formula"/>
  <manifest:file-entry manifest:full-path="Object 42/content.xml" manifest:media-type="text/xml"/>
  <manifest:file-entry manifest:full-path="Object 42/" manifest:media-type="application/vnd.oasis.opendocument.formula"/>
  <manifest:file-entry manifest:full-path="Object 43/content.xml" manifest:media-type="text/xml"/>
  <manifest:file-entry manifest:full-path="Object 43/" manifest:media-type="application/vnd.oasis.opendocument.formula"/>
  <manifest:file-entry manifest:full-path="Object 44/content.xml" manifest:media-type="text/xml"/>
  <manifest:file-entry manifest:full-path="Object 44/" manifest:media-type="application/vnd.oasis.opendocument.formula"/>
  <manifest:file-entry manifest:full-path="content.xml" manifest:media-type="text/xml"/>
  <manifest:file-entry manifest:full-path="Object 45/content.xml" manifest:media-type="text/xml"/>
  <manifest:file-entry manifest:full-path="Object 45/" manifest:media-type="application/vnd.oasis.opendocument.formula"/>
  <manifest:file-entry manifest:full-path="Object 46/content.xml" manifest:media-type="text/xml"/>
  <manifest:file-entry manifest:full-path="Object 46/" manifest:media-type="application/vnd.oasis.opendocument.formula"/>
  <manifest:file-entry manifest:full-path="Object 47/content.xml" manifest:media-type="text/xml"/>
  <manifest:file-entry manifest:full-path="Object 47/" manifest:media-type="application/vnd.oasis.opendocument.formula"/>
  <manifest:file-entry manifest:full-path="Object 48/content.xml" manifest:media-type="text/xml"/>
  <manifest:file-entry manifest:full-path="Object 48/" manifest:media-type="application/vnd.oasis.opendocument.formula"/>
  <manifest:file-entry manifest:full-path="Object 49/content.xml" manifest:media-type="text/xml"/>
  <manifest:file-entry manifest:full-path="Object 49/" manifest:media-type="application/vnd.oasis.opendocument.formula"/>
  <manifest:file-entry manifest:full-path="Object 50/content.xml" manifest:media-type="text/xml"/>
  <manifest:file-entry manifest:full-path="Object 50/" manifest:media-type="application/vnd.oasis.opendocument.formula"/>
  <manifest:file-entry manifest:full-path="Object 51/content.xml" manifest:media-type="text/xml"/>
  <manifest:file-entry manifest:full-path="Object 51/" manifest:media-type="application/vnd.oasis.opendocument.formula"/>
  <manifest:file-entry manifest:full-path="Object 52/content.xml" manifest:media-type="text/xml"/>
  <manifest:file-entry manifest:full-path="Object 52/" manifest:media-type="application/vnd.oasis.opendocument.formula"/>
  <manifest:file-entry manifest:full-path="Object 53/content.xml" manifest:media-type="text/xml"/>
  <manifest:file-entry manifest:full-path="Object 53/" manifest:media-type="application/vnd.oasis.opendocument.formula"/>
  <manifest:file-entry manifest:full-path="Object 54/content.xml" manifest:media-type="text/xml"/>
  <manifest:file-entry manifest:full-path="Object 54/" manifest:media-type="application/vnd.oasis.opendocument.formula"/>
  <manifest:file-entry manifest:full-path="Object 55/content.xml" manifest:media-type="text/xml"/>
  <manifest:file-entry manifest:full-path="Object 55/" manifest:media-type="application/vnd.oasis.opendocument.formula"/>
  <manifest:file-entry manifest:full-path="Object 56/content.xml" manifest:media-type="text/xml"/>
  <manifest:file-entry manifest:full-path="Object 56/" manifest:media-type="application/vnd.oasis.opendocument.formula"/>
  <manifest:file-entry manifest:full-path="Object 57/content.xml" manifest:media-type="text/xml"/>
  <manifest:file-entry manifest:full-path="Object 57/" manifest:media-type="application/vnd.oasis.opendocument.formula"/>
  <manifest:file-entry manifest:full-path="Object 58/content.xml" manifest:media-type="text/xml"/>
  <manifest:file-entry manifest:full-path="Object 58/" manifest:media-type="application/vnd.oasis.opendocument.formula"/>
  <manifest:file-entry manifest:full-path="Object 59/content.xml" manifest:media-type="text/xml"/>
  <manifest:file-entry manifest:full-path="Object 59/" manifest:media-type="application/vnd.oasis.opendocument.formula"/>
  <manifest:file-entry manifest:full-path="Object 60/content.xml" manifest:media-type="text/xml"/>
  <manifest:file-entry manifest:full-path="Object 60/" manifest:media-type="application/vnd.oasis.opendocument.formula"/>
  <manifest:file-entry manifest:full-path="Object 61/content.xml" manifest:media-type="text/xml"/>
  <manifest:file-entry manifest:full-path="Object 61/" manifest:media-type="application/vnd.oasis.opendocument.formula"/>
  <manifest:file-entry manifest:full-path="Object 62/content.xml" manifest:media-type="text/xml"/>
  <manifest:file-entry manifest:full-path="Object 62/" manifest:media-type="application/vnd.oasis.opendocument.formula"/>
  <manifest:file-entry manifest:full-path="Object 63/content.xml" manifest:media-type="text/xml"/>
  <manifest:file-entry manifest:full-path="Object 63/" manifest:media-type="application/vnd.oasis.opendocument.formula"/>
  <manifest:file-entry manifest:full-path="Object 64/content.xml" manifest:media-type="text/xml"/>
  <manifest:file-entry manifest:full-path="Object 64/" manifest:media-type="application/vnd.oasis.opendocument.formula"/>
  <manifest:file-entry manifest:full-path="Object 65/content.xml" manifest:media-type="text/xml"/>
  <manifest:file-entry manifest:full-path="Object 65/" manifest:media-type="application/vnd.oasis.opendocument.formula"/>
  <manifest:file-entry manifest:full-path="Object 66/content.xml" manifest:media-type="text/xml"/>
  <manifest:file-entry manifest:full-path="Object 66/" manifest:media-type="application/vnd.oasis.opendocument.formula"/>
  <manifest:file-entry manifest:full-path="Object 67/content.xml" manifest:media-type="text/xml"/>
  <manifest:file-entry manifest:full-path="Object 67/" manifest:media-type="application/vnd.oasis.opendocument.formula"/>
  <manifest:file-entry manifest:full-path="Object 68/content.xml" manifest:media-type="text/xml"/>
  <manifest:file-entry manifest:full-path="Object 68/" manifest:media-type="application/vnd.oasis.opendocument.formula"/>
  <manifest:file-entry manifest:full-path="Object 69/content.xml" manifest:media-type="text/xml"/>
  <manifest:file-entry manifest:full-path="Object 69/" manifest:media-type="application/vnd.oasis.opendocument.formula"/>
  <manifest:file-entry manifest:full-path="Object 70/content.xml" manifest:media-type="text/xml"/>
  <manifest:file-entry manifest:full-path="Object 70/" manifest:media-type="application/vnd.oasis.opendocument.formula"/>
  <manifest:file-entry manifest:full-path="Object 71/content.xml" manifest:media-type="text/xml"/>
  <manifest:file-entry manifest:full-path="Object 71/" manifest:media-type="application/vnd.oasis.opendocument.formula"/>
  <manifest:file-entry manifest:full-path="Object 72/content.xml" manifest:media-type="text/xml"/>
  <manifest:file-entry manifest:full-path="Object 72/" manifest:media-type="application/vnd.oasis.opendocument.formula"/>
  <manifest:file-entry manifest:full-path="Object 73/content.xml" manifest:media-type="text/xml"/>
  <manifest:file-entry manifest:full-path="Object 73/" manifest:media-type="application/vnd.oasis.opendocument.formula"/>
  <manifest:file-entry manifest:full-path="Object 74/content.xml" manifest:media-type="text/xml"/>
  <manifest:file-entry manifest:full-path="Object 74/" manifest:media-type="application/vnd.oasis.opendocument.formula"/>
  <manifest:file-entry manifest:full-path="Object 75/content.xml" manifest:media-type="text/xml"/>
  <manifest:file-entry manifest:full-path="Object 75/" manifest:media-type="application/vnd.oasis.opendocument.formula"/>
  <manifest:file-entry manifest:full-path="Object 76/content.xml" manifest:media-type="text/xml"/>
  <manifest:file-entry manifest:full-path="Object 76/" manifest:media-type="application/vnd.oasis.opendocument.formula"/>
  <manifest:file-entry manifest:full-path="Object 77/content.xml" manifest:media-type="text/xml"/>
  <manifest:file-entry manifest:full-path="Object 77/" manifest:media-type="application/vnd.oasis.opendocument.formula"/>
  <manifest:file-entry manifest:full-path="Object 78/content.xml" manifest:media-type="text/xml"/>
  <manifest:file-entry manifest:full-path="Object 78/" manifest:media-type="application/vnd.oasis.opendocument.formula"/>
  <manifest:file-entry manifest:full-path="Object 79/content.xml" manifest:media-type="text/xml"/>
  <manifest:file-entry manifest:full-path="Object 79/" manifest:media-type="application/vnd.oasis.opendocument.formula"/>
  <manifest:file-entry manifest:full-path="Object 80/content.xml" manifest:media-type="text/xml"/>
  <manifest:file-entry manifest:full-path="Object 80/" manifest:media-type="application/vnd.oasis.opendocument.formula"/>
  <manifest:file-entry manifest:full-path="Object 81/content.xml" manifest:media-type="text/xml"/>
  <manifest:file-entry manifest:full-path="Object 81/" manifest:media-type="application/vnd.oasis.opendocument.formula"/>
  <manifest:file-entry manifest:full-path="Object 82/content.xml" manifest:media-type="text/xml"/>
  <manifest:file-entry manifest:full-path="Object 82/" manifest:media-type="application/vnd.oasis.opendocument.formula"/>
  <manifest:file-entry manifest:full-path="Object 83/content.xml" manifest:media-type="text/xml"/>
  <manifest:file-entry manifest:full-path="Object 83/" manifest:media-type="application/vnd.oasis.opendocument.formula"/>
  <manifest:file-entry manifest:full-path="Object 84/content.xml" manifest:media-type="text/xml"/>
  <manifest:file-entry manifest:full-path="Object 84/" manifest:media-type="application/vnd.oasis.opendocument.formula"/>
  <manifest:file-entry manifest:full-path="Object 85/content.xml" manifest:media-type="text/xml"/>
  <manifest:file-entry manifest:full-path="Object 85/" manifest:media-type="application/vnd.oasis.opendocument.formula"/>
  <manifest:file-entry manifest:full-path="Object 86/content.xml" manifest:media-type="text/xml"/>
  <manifest:file-entry manifest:full-path="Object 86/" manifest:media-type="application/vnd.oasis.opendocument.formula"/>
  <manifest:file-entry manifest:full-path="Object 87/content.xml" manifest:media-type="text/xml"/>
  <manifest:file-entry manifest:full-path="Object 87/" manifest:media-type="application/vnd.oasis.opendocument.formula"/>
  <manifest:file-entry manifest:full-path="Object 88/content.xml" manifest:media-type="text/xml"/>
  <manifest:file-entry manifest:full-path="Object 88/" manifest:media-type="application/vnd.oasis.opendocument.formula"/>
  <manifest:file-entry manifest:full-path="Object 89/content.xml" manifest:media-type="text/xml"/>
  <manifest:file-entry manifest:full-path="Object 89/" manifest:media-type="application/vnd.oasis.opendocument.formula"/>
  <manifest:file-entry manifest:full-path="Object 90/content.xml" manifest:media-type="text/xml"/>
  <manifest:file-entry manifest:full-path="Object 90/" manifest:media-type="application/vnd.oasis.opendocument.formula"/>
  <manifest:file-entry manifest:full-path="Object 91/content.xml" manifest:media-type="text/xml"/>
  <manifest:file-entry manifest:full-path="Object 91/" manifest:media-type="application/vnd.oasis.opendocument.formula"/>
  <manifest:file-entry manifest:full-path="Object 92/content.xml" manifest:media-type="text/xml"/>
  <manifest:file-entry manifest:full-path="Object 92/" manifest:media-type="application/vnd.oasis.opendocument.formula"/>
  <manifest:file-entry manifest:full-path="Object 93/content.xml" manifest:media-type="text/xml"/>
  <manifest:file-entry manifest:full-path="Object 93/" manifest:media-type="application/vnd.oasis.opendocument.formula"/>
  <manifest:file-entry manifest:full-path="Object 94/content.xml" manifest:media-type="text/xml"/>
  <manifest:file-entry manifest:full-path="Object 94/" manifest:media-type="application/vnd.oasis.opendocument.formula"/>
  <manifest:file-entry manifest:full-path="Object 95/content.xml" manifest:media-type="text/xml"/>
  <manifest:file-entry manifest:full-path="Object 95/" manifest:media-type="application/vnd.oasis.opendocument.formula"/>
  <manifest:file-entry manifest:full-path="Object 96/content.xml" manifest:media-type="text/xml"/>
  <manifest:file-entry manifest:full-path="Object 96/" manifest:media-type="application/vnd.oasis.opendocument.formula"/>
  <manifest:file-entry manifest:full-path="Object 97/content.xml" manifest:media-type="text/xml"/>
  <manifest:file-entry manifest:full-path="Object 97/" manifest:media-type="application/vnd.oasis.opendocument.formula"/>
  <manifest:file-entry manifest:full-path="Object 98/content.xml" manifest:media-type="text/xml"/>
  <manifest:file-entry manifest:full-path="Object 98/" manifest:media-type="application/vnd.oasis.opendocument.formula"/>
  <manifest:file-entry manifest:full-path="Object 99/content.xml" manifest:media-type="text/xml"/>
  <manifest:file-entry manifest:full-path="Object 99/" manifest:media-type="application/vnd.oasis.opendocument.formula"/>
  <manifest:file-entry manifest:full-path="Object 100/content.xml" manifest:media-type="text/xml"/>
  <manifest:file-entry manifest:full-path="Object 100/" manifest:media-type="application/vnd.oasis.opendocument.formula"/>
  <manifest:file-entry manifest:full-path="Object 101/content.xml" manifest:media-type="text/xml"/>
  <manifest:file-entry manifest:full-path="Object 101/" manifest:media-type="application/vnd.oasis.opendocument.formula"/>
  <manifest:file-entry manifest:full-path="Object 102/content.xml" manifest:media-type="text/xml"/>
  <manifest:file-entry manifest:full-path="Object 102/" manifest:media-type="application/vnd.oasis.opendocument.formula"/>
  <manifest:file-entry manifest:full-path="Object 103/content.xml" manifest:media-type="text/xml"/>
  <manifest:file-entry manifest:full-path="Object 103/" manifest:media-type="application/vnd.oasis.opendocument.formula"/>
  <manifest:file-entry manifest:full-path="Object 104/content.xml" manifest:media-type="text/xml"/>
  <manifest:file-entry manifest:full-path="Object 104/" manifest:media-type="application/vnd.oasis.opendocument.formula"/>
  <manifest:file-entry manifest:full-path="Object 105/content.xml" manifest:media-type="text/xml"/>
  <manifest:file-entry manifest:full-path="Object 105/" manifest:media-type="application/vnd.oasis.opendocument.formula"/>
  <manifest:file-entry manifest:full-path="Object 106/content.xml" manifest:media-type="text/xml"/>
  <manifest:file-entry manifest:full-path="Object 106/" manifest:media-type="application/vnd.oasis.opendocument.formula"/>
  <manifest:file-entry manifest:full-path="Object 107/content.xml" manifest:media-type="text/xml"/>
  <manifest:file-entry manifest:full-path="Object 107/" manifest:media-type="application/vnd.oasis.opendocument.formula"/>
  <manifest:file-entry manifest:full-path="Object 108/content.xml" manifest:media-type="text/xml"/>
  <manifest:file-entry manifest:full-path="Object 108/" manifest:media-type="application/vnd.oasis.opendocument.formula"/>
  <manifest:file-entry manifest:full-path="Object 109/content.xml" manifest:media-type="text/xml"/>
  <manifest:file-entry manifest:full-path="Object 109/" manifest:media-type="application/vnd.oasis.opendocument.formula"/>
  <manifest:file-entry manifest:full-path="Object 110/content.xml" manifest:media-type="text/xml"/>
  <manifest:file-entry manifest:full-path="Object 110/" manifest:media-type="application/vnd.oasis.opendocument.formula"/>
  <manifest:file-entry manifest:full-path="Object 111/content.xml" manifest:media-type="text/xml"/>
  <manifest:file-entry manifest:full-path="Object 111/" manifest:media-type="application/vnd.oasis.opendocument.formula"/>
  <manifest:file-entry manifest:full-path="Object 112/content.xml" manifest:media-type="text/xml"/>
  <manifest:file-entry manifest:full-path="Object 112/" manifest:media-type="application/vnd.oasis.opendocument.formula"/>
  <manifest:file-entry manifest:full-path="Object 113/content.xml" manifest:media-type="text/xml"/>
  <manifest:file-entry manifest:full-path="Object 113/" manifest:media-type="application/vnd.oasis.opendocument.formula"/>
  <manifest:file-entry manifest:full-path="Object 114/content.xml" manifest:media-type="text/xml"/>
  <manifest:file-entry manifest:full-path="Object 114/" manifest:media-type="application/vnd.oasis.opendocument.formula"/>
  <manifest:file-entry manifest:full-path="Object 115/content.xml" manifest:media-type="text/xml"/>
  <manifest:file-entry manifest:full-path="Object 115/" manifest:media-type="application/vnd.oasis.opendocument.formula"/>
  <manifest:file-entry manifest:full-path="Object 116/content.xml" manifest:media-type="text/xml"/>
  <manifest:file-entry manifest:full-path="Object 116/" manifest:media-type="application/vnd.oasis.opendocument.formula"/>
  <manifest:file-entry manifest:full-path="Object 117/content.xml" manifest:media-type="text/xml"/>
  <manifest:file-entry manifest:full-path="Object 117/" manifest:media-type="application/vnd.oasis.opendocument.formula"/>
  <manifest:file-entry manifest:full-path="Object 118/content.xml" manifest:media-type="text/xml"/>
  <manifest:file-entry manifest:full-path="Object 118/" manifest:media-type="application/vnd.oasis.opendocument.formula"/>
  <manifest:file-entry manifest:full-path="Object 119/content.xml" manifest:media-type="text/xml"/>
  <manifest:file-entry manifest:full-path="Object 119/"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 manifest:media-type="application/vnd.oasis.opendocument.formula"/>
  <manifest:file-entry manifest:full-path="Object 121/content.xml" manifest:media-type="text/xml"/>
  <manifest:file-entry manifest:full-path="Object 121/" manifest:media-type="application/vnd.oasis.opendocument.formula"/>
  <manifest:file-entry manifest:full-path="Object 122/content.xml" manifest:media-type="text/xml"/>
  <manifest:file-entry manifest:full-path="Object 122/" manifest:media-type="application/vnd.oasis.opendocument.formula"/>
  <manifest:file-entry manifest:full-path="Object 123/content.xml" manifest:media-type="text/xml"/>
  <manifest:file-entry manifest:full-path="Object 123/" manifest:media-type="application/vnd.oasis.opendocument.formula"/>
  <manifest:file-entry manifest:full-path="Object 124/content.xml" manifest:media-type="text/xml"/>
  <manifest:file-entry manifest:full-path="Object 124/" manifest:media-type="application/vnd.oasis.opendocument.formula"/>
  <manifest:file-entry manifest:full-path="Object 125/content.xml" manifest:media-type="text/xml"/>
  <manifest:file-entry manifest:full-path="Object 125/" manifest:media-type="application/vnd.oasis.opendocument.formula"/>
  <manifest:file-entry manifest:full-path="Object 126/content.xml" manifest:media-type="text/xml"/>
  <manifest:file-entry manifest:full-path="Object 126/" manifest:media-type="application/vnd.oasis.opendocument.formula"/>
  <manifest:file-entry manifest:full-path="Object 127/content.xml" manifest:media-type="text/xml"/>
  <manifest:file-entry manifest:full-path="Object 127/" manifest:media-type="application/vnd.oasis.opendocument.formula"/>
  <manifest:file-entry manifest:full-path="Object 128/content.xml" manifest:media-type="text/xml"/>
  <manifest:file-entry manifest:full-path="Object 128/" manifest:media-type="application/vnd.oasis.opendocument.formula"/>
  <manifest:file-entry manifest:full-path="Object 129/content.xml" manifest:media-type="text/xml"/>
  <manifest:file-entry manifest:full-path="Object 129/"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31/content.xml" manifest:media-type="text/xml"/>
  <manifest:file-entry manifest:full-path="Object 131/" manifest:media-type="application/vnd.oasis.opendocument.formula"/>
  <manifest:file-entry manifest:full-path="Object 132/content.xml" manifest:media-type="text/xml"/>
  <manifest:file-entry manifest:full-path="Object 132/" manifest:media-type="application/vnd.oasis.opendocument.formula"/>
  <manifest:file-entry manifest:full-path="Object 133/content.xml" manifest:media-type="text/xml"/>
  <manifest:file-entry manifest:full-path="Object 133/" manifest:media-type="application/vnd.oasis.opendocument.formula"/>
  <manifest:file-entry manifest:full-path="Object 134/content.xml" manifest:media-type="text/xml"/>
  <manifest:file-entry manifest:full-path="Object 134/" manifest:media-type="application/vnd.oasis.opendocument.formula"/>
  <manifest:file-entry manifest:full-path="Object 135/content.xml" manifest:media-type="text/xml"/>
  <manifest:file-entry manifest:full-path="Object 135/" manifest:media-type="application/vnd.oasis.opendocument.formula"/>
  <manifest:file-entry manifest:full-path="Object 136/content.xml" manifest:media-type="text/xml"/>
  <manifest:file-entry manifest:full-path="Object 136/" manifest:media-type="application/vnd.oasis.opendocument.formula"/>
  <manifest:file-entry manifest:full-path="Object 137/content.xml" manifest:media-type="text/xml"/>
  <manifest:file-entry manifest:full-path="Object 137/" manifest:media-type="application/vnd.oasis.opendocument.formula"/>
  <manifest:file-entry manifest:full-path="Object 138/content.xml" manifest:media-type="text/xml"/>
  <manifest:file-entry manifest:full-path="Object 138/" manifest:media-type="application/vnd.oasis.opendocument.formula"/>
  <manifest:file-entry manifest:full-path="Object 139/content.xml" manifest:media-type="text/xml"/>
  <manifest:file-entry manifest:full-path="Object 139/"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Таблица1" style:family="table">
      <style:table-properties style:width="7.4181in" table:align="center"/>
    </style:style>
    <style:style style:name="Таблица1.A" style:family="table-column">
      <style:table-column-properties style:column-width="2.4722in"/>
    </style:style>
    <style:style style:name="Таблица1.B" style:family="table-column">
      <style:table-column-properties style:column-width="1.2368in"/>
    </style:style>
    <style:style style:name="Таблица1.C" style:family="table-column">
      <style:table-column-properties style:column-width="1.2361in"/>
    </style:style>
    <style:style style:name="Таблица1.D" style:family="table-column">
      <style:table-column-properties style:column-width="2.4729in"/>
    </style:style>
    <style:style style:name="Таблица1.A1" style:family="table-cell">
      <style:table-cell-properties fo:padding-left="0.075in" fo:padding-right="0.075in" fo:padding-top="0in" fo:padding-bottom="0in" fo:border="none" style:writing-mode="lr-tb"/>
    </style:style>
    <style:style style:name="Таблица1.2" style:family="table-row">
      <style:table-row-properties style:min-row-height="0.1104in" style:use-optimal-row-height="false"/>
    </style:style>
    <style:style style:name="Таблица5" style:family="table">
      <style:table-properties style:width="7.4181in" fo:margin-left="0.0035in" table:align="left"/>
    </style:style>
    <style:style style:name="Таблица5.A" style:family="table-column">
      <style:table-column-properties style:column-width="0.7653in"/>
    </style:style>
    <style:style style:name="Таблица5.B" style:family="table-column">
      <style:table-column-properties style:column-width="0.7875in"/>
    </style:style>
    <style:style style:name="Таблица5.C" style:family="table-column">
      <style:table-column-properties style:column-width="1.2799in"/>
    </style:style>
    <style:style style:name="Таблица5.D" style:family="table-column">
      <style:table-column-properties style:column-width="0.7868in"/>
    </style:style>
    <style:style style:name="Таблица5.E" style:family="table-column">
      <style:table-column-properties style:column-width="1.2806in"/>
    </style:style>
    <style:style style:name="Таблица5.G" style:family="table-column">
      <style:table-column-properties style:column-width="0.8667in"/>
    </style:style>
    <style:style style:name="Таблица5.H" style:family="table-column">
      <style:table-column-properties style:column-width="0.8646in"/>
    </style:style>
    <style:style style:name="Таблица5.A1" style:family="table-cell">
      <style:table-cell-properties style:vertical-align="middle" fo:padding-left="0.075in" fo:padding-right="0.075in" fo:padding-top="0in" fo:padding-bottom="0in" fo:border="0.5pt solid #000000" style:writing-mode="lr-tb"/>
    </style:style>
    <style:style style:name="Таблица5.A3" style:family="table-cell">
      <style:table-cell-properties fo:padding-left="0.075in" fo:padding-right="0.075in" fo:padding-top="0in" fo:padding-bottom="0in" fo:border="0.5pt solid #000000" style:writing-mode="lr-tb"/>
    </style:style>
    <style:style style:name="Таблица5.B3" style:family="table-cell">
      <style:table-cell-properties fo:padding-left="0.075in" fo:padding-right="0.075in" fo:padding-top="0in" fo:padding-bottom="0in" fo:border="0.5pt solid #000000" style:writing-mode="lr-tb"/>
    </style:style>
    <style:style style:name="Таблица5.C3" style:family="table-cell">
      <style:table-cell-properties fo:padding-left="0.075in" fo:padding-right="0.075in" fo:padding-top="0in" fo:padding-bottom="0in" fo:border="0.5pt solid #000000" style:writing-mode="lr-tb"/>
    </style:style>
    <style:style style:name="Таблица5.D3" style:family="table-cell">
      <style:table-cell-properties fo:padding-left="0.075in" fo:padding-right="0.075in" fo:padding-top="0in" fo:padding-bottom="0in" fo:border="0.5pt solid #000000" style:writing-mode="lr-tb"/>
    </style:style>
    <style:style style:name="Таблица5.E3" style:family="table-cell">
      <style:table-cell-properties fo:padding-left="0.075in" fo:padding-right="0.075in" fo:padding-top="0in" fo:padding-bottom="0in" fo:border="0.5pt solid #000000" style:writing-mode="lr-tb"/>
    </style:style>
    <style:style style:name="Таблица5.F3" style:family="table-cell">
      <style:table-cell-properties fo:padding-left="0.075in" fo:padding-right="0.075in" fo:padding-top="0in" fo:padding-bottom="0in" fo:border="0.5pt solid #000000" style:writing-mode="lr-tb"/>
    </style:style>
    <style:style style:name="Таблица5.G3" style:family="table-cell">
      <style:table-cell-properties fo:padding-left="0.075in" fo:padding-right="0.075in" fo:padding-top="0in" fo:padding-bottom="0in" fo:border="0.5pt solid #000000" style:writing-mode="lr-tb"/>
    </style:style>
    <style:style style:name="Таблица5.H3" style:family="table-cell">
      <style:table-cell-properties fo:padding-left="0.075in" fo:padding-right="0.075in" fo:padding-top="0in" fo:padding-bottom="0in" fo:border="0.5pt solid #000000" style:writing-mode="lr-tb"/>
    </style:style>
    <style:style style:name="Таблица7" style:family="table">
      <style:table-properties style:width="7.4181in" fo:margin-left="0.0035in" table:align="left"/>
    </style:style>
    <style:style style:name="Таблица7.A" style:family="table-column">
      <style:table-column-properties style:column-width="0.7576in"/>
    </style:style>
    <style:style style:name="Таблица7.B" style:family="table-column">
      <style:table-column-properties style:column-width="0.7264in"/>
    </style:style>
    <style:style style:name="Таблица7.C" style:family="table-column">
      <style:table-column-properties style:column-width="0.6431in"/>
    </style:style>
    <style:style style:name="Таблица7.D" style:family="table-column">
      <style:table-column-properties style:column-width="0.6215in"/>
    </style:style>
    <style:style style:name="Таблица7.E" style:family="table-column">
      <style:table-column-properties style:column-width="0.6514in"/>
    </style:style>
    <style:style style:name="Таблица7.F" style:family="table-column">
      <style:table-column-properties style:column-width="0.7257in"/>
    </style:style>
    <style:style style:name="Таблица7.G" style:family="table-column">
      <style:table-column-properties style:column-width="0.6438in"/>
    </style:style>
    <style:style style:name="Таблица7.I" style:family="table-column">
      <style:table-column-properties style:column-width="0.6521in"/>
    </style:style>
    <style:style style:name="Таблица7.J" style:family="table-column">
      <style:table-column-properties style:column-width="0.725in"/>
    </style:style>
    <style:style style:name="Таблица7.K" style:family="table-column">
      <style:table-column-properties style:column-width="0.65in"/>
    </style:style>
    <style:style style:name="Таблица7.A1" style:family="table-cell">
      <style:table-cell-properties fo:padding-left="0.075in" fo:padding-right="0.075in" fo:padding-top="0in" fo:padding-bottom="0in" fo:border="0.5pt solid #000000" style:writing-mode="lr-tb"/>
    </style:style>
    <style:style style:name="Таблица7.B1" style:family="table-cell">
      <style:table-cell-properties style:vertical-align="middle" fo:padding-left="0.075in" fo:padding-right="0.075in" fo:padding-top="0in" fo:padding-bottom="0in" fo:border="0.5pt solid #000000" style:writing-mode="lr-tb"/>
    </style:style>
    <style:style style:name="Таблица9" style:family="table">
      <style:table-properties style:width="7.4181in" fo:margin-left="0.0035in" table:align="left"/>
    </style:style>
    <style:style style:name="Таблица9.A" style:family="table-column">
      <style:table-column-properties style:column-width="2.4722in"/>
    </style:style>
    <style:style style:name="Таблица9.B" style:family="table-column">
      <style:table-column-properties style:column-width="2.4729in"/>
    </style:style>
    <style:style style:name="Таблица9.A1" style:family="table-cell">
      <style:table-cell-properties fo:padding-left="0.075in" fo:padding-right="0.075in" fo:padding-top="0in" fo:padding-bottom="0in" fo:border="0.5pt solid #000000" style:writing-mode="lr-tb"/>
    </style:style>
    <style:style style:name="P1" style:family="paragraph" style:parent-style-name="Standard">
      <style:text-properties officeooo:paragraph-rsid="001423ff" fo:background-color="transparent"/>
    </style:style>
    <style:style style:name="P2" style:family="paragraph" style:parent-style-name="Обычный" style:list-style-name="WWNum14">
      <style:paragraph-properties fo:margin-left="0.7874in" fo:margin-right="0in" fo:margin-top="0in" fo:margin-bottom="0in" style:contextual-spacing="false" fo:line-height="100%" fo:text-align="justify" style:justify-single-word="false" fo:text-indent="-0.3937in" style:auto-text-indent="false">
        <style:tab-stops/>
      </style:paragraph-properties>
      <style:text-properties officeooo:paragraph-rsid="001423ff"/>
    </style:style>
    <style:style style:name="P3" style:family="paragraph" style:parent-style-name="Обычный" style:list-style-name="WWNum14">
      <style:paragraph-properties fo:margin-left="0.7874in" fo:margin-right="0in" fo:margin-top="0in" fo:margin-bottom="0.0417in" style:contextual-spacing="false" fo:line-height="100%" fo:text-align="justify" style:justify-single-word="false" fo:text-indent="-0.3937in" style:auto-text-indent="false">
        <style:tab-stops/>
      </style:paragraph-properties>
      <style:text-properties officeooo:paragraph-rsid="001423ff"/>
    </style:style>
    <style:style style:name="P4" style:family="paragraph" style:parent-style-name="Обычный" style:list-style-name="WWNum12">
      <style:paragraph-properties fo:margin-left="0.7874in" fo:margin-right="0in" fo:margin-top="0.1665in" fo:margin-bottom="0.0835in" style:contextual-spacing="false" fo:line-height="100%" fo:text-align="justify" style:justify-single-word="false" fo:text-indent="-0.3937in" style:auto-text-indent="false">
        <style:tab-stops/>
      </style:paragraph-properties>
      <style:text-properties officeooo:paragraph-rsid="001423ff"/>
    </style:style>
    <style:style style:name="P5" style:family="paragraph" style:parent-style-name="Обычный" style:list-style-name="WWNum12">
      <style:paragraph-properties fo:margin-left="0.7874in" fo:margin-right="0in" fo:margin-top="0.1665in" fo:margin-bottom="0.1665in" style:contextual-spacing="false" fo:line-height="100%" fo:text-align="justify" style:justify-single-word="false" fo:text-indent="-0.3937in" style:auto-text-indent="false">
        <style:tab-stops/>
      </style:paragraph-properties>
      <style:text-properties officeooo:paragraph-rsid="001423ff"/>
    </style:style>
    <style:style style:name="P6" style:family="paragraph" style:parent-style-name="Обычный" style:list-style-name="WWNum12">
      <style:paragraph-properties fo:margin-left="0.7874in" fo:margin-right="0in" fo:margin-top="0.0835in" fo:margin-bottom="0.0835in" style:contextual-spacing="false" fo:line-height="100%" fo:text-align="justify" style:justify-single-word="false" fo:text-indent="-0.3937in" style:auto-text-indent="false">
        <style:tab-stops/>
      </style:paragraph-properties>
      <style:text-properties officeooo:paragraph-rsid="001423ff"/>
    </style:style>
    <style:style style:name="P7" style:family="paragraph" style:parent-style-name="Обычный" style:list-style-name="WWNum13">
      <style:paragraph-properties fo:margin-left="0.7874in" fo:margin-right="0in" fo:margin-top="0in" fo:margin-bottom="0in" style:contextual-spacing="false" fo:line-height="100%" fo:text-align="justify" style:justify-single-word="false" fo:text-indent="-0.3937in" style:auto-text-indent="false">
        <style:tab-stops/>
      </style:paragraph-properties>
      <style:text-properties officeooo:paragraph-rsid="001423ff"/>
    </style:style>
    <style:style style:name="P8" style:family="paragraph" style:parent-style-name="Обычный" style:list-style-name="WWNum13">
      <style:paragraph-properties fo:margin-left="0.7874in" fo:margin-right="0in" fo:margin-top="0in" fo:margin-bottom="0.0835in" style:contextual-spacing="false" fo:line-height="100%" fo:text-align="justify" style:justify-single-word="false" fo:text-indent="-0.3937in" style:auto-text-indent="false">
        <style:tab-stops/>
      </style:paragraph-properties>
      <style:text-properties officeooo:paragraph-rsid="001423ff"/>
    </style:style>
    <style:style style:name="P9" style:family="paragraph" style:parent-style-name="Обычный" style:list-style-name="WWNum1">
      <style:paragraph-properties fo:margin-left="1.1811in" fo:margin-right="0in" fo:margin-top="0in" fo:margin-bottom="0in" style:contextual-spacing="false" fo:line-height="100%" fo:text-align="justify" style:justify-single-word="false" fo:text-indent="-0.3937in" style:auto-text-indent="false">
        <style:tab-stops/>
      </style:paragraph-properties>
      <style:text-properties officeooo:paragraph-rsid="001423ff"/>
    </style:style>
    <style:style style:name="P10" style:family="paragraph" style:parent-style-name="Обычный" style:list-style-name="WWNum1">
      <style:paragraph-properties fo:margin-left="1.1811in" fo:margin-right="0in" fo:margin-top="0in" fo:margin-bottom="0.0835in" style:contextual-spacing="false" fo:line-height="100%" fo:text-align="justify" style:justify-single-word="false" fo:text-indent="-0.3937in" style:auto-text-indent="false">
        <style:tab-stops/>
      </style:paragraph-properties>
      <style:text-properties officeooo:paragraph-rsid="001423ff"/>
    </style:style>
    <style:style style:name="P11" style:family="paragraph" style:parent-style-name="Обычный" style:list-style-name="WWNum2">
      <style:paragraph-properties fo:margin-left="0.7874in" fo:margin-right="0in" fo:margin-top="0in" fo:margin-bottom="0in" style:contextual-spacing="false" fo:line-height="100%" fo:text-align="justify" style:justify-single-word="false" fo:text-indent="-0.3937in" style:auto-text-indent="false">
        <style:tab-stops/>
      </style:paragraph-properties>
      <style:text-properties officeooo:paragraph-rsid="001423ff"/>
    </style:style>
    <style:style style:name="P12" style:family="paragraph" style:parent-style-name="Обычный" style:list-style-name="WWNum2">
      <style:paragraph-properties fo:margin-left="0.7874in" fo:margin-right="0in" fo:margin-top="0in" fo:margin-bottom="0.0417in" style:contextual-spacing="false" fo:line-height="100%" fo:text-align="justify" style:justify-single-word="false" fo:text-indent="-0.3937in" style:auto-text-indent="false">
        <style:tab-stops/>
      </style:paragraph-properties>
      <style:text-properties officeooo:paragraph-rsid="001423ff"/>
    </style:style>
    <style:style style:name="P13" style:family="paragraph" style:parent-style-name="Обычный" style:list-style-name="WWNum3">
      <style:paragraph-properties fo:margin-left="0.7874in" fo:margin-right="0in" fo:margin-top="0in" fo:margin-bottom="0in" style:contextual-spacing="false" fo:line-height="100%" fo:text-align="justify" style:justify-single-word="false" fo:text-indent="-0.3937in" style:auto-text-indent="false">
        <style:tab-stops/>
      </style:paragraph-properties>
      <style:text-properties officeooo:paragraph-rsid="001423ff"/>
    </style:style>
    <style:style style:name="P14" style:family="paragraph" style:parent-style-name="Обычный" style:list-style-name="WWNum3">
      <style:paragraph-properties fo:margin-left="0.7874in" fo:margin-right="0in" fo:margin-top="0in" fo:margin-bottom="0.0417in" style:contextual-spacing="false" fo:line-height="100%" fo:text-align="justify" style:justify-single-word="false" fo:text-indent="-0.3937in" style:auto-text-indent="false">
        <style:tab-stops/>
      </style:paragraph-properties>
      <style:text-properties officeooo:paragraph-rsid="001423ff"/>
    </style:style>
    <style:style style:name="P15" style:family="paragraph" style:parent-style-name="Обычный" style:list-style-name="WWNum9">
      <style:paragraph-properties fo:margin-left="0.7874in" fo:margin-right="0in" fo:margin-top="0in" fo:margin-bottom="0in" style:contextual-spacing="false" fo:line-height="100%" fo:text-align="justify" style:justify-single-word="false" fo:text-indent="-0.3937in" style:auto-text-indent="false">
        <style:tab-stops/>
      </style:paragraph-properties>
      <style:text-properties officeooo:paragraph-rsid="001423ff"/>
    </style:style>
    <style:style style:name="P16" style:family="paragraph" style:parent-style-name="Обычный" style:list-style-name="WWNum9">
      <style:paragraph-properties fo:margin-left="0.7874in" fo:margin-right="0in" fo:margin-top="0in" fo:margin-bottom="0.0417in" style:contextual-spacing="false" fo:line-height="100%" fo:text-align="justify" style:justify-single-word="false" fo:text-indent="-0.3937in" style:auto-text-indent="false">
        <style:tab-stops/>
      </style:paragraph-properties>
      <style:text-properties officeooo:paragraph-rsid="001423ff"/>
    </style:style>
    <style:style style:name="P17" style:family="paragraph" style:parent-style-name="Обычный" style:list-style-name="WWNum4">
      <style:paragraph-properties fo:margin-left="0.7874in" fo:margin-right="0in" fo:margin-top="0in" fo:margin-bottom="0in" style:contextual-spacing="false" fo:line-height="100%" fo:text-align="justify" style:justify-single-word="false" fo:text-indent="-0.3937in" style:auto-text-indent="false">
        <style:tab-stops/>
      </style:paragraph-properties>
      <style:text-properties officeooo:paragraph-rsid="001423ff"/>
    </style:style>
    <style:style style:name="P18" style:family="paragraph" style:parent-style-name="Обычный" style:list-style-name="WWNum4">
      <style:paragraph-properties fo:margin-left="0.7874in" fo:margin-right="0in" fo:margin-top="0in" fo:margin-bottom="0.0417in" style:contextual-spacing="false" fo:line-height="100%" fo:text-align="justify" style:justify-single-word="false" fo:text-indent="-0.3937in" style:auto-text-indent="false">
        <style:tab-stops/>
      </style:paragraph-properties>
      <style:text-properties officeooo:paragraph-rsid="001423ff"/>
    </style:style>
    <style:style style:name="P19" style:family="paragraph" style:parent-style-name="Обычный" style:list-style-name="WWNum6">
      <style:paragraph-properties fo:margin-left="0.7874in" fo:margin-right="0in" fo:margin-top="0in" fo:margin-bottom="0in" style:contextual-spacing="false" fo:line-height="100%" fo:text-align="justify" style:justify-single-word="false" fo:text-indent="-0.3937in" style:auto-text-indent="false">
        <style:tab-stops/>
      </style:paragraph-properties>
      <style:text-properties officeooo:paragraph-rsid="001423ff"/>
    </style:style>
    <style:style style:name="P20" style:family="paragraph" style:parent-style-name="Обычный" style:list-style-name="WWNum6">
      <style:paragraph-properties fo:margin-left="0.7874in" fo:margin-right="0in" fo:margin-top="0in" fo:margin-bottom="0.0417in" style:contextual-spacing="false" fo:line-height="100%" fo:text-align="justify" style:justify-single-word="false" fo:text-indent="-0.3937in" style:auto-text-indent="false">
        <style:tab-stops/>
      </style:paragraph-properties>
      <style:text-properties officeooo:paragraph-rsid="001423ff"/>
    </style:style>
    <style:style style:name="P21" style:family="paragraph" style:parent-style-name="Обычный" style:list-style-name="WWNum8">
      <style:paragraph-properties fo:margin-left="1.1811in" fo:margin-right="0in" fo:margin-top="0in" fo:margin-bottom="0in" style:contextual-spacing="false" fo:line-height="100%" fo:text-align="justify" style:justify-single-word="false" fo:text-indent="-0.3937in" style:auto-text-indent="false">
        <style:tab-stops/>
      </style:paragraph-properties>
      <style:text-properties officeooo:paragraph-rsid="001423ff"/>
    </style:style>
    <style:style style:name="P22" style:family="paragraph" style:parent-style-name="Обычный" style:list-style-name="WWNum5">
      <style:paragraph-properties fo:margin-left="1.1811in" fo:margin-right="0in" fo:margin-top="0in" fo:margin-bottom="0in" style:contextual-spacing="false" fo:line-height="100%" fo:text-align="justify" style:justify-single-word="false" fo:text-indent="-0.3937in" style:auto-text-indent="false">
        <style:tab-stops/>
      </style:paragraph-properties>
      <style:text-properties officeooo:paragraph-rsid="001423ff"/>
    </style:style>
    <style:style style:name="P23" style:family="paragraph" style:parent-style-name="Обычный" style:list-style-name="WWNum5">
      <style:paragraph-properties fo:margin-left="1.1811in" fo:margin-right="0in" fo:margin-top="0in" fo:margin-bottom="0.0417in" style:contextual-spacing="false" fo:line-height="100%" fo:text-align="justify" style:justify-single-word="false" fo:text-indent="-0.3937in" style:auto-text-indent="false">
        <style:tab-stops/>
      </style:paragraph-properties>
      <style:text-properties officeooo:paragraph-rsid="001423ff"/>
    </style:style>
    <style:style style:name="P24" style:family="paragraph" style:parent-style-name="Обычный" style:list-style-name="WWNum10">
      <style:paragraph-properties fo:margin-left="0.7874in" fo:margin-right="0in" fo:margin-top="0in" fo:margin-bottom="0in" style:contextual-spacing="false" fo:line-height="100%" fo:text-align="justify" style:justify-single-word="false" fo:text-indent="-0.3937in" style:auto-text-indent="false">
        <style:tab-stops/>
      </style:paragraph-properties>
      <style:text-properties officeooo:paragraph-rsid="001423ff"/>
    </style:style>
    <style:style style:name="P25" style:family="paragraph" style:parent-style-name="Обычный" style:list-style-name="WWNum10">
      <style:paragraph-properties fo:margin-left="0.7874in" fo:margin-right="0in" fo:margin-top="0in" fo:margin-bottom="0.0417in" style:contextual-spacing="false" fo:line-height="100%" fo:text-align="justify" style:justify-single-word="false" fo:text-indent="-0.3937in" style:auto-text-indent="false">
        <style:tab-stops/>
      </style:paragraph-properties>
      <style:text-properties officeooo:paragraph-rsid="001423ff"/>
    </style:style>
    <style:style style:name="P26" style:family="paragraph" style:parent-style-name="Обычный">
      <style:paragraph-properties fo:margin-left="0.3937in" fo:margin-right="0in" fo:margin-top="0.1665in" fo:margin-bottom="0.0835in" style:contextual-spacing="false" fo:line-height="100%" fo:text-align="justify" style:justify-single-word="false" fo:text-indent="0in" style:auto-text-indent="false">
        <style:tab-stops/>
      </style:paragraph-properties>
      <style:text-properties officeooo:paragraph-rsid="001423ff"/>
    </style:style>
    <style:style style:name="P27" style:family="paragraph" style:parent-style-name="Обычный" style:list-style-name="WWNum11">
      <style:paragraph-properties fo:margin-top="0in" fo:margin-bottom="0in" style:contextual-spacing="false" fo:line-height="100%" fo:text-align="justify" style:justify-single-word="false"/>
      <style:text-properties officeooo:paragraph-rsid="001423ff"/>
    </style:style>
    <style:style style:name="P28" style:family="paragraph" style:parent-style-name="Обычный" style:list-style-name="WWNum11">
      <style:paragraph-properties fo:margin-top="0in" fo:margin-bottom="0.0417in" style:contextual-spacing="false" fo:line-height="100%" fo:text-align="justify" style:justify-single-word="false"/>
      <style:text-properties officeooo:paragraph-rsid="001423ff"/>
    </style:style>
    <style:style style:name="P29" style:family="paragraph" style:parent-style-name="Обычный" style:list-style-name="WWNum12">
      <style:paragraph-properties fo:margin-left="0in" fo:margin-right="0in" fo:margin-top="0in" fo:margin-bottom="0.0417in" style:contextual-spacing="false" fo:line-height="100%" fo:text-align="justify" style:justify-single-word="false" fo:text-indent="0.3937in" style:auto-text-indent="false">
        <style:tab-stops>
          <style:tab-stop style:position="0.7874in"/>
        </style:tab-stops>
      </style:paragraph-properties>
      <style:text-properties officeooo:paragraph-rsid="001423ff"/>
    </style:style>
    <style:style style:name="P30" style:family="paragraph" style:parent-style-name="Обычный" style:list-style-name="WWNum12">
      <style:paragraph-properties fo:margin-left="0in" fo:margin-right="0in" fo:margin-top="0in" fo:margin-bottom="0in" style:contextual-spacing="false" fo:line-height="100%" fo:text-align="justify" style:justify-single-word="false" fo:text-indent="0.3937in" style:auto-text-indent="false">
        <style:tab-stops>
          <style:tab-stop style:position="0.7874in"/>
        </style:tab-stops>
      </style:paragraph-properties>
      <style:text-properties officeooo:paragraph-rsid="001423ff"/>
    </style:style>
    <style:style style:name="P31" style:family="paragraph" style:parent-style-name="Обычный" style:list-style-name="WWNum12">
      <style:paragraph-properties fo:margin-left="0in" fo:margin-right="0in" fo:margin-top="0in" fo:margin-bottom="0.1665in" style:contextual-spacing="false" fo:line-height="100%" fo:text-align="justify" style:justify-single-word="false" fo:text-indent="0.3937in" style:auto-text-indent="false">
        <style:tab-stops>
          <style:tab-stop style:position="0.7874in"/>
        </style:tab-stops>
      </style:paragraph-properties>
      <style:text-properties officeooo:paragraph-rsid="001423ff"/>
    </style:style>
    <style:style style:name="P32" style:family="paragraph" style:parent-style-name="Обычный">
      <style:paragraph-properties fo:margin-left="0in" fo:margin-right="0in" fo:margin-top="0in" fo:margin-bottom="0in" style:contextual-spacing="false" fo:line-height="100%" fo:text-align="justify" style:justify-single-word="false" fo:text-indent="0.3937in" style:auto-text-indent="false"/>
      <style:text-properties officeooo:paragraph-rsid="001423ff"/>
    </style:style>
    <style:style style:name="P33" style:family="paragraph" style:parent-style-name="Обычный">
      <style:paragraph-properties fo:margin-left="0in" fo:margin-right="0in" fo:margin-top="0.0835in" fo:margin-bottom="0.0835in" style:contextual-spacing="false" fo:line-height="100%" fo:text-align="justify" style:justify-single-word="false" fo:text-indent="0.3937in" style:auto-text-indent="false"/>
      <style:text-properties officeooo:paragraph-rsid="001423ff"/>
    </style:style>
    <style:style style:name="P34" style:family="paragraph" style:parent-style-name="Обычный">
      <style:paragraph-properties fo:margin-left="0in" fo:margin-right="0in" fo:margin-top="0in" fo:margin-bottom="0.0835in" style:contextual-spacing="false" fo:line-height="100%" fo:text-align="justify" style:justify-single-word="false" fo:text-indent="0.3937in" style:auto-text-indent="false"/>
      <style:text-properties officeooo:paragraph-rsid="001423ff"/>
    </style:style>
    <style:style style:name="P35" style:family="paragraph" style:parent-style-name="Обычный">
      <style:paragraph-properties fo:margin-left="0in" fo:margin-right="0in" fo:margin-top="0in" fo:margin-bottom="0.0417in" style:contextual-spacing="false" fo:line-height="100%" fo:text-align="justify" style:justify-single-word="false" fo:text-indent="0.3937in" style:auto-text-indent="false"/>
      <style:text-properties officeooo:paragraph-rsid="001423ff"/>
    </style:style>
    <style:style style:name="P36" style:family="paragraph" style:parent-style-name="Обычный">
      <style:paragraph-properties fo:margin-left="0in" fo:margin-right="0in" fo:margin-top="0in" fo:margin-bottom="0.1665in" style:contextual-spacing="false" fo:line-height="100%" fo:text-align="justify" style:justify-single-word="false" fo:text-indent="0.3937in" style:auto-text-indent="false"/>
      <style:text-properties officeooo:paragraph-rsid="001423ff"/>
    </style:style>
    <style:style style:name="P37" style:family="paragraph" style:parent-style-name="Обычный" style:master-page-name="MP0">
      <style:paragraph-properties fo:margin-top="0in" fo:margin-bottom="0.1665in" style:contextual-spacing="false" fo:line-height="100%" fo:text-align="center" style:justify-single-word="false" style:page-number="1" fo:break-before="page"/>
      <style:text-properties officeooo:paragraph-rsid="001423ff"/>
    </style:style>
    <style:style style:name="P38" style:family="paragraph" style:parent-style-name="Обычный">
      <style:paragraph-properties fo:margin-top="0.0835in" fo:margin-bottom="0.1665in" style:contextual-spacing="false" fo:line-height="100%" fo:text-align="center" style:justify-single-word="false"/>
      <style:text-properties officeooo:paragraph-rsid="001423ff"/>
    </style:style>
    <style:style style:name="P39" style:family="paragraph" style:parent-style-name="Обычный">
      <style:paragraph-properties fo:margin-left="0.1972in" fo:margin-right="0in" fo:margin-top="0in" fo:margin-bottom="0in" style:contextual-spacing="false" fo:line-height="100%" fo:text-indent="-0.1972in" style:auto-text-indent="false">
        <style:tab-stops/>
      </style:paragraph-properties>
    </style:style>
    <style:style style:name="P40" style:family="paragraph" style:parent-style-name="Обычный" style:list-style-name="WWNum12">
      <style:paragraph-properties fo:margin-left="0.7874in" fo:margin-right="0in" fo:margin-top="0.1665in" fo:margin-bottom="0.0835in" style:contextual-spacing="false" fo:line-height="100%" fo:text-indent="-0.3937in" style:auto-text-indent="false">
        <style:tab-stops/>
      </style:paragraph-properties>
      <style:text-properties officeooo:paragraph-rsid="001423ff"/>
    </style:style>
    <style:style style:name="P41" style:family="paragraph" style:parent-style-name="Обычный">
      <style:paragraph-properties fo:margin-left="0.3937in" fo:margin-right="0in" fo:margin-top="0.1665in" fo:margin-bottom="0.0835in" style:contextual-spacing="false" fo:line-height="100%" fo:text-indent="0in" style:auto-text-indent="false">
        <style:tab-stops/>
      </style:paragraph-properties>
      <style:text-properties officeooo:paragraph-rsid="001423ff"/>
    </style:style>
    <style:style style:name="P42" style:family="paragraph" style:parent-style-name="Обычный">
      <style:paragraph-properties fo:margin-left="0.7874in" fo:margin-right="0in" fo:margin-top="0in" fo:margin-bottom="0in" style:contextual-spacing="false" fo:line-height="100%" fo:text-indent="-0.3937in" style:auto-text-indent="false">
        <style:tab-stops/>
      </style:paragraph-properties>
      <style:text-properties officeooo:paragraph-rsid="001423ff"/>
    </style:style>
    <style:style style:name="P43" style:family="paragraph" style:parent-style-name="Обычный">
      <style:paragraph-properties fo:margin-left="0.9846in" fo:margin-right="0in" fo:margin-top="0in" fo:margin-bottom="0in" style:contextual-spacing="false" fo:line-height="100%" fo:text-align="center" style:justify-single-word="false" fo:orphans="0" fo:widows="0" fo:text-indent="0in" style:auto-text-indent="false">
        <style:tab-stops/>
      </style:paragraph-properties>
      <style:text-properties style:font-name="Times New Roman" officeooo:paragraph-rsid="001423ff" fo:background-color="transparent" style:font-name-asian="Times New Roman" style:font-name-complex="Times New Roman"/>
    </style:style>
    <style:style style:name="P44" style:family="paragraph" style:parent-style-name="Обычный">
      <style:paragraph-properties fo:margin-top="0in" fo:margin-bottom="0in" style:contextual-spacing="false" fo:line-height="100%" fo:text-align="center" style:justify-single-word="false" fo:orphans="0" fo:widows="0"/>
      <style:text-properties style:font-name="Times New Roman" officeooo:paragraph-rsid="001423ff" fo:background-color="transparent" style:font-name-asian="Times New Roman" style:font-name-complex="Times New Roman"/>
    </style:style>
    <style:style style:name="P45" style:family="paragraph" style:parent-style-name="Обычный">
      <style:paragraph-properties fo:margin-left="0in" fo:margin-right="0.9681in" fo:margin-top="0in" fo:margin-bottom="0in" style:contextual-spacing="false" fo:line-height="100%" fo:text-align="center" style:justify-single-word="false" fo:orphans="0" fo:widows="0" fo:text-indent="0in" style:auto-text-indent="false"/>
      <style:text-properties style:font-name="Times New Roman" officeooo:paragraph-rsid="001423ff" fo:background-color="transparent" style:font-name-asian="Times New Roman" style:font-name-complex="Times New Roman"/>
    </style:style>
    <style:style style:name="P46" style:family="paragraph" style:parent-style-name="Обычный">
      <style:paragraph-properties fo:margin-top="0in" fo:margin-bottom="0in" style:contextual-spacing="false" fo:line-height="100%" fo:text-align="justify" style:justify-single-word="false" fo:orphans="0" fo:widows="0"/>
      <style:text-properties style:font-name="Times New Roman" officeooo:paragraph-rsid="001423ff" fo:background-color="transparent" style:font-name-asian="Times New Roman" style:font-name-complex="Times New Roman"/>
    </style:style>
    <style:style style:name="P47" style:family="paragraph" style:parent-style-name="Обычный">
      <style:paragraph-properties fo:margin-left="0in" fo:margin-right="0in" fo:margin-top="0in" fo:margin-bottom="0.0417in" style:contextual-spacing="false" fo:line-height="100%" fo:text-align="justify" style:justify-single-word="false" fo:text-indent="0.3937in" style:auto-text-indent="false"/>
      <style:text-properties style:font-name="Times New Roman" officeooo:paragraph-rsid="001423ff" fo:background-color="transparent" style:font-name-asian="Times New Roman" style:font-name-complex="Times New Roman"/>
    </style:style>
    <style:style style:name="P48" style:family="paragraph" style:parent-style-name="Обычный">
      <style:paragraph-properties fo:margin-left="0in" fo:margin-right="0in" fo:margin-top="0in" fo:margin-bottom="0.0835in" style:contextual-spacing="false" fo:line-height="100%" fo:text-align="justify" style:justify-single-word="false" fo:text-indent="0.3937in" style:auto-text-indent="false"/>
      <style:text-properties style:font-name="Times New Roman" fo:font-size="10pt" officeooo:paragraph-rsid="001423ff" fo:background-color="transparent" style:font-name-asian="Times New Roman" style:font-size-asian="10pt" style:font-name-complex="Times New Roman" style:font-size-complex="10pt"/>
    </style:style>
    <style:style style:name="P49" style:family="paragraph" style:parent-style-name="Обычный">
      <style:paragraph-properties fo:margin-top="0in" fo:margin-bottom="0in" style:contextual-spacing="false" fo:line-height="100%" fo:text-align="center" style:justify-single-word="false" fo:orphans="0" fo:widows="0"/>
      <style:text-properties style:font-name="Times New Roman" fo:font-size="9pt" officeooo:paragraph-rsid="001423ff" fo:background-color="transparent" style:font-name-asian="Times New Roman" style:font-size-asian="9pt" style:font-name-complex="Times New Roman" style:font-size-complex="9pt"/>
    </style:style>
    <style:style style:name="P50" style:family="paragraph" style:parent-style-name="Обычный">
      <style:paragraph-properties fo:margin-top="0in" fo:margin-bottom="0in" style:contextual-spacing="false" fo:line-height="100%" fo:orphans="0" fo:widows="0"/>
      <style:text-properties style:font-name="Times New Roman" fo:font-size="9pt" officeooo:paragraph-rsid="001423ff" fo:background-color="transparent" style:font-name-asian="Times New Roman" style:font-size-asian="9pt" style:font-name-complex="Times New Roman" style:font-size-complex="9pt"/>
    </style:style>
    <style:style style:name="P51" style:family="paragraph" style:parent-style-name="Обычный">
      <style:paragraph-properties fo:margin-top="0in" fo:margin-bottom="0in" style:contextual-spacing="false" fo:line-height="100%" fo:text-align="justify" style:justify-single-word="false" fo:orphans="0" fo:widows="0"/>
      <style:text-properties style:font-name="Times New Roman" fo:font-size="9pt" officeooo:paragraph-rsid="001423ff" fo:background-color="transparent" style:font-name-asian="Times New Roman" style:font-size-asian="9pt" style:font-name-complex="Times New Roman" style:font-size-complex="9pt"/>
    </style:style>
    <style:style style:name="P52" style:family="paragraph" style:parent-style-name="Обычный">
      <style:paragraph-properties fo:margin-top="0in" fo:margin-bottom="0in" style:contextual-spacing="false" fo:line-height="100%" fo:text-align="justify" style:justify-single-word="false" fo:orphans="0" fo:widows="0"/>
      <style:text-properties style:font-name="Times New Roman" fo:font-size="9pt" fo:language="en" fo:country="US" officeooo:paragraph-rsid="001423ff" fo:background-color="transparent" style:font-name-asian="Times New Roman" style:font-size-asian="9pt" style:font-name-complex="Times New Roman" style:font-size-complex="9pt"/>
    </style:style>
    <style:style style:name="T1" style:family="text">
      <style:text-properties fo:color="#000000" loext:opacity="100%" style:font-name="Times New Roman" fo:background-color="transparent" loext:char-shading-value="0" style:font-name-asian="Times New Roman" style:font-name-complex="Times New Roman"/>
    </style:style>
    <style:style style:name="T2" style:family="text">
      <style:text-properties fo:color="#000000" loext:opacity="100%" style:font-name="Times New Roman" fo:font-style="italic" fo:background-color="transparent" loext:char-shading-value="0" style:font-name-asian="Times New Roman" style:font-style-asian="italic" style:font-name-complex="Times New Roman"/>
    </style:style>
    <style:style style:name="T3" style:family="text">
      <style:text-properties fo:color="#000000" loext:opacity="100%" style:font-name="Times New Roman" fo:font-size="12pt" fo:font-weight="bold" fo:background-color="transparent" loext:char-shading-value="0" style:font-name-asian="Times New Roman" style:font-size-asian="12pt" style:font-weight-asian="bold" style:font-name-complex="Times New Roman" style:font-size-complex="12pt"/>
    </style:style>
    <style:style style:name="T4" style:family="text">
      <style:text-properties fo:color="#000000" loext:opacity="100%" style:font-name="Times New Roman" fo:font-size="10pt" style:font-name-asian="Times New Roman" style:font-size-asian="10pt" style:font-name-complex="Times New Roman" style:font-size-complex="10pt"/>
    </style:style>
    <style:style style:name="T5" style:family="text">
      <style:text-properties fo:color="#000000" loext:opacity="100%" style:font-name="Times New Roman" fo:font-weight="bold" fo:background-color="transparent" loext:char-shading-value="0" style:font-name-asian="Times New Roman" style:font-weight-asian="bold" style:font-name-complex="Times New Roman"/>
    </style:style>
    <style:style style:name="T6" style:family="text">
      <style:text-properties fo:color="#000000" loext:opacity="100%" style:font-name="Times New Roman" fo:language="en" fo:country="US" fo:background-color="transparent" loext:char-shading-value="0" style:font-name-asian="Times New Roman" style:font-name-complex="Times New Roman"/>
    </style:style>
    <style:style style:name="T7" style:family="text">
      <style:text-properties fo:color="#000000" loext:opacity="100%" style:font-name="Times New Roman" fo:language="en" fo:country="US" fo:font-style="italic" fo:background-color="transparent" loext:char-shading-value="0" style:font-name-asian="Times New Roman" style:font-style-asian="italic" style:font-name-complex="Times New Roman"/>
    </style:style>
    <style:style style:name="T8" style:family="text">
      <style:text-properties fo:color="#000000" loext:opacity="100%" fo:font-size="10pt" style:font-size-asian="10pt" style:font-size-complex="10pt"/>
    </style:style>
    <style:style style:name="T9" style:family="text">
      <style:text-properties style:font-name="Times New Roman" fo:font-size="14pt" fo:font-weight="bold" fo:background-color="transparent" loext:char-shading-value="0" style:font-name-asian="Times New Roman" style:font-size-asian="14pt" style:font-weight-asian="bold" style:font-name-complex="Times New Roman" style:font-size-complex="14pt"/>
    </style:style>
    <style:style style:name="T10" style:family="text">
      <style:text-properties style:font-name="Times New Roman" fo:font-size="12pt" fo:font-weight="bold" fo:background-color="transparent" loext:char-shading-value="0" style:font-name-asian="Times New Roman" style:font-size-asian="12pt" style:font-weight-asian="bold" style:font-name-complex="Times New Roman" style:font-size-complex="12pt"/>
    </style:style>
    <style:style style:name="T11" style:family="text">
      <style:text-properties style:font-name="Times New Roman" fo:background-color="transparent" loext:char-shading-value="0" style:font-name-asian="Times New Roman" style:font-name-complex="Times New Roman"/>
    </style:style>
    <style:style style:name="T12" style:family="text">
      <style:text-properties style:font-name="Times New Roman" fo:font-weight="bold" fo:background-color="transparent" loext:char-shading-value="0" style:font-name-asian="Times New Roman" style:font-weight-asian="bold" style:font-name-complex="Times New Roman"/>
    </style:style>
    <style:style style:name="T13" style:family="text">
      <style:text-properties style:font-name="Times New Roman" fo:font-size="10pt" fo:background-color="transparent" loext:char-shading-value="0" style:font-name-asian="Times New Roman" style:font-size-asian="10pt" style:font-name-complex="Times New Roman" style:font-size-complex="10pt"/>
    </style:style>
    <style:style style:name="T14" style:family="text">
      <style:text-properties style:font-name="Times New Roman" fo:font-size="10pt" style:font-name-asian="Times New Roman" style:font-size-asian="10pt" style:font-name-complex="Times New Roman" style:font-size-complex="10pt"/>
    </style:style>
    <style:style style:name="T15" style:family="text">
      <style:text-properties style:font-name="Times New Roman" fo:font-style="italic" fo:background-color="transparent" loext:char-shading-value="0" style:font-name-asian="Times New Roman" style:font-style-asian="italic" style:font-name-complex="Times New Roman"/>
    </style:style>
    <style:style style:name="T16" style:family="text">
      <style:text-properties style:font-name="Times New Roman" style:font-name-asian="Times New Roman" style:font-name-complex="Times New Roman"/>
    </style:style>
    <style:style style:name="T17" style:family="text">
      <style:text-properties style:font-name="Times New Roman" fo:language="en" fo:country="US" fo:font-style="italic" fo:background-color="transparent" loext:char-shading-value="0" style:font-name-asian="Times New Roman" style:font-style-asian="italic" style:font-name-complex="Times New Roman"/>
    </style:style>
    <style:style style:name="T18" style:family="text">
      <style:text-properties fo:color="#0000ff" loext:opacity="100%" style:font-name="Times New Roman" fo:font-size="10pt" style:text-underline-style="solid" style:text-underline-width="auto" style:text-underline-color="font-color" style:text-underline-mode="continuous" style:text-overline-mode="continuous" style:text-line-through-mode="continuous" fo:background-color="transparent" loext:char-shading-value="0" style:font-name-asian="Times New Roman" style:font-size-asian="10pt" style:font-name-complex="Times New Roman" style:font-size-complex="10pt"/>
    </style:style>
    <style:style style:name="T19" style:family="text">
      <style:text-properties fo:background-color="transparent" loext:char-shading-value="0"/>
    </style:style>
    <style:style style:name="fr1" style:family="graphic" style:parent-style-name="OLE">
      <style:graphic-properties style:vertical-pos="middle"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Основной_20_шрифт_20_абзаца"><text:span text:style-name="T9">По вопросу невозможности создания форков Monero</text:span></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TableLine1896326197536">
          <table:table-cell table:style-name="Таблица1.A1" office:value-type="string">
            <text:p text:style-name="P44">Димаз Анкаа Виджая (Dimaz Ankaa Wijaya)*</text:p>
            <text:p text:style-name="P44">Университет Монаша</text:p>
            <text:p text:style-name="P44">Мельбурн, Австралия</text:p>
            <text:p text:style-name="P44">dimaz.wijaya@monash.edu</text:p>
          </table:table-cell>
          <table:table-cell table:style-name="Таблица1.A1" table:number-columns-spanned="2" office:value-type="string">
            <text:p text:style-name="P44">Джозеф К. Лю+</text:p>
            <text:p text:style-name="P44">Университет Монаша</text:p>
            <text:p text:style-name="P44">Мельбурн, Австралия</text:p>
            <text:p text:style-name="P44">joseph.liu@monash.edu</text:p>
          </table:table-cell>
          <table:covered-table-cell/>
          <table:table-cell table:style-name="Таблица1.A1" office:value-type="string">
            <text:p text:style-name="P44">Рон Штейнфельд</text:p>
            <text:p text:style-name="P44">Университет Монаша</text:p>
            <text:p text:style-name="P44">Мельбурн, Австралия</text:p>
            <text:p text:style-name="P44">ron.steinfeld@monash.edu</text:p>
          </table:table-cell>
        </table:table-row>
        <table:table-row table:style-name="Таблица1.2">
          <table:table-cell table:style-name="Таблица1.A1" table:number-columns-spanned="2" office:value-type="string">
            <text:p text:style-name="P43">Донси Лю</text:p>
            <text:p text:style-name="P43">Data61, CSIRO</text:p>
            <text:p text:style-name="P43">Сидней, Австралия</text:p>
            <text:p text:style-name="P43">dongxi.liu@data61.csiro.au</text:p>
          </table:table-cell>
          <table:covered-table-cell/>
          <table:table-cell table:style-name="Таблица1.A1" table:number-columns-spanned="2" office:value-type="string">
            <text:p text:style-name="P45">Цзяншань Ю</text:p>
            <text:p text:style-name="P45">Университет Монаша</text:p>
            <text:p text:style-name="P45">Мельбурн, Австралия</text:p>
            <text:p text:style-name="P45">jiangshan.yu@monash.edu</text:p>
          </table:table-cell>
          <table:covered-table-cell/>
        </table:table-row>
      </table:table>
      <text:p text:style-name="P41"><text:span text:style-name="Основной_20_шрифт_20_абзаца"><text:span text:style-name="T10">АННОТАЦИЯ</text:span></text:span></text:p>
      <text:p text:style-name="P32"><text:span text:style-name="Основной_20_шрифт_20_абзаца"><text:span text:style-name="T11">Monero, по рыночной капитализации являющаяся одной из лучших криптовалют, ориентированных на обеспечение приватности, реализовала регулярный полугодичный хардфорк в 2018 году. Несмотря на то, что хардфорк и не является таким уж редким событием в криптовалютной индустрии, два хардфорка, совершённые в 2018 году, представляли собой определённый риск для анонимности Monero, поскольку транзакции стали отслеживаемыми из-за возникновения возможности повторного использования ключей. Данная проблема была вызвана появлением нескольких копий одной и той же монеты в разных ветвях блокчейна Monero, в результате чего пользователи смогли тратить монеты несколько раз, не совершая каких-либо предварительных действий. Мы провели исследование хардфорков Monero, проанализировав данные транзакций из трёх различных ветвей блокчейна Monero. Несмотря на то, что нами было обнаружено лишь незначительное количество отслеживаемых входов, если сравнивать с общим количеством входов в доступном нам наборе данных, проведённый анализ показывает, что масштабируемость события зависит от внешних факторов, таких как рыночная цена и доступность рынка. Нами предлагается экономически доступная и простая в реализации стратегия предотвращения возможности повторного использования ключей, если в будущем на рынке будут реализованы более сильные форки Monero.</text:span></text:span></text:p>
      <text:p text:style-name="P41"><text:span text:style-name="Основной_20_шрифт_20_абзаца"><text:span text:style-name="T10">КОНЦЕПЦИИ CCS</text:span></text:span></text:p>
      <text:p text:style-name="P42"><text:span text:style-name="Основной_20_шрифт_20_абзаца"><text:span text:style-name="T1">Безопасность и приватность → Псевдонимность, анонимность и неотслеживаемость.</text:span></text:span></text:p>
      <text:p text:style-name="P41"><text:span text:style-name="Основной_20_шрифт_20_абзаца"><text:span text:style-name="T10">КЛЮЧЕВЫЕ СЛОВА</text:span></text:span></text:p>
      <text:p text:style-name="P32"><text:span text:style-name="Основной_20_шрифт_20_абзаца"><text:span text:style-name="T11">Monero, повторное использование ключей, хардфорк, отслеживаемость, анонимность, кольцевая подпись, криптовалюта</text:span></text:span></text:p>
      <text:p text:style-name="P41"><text:span text:style-name="Основной_20_шрифт_20_абзаца"><text:span text:style-name="T12">Формат ACM:</text:span></text:span></text:p>
      <text:p text:style-name="P32"><text:span text:style-name="Основной_20_шрифт_20_абзаца"><text:span text:style-name="T13">Димаз Анкаа Виджайя, Джозеф К. Лю+, Рон Штейнфельд, Донси Лю и Цзяншань Ю. 2019. По вопросу невозможности создания форков Monero Материалы Азиатской конференции ACM по компьютерной безопасности и защите коммуникаций (AsiaCCS ’19), 9–12 июля 2019 года, Окленд, Новая Зеландия. ACM, Окленд, Новая Зеландия, 12 страниц. https://doi.org/10.1145/3321705.3329823</text:span></text:span></text:p>
      <text:p text:style-name="P33"><text:span text:style-name="Основной_20_шрифт_20_абзаца"><text:span text:style-name="T13">* Также сотрудничает с Data61, CSIRO, Мельбурн, Австралия. + Соответствующий автор.</text:span></text:span></text:p>
      <text:p text:style-name="P34"><text:span text:style-name="Основной_20_шрифт_20_абзаца"><text:span text:style-name="T13">Разрешение на создание цифровых или печатных копий всей или части настоящей работы для личного использования или использования в учебной аудитории предоставляется бесплатно при условии, что копии не были созданы и не распространялись для получения прибыли или извлечения коммерческой выгоды и что копии содержат полный текст данного уведомления на первой странице. Следует соблюдать авторские права на части этой работы, принадлежащие не ACM, а другим лицам. Реферирование с указанием авторства допускается. Для копирования работы иным способом или повторной публикации, размещения на серверах или перераспределения в списках требуется предварительное специальное разрешение и/или оплата. Разрешение можно запросить по следующему адресу: </text:span></text:span><text:a xlink:type="simple" xlink:href="mailto:permissions@acm.org" office:target-frame-name="_top" xlink:show="replace" text:style-name="Internet_20_link" text:visited-style-name="Visited_20_Internet_20_Link"><text:span text:style-name="Основной_20_шрифт_20_абзаца"><text:span text:style-name="T18">permissions@acm.org</text:span></text:span></text:a><text:span text:style-name="Основной_20_шрифт_20_абзаца"><text:span text:style-name="T13">.</text:span></text:span></text:p>
      <text:p text:style-name="P48"/>
      <text:p text:style-name="P32"><text:span text:style-name="Основной_20_шрифт_20_абзаца"><text:span text:style-name="T13">AsiaCCS ’19, 9–12 июля 2019 г., Окленд, Новая Зеландия</text:span></text:span></text:p>
      <text:p text:style-name="P32"><text:span text:style-name="Основной_20_шрифт_20_абзаца"><text:span text:style-name="T13">2019 Ассоциация вычислительной техники.</text:span></text:span></text:p>
      <text:p text:style-name="P32"><text:span text:style-name="Основной_20_шрифт_20_абзаца"><text:span text:style-name="T13">ACM ISBN 978-1-4503-6752-3/19/07. . . 15,00 USD</text:span></text:span></text:p>
      <text:p text:style-name="P34"><text:span text:style-name="Основной_20_шрифт_20_абзаца"><text:span text:style-name="T13">https://doi.org/10.1145/3321705.3329823</text:span></text:span></text:p>
      <text:list xml:id="list3925542883" text:style-name="WWNum12">
        <text:list-item text:start-value="1">
          <text:p text:style-name="P4"><text:soft-page-break/><text:span text:style-name="Основной_20_шрифт_20_абзаца"><text:span text:style-name="T3">ВВЕДЕНИЕ</text:span></text:span></text:p>
        </text:list-item>
      </text:list>
      <text:p text:style-name="P35"><text:span text:style-name="Основной_20_шрифт_20_абзаца"><text:span text:style-name="T11">Криптовалюта стала глобальным феноменом. Первая в своём роде, Bitcoin, была создана Сатоши Накомото [22]. Проект Bitcoin стартовал 3 января 2009 года как одноранговая платёжная система, использующая общий реестр под названием блокчейн, в рамках которого метод консенсуса обеспечивал отсутствие контроля какой-либо централизованной стороной. В опубликованном документе Сатоши описывает Bitcoin как анонимную валюту, при использовании которой никакая информация не позволит связать публичные ключи с реальной личностью их владельцев [22]. Тем не менее анонимности публичных ключей недостаточно для защиты приватности пользователей. Исследователями были разработаны различные методы анализа, позволяющие раскрыть информацию, связанную с пользователями, на основе внешних источников [18]. Данные прозрачного блокчейна также использовались для построения шаблонов транзакций, позволяющих идентифицировать поведение пользователей [27].</text:span></text:span></text:p>
      <text:p text:style-name="P35"><text:span text:style-name="Основной_20_шрифт_20_абзаца"><text:span text:style-name="T11">В области приватности блокчейнов было проведено множество исследований, в рамках которых криптовалютные проекты, ориентированные на обеспечение приватности, такие как Monero, пытались решить проблему. Monero является одной из наиболее успешных криптовалют, обеспечивающих приватность пользователей, и, по данным Coinmarketcap.com, является одной из наиболее ценных монет. В основе Monero лежит протокол CryptoNote [34], гарантирующий неотслеживаемость отправителя и невозможность привязки отправителя с помощью криптографических методов, таких как связываемая кольцевая подпись (LRS) и одноразовый публичный ключ (OTPK), которые делают транзакции более анонимными, если сравнивать с другими криптовалютами, такими как Bitcoin [34]. Несмотря на реализацию функций обеспечения анонимности, результаты исследований показали, что транзакции Monero всё же можно отследить из-за наличия транзакций с нулевым количеством миксинов [14, 21].</text:span></text:span><text:span text:style-name="Знак_20_сноски"><text:span text:style-name="T11"><text:note text:id="ftn1" text:note-class="footnote"><text:note-citation>1</text:note-citation><text:note-body><text:p text:style-name="P39"><text:span text:style-name="Основной_20_шрифт_20_абзаца"><text:span text:style-name="T4"><text:s/>На 26 октября 2018 года общая рыночная капитализация Monero составляла 1,7 миллиарда USD.</text:span></text:span></text:p></text:note-body></text:note></text:span></text:span></text:p>
      <text:p text:style-name="P35"><text:span text:style-name="Основной_20_шрифт_20_абзаца"><text:span text:style-name="T11">В рамках экосистемы блокчейна форк — это событие, при котором изменяется протокол [40]. Замятин и др. в работе [40] классифицировали возможные изменения следующим образом: расширение протокола, его сокращение, возникновение конфликта (двустороннее) и условное сокращение (бархатный форк). По сути, существует два типа форка блокчейна, а именно хардфорк и софтфорк. Хардфорк связан либо с расширением протокола, либо с двусторонним конфликтом, который приводит к разделению блокчейна или разделению цепочки. Софтфорк, включая сокращение протокола и бархатный форк, не приводит ни к какому разделению цепочки [40].</text:span></text:span></text:p>
      <text:p text:style-name="P35"><text:span text:style-name="Основной_20_шрифт_20_абзаца"><text:span text:style-name="T11">Форк блокчейна в случае с криптовалютами, как правило, приносит пользователям финансовую выгоду [26]. Например, до форка Bitcoin Cash у пользователя был один Bitcoin. После того как произойдёт форк, тот же пользователь удвоит свои деньги: один Bitcoin в оригинальном блокчейне и один Bitcoin Cash во вновь созданной ветви блокчейна. Цена Bitcoin составляла 2808 USD (свободная цена), в то время как Bitcoin Cash торговался по курсу 555,89 USD (свободная цена), поэтому пользователь получил монету стоимостью 555,89 USD за каждый Bitcoin, который у него имелся, ничего при этом не делая.</text:span></text:span><text:span text:style-name="Знак_20_сноски"><text:span text:style-name="T11"><text:note text:id="ftn2" text:note-class="footnote"><text:note-citation>2</text:note-citation><text:note-body><text:p text:style-name="P39"><text:span text:style-name="Основной_20_шрифт_20_абзаца"><text:span text:style-name="T4"><text:s/>https://coinmarketcap.com/currencies/bitcoin/historicaldata/?start=20170723&amp;end=20170723</text:span></text:span></text:p></text:note-body></text:note></text:span></text:span><text:span text:style-name="Знак_20_сноски"><text:span text:style-name="T11"><text:note text:id="ftn3" text:note-class="footnote"><text:note-citation>3</text:note-citation><text:note-body><text:p text:style-name="P39"><text:span text:style-name="Основной_20_шрифт_20_абзаца"><text:span text:style-name="T4"><text:s/>https://coinmarketcap.com/currencies/bitcoin-cash/historicaldata/?start=20170723&amp;end=20170723</text:span></text:span></text:p></text:note-body></text:note></text:span></text:span></text:p>
      <text:p text:style-name="P35"><text:span text:style-name="Основной_20_шрифт_20_абзаца"><text:span text:style-name="T11">В целях обновления своей системы Monero регулярно и интервалом один раз в полгода производит хардфорк. Хардфорки Monero в основном направлены на улучшение решений, связанных с обеспечением приватности. Однако Monero также стремится защитить криптовалюту от майнинга посредством ASIC. То есть разработчики программного обеспечения, по сути, препятствуют разработке машин на базе ASIC, которые могли бы участвовать в майнинге Monero, пользуясь существующим механизмом доказательства работы (PoW) [6, 34]. Именно с этой целью 6 апреля 2018 года проект Monero обновил алгоритм майнинга, сведя таким образом на нет эффективность уже существующих машин на базе ASIC. При обновлении протокола с версии 6 до версии 7 появился новый форк Monero.</text:span></text:span></text:p>
      <text:p text:style-name="P36"><text:span text:style-name="Основной_20_шрифт_20_абзаца"><text:span text:style-name="T11">Хардфорк произошёл из-за несовместимости двух версий протокола. Седьмая версия протокола вступила в силу начиная с блока номер 1 546 000, который был добавлен 6 апреля 2018 года. Но осталось несколько независимых сторон, которые заявили, что по-прежнему хотят использовать шестую версию протокола. Эти независимые стороны переименовали блокчейн-систему, работающую в соответствии с шестой версией протокола Monero, присвоив ей три разных названия: </text:span></text:span><text:soft-page-break/><text:span text:style-name="Основной_20_шрифт_20_абзаца"><text:span text:style-name="T11">Monero Original (XMO), Monero 0 (Monero Zero или ZMR) и Monero Classic (XMC) [19]. Несмотря на наличие трёх разных названий, на самом деле существует только один блокчейн [2]. После хардфорка Monero от седьмой версии Monero ответвился ещё один проект под названием MoneroV (XMV). Это случилось 3 мая 2018 года на высоте блока 1 564 966. MoneroV использует модифицированный вариант седьмой версии протокола. Одно из отличий протокола MoneroV от протокола Monero седьмой версии состоит в уменьшении количества десятичных знаков с 12 до 11. В результате номинал монет умножается на десять. История форка показана на рисунке 1.</text:span></text:span><text:span text:style-name="Знак_20_сноски"><text:span text:style-name="T11"><text:note text:id="ftn4" text:note-class="footnote"><text:note-citation>4</text:note-citation><text:note-body><text:p text:style-name="P39"><text:span text:style-name="Основной_20_шрифт_20_абзаца"><text:span text:style-name="T8"><text:s/></text:span></text:span><text:span text:style-name="Основной_20_шрифт_20_абзаца"><text:span text:style-name="T4">https://github.com/monero-project/monero</text:span></text:span></text:p></text:note-body></text:note></text:span></text:span><text:span text:style-name="Знак_20_сноски"><text:span text:style-name="T11"><text:note text:id="ftn5" text:note-class="footnote"><text:note-citation>5</text:note-citation><text:note-body><text:p text:style-name="P39"><text:span text:style-name="Основной_20_шрифт_20_абзаца"><text:span text:style-name="T4"><text:s/>https://github.com/monerov/monerov</text:span></text:span></text:p></text:note-body></text:note></text:span></text:span></text:p>
      <text:p text:style-name="P38"><text:span text:style-name="Основной_20_шрифт_20_абзаца"><text:span text:style-name="T15">Рисунок 1. График хардфорка Monero, на котором показаны сразу два хардфорка, в результате которых к октябрю 2018 появилось сразу три новых блокчейна.</text:span></text:span></text:p>
      <text:p text:style-name="P35"><text:span text:style-name="Основной_20_шрифт_20_абзаца"><text:span text:style-name="T11">Подобно тому как это происходило в случае с другими форками, пользователи Monero удваивали количество своих монет Monero с каждым форком, получая ту же или даже большую сумму во вновь создаваемых криптовалютах. Тем не менее, если пользователи используют те же монеты, не приняв дополнительных мер предосторожности, уровень анонимности транзакций потенциально может снизиться. При реализации хардфорка Monero может возникнуть проблема, связанная с отслеживаемостью. При хардфорке создаются новые монеты, которые смогут потратить пользователи, существовавшие ещё до форка. И проблема возникает в том случае, если пользователи Monero тратят вновь созданные монеты таким образом, что появляется возможность отслеживания отправителя. Мы называем это проблемой повторного использования ключей. Повторное использование ключей снижает уровень анонимности транзакции из-за того, что пользователи повторно используют одни и те же ключи при трате одних и тех же монет. Данная проблема отслеживаемости известна разработчикам Monero [6], которые отмечали, что существующих стратегий недостаточно, чтобы полностью избежать этой проблемы.</text:span></text:span></text:p>
      <text:p text:style-name="P35"><text:span text:style-name="Основной_20_шрифт_20_абзаца"><text:span text:style-name="T12">Наш вклад</text:span></text:span><text:span text:style-name="Основной_20_шрифт_20_абзаца"><text:span text:style-name="T11">. Наш вклад в рамках данной работы заключается в следующем:</text:span></text:span></text:p>
      <text:list xml:id="list2187060906" text:style-name="WWNum11">
        <text:list-item>
          <text:p text:style-name="P27"><text:span text:style-name="Основной_20_шрифт_20_абзаца"><text:span text:style-name="T1">Нами исследуются последствия двух хардфорков Monero, случившихся в 2018 году. Для выявления отслеживаемых входов нами были собраны данные каждой ветви блокчейна, а затем совместно проанализированы данные транзакций из этих ветвей блокчейна. Нами было обнаружено более 55 000 чётко отслеживаемых входов, при этом 90% из них принадлежали двум ветвям блокчейна, поддерживающим шестую и седьмую версии протокола. Примерно 19% всех входов из нашего набора данных, принадлежащих шестой версии протокола Monero, оказались отслеживаемыми. Однако в седьмой версии (или основной ветви) процент отслеживаемых входов относительно общего количества входов был незначительным. В отличие от существующих видов атаки [14, 21, 35, 37, 39] решение задачи повторного использования ключей позволяет идентифицировать отслеживаемые входы в рамках протокола RingCT Monero. Ни один из выявленных нами отслеживаемых входов нельзя обнаружить путём проведения существующих видов атаки.</text:span></text:span></text:p>
        </text:list-item>
        <text:list-item>
          <text:p text:style-name="P27"><text:span text:style-name="Основной_20_шрифт_20_абзаца"><text:span text:style-name="T1">Нами была проанализирована взаимосвязь между выявленными отслеживаемыми входами и биржевым курсом. Для этого мы воспользовались методом статистического анализа, а именно определением коэффициентов корреляции и линейной регрессии. Результаты определения коэффициентов корреляции демонстрируют наличие в Monero6 сильной корреляции (от 0,553 до 0,761) между двумя факторами, в то время как в случае с MoneroV корреляция довольно слаба (от 0,242 до 0,32). Подобным образом результаты линейной регрессии демонстрируют среднее соотношение в Monero6, но слабое соотношение в MoneroV. Более значительная поддержка Monero6 со стороны криптовалютных бирж, если сравнивать с MoneroV, также объясняет огромную разницу между количеством отслеживаемых входов в обеих ветвях блокчейна. Полученные нами результаты подтверждают, что масштабируемость проблемы повторного использования ключей зависит от указанных внешних факторов.</text:span></text:span></text:p>
        </text:list-item>
        <text:list-item>
          <text:p text:style-name="P28"><text:span text:style-name="Основной_20_шрифт_20_абзаца"><text:span text:style-name="T1">Нами предлагается стратегия решения проблемы повторного использования ключей, причиной которой являются хардфорки Monero. Масштабируемые фильтры Блума [1] являются недорогим механизмом проверки существующих образом ключей и миксинов. При добавлении механизма проверки до передачи новой транзакции в сеть транзакции, в </text:span></text:span><text:soft-page-break/><text:span text:style-name="Основной_20_шрифт_20_абзаца"><text:span text:style-name="T1">которых тратятся одни и те же монеты, будут поддерживать одинаковый уровень анонимности. Нами предлагается реализация нового сервисного узла, называемого объединённым узлом, обеспечивающего стратегию решения проблемы в рамках текущего протокола Monero без внесения каких-либо серьёзных изменений.</text:span></text:span></text:p>
        </text:list-item>
      </text:list>
      <text:p text:style-name="P35"><text:span text:style-name="Основной_20_шрифт_20_абзаца"><text:span text:style-name="T12">Структура документа</text:span></text:span><text:span text:style-name="Основной_20_шрифт_20_абзаца"><text:span text:style-name="T11">. Оставшаяся часть статьи имеет следующую структуру. В Разделе 2 содержится описание технической основы связываемых кольцевых подписей (LRS) и протокола Monero. В Разделе 3 приводится информация о работе, проделанной в отношении известных атак на существующие механизмы обеспечения анонимности Monero, описана альтернативная стратегия реализации хардфорков, а также защита от повторной передачи перехваченных сообщений. Модель угрозы представлена в Разделе 4. В Разделе 5 описаны использованные нами методы анализа. Раздел 6 посвящён существующим на данный момент стратегиям решения указанных проблем, равно как и предлагаемой нами стратегии, которая также включена в данный раздел. В Разделе 7 рассматриваются вопросы, связанные с безопасностью и эффективностью предлагаемой стратегии, а в заключительном Разделе 8 — достигнутые результаты и будущая работа.</text:span></text:span></text:p>
      <text:list xml:id="list221855607018338" text:style-name="WWNum12">
        <text:list-item>
          <text:p text:style-name="P4"><text:span text:style-name="Основной_20_шрифт_20_абзаца"><text:span text:style-name="T3">ОСНОВЫ</text:span></text:span></text:p>
          <text:list>
            <text:list-item>
              <text:p text:style-name="P5"><text:span text:style-name="Основной_20_шрифт_20_абзаца"><text:span text:style-name="T5">Связываемая кольцевая подпись</text:span></text:span></text:p>
            </text:list-item>
          </text:list>
        </text:list-item>
      </text:list>
      <text:p text:style-name="P35"><text:span text:style-name="Основной_20_шрифт_20_абзаца"><text:span text:style-name="T11">Связываемая кольцевая подпись (LRS) [15, 16] была разработана на основе технологии кольцевой подписи (RS). LRS обеспечивает пользователя всеми преимуществами RS. В случае с RS подписанта нельзя идентифицировать среди ряда потенциальных подписантов, даже если подписант создаёт множество подписей. Однако в случае с LRS создатель подписи может создать только одну подпись для каждого имеющегося у него приватного ключа, если хочет сохранить анонимность подписи. В LRS используется система тегов. Если один и тот же подписант для создания более чем одной подписи решит повторно использовать один и тот же приватный ключ, верификатор сможет связать такие подписи и определить, что они были созданы с помощью одного приватного ключа, поскольку во всех подписях будет присутствовать один и тот же тег. Поскольку такой тег будет известен исключительно подписанту, это будет подразумевать, что подписи созданы одним и тем же лицом. LRS ограничивает анонимность RS. Тем не менее данное ограничение оказывается полезным в ряде сценариев, таких как электронное голосование [5, 38] и криптовалютные системы [31], где возможность двойного голосования или двойной траты монеты должна быть исключена.</text:span></text:span></text:p>
      <text:list xml:id="list224714177738814" text:continue-numbering="true" text:style-name="WWNum12">
        <text:list-item>
          <text:list>
            <text:list-item>
              <text:p text:style-name="P5"><text:span text:style-name="Основной_20_шрифт_20_абзаца"><text:span text:style-name="T5">Структура и протокол транзакций Monero</text:span></text:span></text:p>
            </text:list-item>
          </text:list>
        </text:list-item>
      </text:list>
      <text:p text:style-name="P36"><text:span text:style-name="Основной_20_шрифт_20_абзаца"><text:span text:style-name="T11">Структура транзакций Monero показана на рисунке 2. Вход </text:span></text:span><text:span text:style-name="T19"><draw:frame draw:style-name="fr1" draw:name="1" text:anchor-type="as-char" svg:width="0.0626in" style:rel-width="scale" svg:height="0.1772in" style:rel-height="scale" draw:z-index="0"><draw:object xlink:href="./Object 1" xlink:type="simple" xlink:show="embed" xlink:actuate="onLoad"/><draw:image xlink:href="./ObjectReplacements/Object 1" xlink:type="simple" xlink:show="embed" xlink:actuate="onLoad"/><svg:desc>формула</svg:desc></draw:frame></text:span><text:span text:style-name="Основной_20_шрифт_20_абзаца"><text:span text:style-name="T11"><text:s/>содержит кольцевую подпись </text:span></text:span><text:span text:style-name="T19"><draw:frame draw:style-name="fr1" draw:name="2" text:anchor-type="as-char" svg:width="0.1043in" style:rel-width="scale" svg:height="0.1772in" style:rel-height="scale" draw:z-index="1"><draw:object xlink:href="./Object 2" xlink:type="simple" xlink:show="embed" xlink:actuate="onLoad"/><draw:image xlink:href="./ObjectReplacements/Object 2" xlink:type="simple" xlink:show="embed" xlink:actuate="onLoad"/><svg:desc>формула</svg:desc></draw:frame></text:span><text:span text:style-name="Основной_20_шрифт_20_абзаца"><text:span text:style-name="T11"><text:s/>с набором выходов </text:span></text:span><text:span text:style-name="T19"><draw:frame draw:style-name="fr1" draw:name="3" text:anchor-type="as-char" svg:width="0.1043in" style:rel-width="scale" svg:height="0.1772in" style:rel-height="scale" draw:z-index="2"><draw:object xlink:href="./Object 3" xlink:type="simple" xlink:show="embed" xlink:actuate="onLoad"/><draw:image xlink:href="./ObjectReplacements/Object 3" xlink:type="simple" xlink:show="embed" xlink:actuate="onLoad"/><svg:desc>формула</svg:desc></draw:frame></text:span><text:span text:style-name="Основной_20_шрифт_20_абзаца"><text:span text:style-name="T11"><text:s/>размера </text:span></text:span><text:span text:style-name="T19"><draw:frame draw:style-name="fr1" draw:name="4" text:anchor-type="as-char" svg:width="0.0728in" style:rel-width="scale" svg:height="0.1772in" style:rel-height="scale" draw:z-index="3"><draw:object xlink:href="./Object 4" xlink:type="simple" xlink:show="embed" xlink:actuate="onLoad"/><draw:image xlink:href="./ObjectReplacements/Object 4" xlink:type="simple" xlink:show="embed" xlink:actuate="onLoad"/><svg:desc>формула</svg:desc></draw:frame></text:span><text:span text:style-name="Основной_20_шрифт_20_абзаца"><text:span text:style-name="T11">. Набор выходов </text:span></text:span><text:span text:style-name="T19"><draw:frame draw:style-name="fr1" draw:name="5" text:anchor-type="as-char" svg:width="0.1043in" style:rel-width="scale" svg:height="0.1772in" style:rel-height="scale" draw:z-index="4"><draw:object xlink:href="./Object 5" xlink:type="simple" xlink:show="embed" xlink:actuate="onLoad"/><draw:image xlink:href="./ObjectReplacements/Object 5" xlink:type="simple" xlink:show="embed" xlink:actuate="onLoad"/><svg:desc>формула</svg:desc></draw:frame></text:span><text:span text:style-name="Основной_20_шрифт_20_абзаца"><text:span text:style-name="T11"><text:s/>содержит выход, который будет потрачен, </text:span></text:span><text:span text:style-name="T19"><draw:frame draw:style-name="fr1" draw:name="6" text:anchor-type="as-char" svg:width="0.4165in" style:rel-width="scale" svg:height="0.1772in" style:rel-height="scale" draw:z-index="5"><draw:object xlink:href="./Object 6" xlink:type="simple" xlink:show="embed" xlink:actuate="onLoad"/><draw:image xlink:href="./ObjectReplacements/Object 6" xlink:type="simple" xlink:show="embed" xlink:actuate="onLoad"/><svg:desc>формула</svg:desc></draw:frame></text:span><text:span text:style-name="Основной_20_шрифт_20_абзаца"><text:span text:style-name="T11"><text:s text:c="2"/>и </text:span></text:span><text:span text:style-name="T19"><draw:frame draw:style-name="fr1" draw:name="7" text:anchor-type="as-char" svg:width="0.3437in" style:rel-width="scale" svg:height="0.1772in" style:rel-height="scale" draw:z-index="6"><draw:object xlink:href="./Object 7" xlink:type="simple" xlink:show="embed" xlink:actuate="onLoad"/><draw:image xlink:href="./ObjectReplacements/Object 7" xlink:type="simple" xlink:show="embed" xlink:actuate="onLoad"/><svg:desc>формула</svg:desc></draw:frame></text:span><text:span text:style-name="Основной_20_шрифт_20_абзаца"><text:span text:style-name="T11"><text:s/>ложных выходов. Ложные выходы, как правило, выбираются случайным образом из публичного блокчейна </text:span></text:span><text:span text:style-name="T19"><draw:frame draw:style-name="fr1" draw:name="8" text:anchor-type="as-char" svg:width="0.1043in" style:rel-width="scale" svg:height="0.1772in" style:rel-height="scale" draw:z-index="7"><draw:object xlink:href="./Object 8" xlink:type="simple" xlink:show="embed" xlink:actuate="onLoad"/><draw:image xlink:href="./ObjectReplacements/Object 8" xlink:type="simple" xlink:show="embed" xlink:actuate="onLoad"/><svg:desc>формула</svg:desc></draw:frame></text:span><text:span text:style-name="Основной_20_шрифт_20_абзаца"><text:span text:style-name="T11">, и вероятность того, что реально расходуемый выход будет угадан, составляет не более </text:span></text:span><text:span text:style-name="T19"><draw:frame draw:style-name="fr1" draw:name="9" text:anchor-type="as-char" svg:width="0.0835in" style:rel-width="scale" svg:height="0.3437in" style:rel-height="scale" draw:z-index="8"><draw:object xlink:href="./Object 9" xlink:type="simple" xlink:show="embed" xlink:actuate="onLoad"/><draw:image xlink:href="./ObjectReplacements/Object 9" xlink:type="simple" xlink:show="embed" xlink:actuate="onLoad"/><svg:desc>формула</svg:desc></draw:frame></text:span><text:span text:style-name="Основной_20_шрифт_20_абзаца"><text:span text:style-name="T11">. При проведении транзакции Monero может быть создано от нуля до нескольких выходов, которые затем будут добавлены в базу данных выходов в блокчейне </text:span></text:span><text:span text:style-name="T19"><draw:frame draw:style-name="fr1" draw:name="10" text:anchor-type="as-char" svg:width="0.1043in" style:rel-width="scale" svg:height="0.1772in" style:rel-height="scale" draw:z-index="9"><draw:object xlink:href="./Object 10" xlink:type="simple" xlink:show="embed" xlink:actuate="onLoad"/><draw:image xlink:href="./ObjectReplacements/Object 10" xlink:type="simple" xlink:show="embed" xlink:actuate="onLoad"/><svg:desc>формула</svg:desc></draw:frame></text:span><text:span text:style-name="Основной_20_шрифт_20_абзаца"><text:span text:style-name="T11">. Эти новые выходы можно будет потратить, или же они будут выбраны в качестве ложных при создании последующих транзакций.</text:span></text:span></text:p>
      <text:p text:style-name="P38"><text:span text:style-name="Основной_20_шрифт_20_абзаца"><text:span text:style-name="T15">Рисунок 2. Конструкция транзакции Monero, состоящая из входов и выходов. При проведении транзакции ряд входов, содержащий множество существующих выходов, создаёт ряд новых выходов.</text:span></text:span></text:p>
      <text:p text:style-name="P35"><text:span text:style-name="Основной_20_шрифт_20_абзаца"><text:span text:style-name="T11">Каждый выход </text:span></text:span><text:span text:style-name="T19"><draw:frame draw:style-name="fr1" draw:name="11" text:anchor-type="as-char" svg:width="0.0835in" style:rel-width="scale" svg:height="0.1772in" style:rel-height="scale" draw:z-index="10"><draw:object xlink:href="./Object 11" xlink:type="simple" xlink:show="embed" xlink:actuate="onLoad"/><draw:image xlink:href="./ObjectReplacements/Object 11" xlink:type="simple" xlink:show="embed" xlink:actuate="onLoad"/><svg:desc>формула</svg:desc></draw:frame></text:span><text:span text:style-name="Основной_20_шрифт_20_абзаца"><text:span text:style-name="T11"><text:s/>в блокчейне </text:span></text:span><text:span text:style-name="T19"><draw:frame draw:style-name="fr1" draw:name="12" text:anchor-type="as-char" svg:width="0.1043in" style:rel-width="scale" svg:height="0.1772in" style:rel-height="scale" draw:z-index="11"><draw:object xlink:href="./Object 12" xlink:type="simple" xlink:show="embed" xlink:actuate="onLoad"/><draw:image xlink:href="./ObjectReplacements/Object 12" xlink:type="simple" xlink:show="embed" xlink:actuate="onLoad"/><svg:desc>формула</svg:desc></draw:frame></text:span><text:span text:style-name="Основной_20_шрифт_20_абзаца"><text:span text:style-name="T11"><text:s/>непосредственно связан с одним секретным ключом, называемым образом ключа. Чтобы потратить выход </text:span></text:span><text:span text:style-name="T19"><draw:frame draw:style-name="fr1" draw:name="13" text:anchor-type="as-char" svg:width="0.1563in" style:rel-width="scale" svg:height="0.1772in" style:rel-height="scale" draw:z-index="12"><draw:object xlink:href="./Object 13" xlink:type="simple" xlink:show="embed" xlink:actuate="onLoad"/><draw:image xlink:href="./ObjectReplacements/Object 13" xlink:type="simple" xlink:show="embed" xlink:actuate="onLoad"/><svg:desc>формула</svg:desc></draw:frame></text:span><text:span text:style-name="Основной_20_шрифт_20_абзаца"><text:span text:style-name="T11"><text:s/>требуется опубликовать образ ключа </text:span></text:span><text:span text:style-name="T19"><draw:frame draw:style-name="fr1" draw:name="14" text:anchor-type="as-char" svg:width="0.1354in" style:rel-width="scale" svg:height="0.1772in" style:rel-height="scale" draw:z-index="13"><draw:object xlink:href="./Object 14" xlink:type="simple" xlink:show="embed" xlink:actuate="onLoad"/><draw:image xlink:href="./ObjectReplacements/Object 14" xlink:type="simple" xlink:show="embed" xlink:actuate="onLoad"/><svg:desc>формула</svg:desc></draw:frame></text:span><text:span text:style-name="Основной_20_шрифт_20_абзаца"><text:span text:style-name="T11">. Тем не менее при использовании схемы кольцевой подписи, содержащей ряд из </text:span></text:span><text:span text:style-name="T19"><draw:frame draw:style-name="fr1" draw:name="15" text:anchor-type="as-char" svg:width="0.0728in" style:rel-width="scale" svg:height="0.1772in" style:rel-height="scale" draw:z-index="14"><draw:object xlink:href="./Object 15" xlink:type="simple" xlink:show="embed" xlink:actuate="onLoad"/><draw:image xlink:href="./ObjectReplacements/Object 15" xlink:type="simple" xlink:show="embed" xlink:actuate="onLoad"/><svg:desc>формула</svg:desc></draw:frame></text:span><text:span text:style-name="Основной_20_шрифт_20_абзаца"><text:span text:style-name="T11"><text:s/>выходов </text:span></text:span><text:span text:style-name="T19"><draw:frame draw:style-name="fr1" draw:name="16" text:anchor-type="as-char" svg:width="1.1563in" style:rel-width="scale" svg:height="0.1772in" style:rel-height="scale" draw:z-index="15"><draw:object xlink:href="./Object 16" xlink:type="simple" xlink:show="embed" xlink:actuate="onLoad"/><draw:image xlink:href="./ObjectReplacements/Object 16" xlink:type="simple" xlink:show="embed" xlink:actuate="onLoad"/><svg:desc>формула</svg:desc></draw:frame></text:span><text:span text:style-name="Основной_20_шрифт_20_абзаца"><text:span text:style-name="T11">, выход </text:span></text:span><text:span text:style-name="T19"><draw:frame draw:style-name="fr1" draw:name="17" text:anchor-type="as-char" svg:width="0.1252in" style:rel-width="scale" svg:height="0.1772in" style:rel-height="scale" draw:z-index="16"><draw:object xlink:href="./Object 17" xlink:type="simple" xlink:show="embed" xlink:actuate="onLoad"/><draw:image xlink:href="./ObjectReplacements/Object 17" xlink:type="simple" xlink:show="embed" xlink:actuate="onLoad"/><svg:desc>формула</svg:desc></draw:frame></text:span><text:span text:style-name="Основной_20_шрифт_20_абзаца"><text:span text:style-name="T11"><text:s/>невозможно отличить от ложных. Один и тот же выход нельзя потратить дважды в одном блокчейне. Чтобы данное правило работало, связанный с расходуемым выходом </text:span></text:span><text:soft-page-break/><text:span text:style-name="Основной_20_шрифт_20_абзаца"><text:span text:style-name="T11">образ ключа </text:span></text:span><text:span text:style-name="T19"><draw:frame draw:style-name="fr1" draw:name="18" text:anchor-type="as-char" svg:width="0.1354in" style:rel-width="scale" svg:height="0.1772in" style:rel-height="scale" draw:z-index="17"><draw:object xlink:href="./Object 18" xlink:type="simple" xlink:show="embed" xlink:actuate="onLoad"/><draw:image xlink:href="./ObjectReplacements/Object 18" xlink:type="simple" xlink:show="embed" xlink:actuate="onLoad"/><svg:desc>формула</svg:desc></draw:frame></text:span><text:span text:style-name="Основной_20_шрифт_20_абзаца"><text:span text:style-name="T11"><text:s/>сохраняется в блокчейне. Если в новой транзакции будет повторно использован тот же образ ключа </text:span></text:span><text:span text:style-name="T19"><draw:frame draw:style-name="fr1" draw:name="19" text:anchor-type="as-char" svg:width="0.1354in" style:rel-width="scale" svg:height="0.1772in" style:rel-height="scale" draw:z-index="18"><draw:object xlink:href="./Object 19" xlink:type="simple" xlink:show="embed" xlink:actuate="onLoad"/><draw:image xlink:href="./ObjectReplacements/Object 19" xlink:type="simple" xlink:show="embed" xlink:actuate="onLoad"/><svg:desc>формула</svg:desc></draw:frame></text:span><text:span text:style-name="Основной_20_шрифт_20_абзаца"><text:span text:style-name="T11">, система обнаружит попытку двойной траты и отклонит новую транзакцию.</text:span></text:span></text:p>
      <text:list xml:id="list224713205293511" text:continue-numbering="true" text:style-name="WWNum12">
        <text:list-item>
          <text:p text:style-name="P4"><text:span text:style-name="Основной_20_шрифт_20_абзаца"><text:span text:style-name="T3">СВЯЗАННЫЕ РАБОТЫ</text:span></text:span></text:p>
          <text:list>
            <text:list-item>
              <text:p text:style-name="P6"><text:span text:style-name="Основной_20_шрифт_20_абзаца"><text:span text:style-name="T5">Анализ отслеживаемости Monero</text:span></text:span></text:p>
            </text:list-item>
          </text:list>
        </text:list-item>
      </text:list>
      <text:p text:style-name="P35"><text:span text:style-name="Основной_20_шрифт_20_абзаца"><text:span text:style-name="T11">Monero использует технологии обеспечения анонимности, что выделяет эту криптовалюту среди прочих, таких как Bitcoin. Технология связываемой кольцевой подписи (LRS) не позволяет отследить отправителя. Технология кольцевой конфиденциальной транзакции (RingCT) [23] применяется для шифрования суммы монет, передаваемых плательщиком получателю. Одноразовые публичные ключи (OTPK) не позволяют привязать транзакцию к получателю, так как отправителю приходится создавать новый адрес назначения при проведении каждой новой транзакции за получателя [34].</text:span></text:span></text:p>
      <text:p text:style-name="P35"><text:span text:style-name="Основной_20_шрифт_20_абзаца"><text:span text:style-name="T11">Несмотря на то, что вышеуказанные механизмы были реализованы, исследователями были разработаны методы анализа, позволяющие выявить отслеживаемые входы. LRS использует в подписи ложные выходы (также называемые миксинами), что не даёт обнаружить реального подписанта. Результаты анализа свидетельствуют о том, что транзакции с нулевым количеством миксинов лишаю отправителя неотслеживаемости [14, 21]. Несмотря на то, что эта проблема была решена исправлением, в результате которого было запрещено создавать транзакции без мискинов, исследователями были выявлены новые способы отследить отправителя посредством специально создаваемых транзакций [35, 37] или идентификаторов платежа Monero [37]. Для выявления потраченных монет Monero был предложен вариант атаки с использованием закрытого набора выходов [39].</text:span></text:span></text:p>
      <text:p text:style-name="P47"/>
      <text:list xml:id="list224714100069581" text:continue-numbering="true" text:style-name="WWNum12">
        <text:list-item>
          <text:list>
            <text:list-item>
              <text:p text:style-name="P4"><text:span text:style-name="Основной_20_шрифт_20_абзаца"><text:span text:style-name="T5">Бархатный форк</text:span></text:span></text:p>
            </text:list-item>
          </text:list>
        </text:list-item>
      </text:list>
      <text:p text:style-name="P35"><text:span text:style-name="Основной_20_шрифт_20_абзаца"><text:span text:style-name="T11">Бархатный форк — термин, придуманный Киаисом и др. [12]. В отличие от хардфорка, являющегося рискованным предприятием, бархатный форк предлагает новую стратегию, при реализации которой при смене протокола переменные заменяют постоянные параметры. Бархатный форк позволяет избежать хардфорка. Все прошлые случаи бархатного форка подробно исследовались [40].</text:span></text:span></text:p>
      <text:p text:style-name="P35"><text:span text:style-name="Основной_20_шрифт_20_абзаца"><text:span text:style-name="T11">Несмотря на то, что бархатный форк позволяет не производить хардфорк, меняющий параметры, он совершенно бесполезен при внесении изменений на уровне протокола. Если технологию бархатного форка применить к Monero, то увеличить размер кольца будет проще путём изменения подготовленной переменной, содержащей значение размера кольца. Тем не менее такие изменения на уровне протокола, как смена метода выбора ложных выходов, добавление новых свойств подписи [30] или изменение метода консенсуса [6], нельзя будет произвести при помощи бархатного форка.</text:span></text:span></text:p>
      <text:list xml:id="list224713579173189" text:continue-numbering="true" text:style-name="WWNum12">
        <text:list-item>
          <text:list>
            <text:list-item>
              <text:p text:style-name="P4"><text:span text:style-name="Основной_20_шрифт_20_абзаца"><text:span text:style-name="T5">Защита от повторного воспроизведения</text:span></text:span></text:p>
            </text:list-item>
          </text:list>
        </text:list-item>
      </text:list>
      <text:p text:style-name="P35"><text:span text:style-name="Основной_20_шрифт_20_абзаца"><text:span text:style-name="T11">Защита от повторного воспроизведения является механизмом, не позволяющим провести атаку повторного воспроизведения. В контексте криптовалют термин «атака повторного воспроизведения» подразумевает повторную передачу данных действительной криптовалютной транзакции в другие совместимые форки криптовалюты [17]. В результате проведения атаки повторного воспроизведения получатель принимает множество платежей в различных криптовалютах, а отправитель терпит убыток. В работе Маккори и др. [17] приводится несколько примеров защиты от повторного воспроизведения, реализованной различными криптовалютными проектами: использование идентификаторов блокчейна, версии транзакции, проверка высоты блока и метод Sighash Enum.</text:span></text:span></text:p>
      <text:p text:style-name="P35"><text:span text:style-name="Основной_20_шрифт_20_абзаца"><text:span text:style-name="T11">Идентификаторы блокчейна были реализованы Ethereum после хардфорка Spurious Dragon [4], в то время как проверка версии транзакции, высоты блока и метод Sighash Enum были предложены в качестве альтернативных решений защиты от повторного воспроизведения Bitcoin [17]. Также было предложено использовать новые методы: вход миграции и оракул хардфорка [17]. Вход миграции </text:span></text:span><text:soft-page-break/><text:span text:style-name="Основной_20_шрифт_20_абзаца"><text:span text:style-name="T11">предлагалось реализовать в рамках протокола Bitcoin, при этом размер хеша входа изменился бы с 32 до 41 байта, чтобы в него можно было включить дополнительную информацию. При использовании иной схемы хеша входа старый протокол не позволял производить валидацию транзакций, а следовательно, для этого требовался новый совместимый протокол [17]. Оракул хардфорка было предложено реализовать в качестве смарт-контракта Ethereum, который бы использовался для автоматического обнаружения транзакций из других форков.</text:span></text:span></text:p>
      <text:p text:style-name="P35"><text:span text:style-name="Основной_20_шрифт_20_абзаца"><text:span text:style-name="T11">В настоящее время протокол Monero не предусматривает защиты от повторного воспроизведения [25]. Одним из способов создания транзакции со встроенным механизмом защиты от повторного воспроизведения является включение в неё по крайней мере одного выхода, который можно найти только в определённом блокчейне в качестве ложного выхода, включаемого в кольцевую подпись [32].</text:span></text:span></text:p>
      <text:list xml:id="list224714190383516" text:continue-numbering="true" text:style-name="WWNum12">
        <text:list-item>
          <text:list>
            <text:list-item>
              <text:p text:style-name="P4"><text:span text:style-name="Основной_20_шрифт_20_абзаца"><text:span text:style-name="T5">Атаки на обновляемые версии протокола Monero</text:span></text:span></text:p>
            </text:list-item>
          </text:list>
        </text:list-item>
      </text:list>
      <text:p text:style-name="P35"><text:span text:style-name="Основной_20_шрифт_20_абзаца"><text:span text:style-name="T11">Асинхронное обновление протокола (то есть хардфорк) Monero также может стать причиной проведения атак [36]. Исследование показало, что узлы, не обновившие свои приложения до последней версии (что подразумевает использование последней версии протокола), уязвимы к проведению DoS-атаки (то есть отказу в обслуживании), когда для переполнения временного пула хранения транзакций создаётся огромное количество транзакций.</text:span></text:span></text:p>
      <text:p text:style-name="P35"><text:span text:style-name="Основной_20_шрифт_20_абзаца"><text:span text:style-name="T11">Кроме того, DoS-атака может использоваться для «сообщении» об отслеживаемости входов публике путём передачи двух разных транзакций, в которых будет потрачена одна и та же монета. Одна транзакция может быть отправлена старым узлам (использующим старую версию протокола), а другая — новым узлам (уже использующим новую версию протокола). При соблюдении обязательного условия в сети транзакции, переданные старым узлам, никогда не будут подтверждены сетью, а следовательно, двойной траты не произойдёт. Тем не менее, поскольку две монеты дважды появятся у различных узлов (использующих разные версии протокола), можно будет определить реальные входы соответствующих транзакций.</text:span></text:span></text:p>
      <text:list xml:id="list224713367656412" text:continue-numbering="true" text:style-name="WWNum12">
        <text:list-item>
          <text:p text:style-name="P4"><text:span text:style-name="Основной_20_шрифт_20_абзаца"><text:span text:style-name="T3">МОДЕЛЬ УГРОЗЫ</text:span></text:span></text:p>
        </text:list-item>
      </text:list>
      <text:p text:style-name="P35"><text:span text:style-name="Основной_20_шрифт_20_абзаца"><text:span text:style-name="T11">Обеспечение неотслеживаемости Monero требует, чтобы внешний наблюдатель не смог угадать реальный выход, который тратится в кольцевой конструкции </text:span></text:span><text:span text:style-name="T19"><draw:frame draw:style-name="fr1" draw:name="20" text:anchor-type="as-char" svg:width="0.1043in" style:rel-width="scale" svg:height="0.1772in" style:rel-height="scale" draw:z-index="19"><draw:object xlink:href="./Object 20" xlink:type="simple" xlink:show="embed" xlink:actuate="onLoad"/><draw:image xlink:href="./ObjectReplacements/Object 20" xlink:type="simple" xlink:show="embed" xlink:actuate="onLoad"/><svg:desc>формула</svg:desc></draw:frame></text:span><text:span text:style-name="Основной_20_шрифт_20_абзаца"><text:span text:style-name="T11"><text:s/>с вероятностью выше </text:span></text:span><text:span text:style-name="T19"><draw:frame draw:style-name="fr1" draw:name="21" text:anchor-type="as-char" svg:width="0.0835in" style:rel-width="scale" svg:height="0.3437in" style:rel-height="scale" draw:z-index="20"><draw:object xlink:href="./Object 21" xlink:type="simple" xlink:show="embed" xlink:actuate="onLoad"/><draw:image xlink:href="./ObjectReplacements/Object 21" xlink:type="simple" xlink:show="embed" xlink:actuate="onLoad"/><svg:desc>формула</svg:desc></draw:frame></text:span><text:span text:style-name="Основной_20_шрифт_20_абзаца"><text:span text:style-name="T11">, где </text:span></text:span><text:span text:style-name="T19"><draw:frame draw:style-name="fr1" draw:name="22" text:anchor-type="as-char" svg:width="0.0728in" style:rel-width="scale" svg:height="0.1772in" style:rel-height="scale" draw:z-index="21"><draw:object xlink:href="./Object 22" xlink:type="simple" xlink:show="embed" xlink:actuate="onLoad"/><draw:image xlink:href="./ObjectReplacements/Object 22" xlink:type="simple" xlink:show="embed" xlink:actuate="onLoad"/><svg:desc>формула</svg:desc></draw:frame></text:span><text:span text:style-name="Основной_20_шрифт_20_абзаца"><text:span text:style-name="T11"><text:s/>является количеством участников кольца. В этом случае анонимность реального входа будет зависеть от размера </text:span></text:span><text:span text:style-name="T19"><draw:frame draw:style-name="fr1" draw:name="23" text:anchor-type="as-char" svg:width="0.0728in" style:rel-width="scale" svg:height="0.1772in" style:rel-height="scale" draw:z-index="22"><draw:object xlink:href="./Object 23" xlink:type="simple" xlink:show="embed" xlink:actuate="onLoad"/><draw:image xlink:href="./ObjectReplacements/Object 23" xlink:type="simple" xlink:show="embed" xlink:actuate="onLoad"/><svg:desc>формула</svg:desc></draw:frame></text:span><text:span text:style-name="Основной_20_шрифт_20_абзаца"><text:span text:style-name="T11">.</text:span></text:span></text:p>
      <text:p text:style-name="P35"><text:span text:style-name="Основной_20_шрифт_20_абзаца"><text:span text:style-name="T11">Мы утверждаем, что вход </text:span></text:span><text:span text:style-name="T19"><draw:frame draw:style-name="fr1" draw:name="24" text:anchor-type="as-char" svg:width="0.0937in" style:rel-width="scale" svg:height="0.198in" style:rel-height="scale" draw:z-index="23"><draw:object xlink:href="./Object 24" xlink:type="simple" xlink:show="embed" xlink:actuate="onLoad"/><draw:image xlink:href="./ObjectReplacements/Object 24" xlink:type="simple" xlink:show="embed" xlink:actuate="onLoad"/><svg:desc>формула</svg:desc></draw:frame></text:span><text:span text:style-name="Основной_20_шрифт_20_абзаца"><text:span text:style-name="T11"><text:s/>можно отследить по выходу </text:span></text:span><text:span text:style-name="T19"><draw:frame draw:style-name="fr1" draw:name="25" text:anchor-type="as-char" svg:width="0.1252in" style:rel-width="scale" svg:height="0.198in" style:rel-height="scale" draw:z-index="24"><draw:object xlink:href="./Object 25" xlink:type="simple" xlink:show="embed" xlink:actuate="onLoad"/><draw:image xlink:href="./ObjectReplacements/Object 25" xlink:type="simple" xlink:show="embed" xlink:actuate="onLoad"/><svg:desc>формула</svg:desc></draw:frame></text:span><text:span text:style-name="Основной_20_шрифт_20_абзаца"><text:span text:style-name="T11"><text:s/>в следующем случае. Выход </text:span></text:span><text:span text:style-name="T19"><draw:frame draw:style-name="fr1" draw:name="26" text:anchor-type="as-char" svg:width="0.1252in" style:rel-width="scale" svg:height="0.198in" style:rel-height="scale" draw:z-index="25"><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11"><text:s/>является выходом из блокчейна </text:span></text:span><text:span text:style-name="T19"><draw:frame draw:style-name="fr1" draw:name="27" text:anchor-type="as-char" svg:width="0.1563in" style:rel-width="scale" svg:height="0.1772in" style:rel-height="scale" draw:z-index="26"><draw:object xlink:href="./Object 27" xlink:type="simple" xlink:show="embed" xlink:actuate="onLoad"/><draw:image xlink:href="./ObjectReplacements/Object 27" xlink:type="simple" xlink:show="embed" xlink:actuate="onLoad"/><svg:desc>формула</svg:desc></draw:frame></text:span><text:span text:style-name="Основной_20_шрифт_20_абзаца"><text:span text:style-name="T11"><text:s/>с рядом выходов <text:s/></text:span></text:span><text:span text:style-name="T19"><draw:frame draw:style-name="fr1" draw:name="28" text:anchor-type="as-char" svg:width="1.3957in" style:rel-width="scale" svg:height="0.198in" style:rel-height="scale" draw:z-index="27"><draw:object xlink:href="./Object 28" xlink:type="simple" xlink:show="embed" xlink:actuate="onLoad"/><draw:image xlink:href="./ObjectReplacements/Object 28" xlink:type="simple" xlink:show="embed" xlink:actuate="onLoad"/><svg:desc>формула</svg:desc></draw:frame></text:span><text:span text:style-name="Основной_20_шрифт_20_абзаца"><text:span text:style-name="T11">, используемых в качестве участников кольца, и таким образом ключа </text:span></text:span><text:span text:style-name="T19"><draw:frame draw:style-name="fr1" draw:name="29" text:anchor-type="as-char" svg:width="0.1354in" style:rel-width="scale" svg:height="0.198in" style:rel-height="scale" draw:z-index="28"><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11">, что </text:span></text:span><text:span text:style-name="T19"><draw:frame draw:style-name="fr1" draw:name="30" text:anchor-type="as-char" svg:width="0.1665in" style:rel-width="scale" svg:height="0.1772in" style:rel-height="scale" draw:z-index="29"><draw:object xlink:href="./Object 30" xlink:type="simple" xlink:show="embed" xlink:actuate="onLoad"/><draw:image xlink:href="./ObjectReplacements/Object 30" xlink:type="simple" xlink:show="embed" xlink:actuate="onLoad"/><svg:desc>формула</svg:desc></draw:frame></text:span><text:span text:style-name="Основной_20_шрифт_20_абзаца"><text:span text:style-name="T11">, </text:span></text:span><text:span text:style-name="T19"><draw:frame draw:style-name="fr1" draw:name="31" text:anchor-type="as-char" svg:width="0.1354in" style:rel-width="scale" svg:height="0.198in" style:rel-height="scale" draw:z-index="30"><draw:object xlink:href="./Object 31" xlink:type="simple" xlink:show="embed" xlink:actuate="onLoad"/><draw:image xlink:href="./ObjectReplacements/Object 31" xlink:type="simple" xlink:show="embed" xlink:actuate="onLoad"/><svg:desc>формула</svg:desc></draw:frame></text:span><text:span text:style-name="Основной_20_шрифт_20_абзаца"><text:span text:style-name="T11"><text:s/>и </text:span></text:span><text:span text:style-name="T19"><draw:frame draw:style-name="fr1" draw:name="32" text:anchor-type="as-char" svg:width="0.1665in" style:rel-width="scale" svg:height="0.1772in" style:rel-height="scale" draw:z-index="31"><draw:object xlink:href="./Object 32" xlink:type="simple" xlink:show="embed" xlink:actuate="onLoad"/><draw:image xlink:href="./ObjectReplacements/Object 32" xlink:type="simple" xlink:show="embed" xlink:actuate="onLoad"/><svg:desc>формула</svg:desc></draw:frame></text:span><text:span text:style-name="Основной_20_шрифт_20_абзаца"><text:span text:style-name="T11"><text:s/>будут частями </text:span></text:span><text:span text:style-name="T19"><draw:frame draw:style-name="fr1" draw:name="33" text:anchor-type="as-char" svg:width="0.0937in" style:rel-width="scale" svg:height="0.198in" style:rel-height="scale" draw:z-index="32"><draw:object xlink:href="./Object 33" xlink:type="simple" xlink:show="embed" xlink:actuate="onLoad"/><draw:image xlink:href="./ObjectReplacements/Object 33" xlink:type="simple" xlink:show="embed" xlink:actuate="onLoad"/><svg:desc>формула</svg:desc></draw:frame></text:span><text:span text:style-name="Основной_20_шрифт_20_абзаца"><text:span text:style-name="T11">. Тот же выход </text:span></text:span><text:span text:style-name="T19"><draw:frame draw:style-name="fr1" draw:name="34" text:anchor-type="as-char" svg:width="0.1252in" style:rel-width="scale" svg:height="0.198in" style:rel-height="scale" draw:z-index="33"><draw:object xlink:href="./Object 34" xlink:type="simple" xlink:show="embed" xlink:actuate="onLoad"/><draw:image xlink:href="./ObjectReplacements/Object 34" xlink:type="simple" xlink:show="embed" xlink:actuate="onLoad"/><svg:desc>формула</svg:desc></draw:frame></text:span><text:span text:style-name="Основной_20_шрифт_20_абзаца"><text:span text:style-name="T11"><text:s/>появляется в другом блокчейне </text:span></text:span><text:span text:style-name="T19"><draw:frame draw:style-name="fr1" draw:name="35" text:anchor-type="as-char" svg:width="0.1665in" style:rel-width="scale" svg:height="0.1772in" style:rel-height="scale" draw:z-index="34"><draw:object xlink:href="./Object 35" xlink:type="simple" xlink:show="embed" xlink:actuate="onLoad"/><draw:image xlink:href="./ObjectReplacements/Object 35" xlink:type="simple" xlink:show="embed" xlink:actuate="onLoad"/><svg:desc>формула</svg:desc></draw:frame></text:span><text:span text:style-name="Основной_20_шрифт_20_абзаца"><text:span text:style-name="T11"><text:s/>и включается в другую связываемую кольцевую подпись </text:span></text:span><text:span text:style-name="T19"><draw:frame draw:style-name="fr1" draw:name="36" text:anchor-type="as-char" svg:width="0.1665in" style:rel-width="scale" svg:height="0.1772in" style:rel-height="scale" draw:z-index="35"><draw:object xlink:href="./Object 36" xlink:type="simple" xlink:show="embed" xlink:actuate="onLoad"/><draw:image xlink:href="./ObjectReplacements/Object 36" xlink:type="simple" xlink:show="embed" xlink:actuate="onLoad"/><svg:desc>формула</svg:desc></draw:frame></text:span><text:span text:style-name="Основной_20_шрифт_20_абзаца"><text:span text:style-name="T11"><text:s/>с рядом выходов </text:span></text:span><text:span text:style-name="T19"><draw:frame draw:style-name="fr1" draw:name="37" text:anchor-type="as-char" svg:width="1.448in" style:rel-width="scale" svg:height="0.198in" style:rel-height="scale" draw:z-index="36"><draw:object xlink:href="./Object 37" xlink:type="simple" xlink:show="embed" xlink:actuate="onLoad"/><draw:image xlink:href="./ObjectReplacements/Object 37" xlink:type="simple" xlink:show="embed" xlink:actuate="onLoad"/><svg:desc>формула</svg:desc></draw:frame></text:span><text:span text:style-name="Основной_20_шрифт_20_абзаца"><text:span text:style-name="T11"><text:s/>и образом ключа </text:span></text:span><text:span text:style-name="T19"><draw:frame draw:style-name="fr1" draw:name="38" text:anchor-type="as-char" svg:width="0.1354in" style:rel-width="scale" svg:height="0.198in" style:rel-height="scale" draw:z-index="37"><draw:object xlink:href="./Object 38" xlink:type="simple" xlink:show="embed" xlink:actuate="onLoad"/><draw:image xlink:href="./ObjectReplacements/Object 38" xlink:type="simple" xlink:show="embed" xlink:actuate="onLoad"/><svg:desc>формула</svg:desc></draw:frame></text:span><text:span text:style-name="Основной_20_шрифт_20_абзаца"><text:span text:style-name="T11">. После этого можно прийти к заключению, что образ ключа </text:span></text:span><text:span text:style-name="T19"><draw:frame draw:style-name="fr1" draw:name="39" text:anchor-type="as-char" svg:width="0.1354in" style:rel-width="scale" svg:height="0.198in" style:rel-height="scale" draw:z-index="38"><draw:object xlink:href="./Object 39" xlink:type="simple" xlink:show="embed" xlink:actuate="onLoad"/><draw:image xlink:href="./ObjectReplacements/Object 39" xlink:type="simple" xlink:show="embed" xlink:actuate="onLoad"/><svg:desc>формула</svg:desc></draw:frame></text:span><text:span text:style-name="Основной_20_шрифт_20_абзаца"><text:span text:style-name="T11"><text:s/>связан с выходом </text:span></text:span><text:span text:style-name="T19"><draw:frame draw:style-name="fr1" draw:name="40" text:anchor-type="as-char" svg:width="0.1252in" style:rel-width="scale" svg:height="0.198in" style:rel-height="scale" draw:z-index="39"><draw:object xlink:href="./Object 40" xlink:type="simple" xlink:show="embed" xlink:actuate="onLoad"/><draw:image xlink:href="./ObjectReplacements/Object 40" xlink:type="simple" xlink:show="embed" xlink:actuate="onLoad"/><svg:desc>формула</svg:desc></draw:frame></text:span><text:span text:style-name="Основной_20_шрифт_20_абзаца"><text:span text:style-name="T11">. Следовательно, вход </text:span></text:span><text:span text:style-name="T19"><draw:frame draw:style-name="fr1" draw:name="41" text:anchor-type="as-char" svg:width="0.0937in" style:rel-width="scale" svg:height="0.198in" style:rel-height="scale" draw:z-index="40"><draw:object xlink:href="./Object 41" xlink:type="simple" xlink:show="embed" xlink:actuate="onLoad"/><draw:image xlink:href="./ObjectReplacements/Object 41" xlink:type="simple" xlink:show="embed" xlink:actuate="onLoad"/><svg:desc>формула</svg:desc></draw:frame></text:span><text:span text:style-name="Основной_20_шрифт_20_абзаца"><text:span text:style-name="T11"><text:s/>можно отследить по выходу </text:span></text:span><text:span text:style-name="T19"><draw:frame draw:style-name="fr1" draw:name="42" text:anchor-type="as-char" svg:width="0.1252in" style:rel-width="scale" svg:height="0.198in" style:rel-height="scale" draw:z-index="41"><draw:object xlink:href="./Object 42" xlink:type="simple" xlink:show="embed" xlink:actuate="onLoad"/><draw:image xlink:href="./ObjectReplacements/Object 42" xlink:type="simple" xlink:show="embed" xlink:actuate="onLoad"/><svg:desc>формула</svg:desc></draw:frame></text:span><text:span text:style-name="Основной_20_шрифт_20_абзаца"><text:span text:style-name="T11">, поскольку вероятность определения реального выхода составляет 1. Данная ситуация также соответствует условию связываемости, описанному в работе по связываемым кольцевым подписям [16], из-за возможности заключения, что кольцевые подписи </text:span></text:span><text:span text:style-name="T19"><draw:frame draw:style-name="fr1" draw:name="43" text:anchor-type="as-char" svg:width="0.1665in" style:rel-width="scale" svg:height="0.1772in" style:rel-height="scale" draw:z-index="42"><draw:object xlink:href="./Object 43" xlink:type="simple" xlink:show="embed" xlink:actuate="onLoad"/><draw:image xlink:href="./ObjectReplacements/Object 43" xlink:type="simple" xlink:show="embed" xlink:actuate="onLoad"/><svg:desc>формула</svg:desc></draw:frame></text:span><text:span text:style-name="Основной_20_шрифт_20_абзаца"><text:span text:style-name="T11"><text:s/>и </text:span></text:span><text:span text:style-name="T19"><draw:frame draw:style-name="fr1" draw:name="44" text:anchor-type="as-char" svg:width="0.1665in" style:rel-width="scale" svg:height="0.1772in" style:rel-height="scale" draw:z-index="43"><draw:object xlink:href="./Object 44" xlink:type="simple" xlink:show="embed" xlink:actuate="onLoad"/><draw:image xlink:href="./ObjectReplacements/Object 44" xlink:type="simple" xlink:show="embed" xlink:actuate="onLoad"/><svg:desc>формула</svg:desc></draw:frame></text:span><text:span text:style-name="Основной_20_шрифт_20_абзаца"><text:span text:style-name="T11"><text:s/>были созданы одним и тем же лицом, а значит, учитывая, что секретный образ ключа </text:span></text:span><text:span text:style-name="T19"><draw:frame draw:style-name="fr1" draw:name="45" text:anchor-type="as-char" svg:width="0.1354in" style:rel-width="scale" svg:height="0.198in" style:rel-height="scale" draw:z-index="44"><draw:object xlink:href="./Object 45" xlink:type="simple" xlink:show="embed" xlink:actuate="onLoad"/><draw:image xlink:href="./ObjectReplacements/Object 45" xlink:type="simple" xlink:show="embed" xlink:actuate="onLoad"/><svg:desc>формула</svg:desc></draw:frame></text:span><text:span text:style-name="Основной_20_шрифт_20_абзаца"><text:span text:style-name="T11"><text:s/>известен только владельцу.</text:span></text:span></text:p>
      <text:p text:style-name="P36"><text:bookmark text:name="_gjdgxs"/><text:span text:style-name="Основной_20_шрифт_20_абзаца"><text:span text:style-name="T11">Снижение уровня анонимности происходит, если </text:span></text:span><text:span text:style-name="T19"><draw:frame draw:style-name="fr1" draw:name="46" text:anchor-type="as-char" svg:width="0.0835in" style:rel-width="scale" svg:height="0.1772in" style:rel-height="scale" draw:z-index="45"><draw:object xlink:href="./Object 46" xlink:type="simple" xlink:show="embed" xlink:actuate="onLoad"/><draw:image xlink:href="./ObjectReplacements/Object 46" xlink:type="simple" xlink:show="embed" xlink:actuate="onLoad"/><svg:desc>формула</svg:desc></draw:frame></text:span><text:span text:style-name="Основной_20_шрифт_20_абзаца"><text:span text:style-name="T11"><text:s/>участников кольца </text:span></text:span><text:span text:style-name="T19"><draw:frame draw:style-name="fr1" draw:name="47" text:anchor-type="as-char" svg:width="0.1043in" style:rel-width="scale" svg:height="0.1772in" style:rel-height="scale" draw:z-index="46"><draw:object xlink:href="./Object 47" xlink:type="simple" xlink:show="embed" xlink:actuate="onLoad"/><draw:image xlink:href="./ObjectReplacements/Object 47" xlink:type="simple" xlink:show="embed" xlink:actuate="onLoad"/><svg:desc>формула</svg:desc></draw:frame></text:span><text:span text:style-name="Основной_20_шрифт_20_абзаца"><text:span text:style-name="T11"><text:s/>можно проследить, так как они более не могут рассматриваться в качестве реального выхода, а следовательно, анонимный ряд </text:span></text:span><text:span text:style-name="T19"><draw:frame draw:style-name="fr1" draw:name="48" text:anchor-type="as-char" svg:width="0.0728in" style:rel-width="scale" svg:height="0.1772in" style:rel-height="scale" draw:z-index="47"><draw:object xlink:href="./Object 48" xlink:type="simple" xlink:show="embed" xlink:actuate="onLoad"/><draw:image xlink:href="./ObjectReplacements/Object 48" xlink:type="simple" xlink:show="embed" xlink:actuate="onLoad"/><svg:desc>формула</svg:desc></draw:frame></text:span><text:span text:style-name="Основной_20_шрифт_20_абзаца"><text:span text:style-name="T11"><text:s/>сокращается на </text:span></text:span><text:span text:style-name="T19"><draw:frame draw:style-name="fr1" draw:name="49" text:anchor-type="as-char" svg:width="0.0835in" style:rel-width="scale" svg:height="0.1772in" style:rel-height="scale" draw:z-index="48"><draw:object xlink:href="./Object 49" xlink:type="simple" xlink:show="embed" xlink:actuate="onLoad"/><draw:image xlink:href="./ObjectReplacements/Object 49" xlink:type="simple" xlink:show="embed" xlink:actuate="onLoad"/><svg:desc>формула</svg:desc></draw:frame></text:span><text:span text:style-name="Основной_20_шрифт_20_абзаца"><text:span text:style-name="T11">. Мы определяем вход со сниженным уровнем анонимности </text:span></text:span><text:span text:style-name="T19"><draw:frame draw:style-name="fr1" draw:name="50" text:anchor-type="as-char" svg:width="0.0937in" style:rel-width="scale" svg:height="0.1772in" style:rel-height="scale" draw:z-index="49"><draw:object xlink:href="./Object 50" xlink:type="simple" xlink:show="embed" xlink:actuate="onLoad"/><draw:image xlink:href="./ObjectReplacements/Object 50" xlink:type="simple" xlink:show="embed" xlink:actuate="onLoad"/><svg:desc>формула</svg:desc></draw:frame></text:span><text:span text:style-name="Основной_20_шрифт_20_абзаца"><text:span text:style-name="T11"><text:s/>как вход, принадлежащий блокчейну </text:span></text:span><text:span text:style-name="T19"><draw:frame draw:style-name="fr1" draw:name="51" text:anchor-type="as-char" svg:width="0.1563in" style:rel-width="scale" svg:height="0.1772in" style:rel-height="scale" draw:z-index="50"><draw:object xlink:href="./Object 51" xlink:type="simple" xlink:show="embed" xlink:actuate="onLoad"/><draw:image xlink:href="./ObjectReplacements/Object 51" xlink:type="simple" xlink:show="embed" xlink:actuate="onLoad"/><svg:desc>формула</svg:desc></draw:frame></text:span><text:span text:style-name="Основной_20_шрифт_20_абзаца"><text:span text:style-name="T11"><text:s/>и используемый в связываемой кольцевой подписи </text:span></text:span><text:span text:style-name="T19"><draw:frame draw:style-name="fr1" draw:name="52" text:anchor-type="as-char" svg:width="0.1665in" style:rel-width="scale" svg:height="0.1772in" style:rel-height="scale" draw:z-index="51"><draw:object xlink:href="./Object 52" xlink:type="simple" xlink:show="embed" xlink:actuate="onLoad"/><draw:image xlink:href="./ObjectReplacements/Object 52" xlink:type="simple" xlink:show="embed" xlink:actuate="onLoad"/><svg:desc>формула</svg:desc></draw:frame></text:span><text:span text:style-name="Основной_20_шрифт_20_абзаца"><text:span text:style-name="T11"><text:s/>с размером кольца </text:span></text:span><text:span text:style-name="T19"><draw:frame draw:style-name="fr1" draw:name="53" text:anchor-type="as-char" svg:width="0.0728in" style:rel-width="scale" svg:height="0.1772in" style:rel-height="scale" draw:z-index="52"><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11">, рядом выходов </text:span></text:span><text:span text:style-name="T19"><draw:frame draw:style-name="fr1" draw:name="54" text:anchor-type="as-char" svg:width="1.8543in" style:rel-width="scale" svg:height="0.1772in" style:rel-height="scale" draw:z-index="53"><draw:object xlink:href="./Object 54" xlink:type="simple" xlink:show="embed" xlink:actuate="onLoad"/><draw:image xlink:href="./ObjectReplacements/Object 54" xlink:type="simple" xlink:show="embed" xlink:actuate="onLoad"/><svg:desc>формула</svg:desc></draw:frame></text:span><text:span text:style-name="Основной_20_шрифт_20_абзаца"><text:span text:style-name="T11"><text:s/>и образом ключа </text:span></text:span><text:span text:style-name="T19"><draw:frame draw:style-name="fr1" draw:name="55" text:anchor-type="as-char" svg:width="0.1665in" style:rel-width="scale" svg:height="0.1772in" style:rel-height="scale" draw:z-index="54"><draw:object xlink:href="./Object 55" xlink:type="simple" xlink:show="embed" xlink:actuate="onLoad"/><draw:image xlink:href="./ObjectReplacements/Object 55" xlink:type="simple" xlink:show="embed" xlink:actuate="onLoad"/><svg:desc>формула</svg:desc></draw:frame></text:span><text:span text:style-name="Основной_20_шрифт_20_абзаца"><text:span text:style-name="T11">. Тот же образ ключа </text:span></text:span><text:span text:style-name="T19"><draw:frame draw:style-name="fr1" draw:name="56" text:anchor-type="as-char" svg:width="0.1665in" style:rel-width="scale" svg:height="0.1772in" style:rel-height="scale" draw:z-index="55"><draw:object xlink:href="./Object 56" xlink:type="simple" xlink:show="embed" xlink:actuate="onLoad"/><draw:image xlink:href="./ObjectReplacements/Object 56" xlink:type="simple" xlink:show="embed" xlink:actuate="onLoad"/><svg:desc>формула</svg:desc></draw:frame></text:span><text:span text:style-name="Основной_20_шрифт_20_абзаца"><text:span text:style-name="T11"><text:s/>можно найти в кольцевой подписи </text:span></text:span><text:span text:style-name="T19"><draw:frame draw:style-name="fr1" draw:name="57" text:anchor-type="as-char" svg:width="0.1665in" style:rel-width="scale" svg:height="0.1772in" style:rel-height="scale" draw:z-index="56"><draw:object xlink:href="./Object 57" xlink:type="simple" xlink:show="embed" xlink:actuate="onLoad"/><draw:image xlink:href="./ObjectReplacements/Object 57" xlink:type="simple" xlink:show="embed" xlink:actuate="onLoad"/><svg:desc>формула</svg:desc></draw:frame></text:span><text:span text:style-name="Основной_20_шрифт_20_абзаца"><text:span text:style-name="T11">, записанной в другом блокчейне </text:span></text:span><text:span text:style-name="T19"><draw:frame draw:style-name="fr1" draw:name="58" text:anchor-type="as-char" svg:width="0.1665in" style:rel-width="scale" svg:height="0.1772in" style:rel-height="scale" draw:z-index="57"><draw:object xlink:href="./Object 58" xlink:type="simple" xlink:show="embed" xlink:actuate="onLoad"/><draw:image xlink:href="./ObjectReplacements/Object 58" xlink:type="simple" xlink:show="embed" xlink:actuate="onLoad"/><svg:desc>формула</svg:desc></draw:frame></text:span><text:span text:style-name="Основной_20_шрифт_20_абзаца"><text:span text:style-name="T11"><text:s/>с набором выходов </text:span></text:span><text:soft-page-break/><text:span text:style-name="T19"><draw:frame draw:style-name="fr1" draw:name="59" text:anchor-type="as-char" svg:width="1.8126in" style:rel-width="scale" svg:height="0.1772in" style:rel-height="scale" draw:z-index="58"><draw:object xlink:href="./Object 59" xlink:type="simple" xlink:show="embed" xlink:actuate="onLoad"/><draw:image xlink:href="./ObjectReplacements/Object 59" xlink:type="simple" xlink:show="embed" xlink:actuate="onLoad"/><svg:desc>формула</svg:desc></draw:frame></text:span><text:span text:style-name="Основной_20_шрифт_20_абзаца"><text:span text:style-name="T11">, где по крайней мере два выхода </text:span></text:span><text:span text:style-name="T19"><draw:frame draw:style-name="fr1" draw:name="60" text:anchor-type="as-char" svg:width="0.448in" style:rel-width="scale" svg:height="0.1772in" style:rel-height="scale" draw:z-index="59"><draw:object xlink:href="./Object 60" xlink:type="simple" xlink:show="embed" xlink:actuate="onLoad"/><draw:image xlink:href="./ObjectReplacements/Object 60" xlink:type="simple" xlink:show="embed" xlink:actuate="onLoad"/><svg:desc>формула</svg:desc></draw:frame></text:span><text:span text:style-name="Основной_20_шрифт_20_абзаца"><text:span text:style-name="T11"><text:s/>из </text:span></text:span><text:span text:style-name="T19"><draw:frame draw:style-name="fr1" draw:name="61" text:anchor-type="as-char" svg:width="0.1665in" style:rel-width="scale" svg:height="0.1772in" style:rel-height="scale" draw:z-index="60"><draw:object xlink:href="./Object 61" xlink:type="simple" xlink:show="embed" xlink:actuate="onLoad"/><draw:image xlink:href="./ObjectReplacements/Object 61" xlink:type="simple" xlink:show="embed" xlink:actuate="onLoad"/><svg:desc>формула</svg:desc></draw:frame></text:span><text:span text:style-name="Основной_20_шрифт_20_абзаца"><text:span text:style-name="T11"><text:s/>будут соответствовать следующим критериям: </text:span></text:span><text:span text:style-name="T19"><draw:frame draw:style-name="fr1" draw:name="62" text:anchor-type="as-char" svg:width="0.7917in" style:rel-width="scale" svg:height="0.1772in" style:rel-height="scale" draw:z-index="61"><draw:object xlink:href="./Object 62" xlink:type="simple" xlink:show="embed" xlink:actuate="onLoad"/><draw:image xlink:href="./ObjectReplacements/Object 62" xlink:type="simple" xlink:show="embed" xlink:actuate="onLoad"/><svg:desc>формула</svg:desc></draw:frame></text:span><text:span text:style-name="Основной_20_шрифт_20_абзаца"><text:span text:style-name="T11"><text:s text:c="2"/>и </text:span></text:span><text:span text:style-name="T19"><draw:frame draw:style-name="fr1" draw:name="63" text:anchor-type="as-char" svg:width="0.7917in" style:rel-width="scale" svg:height="0.1772in" style:rel-height="scale" draw:z-index="62"><draw:object xlink:href="./Object 63" xlink:type="simple" xlink:show="embed" xlink:actuate="onLoad"/><draw:image xlink:href="./ObjectReplacements/Object 63" xlink:type="simple" xlink:show="embed" xlink:actuate="onLoad"/><svg:desc>формула</svg:desc></draw:frame></text:span><text:span text:style-name="Основной_20_шрифт_20_абзаца"><text:span text:style-name="T11">. В рамках данного сценария нельзя прийти к заключению, что образ ключа </text:span></text:span><text:span text:style-name="T19"><draw:frame draw:style-name="fr1" draw:name="64" text:anchor-type="as-char" svg:width="0.1665in" style:rel-width="scale" svg:height="0.1772in" style:rel-height="scale" draw:z-index="63"><draw:object xlink:href="./Object 64" xlink:type="simple" xlink:show="embed" xlink:actuate="onLoad"/><draw:image xlink:href="./ObjectReplacements/Object 64" xlink:type="simple" xlink:show="embed" xlink:actuate="onLoad"/><svg:desc>формула</svg:desc></draw:frame></text:span><text:span text:style-name="Основной_20_шрифт_20_абзаца"><text:span text:style-name="T11"><text:s/>связан с </text:span></text:span><text:span text:style-name="T19"><draw:frame draw:style-name="fr1" draw:name="65" text:anchor-type="as-char" svg:width="0.1457in" style:rel-width="scale" svg:height="0.1772in" style:rel-height="scale" draw:z-index="64"><draw:object xlink:href="./Object 65" xlink:type="simple" xlink:show="embed" xlink:actuate="onLoad"/><draw:image xlink:href="./ObjectReplacements/Object 65" xlink:type="simple" xlink:show="embed" xlink:actuate="onLoad"/><svg:desc>формула</svg:desc></draw:frame></text:span><text:span text:style-name="Основной_20_шрифт_20_абзаца"><text:span text:style-name="T11"><text:s/>или </text:span></text:span><text:span text:style-name="T19"><draw:frame draw:style-name="fr1" draw:name="66" text:anchor-type="as-char" svg:width="0.1252in" style:rel-width="scale" svg:height="0.1772in" style:rel-height="scale" draw:z-index="65"><draw:object xlink:href="./Object 66" xlink:type="simple" xlink:show="embed" xlink:actuate="onLoad"/><draw:image xlink:href="./ObjectReplacements/Object 66" xlink:type="simple" xlink:show="embed" xlink:actuate="onLoad"/><svg:desc>формула</svg:desc></draw:frame></text:span><text:span text:style-name="Основной_20_шрифт_20_абзаца"><text:span text:style-name="T11">. Пример отслеживаемого выхода и снижения уровня анонимности приводится на рисунке 3.</text:span></text:span></text:p>
      <text:p text:style-name="P38"><text:span text:style-name="Основной_20_шрифт_20_абзаца"><text:span text:style-name="T15">Рисунок 3. Входы </text:span></text:span><text:span text:style-name="T19"><draw:frame draw:style-name="fr1" draw:name="67" text:anchor-type="as-char" svg:width="0.1146in" style:rel-width="scale" svg:height="0.1772in" style:rel-height="scale" draw:z-index="66"><draw:object xlink:href="./Object 67" xlink:type="simple" xlink:show="embed" xlink:actuate="onLoad"/><draw:image xlink:href="./ObjectReplacements/Object 67" xlink:type="simple" xlink:show="embed" xlink:actuate="onLoad"/><svg:desc>формула</svg:desc></draw:frame></text:span><text:span text:style-name="Основной_20_шрифт_20_абзаца"><text:span text:style-name="T15"><text:s/>и </text:span></text:span><text:span text:style-name="T19"><draw:frame draw:style-name="fr1" draw:name="68" text:anchor-type="as-char" svg:width="0.1146in" style:rel-width="scale" svg:height="0.1772in" style:rel-height="scale" draw:z-index="67"><draw:object xlink:href="./Object 68" xlink:type="simple" xlink:show="embed" xlink:actuate="onLoad"/><draw:image xlink:href="./ObjectReplacements/Object 68" xlink:type="simple" xlink:show="embed" xlink:actuate="onLoad"/><svg:desc>формула</svg:desc></draw:frame></text:span><text:span text:style-name="Основной_20_шрифт_20_абзаца"><text:span text:style-name="T15"><text:s/>имеют следующие общие особенности: образ ключа </text:span></text:span><text:span text:style-name="T19"><draw:frame draw:style-name="fr1" draw:name="69" text:anchor-type="as-char" svg:width="0.1563in" style:rel-width="scale" svg:height="0.1772in" style:rel-height="scale" draw:z-index="68"><draw:object xlink:href="./Object 69" xlink:type="simple" xlink:show="embed" xlink:actuate="onLoad"/><draw:image xlink:href="./ObjectReplacements/Object 69" xlink:type="simple" xlink:show="embed" xlink:actuate="onLoad"/><svg:desc>формула</svg:desc></draw:frame></text:span><text:span text:style-name="Основной_20_шрифт_20_абзаца"><text:span text:style-name="T15"><text:s/>и выход </text:span></text:span><text:span text:style-name="T19"><draw:frame draw:style-name="fr1" draw:name="70" text:anchor-type="as-char" svg:width="0.1457in" style:rel-width="scale" svg:height="0.1772in" style:rel-height="scale" draw:z-index="69"><draw:object xlink:href="./Object 70" xlink:type="simple" xlink:show="embed" xlink:actuate="onLoad"/><draw:image xlink:href="./ObjectReplacements/Object 70" xlink:type="simple" xlink:show="embed" xlink:actuate="onLoad"/><svg:desc>формула</svg:desc></draw:frame></text:span><text:span text:style-name="Основной_20_шрифт_20_абзаца"><text:span text:style-name="T15">. Оба входа </text:span></text:span><text:span text:style-name="T19"><draw:frame draw:style-name="fr1" draw:name="71" text:anchor-type="as-char" svg:width="0.1146in" style:rel-width="scale" svg:height="0.1772in" style:rel-height="scale" draw:z-index="70"><draw:object xlink:href="./Object 71" xlink:type="simple" xlink:show="embed" xlink:actuate="onLoad"/><draw:image xlink:href="./ObjectReplacements/Object 71" xlink:type="simple" xlink:show="embed" xlink:actuate="onLoad"/><svg:desc>формула</svg:desc></draw:frame></text:span><text:span text:style-name="Основной_20_шрифт_20_абзаца"><text:span text:style-name="T15"><text:s/>и </text:span></text:span><text:span text:style-name="T19"><draw:frame draw:style-name="fr1" draw:name="72" text:anchor-type="as-char" svg:width="0.1146in" style:rel-width="scale" svg:height="0.1772in" style:rel-height="scale" draw:z-index="71"><draw:object xlink:href="./Object 72" xlink:type="simple" xlink:show="embed" xlink:actuate="onLoad"/><draw:image xlink:href="./ObjectReplacements/Object 72" xlink:type="simple" xlink:show="embed" xlink:actuate="onLoad"/><svg:desc>формула</svg:desc></draw:frame></text:span><text:span text:style-name="Основной_20_шрифт_20_абзаца"><text:span text:style-name="T15"><text:s/>можно отследить. Входы </text:span></text:span><text:span text:style-name="T19"><draw:frame draw:style-name="fr1" draw:name="73" text:anchor-type="as-char" svg:width="0.1146in" style:rel-width="scale" svg:height="0.1772in" style:rel-height="scale" draw:z-index="72"><draw:object xlink:href="./Object 73" xlink:type="simple" xlink:show="embed" xlink:actuate="onLoad"/><draw:image xlink:href="./ObjectReplacements/Object 73" xlink:type="simple" xlink:show="embed" xlink:actuate="onLoad"/><svg:desc>формула</svg:desc></draw:frame></text:span><text:span text:style-name="Основной_20_шрифт_20_абзаца"><text:span text:style-name="T15"><text:s/>и </text:span></text:span><text:span text:style-name="T19"><draw:frame draw:style-name="fr1" draw:name="74" text:anchor-type="as-char" svg:width="0.1146in" style:rel-width="scale" svg:height="0.1772in" style:rel-height="scale" draw:z-index="73"><draw:object xlink:href="./Object 74" xlink:type="simple" xlink:show="embed" xlink:actuate="onLoad"/><draw:image xlink:href="./ObjectReplacements/Object 74" xlink:type="simple" xlink:show="embed" xlink:actuate="onLoad"/><svg:desc>формула</svg:desc></draw:frame></text:span><text:span text:style-name="Основной_20_шрифт_20_абзаца"><text:span text:style-name="T15"><text:s/>содержат один и тот же образ ключа </text:span></text:span><text:span text:style-name="T19"><draw:frame draw:style-name="fr1" draw:name="75" text:anchor-type="as-char" svg:width="0.1563in" style:rel-width="scale" svg:height="0.1772in" style:rel-height="scale" draw:z-index="74"><draw:object xlink:href="./Object 75" xlink:type="simple" xlink:show="embed" xlink:actuate="onLoad"/><draw:image xlink:href="./ObjectReplacements/Object 75" xlink:type="simple" xlink:show="embed" xlink:actuate="onLoad"/><svg:desc>формула</svg:desc></draw:frame></text:span><text:span text:style-name="Основной_20_шрифт_20_абзаца"><text:span text:style-name="T15">, а также два идентичных выхода в кольце:</text:span></text:span><text:span text:style-name="T19"><draw:frame draw:style-name="fr1" draw:name="76" text:anchor-type="as-char" svg:width="0.1457in" style:rel-width="scale" svg:height="0.1772in" style:rel-height="scale" draw:z-index="75"><draw:object xlink:href="./Object 76" xlink:type="simple" xlink:show="embed" xlink:actuate="onLoad"/><draw:image xlink:href="./ObjectReplacements/Object 76" xlink:type="simple" xlink:show="embed" xlink:actuate="onLoad"/><svg:desc>формула</svg:desc></draw:frame></text:span><text:span text:style-name="Основной_20_шрифт_20_абзаца"><text:span text:style-name="T15"> им </text:span></text:span><text:span text:style-name="T19"><draw:frame draw:style-name="fr1" draw:name="77" text:anchor-type="as-char" svg:width="0.2083in" style:rel-width="scale" svg:height="0.1772in" style:rel-height="scale" draw:z-index="76"><draw:object xlink:href="./Object 77" xlink:type="simple" xlink:show="embed" xlink:actuate="onLoad"/><draw:image xlink:href="./ObjectReplacements/Object 77" xlink:type="simple" xlink:show="embed" xlink:actuate="onLoad"/><svg:desc>формула</svg:desc></draw:frame></text:span><text:span text:style-name="Основной_20_шрифт_20_абзаца"><text:span text:style-name="T15">. Уровень анонимности обоих входов </text:span></text:span><text:span text:style-name="T19"><draw:frame draw:style-name="fr1" draw:name="78" text:anchor-type="as-char" svg:width="0.1146in" style:rel-width="scale" svg:height="0.1772in" style:rel-height="scale" draw:z-index="77"><draw:object xlink:href="./Object 78" xlink:type="simple" xlink:show="embed" xlink:actuate="onLoad"/><draw:image xlink:href="./ObjectReplacements/Object 78" xlink:type="simple" xlink:show="embed" xlink:actuate="onLoad"/><svg:desc>формула</svg:desc></draw:frame></text:span><text:span text:style-name="Основной_20_шрифт_20_абзаца"><text:span text:style-name="T15"><text:s/>и </text:span></text:span><text:span text:style-name="T19"><draw:frame draw:style-name="fr1" draw:name="79" text:anchor-type="as-char" svg:width="0.1146in" style:rel-width="scale" svg:height="0.1772in" style:rel-height="scale" draw:z-index="78"><draw:object xlink:href="./Object 79" xlink:type="simple" xlink:show="embed" xlink:actuate="onLoad"/><draw:image xlink:href="./ObjectReplacements/Object 79" xlink:type="simple" xlink:show="embed" xlink:actuate="onLoad"/><svg:desc>формула</svg:desc></draw:frame></text:span><text:span text:style-name="Основной_20_шрифт_20_абзаца"><text:span text:style-name="T15"><text:s/>снижен на три.</text:span></text:span></text:p>
      <text:p text:style-name="P35"><text:span text:style-name="Основной_20_шрифт_20_абзаца"><text:span text:style-name="T11">В случае с Monero нами определяются пассивный и активный виды атаки. При проведении пассивной атаки злоумышленник собирает информацию из публичного блокчейна (блокчейнов) и проводит анализ отслеживаемости. При проведении активной атаки под контролем злоумышленника находятся вредоносные узлы, выдающие ложную информацию. Выдавая ложные ответы на запросы, связанные с образами ключей, вредоносные узлы пытаются снизить уровень анонимности клиента в результате повторного использования ключей, особенно если клиент тратит одни и те же монеты в разных блокчейнах.</text:span></text:span></text:p>
      <text:p text:style-name="P35"><text:span text:style-name="Основной_20_шрифт_20_абзаца"><text:span text:style-name="T11">Мы допускаем, что все те, кто имеет отношение к криптовалютам, включая разработчиков программного обеспечения, членов сообщества и рядовых пользователей, желают, чтобы их системы имели самые лучшие механизмы обеспечения приватности. Однако есть и такие пользователи, которые, сами того не зная, тратят идентичные монеты во множестве блокчейнов, делая соответствующие транзакции отслеживаемыми. Это вызывает «каскадный эффект», в результате которого и другие транзакции становятся отслеживаемыми или страдают от снижения уровня анонимности [21]. Также предполагается, что большинство узлов в системе являются честными и выдают правильные ответы на любые запросы.</text:span></text:span></text:p>
      <text:p text:style-name="P35"><text:span text:style-name="Основной_20_шрифт_20_абзаца"><text:span text:style-name="T11">Помимо прочего, предполагается, что в существующую систему можно внести лишь минимальные изменения, которые не окажут влияния на работу протокола в целом. Тем не менее также допускается, что в любой момент может быть реализован хардфорк, и не потраченные до форка монеты после него будут потрачены множество раз в разных блокчейнах. Хардфорки финансово мотивированы, так как вновь создаваемые монеты можно будет продать на рынке.</text:span></text:span></text:p>
      <text:list xml:id="list224713116469577" text:continue-numbering="true" text:style-name="WWNum12">
        <text:list-item>
          <text:p text:style-name="P4"><text:span text:style-name="Основной_20_шрифт_20_абзаца"><text:span text:style-name="T3">ПРОВЕДЁННЫЙ АНАЛИЗ</text:span></text:span></text:p>
          <text:list>
            <text:list-item>
              <text:p text:style-name="P6"><text:span text:style-name="Основной_20_шрифт_20_абзаца"><text:span text:style-name="T5">Анализ отслеживаемых входов</text:span></text:span></text:p>
            </text:list-item>
          </text:list>
        </text:list-item>
      </text:list>
      <text:p text:style-name="P35"><text:span text:style-name="Основной_20_шрифт_20_абзаца"><text:span text:style-name="T11">Нами были собраны данные всех транзакций из трёх разных блокчейнов, которые мы назвали, Monero6, Monero7 и MoneroV. Мы использовали термин Monero6 для тех криптовалют, что используют шестую версию протокола Monero: Monero Original, Monero 0 и Monero Classic. Monero7 мы обозначили основной блокчейн Monero, использующий седьмую версию протокола (по состоянию на октябрь 2018). Термин MoneroV говорит сам за себя и относится к блокчейну, использующему протокол MoneroV.</text:span></text:span></text:p>
      <text:p text:style-name="P35"><text:span text:style-name="Основной_20_шрифт_20_абзаца"><text:span text:style-name="T11">Алгоритм проверки выглядел следующим образом:</text:span></text:span></text:p>
      <text:list xml:id="list2465645700" text:style-name="WWNum13">
        <text:list-item text:start-value="1">
          <text:p text:style-name="P7"><text:span text:style-name="Основной_20_шрифт_20_абзаца"><text:span text:style-name="T1">Создание множества </text:span></text:span><text:span text:style-name="T19"><draw:frame draw:style-name="fr1" draw:name="80" text:anchor-type="as-char" svg:width="0.2709in" style:rel-width="scale" svg:height="0.1772in" style:rel-height="scale" draw:z-index="79"><draw:object xlink:href="./Object 80" xlink:type="simple" xlink:show="embed" xlink:actuate="onLoad"/><draw:image xlink:href="./ObjectReplacements/Object 80" xlink:type="simple" xlink:show="embed" xlink:actuate="onLoad"/><svg:desc>формула</svg:desc></draw:frame></text:span><text:span text:style-name="Основной_20_шрифт_20_абзаца"><text:span text:style-name="T1"><text:s/>для хранения указанных образов ключей в качестве конечного результата.</text:span></text:span></text:p>
        </text:list-item>
        <text:list-item>
          <text:p text:style-name="P8"><text:span text:style-name="Основной_20_шрифт_20_абзаца"><text:span text:style-name="T1">Выполнение следующих шагов для каждого образа ключа </text:span></text:span><text:span text:style-name="T19"><draw:frame draw:style-name="fr1" draw:name="81" text:anchor-type="as-char" svg:width="0.4272in" style:rel-width="scale" svg:height="0.1772in" style:rel-height="scale" draw:z-index="80"><draw:object xlink:href="./Object 81" xlink:type="simple" xlink:show="embed" xlink:actuate="onLoad"/><draw:image xlink:href="./ObjectReplacements/Object 81" xlink:type="simple" xlink:show="embed" xlink:actuate="onLoad"/><svg:desc>формула</svg:desc></draw:frame></text:span><text:span text:style-name="Основной_20_шрифт_20_абзаца"><text:span text:style-name="T1">:</text:span></text:span></text:p>
        </text:list-item>
      </text:list>
      <text:list xml:id="list327243087" text:style-name="WWNum1">
        <text:list-item text:start-value="1">
          <text:p text:style-name="P9"><text:span text:style-name="Основной_20_шрифт_20_абзаца"><text:span text:style-name="T1">Вычисление общего количества появления во всех трёх блокчейнах и сохранение результата в переменной </text:span></text:span><text:span text:style-name="T19"><draw:frame draw:style-name="fr1" draw:name="82" text:anchor-type="as-char" svg:width="0.2291in" style:rel-width="scale" svg:height="0.1772in" style:rel-height="scale" draw:z-index="81"><draw:object xlink:href="./Object 82" xlink:type="simple" xlink:show="embed" xlink:actuate="onLoad"/><draw:image xlink:href="./ObjectReplacements/Object 82" xlink:type="simple" xlink:show="embed" xlink:actuate="onLoad"/><svg:desc>формула</svg:desc></draw:frame></text:span><text:span text:style-name="Основной_20_шрифт_20_абзаца"><text:span text:style-name="T1">.</text:span></text:span></text:p>
        </text:list-item>
        <text:list-item>
          <text:p text:style-name="P9"><text:span text:style-name="Основной_20_шрифт_20_абзаца"><text:span text:style-name="T1">Вычисление количества уникальных хешей транзакций (</text:span></text:span><text:span text:style-name="T19"><draw:frame draw:style-name="fr1" draw:name="83" text:anchor-type="as-char" svg:width="0.4689in" style:rel-width="scale" svg:height="0.1772in" style:rel-height="scale" draw:z-index="82"><draw:object xlink:href="./Object 83" xlink:type="simple" xlink:show="embed" xlink:actuate="onLoad"/><draw:image xlink:href="./ObjectReplacements/Object 83" xlink:type="simple" xlink:show="embed" xlink:actuate="onLoad"/><svg:desc>формула</svg:desc></draw:frame></text:span><text:span text:style-name="Основной_20_шрифт_20_абзаца"><text:span text:style-name="T1">) и сохранение результата в другой переменной </text:span></text:span><text:span text:style-name="T19"><draw:frame draw:style-name="fr1" draw:name="84" text:anchor-type="as-char" svg:width="0.2602in" style:rel-width="scale" svg:height="0.1772in" style:rel-height="scale" draw:z-index="83"><draw:object xlink:href="./Object 84" xlink:type="simple" xlink:show="embed" xlink:actuate="onLoad"/><draw:image xlink:href="./ObjectReplacements/Object 84" xlink:type="simple" xlink:show="embed" xlink:actuate="onLoad"/><svg:desc>формула</svg:desc></draw:frame></text:span><text:span text:style-name="Основной_20_шрифт_20_абзаца"><text:span text:style-name="T1">.</text:span></text:span></text:p>
        </text:list-item>
        <text:list-item>
          <text:p text:style-name="P10"><text:span text:style-name="Основной_20_шрифт_20_абзаца"><text:span text:style-name="T1">Построение условного утверждения: если </text:span></text:span><text:span text:style-name="T19"><draw:frame draw:style-name="fr1" draw:name="85" text:anchor-type="as-char" svg:width="0.6354in" style:rel-width="scale" svg:height="0.1772in" style:rel-height="scale" draw:z-index="84"><draw:object xlink:href="./Object 85" xlink:type="simple" xlink:show="embed" xlink:actuate="onLoad"/><draw:image xlink:href="./ObjectReplacements/Object 85" xlink:type="simple" xlink:show="embed" xlink:actuate="onLoad"/><svg:desc>формула</svg:desc></draw:frame></text:span><text:span text:style-name="Основной_20_шрифт_20_абзаца"><text:span text:style-name="T1"><text:s/>и </text:span></text:span><text:span text:style-name="T19"><draw:frame draw:style-name="fr1" draw:name="86" text:anchor-type="as-char" svg:width="0.6772in" style:rel-width="scale" svg:height="0.1772in" style:rel-height="scale" draw:z-index="85"><draw:object xlink:href="./Object 86" xlink:type="simple" xlink:show="embed" xlink:actuate="onLoad"/><draw:image xlink:href="./ObjectReplacements/Object 86" xlink:type="simple" xlink:show="embed" xlink:actuate="onLoad"/><svg:desc>формула</svg:desc></draw:frame></text:span><text:span text:style-name="Основной_20_шрифт_20_абзаца"><text:span text:style-name="T1">, значит, </text:span></text:span><text:span text:style-name="T19"><draw:frame draw:style-name="fr1" draw:name="87" text:anchor-type="as-char" svg:width="0.6252in" style:rel-width="scale" svg:height="0.1772in" style:rel-height="scale" draw:z-index="86"><draw:object xlink:href="./Object 87" xlink:type="simple" xlink:show="embed" xlink:actuate="onLoad"/><draw:image xlink:href="./ObjectReplacements/Object 87" xlink:type="simple" xlink:show="embed" xlink:actuate="onLoad"/><svg:desc>формула</svg:desc></draw:frame></text:span><text:span text:style-name="Основной_20_шрифт_20_абзаца"><text:span text:style-name="T1">. Условное утверждение необходимо, чтобы отфильтровать случаи повторного </text:span></text:span><text:soft-page-break/><text:span text:style-name="Основной_20_шрифт_20_абзаца"><text:span text:style-name="T1">воспроизведения ключей, так как они не помогут в идентификации реального расходуемого выхода.</text:span></text:span></text:p>
        </text:list-item>
      </text:list>
      <text:list xml:id="list221854991009154" text:style-name="WWNum13">
        <text:list-item>
          <text:p text:style-name="P8"><text:span text:style-name="Основной_20_шрифт_20_абзаца"><text:span text:style-name="T1">Получение </text:span></text:span><text:span text:style-name="T19"><draw:frame draw:style-name="fr1" draw:name="88" text:anchor-type="as-char" svg:width="0.2709in" style:rel-width="scale" svg:height="0.1772in" style:rel-height="scale" draw:z-index="87"><draw:object xlink:href="./Object 88" xlink:type="simple" xlink:show="embed" xlink:actuate="onLoad"/><draw:image xlink:href="./ObjectReplacements/Object 88" xlink:type="simple" xlink:show="embed" xlink:actuate="onLoad"/><svg:desc>формула</svg:desc></draw:frame></text:span><text:span text:style-name="Основной_20_шрифт_20_абзаца"><text:span text:style-name="T1">.</text:span></text:span></text:p>
        </text:list-item>
      </text:list>
      <text:p text:style-name="P36"><text:span text:style-name="Основной_20_шрифт_20_абзаца"><text:span text:style-name="T11">С помощью приведённого выше алгоритма нами было изучено три блокчейна и создана база данных, что было сделано путём выделения не являющихся coinbase транзакций (транзакций, в которых не выплачивалось вознаграждение за добавление блока), подтверждённых на высоте блока от 1 546 000 до 1 675 606 в Monero6 (период, составляющий 181 день), на высоте блока от 1 546 000 до 1 675 303 в Monero7 (период, составляющий 181 день) и на высоте блока от 1 564 966 до 1 671 617 в MoneroV (период, составляющий 152 дня). Крайней датой выборки данных было задано 4 октября 2018. Также нами был проведён анализ каскадного эффекта, целью которого стало определение количества отслеживаемых входов в результате повторного использования ключей в рамках одного и того же набора данных. Результаты приводятся в таблице 1.</text:span></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D"/>
        <table:table-column table:style-name="Таблица5.G"/>
        <table:table-column table:style-name="Таблица5.H"/>
        <table:table-row table:style-name="TableLine1896326234528">
          <table:table-cell table:style-name="Таблица5.A1" table:number-rows-spanned="2" office:value-type="string">
            <text:p text:style-name="P49">Блокчейн</text:p>
          </table:table-cell>
          <table:table-cell table:style-name="Таблица5.A1" table:number-rows-spanned="2" office:value-type="string">
            <text:p text:style-name="P49">Высота</text:p>
          </table:table-cell>
          <table:table-cell table:style-name="Таблица5.A1" table:number-columns-spanned="2" office:value-type="string">
            <text:p text:style-name="P49">Повторное использование ключей</text:p>
          </table:table-cell>
          <table:covered-table-cell/>
          <table:table-cell table:style-name="Таблица5.A1" table:number-columns-spanned="2" office:value-type="string">
            <text:p text:style-name="P49">Каскадный эффект</text:p>
          </table:table-cell>
          <table:covered-table-cell/>
          <table:table-cell table:style-name="Таблица5.A1" table:number-columns-spanned="2" office:value-type="string">
            <text:p text:style-name="P49">Набор данных</text:p>
          </table:table-cell>
          <table:covered-table-cell/>
        </table:table-row>
        <table:table-row table:style-name="TableLine1896326231808">
          <table:covered-table-cell table:style-name="Таблица5.A1"/>
          <table:covered-table-cell table:style-name="Таблица5.A1"/>
          <table:table-cell table:style-name="Таблица5.A1" office:value-type="string">
            <text:p text:style-name="P49">Кол-во отслеживаемых входов</text:p>
          </table:table-cell>
          <table:table-cell table:style-name="Таблица5.A1" office:value-type="string">
            <text:p text:style-name="P49">Кол-во транзакций</text:p>
          </table:table-cell>
          <table:table-cell table:style-name="Таблица5.A1" office:value-type="string">
            <text:p text:style-name="P49">Кол-во отслеживаемых входов</text:p>
          </table:table-cell>
          <table:table-cell table:style-name="Таблица5.A1" office:value-type="string">
            <text:p text:style-name="P49">Кол-во транзакций</text:p>
          </table:table-cell>
          <table:table-cell table:style-name="Таблица5.A1" office:value-type="string">
            <text:p text:style-name="P49">Кол-во входов</text:p>
          </table:table-cell>
          <table:table-cell table:style-name="Таблица5.A1" office:value-type="string">
            <text:p text:style-name="P49">Кол-во транзакций</text:p>
          </table:table-cell>
        </table:table-row>
        <table:table-row table:style-name="TableLine1896326234800">
          <table:table-cell table:style-name="Таблица5.A3" office:value-type="string">
            <text:p text:style-name="P50">Monero6</text:p>
            <text:p text:style-name="P50">Monero7</text:p>
            <text:p text:style-name="P50">MoneroV</text:p>
          </table:table-cell>
          <table:table-cell table:style-name="Таблица5.B3" office:value-type="string">
            <text:p text:style-name="P49">1 675 606</text:p>
            <text:p text:style-name="P49">1 675 303</text:p>
            <text:p text:style-name="P49">1 671 617</text:p>
          </table:table-cell>
          <table:table-cell table:style-name="Таблица5.C3" office:value-type="string">
            <text:p text:style-name="P49">52 646</text:p>
            <text:p text:style-name="P49">53 162</text:p>
            <text:p text:style-name="P49">7542</text:p>
          </table:table-cell>
          <table:table-cell table:style-name="Таблица5.D3" office:value-type="string">
            <text:p text:style-name="P49">3148</text:p>
            <text:p text:style-name="P49">5680</text:p>
            <text:p text:style-name="P49">888</text:p>
          </table:table-cell>
          <table:table-cell table:style-name="Таблица5.E3" office:value-type="string">
            <text:p text:style-name="P49">278</text:p>
            <text:p text:style-name="P49">315</text:p>
            <text:p text:style-name="P49">0</text:p>
          </table:table-cell>
          <table:table-cell table:style-name="Таблица5.F3" office:value-type="string">
            <text:p text:style-name="P49">276</text:p>
            <text:p text:style-name="P49">312</text:p>
            <text:p text:style-name="P49">0</text:p>
          </table:table-cell>
          <table:table-cell table:style-name="Таблица5.G3" office:value-type="string">
            <text:p text:style-name="P49">274 131</text:p>
            <text:p text:style-name="P49">1 876 341</text:p>
            <text:p text:style-name="P49">269 335</text:p>
          </table:table-cell>
          <table:table-cell table:style-name="Таблица5.H3" office:value-type="string">
            <text:p text:style-name="P49">44 467</text:p>
            <text:p text:style-name="P49">810 409</text:p>
            <text:p text:style-name="P49">84 053</text:p>
          </table:table-cell>
        </table:table-row>
      </table:table>
      <text:p text:style-name="P38"><text:span text:style-name="Основной_20_шрифт_20_абзаца"><text:span text:style-name="T15">Таблица 1. Количество отслеживаемых входов, появившихся в результате повторного использования ключей и каскадного эффекта.</text:span></text:span></text:p>
      <text:p text:style-name="P35"><text:span text:style-name="Основной_20_шрифт_20_абзаца"><text:span text:style-name="T11">С помощью разработанного нами алгоритма в Monero6 было обнаружено 52 924 отслеживаемых входа (включая те входы, которые были обнаружены методом каскадного эффекта), в Monero7 — 53 477 отслеживаемых входа и всего 7542 отслеживаемых входа в MoneroV. Несмотря на то, что разница между периодами MoneroV и двух других блокчейнов, Monero6 и Monero7, составляла всего 29 дней, количество отслеживаемых входов, выявленных в MoneroV, составило лишь 14% от количества отслеживаемых входов, обнаруженных в Monero6 и Monero7. Также наблюдалась большая разница между количеством не являющихся coinbase транзакций в блокчейне MoneroV и блокчейнах двух других криптовалют. В случае Monero7 оно составило 810 409 транзакций, в то время как в блокчейнах Monero6 и MoneroV процент составил всего 5% и 10% от количества таких транзакций в Monero7, соответственно.</text:span></text:span></text:p>
      <text:p text:style-name="P35"><text:span text:style-name="Основной_20_шрифт_20_абзаца"><text:span text:style-name="T11">Количество отслеживаемых входов в Monero6 составило 19% от общего количества входов Monero6 в нашем наборе данных, в то время как количество отслеживаемых входов Monero7 и MoneroV составило лишь 2% от их общего количества входов. Это свидетельствует о том, что проблема повторного использования ключей стоит более остро в случае с Monero6, чем с Monero7 и MoneroV. Также примерно 90% всех отслеживаемых входов приходится на блокчейны Monero6 и Monero7, в то время как всего 6% было обнаружено во всех трёх ветвях блокчейна. Это говорит о том, что Monero6 представляет собой более серьёзный источник проблемы повторного использования ключей для Monero7, чем MoneroV для Monero7.</text:span></text:span></text:p>
      <text:list xml:id="list221854046508159" text:style-name="WWNum12">
        <text:list-item>
          <text:list>
            <text:list-item>
              <text:p text:style-name="P4"><text:span text:style-name="Основной_20_шрифт_20_абзаца"><text:span text:style-name="T5">Анализ снижения уровня анонимности</text:span></text:span></text:p>
            </text:list-item>
          </text:list>
        </text:list-item>
      </text:list>
      <text:p text:style-name="P35"><text:span text:style-name="Основной_20_шрифт_20_абзаца"><text:span text:style-name="T11">Нами также был изучен побочный эффект появления отслеживаемых входов и каскадного эффекта, заключающийся в снижении уровня анонимности. Вход с размером кольца </text:span></text:span><text:span text:style-name="T19"><draw:frame draw:style-name="fr1" draw:name="89" text:anchor-type="as-char" svg:width="0.0728in" style:rel-width="scale" svg:height="0.1772in" style:rel-height="scale" draw:z-index="88"><draw:object xlink:href="./Object 89" xlink:type="simple" xlink:show="embed" xlink:actuate="onLoad"/><draw:image xlink:href="./ObjectReplacements/Object 89" xlink:type="simple" xlink:show="embed" xlink:actuate="onLoad"/><svg:desc>формула</svg:desc></draw:frame></text:span><text:span text:style-name="Основной_20_шрифт_20_абзаца"><text:span text:style-name="T11"><text:s/>страдает от снижения уровня анонимности, если самое большее </text:span></text:span><text:span text:style-name="T19"><draw:frame draw:style-name="fr1" draw:name="90" text:anchor-type="as-char" svg:width="0.3437in" style:rel-width="scale" svg:height="0.1772in" style:rel-height="scale" draw:z-index="89"><draw:object xlink:href="./Object 90" xlink:type="simple" xlink:show="embed" xlink:actuate="onLoad"/><draw:image xlink:href="./ObjectReplacements/Object 90" xlink:type="simple" xlink:show="embed" xlink:actuate="onLoad"/><svg:desc>формула</svg:desc></draw:frame></text:span><text:span text:style-name="Основной_20_шрифт_20_абзаца"><text:span text:style-name="T11"><text:s/>участников кольца были идентифицированы как потраченные в других транзакциях. Даже при сниженном уровне анонимности реальный выход по-прежнему будет нельзя отследить. Однако вероятность того, что реальный выход будет угадан, возрастает с </text:span></text:span><text:span text:style-name="T19"><draw:frame draw:style-name="fr1" draw:name="91" text:anchor-type="as-char" svg:width="0.0835in" style:rel-width="scale" svg:height="0.3437in" style:rel-height="scale" draw:z-index="90"><draw:object xlink:href="./Object 91" xlink:type="simple" xlink:show="embed" xlink:actuate="onLoad"/><draw:image xlink:href="./ObjectReplacements/Object 91" xlink:type="simple" xlink:show="embed" xlink:actuate="onLoad"/><svg:desc>формула</svg:desc></draw:frame></text:span><text:span text:style-name="Основной_20_шрифт_20_абзаца"><text:span text:style-name="T11"><text:s/>до </text:span></text:span><text:span text:style-name="T19"><draw:frame draw:style-name="fr1" draw:name="92" text:anchor-type="as-char" svg:width="0.3543in" style:rel-width="scale" svg:height="0.3437in" style:rel-height="scale" draw:z-index="91"><draw:object xlink:href="./Object 92" xlink:type="simple" xlink:show="embed" xlink:actuate="onLoad"/><draw:image xlink:href="./ObjectReplacements/Object 92" xlink:type="simple" xlink:show="embed" xlink:actuate="onLoad"/><svg:desc>формула</svg:desc></draw:frame></text:span><text:span text:style-name="Основной_20_шрифт_20_абзаца"><text:span text:style-name="T11">, где </text:span></text:span><text:span text:style-name="T19"><draw:frame draw:style-name="fr1" draw:name="93" text:anchor-type="as-char" svg:width="1.0417in" style:rel-width="scale" svg:height="0.1772in" style:rel-height="scale" draw:z-index="92"><draw:object xlink:href="./Object 93" xlink:type="simple" xlink:show="embed" xlink:actuate="onLoad"/><draw:image xlink:href="./ObjectReplacements/Object 93" xlink:type="simple" xlink:show="embed" xlink:actuate="onLoad"/><svg:desc>формула</svg:desc></draw:frame></text:span><text:span text:style-name="Основной_20_шрифт_20_абзаца"><text:span text:style-name="T11">, а </text:span></text:span><text:span text:style-name="T19"><draw:frame draw:style-name="fr1" draw:name="94" text:anchor-type="as-char" svg:width="0.0937in" style:rel-width="scale" svg:height="0.1772in" style:rel-height="scale" draw:z-index="93"><draw:object xlink:href="./Object 94" xlink:type="simple" xlink:show="embed" xlink:actuate="onLoad"/><draw:image xlink:href="./ObjectReplacements/Object 94" xlink:type="simple" xlink:show="embed" xlink:actuate="onLoad"/><svg:desc>формула</svg:desc></draw:frame></text:span><text:span text:style-name="Основной_20_шрифт_20_абзаца"><text:span text:style-name="T11"><text:s/>является тем количеством выходов, которые были идентифицированы как потраченные в других транзакциях.</text:span></text:span></text:p>
      <text:p text:style-name="P35"><text:span text:style-name="Основной_20_шрифт_20_абзаца"><text:span text:style-name="T11">В Monero6 нами было обнаружено 1848 входов со сниженным уровнем анонимности. Подобным образом в Monero7 было выявлено 2819 таких входов, а в MoneroV 264 кольцевые подписи страдали от снижения уровня анонимности, но всё же оставались неотслеживаемыми. На </text:span></text:span><text:soft-page-break/><text:span text:style-name="Основной_20_шрифт_20_абзаца"><text:span text:style-name="T11">рисунке 4 продемонстрирована тенденция снижения анонимности во всех трёх ветвях блокчейна. Приблизительно в 95% случаев снижения уровня анонимности размер </text:span></text:span><text:span text:style-name="T19"><draw:frame draw:style-name="fr1" draw:name="95" text:anchor-type="as-char" svg:width="0.0937in" style:rel-width="scale" svg:height="0.1772in" style:rel-height="scale" draw:z-index="94"><draw:object xlink:href="./Object 95" xlink:type="simple" xlink:show="embed" xlink:actuate="onLoad"/><draw:image xlink:href="./ObjectReplacements/Object 95" xlink:type="simple" xlink:show="embed" xlink:actuate="onLoad"/><svg:desc>формула</svg:desc></draw:frame></text:span><text:span text:style-name="Основной_20_шрифт_20_абзаца"><text:span text:style-name="T11"><text:s/>сокращался в пределах от 1 до 5.</text:span></text:span></text:p>
      <text:p text:style-name="P36"><text:span text:style-name="Основной_20_шрифт_20_абзаца"><text:span text:style-name="T11">Полученный результат свидетельствует о том, что транзакции, размер кольца которых равен 5 или меньше, являются более рискованными, чем те, размер кольца которых больше 5. Нами был вычислен средний размер кольца для трёх ветвей блокчейна, начиная с первого блока форка и заканчивая окончательной точкой выбранного периода, то есть 4 октября 2018 года. Средний размер кольца </text:span></text:span><text:span text:style-name="T19"><draw:frame draw:style-name="fr1" draw:name="96" text:anchor-type="as-char" svg:width="0.0728in" style:rel-width="scale" svg:height="0.1772in" style:rel-height="scale" draw:z-index="95"><draw:object xlink:href="./Object 96" xlink:type="simple" xlink:show="embed" xlink:actuate="onLoad"/><draw:image xlink:href="./ObjectReplacements/Object 96" xlink:type="simple" xlink:show="embed" xlink:actuate="onLoad"/><svg:desc>формула</svg:desc></draw:frame></text:span><text:span text:style-name="Основной_20_шрифт_20_абзаца"><text:span text:style-name="T11"><text:s/>Monero6, Monero7 и MoneroV составил 5,07, 7,56 и 7,75, соответственно. Больший размер кольца обеспечивает более высокий уровень защиты анонимности входа, даже несмотря на то, что создание транзакции с большим размером кольца может привести к росту размера комиссии, которую должен будет выплатить пользователь. Закрепление большего минимального размера кольца на уровне протокола также гарантирует достаточный уровень анонимности транзакций пользователей. Несмотря на то, что минимальный размер кольца в случае с Monero6 был равен пяти, а у Monero7 и MoneroV семи, на основе результатов можно рекомендовать устанавливать размер кольца </text:span></text:span><text:span text:style-name="T19"><draw:frame draw:style-name="fr1" draw:name="97" text:anchor-type="as-char" svg:width="0.3646in" style:rel-width="scale" svg:height="0.1772in" style:rel-height="scale" draw:z-index="96"><draw:object xlink:href="./Object 97" xlink:type="simple" xlink:show="embed" xlink:actuate="onLoad"/><draw:image xlink:href="./ObjectReplacements/Object 97" xlink:type="simple" xlink:show="embed" xlink:actuate="onLoad"/><svg:desc>формула</svg:desc></draw:frame></text:span><text:span text:style-name="Основной_20_шрифт_20_абзаца"><text:span text:style-name="T11">.</text:span></text:span></text:p>
      <text:p text:style-name="P38"><text:span text:style-name="Основной_20_шрифт_20_абзаца"><text:span text:style-name="T15">Рисунок 4. Снижение уровня анонимности в результате повторного использования ключей в Monero6, Monero7 и MoneroV.</text:span></text:span></text:p>
      <text:list xml:id="list224712844039236" text:continue-numbering="true" text:style-name="WWNum12">
        <text:list-item>
          <text:list>
            <text:list-item>
              <text:p text:style-name="P40"><text:span text:style-name="Основной_20_шрифт_20_абзаца"><text:span text:style-name="T5">Анализ корреляции повторного использования ключей и изменения цен на криптовалютном рынке</text:span></text:span></text:p>
            </text:list-item>
          </text:list>
        </text:list-item>
      </text:list>
      <text:p text:style-name="P35"><text:span text:style-name="Основной_20_шрифт_20_абзаца"><text:span text:style-name="T11">Мы взяли с Coinmarketcap.com исторические данные цены Monero Classic и Monero Original (за период с 20 апреля 2018 по 3 октября 2018), а данные цены MoneroV были взяты с Coingecko.com (за период с 4 июля 2018 по 3 октября 2018). Также мы вычислили статистические данные рыночной цены Monero Classic, Monero Original и MoneroV. Соответствующие цены приводятся в таблице 2. Мы выяснили, что несмотря на то, что цена Monero Classic и Monero Original в среднем составляла 4 USD (самая низкая составила 1 USD, а максимальная — 27 USD), средняя цена MoneroV была крайне низкой, то есть 0,06 USD (самая низкая составила 0,02 USD, а самая высокая — 0,26 USD). Если цену MoneroV умножить на десять, то в среднем она составит всего 0,06 USD, в то время как средняя цена Monero Classic и Monero Original будет в семь раз выше.</text:span></text:span></text:p>
      <text:p text:style-name="P35"><text:span text:style-name="Основной_20_шрифт_20_абзаца"><text:span text:style-name="T11">На основе информации о цене Monero Classic (высокой, низкой и при закрытии торгов), Monero Original (высокой, низкой и при закрытии торгов) и MoneroV (высокой, низкой и при закрытии торгов) мы изучили корреляцию между рыночными ценами и количеством отслеживаемых входов, а также количеством транзакций путём вычисления коэффициента корреляции Кендалла «тау-b» и коэффициента корреляции Спирмена «ро». Результаты приводятся в таблице 3.</text:span></text:span></text:p>
      <text:p text:style-name="P35"><text:span text:style-name="Основной_20_шрифт_20_абзаца"><text:span text:style-name="T11">Коэн, которого цитируют Сауро и Льюис в работе [28], предлагает три варианта интерпретации коэффициента корреляции </text:span></text:span><text:span text:style-name="T19"><draw:frame draw:style-name="fr1" draw:name="98" text:anchor-type="as-char" svg:width="0.0728in" style:rel-width="scale" svg:height="0.1772in" style:rel-height="scale" draw:z-index="97"><draw:object xlink:href="./Object 98" xlink:type="simple" xlink:show="embed" xlink:actuate="onLoad"/><draw:image xlink:href="./ObjectReplacements/Object 98" xlink:type="simple" xlink:show="embed" xlink:actuate="onLoad"/><svg:desc>формула</svg:desc></draw:frame></text:span><text:span text:style-name="Основной_20_шрифт_20_абзаца"><text:span text:style-name="T11">: </text:span></text:span><text:span text:style-name="T19"><draw:frame draw:style-name="fr1" draw:name="99" text:anchor-type="as-char" svg:width="0.0728in" style:rel-width="scale" svg:height="0.1772in" style:rel-height="scale" draw:z-index="98"><draw:object xlink:href="./Object 99" xlink:type="simple" xlink:show="embed" xlink:actuate="onLoad"/><draw:image xlink:href="./ObjectReplacements/Object 99" xlink:type="simple" xlink:show="embed" xlink:actuate="onLoad"/><svg:desc>формула</svg:desc></draw:frame></text:span><text:span text:style-name="Основной_20_шрифт_20_абзаца"><text:span text:style-name="T11"><text:s/>является малым, если </text:span></text:span><text:span text:style-name="T19"><draw:frame draw:style-name="fr1" draw:name="100" text:anchor-type="as-char" svg:width="0.8752in" style:rel-width="scale" svg:height="0.1772in" style:rel-height="scale" draw:z-index="99"><draw:object xlink:href="./Object 100" xlink:type="simple" xlink:show="embed" xlink:actuate="onLoad"/><draw:image xlink:href="./ObjectReplacements/Object 100" xlink:type="simple" xlink:show="embed" xlink:actuate="onLoad"/><svg:desc>формула</svg:desc></draw:frame></text:span><text:span text:style-name="Основной_20_шрифт_20_абзаца"><text:span text:style-name="T11">, средним, если </text:span></text:span><text:span text:style-name="T19"><draw:frame draw:style-name="fr1" draw:name="101" text:anchor-type="as-char" svg:width="0.8752in" style:rel-width="scale" svg:height="0.1772in" style:rel-height="scale" draw:z-index="100"><draw:object xlink:href="./Object 101" xlink:type="simple" xlink:show="embed" xlink:actuate="onLoad"/><draw:image xlink:href="./ObjectReplacements/Object 101" xlink:type="simple" xlink:show="embed" xlink:actuate="onLoad"/><svg:desc>формула</svg:desc></draw:frame></text:span><text:span text:style-name="Основной_20_шрифт_20_абзаца"><text:span text:style-name="T11">, и высоким, если </text:span></text:span><text:span text:style-name="T19"><draw:frame draw:style-name="fr1" draw:name="102" text:anchor-type="as-char" svg:width="0.4791in" style:rel-width="scale" svg:height="0.1772in" style:rel-height="scale" draw:z-index="101"><draw:object xlink:href="./Object 102" xlink:type="simple" xlink:show="embed" xlink:actuate="onLoad"/><draw:image xlink:href="./ObjectReplacements/Object 102" xlink:type="simple" xlink:show="embed" xlink:actuate="onLoad"/><svg:desc>формула</svg:desc></draw:frame></text:span><text:span text:style-name="Основной_20_шрифт_20_абзаца"><text:span text:style-name="T11">. Полученные нами результаты демонстрируют, что все коэффициенты в случае с Monero Classic и Monero Original находятся в диапазоне 0,557 и 0,754, что указывает на сильную корреляцию между ценой и повторным использованием ключей в Monero Classic и Monero Original. С другой стороны, согласно результатам, можно отметить низкий уровень корреляции между ценой и повторным использованием ключей MoneroV, где соответствующие коэффициенты составляют 0,242 и 0,32. На основе такой информации мы приходим к выводу, что рыночная цена и количество отслеживаемых выходов коррелируют, несмотря на то, что причинную зависимость между этими двумя параметрами невозможно определить на основе проведённого статистического анализа.</text:span></text:span></text:p>
      <text:p text:style-name="P35"><text:span text:style-name="Основной_20_шрифт_20_абзаца"><text:span text:style-name="T11">Результаты линейного регрессионного анализа приводятся на рисунке 5. В случае с Monero Classic, Monero Original и MoneroV значения коэффициента детерминации составляют 0,180, 0,146 и 0,003, соответственно. Результат указывает на среднее отношение между количеством отслеживаемых входов и рыночной ценой Monero Classic и Monero Original, но слабым отношением двух переменных в случае MoneroV.</text:span></text:span></text:p>
      <text:list xml:id="list224713428626795" text:continue-numbering="true" text:style-name="WWNum12">
        <text:list-item>
          <text:list>
            <text:list-item>
              <text:p text:style-name="P40"><text:span text:style-name="Основной_20_шрифт_20_абзаца"><text:span text:style-name="T5">Анализ связи проблемы повторного использования ключей и доступности монеты</text:span></text:span></text:p>
            </text:list-item>
          </text:list>
        </text:list-item>
      </text:list>
      <text:p text:style-name="P35"><text:soft-page-break/><text:span text:style-name="Основной_20_шрифт_20_абзаца"><text:span text:style-name="T11">На момент написания данной работы на криптовалютном портале Coinmarketcap.com Monero Classic (XMC) и Monero Original (XMO) рассматривались как две разные монеты, несмотря на то что в реальности эти две криптовалюты находятся в одной ветви блокчейна. Каждая из этих криптовалют торговалась на различных криптовалютных рынках. Monero Classic</text:span></text:span><text:span text:style-name="Знак_20_сноски"><text:span text:style-name="T11"><text:note text:id="ftn6" text:note-class="footnote"><text:note-citation>6</text:note-citation><text:note-body><text:p text:style-name="P39"><text:s/><text:span text:style-name="Основной_20_шрифт_20_абзаца"><text:span text:style-name="T14">Информация по Monero Classic и Monero Original взята с сайта Coinmarketcap.com, а информация по MoneroV </text:span></text:span><text:span text:style-name="Основной_20_шрифт_20_абзаца"><text:span text:style-name="T16">— с сайта</text:span></text:span><text:span text:style-name="Основной_20_шрифт_20_абзаца"><text:span text:style-name="T14"> Coingecko.com.</text:span></text:span></text:p></text:note-body></text:note></text:span></text:span><text:span text:style-name="Основной_20_шрифт_20_абзаца"><text:span text:style-name="T11"> торговалась на следующих биржах:</text:span></text:span></text:p>
      <text:list xml:id="list787312610" text:style-name="WWNum2">
        <text:list-item>
          <text:p text:style-name="P11"><text:span text:style-name="Основной_20_шрифт_20_абзаца"><text:span text:style-name="T1">Gate.io (пара XMC/USDT и пара XMC/BTC)</text:span></text:span></text:p>
        </text:list-item>
        <text:list-item>
          <text:p text:style-name="P11"><text:span text:style-name="Основной_20_шрифт_20_абзаца"><text:span text:style-name="T1">HitBTC (пара XMC/BTC, пара XMC/USDT и пара XMC/ETH)</text:span></text:span></text:p>
        </text:list-item>
        <text:list-item>
          <text:p text:style-name="P12"><text:span text:style-name="Основной_20_шрифт_20_абзаца"><text:span text:style-name="T1">TradeOgre (пара XMC/BTC)</text:span></text:span></text:p>
        </text:list-item>
      </text:list>
      <text:p text:style-name="P35"><text:span text:style-name="Основной_20_шрифт_20_абзаца"><text:span text:style-name="T11">С другой стороны, торговля Monero Original была доступна только на HitBTC (пара XMO/BTC, пара XMO/ USDT и пара XMO/ETH). Торговля монетами из другого форка Monero, MoneroV (XMV), была доступна только на TradeOgre (пара XMV/BTC). По состоянию на 4 апреля 2018 года, за два дня до форка Monero6, шестью самыми востребованными криптовалютными биржами, поддерживающими торговлю Monero, были HitBTC, Binance, Bitfinex, Poloniex, Kraken и Livecoin. Они обеспечивали 84,8% от общего торгового оборота Monero [37]. Среди шести обменников у HitBTC была самая большая доля, составлявшая 37,68%, в то время как у Litecoin самая низкая — 3,82%. Несмотря на то, что информация о торгах на TradeOgre перед форком Monero недоступна, всё равно можно уверенно говорить о том, что большинство криптовалютных рынков не поддержали MoneroV, а следовательно, пользователи Monero так и не смогли приобрести MoneroV на криптовалютных биржах. В то же время, поскольку Monero6 поддерживалась такими большими биржами, как HitBTC, можно допустить, что то количество монет Monero6, которое получили пользователи, было больше, чем в случае с MoneroV.</text:span></text:span></text:p>
      <text:p text:style-name="P36"><text:span text:style-name="Основной_20_шрифт_20_абзаца"><text:span text:style-name="T11">Доступность криптовалюты на рынке, пожалуй, является одним из факторов, благодаря которым количество отслеживаемых входов MoneroV составило всего 14,3% от количества отслеживаемых входов Monero6. Тем не менее невозможно определить, сколько монет было потрачено в отслеживаемых входах, так как был реализован протокол RingCT, позволяющий скрыть сумму монет, переводимых в транзакциях.</text:span></text:span></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column table:style-name="Таблица7.D"/>
        <table:table-column table:style-name="Таблица7.I"/>
        <table:table-column table:style-name="Таблица7.J"/>
        <table:table-column table:style-name="Таблица7.K"/>
        <table:table-row table:style-name="TableLine1896326232624">
          <table:table-cell table:style-name="Таблица7.A1" table:number-rows-spanned="2" office:value-type="string">
            <text:p text:style-name="P51"/>
          </table:table-cell>
          <table:table-cell table:style-name="Таблица7.B1" table:number-columns-spanned="4" office:value-type="string">
            <text:p text:style-name="P49">Monero Classic</text:p>
          </table:table-cell>
          <table:covered-table-cell/>
          <table:covered-table-cell/>
          <table:covered-table-cell/>
          <table:table-cell table:style-name="Таблица7.B1" table:number-columns-spanned="4" office:value-type="string">
            <text:p text:style-name="P49">Monero Original</text:p>
          </table:table-cell>
          <table:covered-table-cell/>
          <table:covered-table-cell/>
          <table:covered-table-cell/>
          <table:table-cell table:style-name="Таблица7.B1" table:number-columns-spanned="2" office:value-type="string">
            <text:p text:style-name="P49">MoneroV</text:p>
          </table:table-cell>
          <table:covered-table-cell/>
        </table:table-row>
        <table:table-row table:style-name="TableLine1896326218480">
          <table:covered-table-cell table:style-name="Таблица7.A1"/>
          <table:table-cell table:style-name="Таблица7.B1" office:value-type="string">
            <text:p text:style-name="P49">Свободная</text:p>
          </table:table-cell>
          <table:table-cell table:style-name="Таблица7.B1" office:value-type="string">
            <text:p text:style-name="P49">Высокая</text:p>
          </table:table-cell>
          <table:table-cell table:style-name="Таблица7.B1" office:value-type="string">
            <text:p text:style-name="P49">Низкая</text:p>
          </table:table-cell>
          <table:table-cell table:style-name="Таблица7.B1" office:value-type="string">
            <text:p text:style-name="P49">Окончат.</text:p>
          </table:table-cell>
          <table:table-cell table:style-name="Таблица7.B1" office:value-type="string">
            <text:p text:style-name="P49">Свободная</text:p>
          </table:table-cell>
          <table:table-cell table:style-name="Таблица7.B1" office:value-type="string">
            <text:p text:style-name="P49">Высокая</text:p>
          </table:table-cell>
          <table:table-cell table:style-name="Таблица7.B1" office:value-type="string">
            <text:p text:style-name="P49">Низкая</text:p>
          </table:table-cell>
          <table:table-cell table:style-name="Таблица7.B1" office:value-type="string">
            <text:p text:style-name="P49">Окончат.</text:p>
          </table:table-cell>
          <table:table-cell table:style-name="Таблица7.B1" office:value-type="string">
            <text:p text:style-name="P49">Свободная</text:p>
          </table:table-cell>
          <table:table-cell table:style-name="Таблица7.B1" office:value-type="string">
            <text:p text:style-name="P49">Окончат.</text:p>
          </table:table-cell>
        </table:table-row>
        <table:table-row table:style-name="TableLine1896326246224">
          <table:table-cell table:style-name="Таблица7.A1" office:value-type="string">
            <text:p text:style-name="P51">Макс. цена</text:p>
            <text:p text:style-name="P51">Мин. цена</text:p>
            <text:p text:style-name="P51">Сред. цена</text:p>
          </table:table-cell>
          <table:table-cell table:style-name="Таблица7.B1" office:value-type="string">
            <text:p text:style-name="P49">21,99</text:p>
            <text:p text:style-name="P49">1,20</text:p>
            <text:p text:style-name="P49">4,38</text:p>
          </table:table-cell>
          <table:table-cell table:style-name="Таблица7.B1" office:value-type="string">
            <text:p text:style-name="P49">27,42</text:p>
            <text:p text:style-name="P49">1,29</text:p>
            <text:p text:style-name="P49">4,84</text:p>
          </table:table-cell>
          <table:table-cell table:style-name="Таблица7.B1" office:value-type="string">
            <text:p text:style-name="P49">18,02</text:p>
            <text:p text:style-name="P49">1,04</text:p>
            <text:p text:style-name="P49">4,04</text:p>
          </table:table-cell>
          <table:table-cell table:style-name="Таблица7.B1" office:value-type="string">
            <text:p text:style-name="P49">21,55</text:p>
            <text:p text:style-name="P49">1,20</text:p>
            <text:p text:style-name="P49">4,34</text:p>
          </table:table-cell>
          <table:table-cell table:style-name="Таблица7.B1" office:value-type="string">
            <text:p text:style-name="P49">21,81</text:p>
            <text:p text:style-name="P49">1,25</text:p>
            <text:p text:style-name="P49">4,24</text:p>
          </table:table-cell>
          <table:table-cell table:style-name="Таблица7.B1" office:value-type="string">
            <text:p text:style-name="P49">24,36</text:p>
            <text:p text:style-name="P49">1,29</text:p>
            <text:p text:style-name="P49">4,64</text:p>
          </table:table-cell>
          <table:table-cell table:style-name="Таблица7.B1" office:value-type="string">
            <text:p text:style-name="P49">14,88</text:p>
            <text:p text:style-name="P49">1,22</text:p>
            <text:p text:style-name="P49">3,92</text:p>
          </table:table-cell>
          <table:table-cell table:style-name="Таблица7.B1" office:value-type="string">
            <text:p text:style-name="P49">20,75</text:p>
            <text:p text:style-name="P49">1,23</text:p>
            <text:p text:style-name="P49">4,21</text:p>
          </table:table-cell>
          <table:table-cell table:style-name="Таблица7.B1" office:value-type="string">
            <text:p text:style-name="P49">0,26</text:p>
            <text:p text:style-name="P49">0,02</text:p>
            <text:p text:style-name="P49">0,06</text:p>
          </table:table-cell>
          <table:table-cell table:style-name="Таблица7.B1" office:value-type="string">
            <text:p text:style-name="P49">0,26</text:p>
            <text:p text:style-name="P49">0,02</text:p>
            <text:p text:style-name="P49">0,06</text:p>
          </table:table-cell>
        </table:table-row>
      </table:table>
      <text:p text:style-name="P38"><text:span text:style-name="Основной_20_шрифт_20_абзаца"><text:span text:style-name="T15">Таблица</text:span></text:span><text:span text:style-name="Основной_20_шрифт_20_абзаца"><text:span text:style-name="T17"> 2. </text:span></text:span><text:span text:style-name="Основной_20_шрифт_20_абзаца"><text:span text:style-name="T15">Рыночная</text:span></text:span><text:span text:style-name="Основной_20_шрифт_20_абзаца"><text:span text:style-name="T17"> </text:span></text:span><text:span text:style-name="Основной_20_шрифт_20_абзаца"><text:span text:style-name="T15">цена</text:span></text:span><text:span text:style-name="Основной_20_шрифт_20_абзаца"><text:span text:style-name="T17"> Monero Classic, Monero Original </text:span></text:span><text:span text:style-name="Основной_20_шрифт_20_абзаца"><text:span text:style-name="T15">и</text:span></text:span><text:span text:style-name="Основной_20_шрифт_20_абзаца"><text:span text:style-name="T17"> MoneroV.</text:span></text:span></text:p>
      <text:p text:style-name="P38"><text:span text:style-name="Основной_20_шрифт_20_абзаца"><text:span text:style-name="T15">Рисунок 5. Линейная регрессия количества отслеживаемых входов и рыночной цены Monero Classic (рис. a), Monero Original (рис. b) и MoneroV (рис. c).</text:span></text:span></text:p>
      <table:table table:name="Таблица9" table:style-name="Таблица9">
        <table:table-column table:style-name="Таблица9.A"/>
        <table:table-column table:style-name="Таблица9.B" table:number-columns-repeated="2"/>
        <table:table-row table:style-name="TableLine1896326235888">
          <table:table-cell table:style-name="Таблица9.A1" table:number-rows-spanned="2" office:value-type="string">
            <text:p text:style-name="P46"/>
          </table:table-cell>
          <table:table-cell table:style-name="Таблица9.A1" table:number-columns-spanned="2" office:value-type="string">
            <text:p text:style-name="P49">Корреляция</text:p>
          </table:table-cell>
          <table:covered-table-cell/>
        </table:table-row>
        <table:table-row table:style-name="TableLine1896326245680">
          <table:covered-table-cell table:style-name="Таблица9.A1"/>
          <table:table-cell table:style-name="Таблица9.A1" office:value-type="string">
            <text:p text:style-name="P49">Коэффициента Кендалла «тау-b»</text:p>
          </table:table-cell>
          <table:table-cell table:style-name="Таблица9.A1" office:value-type="string">
            <text:p text:style-name="P49">Коэффициент Спирмена «ро»</text:p>
          </table:table-cell>
        </table:table-row>
        <table:table-row table:style-name="TableLine1896326246768">
          <table:table-cell table:style-name="Таблица9.A1" office:value-type="string">
            <text:p text:style-name="P52">Monero Classic</text:p>
            <text:p text:style-name="P52">Monero Original</text:p>
            <text:p text:style-name="P52">MoneroV</text:p>
          </table:table-cell>
          <table:table-cell table:style-name="Таблица9.A1" office:value-type="string">
            <text:p text:style-name="P49">0,561</text:p>
            <text:p text:style-name="P49">0,557</text:p>
            <text:p text:style-name="P49">0,242</text:p>
          </table:table-cell>
          <table:table-cell table:style-name="Таблица9.A1" office:value-type="string">
            <text:p text:style-name="P49">0,755</text:p>
            <text:p text:style-name="P49">0,754</text:p>
            <text:p text:style-name="P49">0,32</text:p>
          </table:table-cell>
        </table:table-row>
      </table:table>
      <text:p text:style-name="P38"><text:span text:style-name="Основной_20_шрифт_20_абзаца"><text:span text:style-name="T15">Таблица 3. Корреляция количества отслеживаемых входов и рыночной цены (свободной) Monero Classic, Monero Original и MoneroV</text:span></text:span></text:p>
      <text:p text:style-name="P35"><text:span text:style-name="Основной_20_шрифт_20_абзаца"><text:span text:style-name="T11">Нами было сделано также несколько допусков:</text:span></text:span></text:p>
      <text:list xml:id="list3580371395" text:style-name="WWNum3">
        <text:list-item text:start-value="1">
          <text:p text:style-name="P13"><text:span text:style-name="Основной_20_шрифт_20_абзаца"><text:span text:style-name="T1">После хардфорка пользователи получают бесплатные монеты, поскольку у них имеется некоторая сумма монет из оригинального блокчейна, которые были получены ими до хардфорка [9-11].</text:span></text:span></text:p>
        </text:list-item>
        <text:list-item>
          <text:p text:style-name="P13"><text:span text:style-name="Основной_20_шрифт_20_абзаца"><text:span text:style-name="T1">Пользователи предпочитают извлекать максимальную выгоду, продавая монеты по высокой цене.</text:span></text:span></text:p>
        </text:list-item>
        <text:list-item>
          <text:p text:style-name="P13"><text:span text:style-name="Основной_20_шрифт_20_абзаца"><text:span text:style-name="T1">Если пользователи предпочитают приватные кошельки (компьютерный кошелёк, кошелёк для смартфона, сетевой кошелёк или бумажный кошелёк), то для новых блокчейнов им </text:span></text:span><text:soft-page-break/><text:span text:style-name="Основной_20_шрифт_20_абзаца"><text:span text:style-name="T1">приходится создавать новые кошельки и импортировать информацию из старого кошелька, прежде чем они смогут совершать транзакции.</text:span></text:span></text:p>
        </text:list-item>
        <text:list-item>
          <text:p text:style-name="P14"><text:span text:style-name="Основной_20_шрифт_20_абзаца"><text:span text:style-name="T1">Если пользователи переводят свои монеты на кошельки криптовалютных бирж до реализации хардфорка, то сама биржа решает, будет ли она поддерживать новые монеты. Только после такого решения пользователи смогут получить от биржи новые монеты, которые будут записаны на её счёт [9-11].</text:span></text:span></text:p>
        </text:list-item>
      </text:list>
      <text:p text:style-name="P35"><text:span text:style-name="Основной_20_шрифт_20_абзаца"><text:span text:style-name="T11">Допуски 1 и 2 мотивируют пользователей к получению новых монет, а следовательно, потенциально возникает проблема повторного использования ключей. Тем не менее допуск 3 становится для пользователей определённым барьером, поскольку создание новых кошельков и импорт приватных ключей — задача не тривиальная и требует наличия технических знаний. В случае с допуском 4, если криптовалютная биржа не поддерживает монеты, появившиеся в результате форка, пользователи попросту не смогут получить новую криптовалюту.</text:span></text:span></text:p>
      <text:list xml:id="list221854874621387" text:style-name="WWNum12">
        <text:list-item>
          <text:p text:style-name="P4"><text:span text:style-name="Основной_20_шрифт_20_абзаца"><text:span text:style-name="T3">СТРАТЕГИИ РЕШЕНИЯ ПРОБЛЕМЫ</text:span></text:span></text:p>
        </text:list-item>
      </text:list>
      <text:p text:style-name="P35"><text:span text:style-name="Основной_20_шрифт_20_абзаца"><text:span text:style-name="T11">В этом разделе говорится о существующих стратегиях решения проблемы повторного использования ключей. Также нами предлагается новая стратегия.</text:span></text:span></text:p>
      <text:list xml:id="list224712890602741" text:continue-numbering="true" text:style-name="WWNum12">
        <text:list-item>
          <text:list>
            <text:list-item>
              <text:p text:style-name="P4"><text:span text:style-name="Основной_20_шрифт_20_абзаца"><text:span text:style-name="T5">Существующие стратегии решения проблемы</text:span></text:span></text:p>
              <text:list>
                <text:list-item>
                  <text:p text:style-name="P29"><text:span text:style-name="Основной_20_шрифт_20_абзаца"><text:span text:style-name="T2">Не забирать монеты</text:span></text:span><text:span text:style-name="Основной_20_шрифт_20_абзаца"><text:span text:style-name="T1">. Пользователям Monero предлагается не получать бесплатно новые монеты [29]. Сумма монет, полученных пользователями, может меняться в зависимости от новых систем. Monero6 распределяет монеты в соотношении 1:1. Это означает, что каждый владелец Monero получает точно то же количество монет в новой ветке блокчейна. MoneroV распределяет новые монеты в соотношении 1:10, поэтому владельцы Monero получают в десять раз больше, чем у них было до форка.</text:span></text:span></text:p>
                </text:list-item>
              </text:list>
            </text:list-item>
          </text:list>
        </text:list-item>
      </text:list>
      <text:p text:style-name="P35"><text:span text:style-name="Основной_20_шрифт_20_абзаца"><text:span text:style-name="T11">Существует две проблемы, связанные с данным методом. Во-первых, этот метод не нравится пользователям, поскольку в этом случае они теряют потенциальную выгоду, так как не получают новых монет. Бесплатные монеты можно продать за другие криптовалюты или даже местные валюты. К тому же пользователи едва ли последуют этому совету, если выгода, которую они получат в случае траты новых монет, будет внушительной. Во-вторых, метод будет действенным только в том случае, если абсолютно все пользователи Monero не воспользуются возможностью получения новых монет. Если кто-то из пользователей Monero решит взять новые монеты, транзакции получения потенциально могут снизить или полностью лишить транзакции других пользователей анонимности, в результате чего такие транзакции можно будет отследить.</text:span></text:span></text:p>
      <text:list xml:id="list224713673595454" text:continue-numbering="true" text:style-name="WWNum12">
        <text:list-item>
          <text:list>
            <text:list-item>
              <text:list>
                <text:list-item>
                  <text:p text:style-name="P30"><text:span text:style-name="Основной_20_шрифт_20_абзаца"><text:span text:style-name="T2">Вспенивание</text:span></text:span><text:span text:style-name="Основной_20_шрифт_20_абзаца"><text:span text:style-name="T1">. Технология вспенивания позволяет расширить выбор выходов путём многократного направления монет пользователя по его собственным адресам [13]. При вспенивании монет количество участников кольца или ложных выходов увеличится, в результате чего злоумышленнику будет сложнее определить реальные выходы, которые использовались во множестве транзакций и были созданы в процессе вспенивания, чтобы отследить транзакции. Однако технология вспенивания всё же уязвима для известных видов атак, таких как атака по времени и сетевая атака, которые позволяют выделить реальные выходы на основе информации о происхождении транзакции [29]. Эффективность вспенивания в плане решения проблемы повторного использования ключей также сомнительна [29].</text:span></text:span></text:p>
                </text:list-item>
                <text:list-item>
                  <text:p text:style-name="P29"><text:span text:style-name="Основной_20_шрифт_20_абзаца"><text:span text:style-name="T2">Инструмент Blackball</text:span></text:span><text:span text:style-name="Основной_20_шрифт_20_абзаца"><text:span text:style-name="T1">. Разработчиками Monero был создан инструмент под названием Blackball (чёрный шар). Этот термин изначально появился в документе, в котором была описана первая выявленная в системе Monero проблема, которая состояла в том, что злоумышленник пытался добавить свои собственные выходы в блокчейн, создавая максимально возможное количество транзакций [24]. Выходы, контролируемые таким злоумышленником, и называются «чёрными шарами» (blackballs или black marbles), в то время как остальные выходы, создаваемые честными пользователями, называются «белыми шарами» (white balls или white marbles). Всякий раз, когда чёрные шары включаются в транзакцию </text:span></text:span><text:span text:style-name="T19"><draw:frame draw:style-name="fr1" draw:name="103" text:anchor-type="as-char" svg:width="0.0626in" style:rel-width="scale" svg:height="0.1772in" style:rel-height="scale" draw:z-index="102"><draw:object xlink:href="./Object 103" xlink:type="simple" xlink:show="embed" xlink:actuate="onLoad"/><draw:image xlink:href="./ObjectReplacements/Object 103" xlink:type="simple" xlink:show="embed" xlink:actuate="onLoad"/><svg:desc>формула</svg:desc></draw:frame></text:span><text:span text:style-name="Основной_20_шрифт_20_абзаца"><text:span text:style-name="T1"><text:s/>в качестве миксинов, злоумышленник может определить, что его чёрные шары являются ложными выходами, а белые - реально расходуемыми выходами. Таким образом, уровень анонимности повреждённой транзакции <text:s/></text:span></text:span><text:span text:style-name="T19"><draw:frame draw:style-name="fr1" draw:name="104" text:anchor-type="as-char" svg:width="0.0626in" style:rel-width="scale" svg:height="0.1772in" style:rel-height="scale" draw:z-index="103"><draw:object xlink:href="./Object 104" xlink:type="simple" xlink:show="embed" xlink:actuate="onLoad"/><draw:image xlink:href="./ObjectReplacements/Object 104" xlink:type="simple" xlink:show="embed" xlink:actuate="onLoad"/><svg:desc>формула</svg:desc></draw:frame></text:span><text:span text:style-name="Основной_20_шрифт_20_абзаца"><text:span text:style-name="T1"><text:s/>снижается.</text:span></text:span></text:p>
                </text:list-item>
              </text:list>
            </text:list-item>
          </text:list>
        </text:list-item>
      </text:list>
      <text:p text:style-name="P35"><text:soft-page-break/><text:span text:style-name="Основной_20_шрифт_20_абзаца"><text:span text:style-name="T11">Приложение, созданное разработчиками Monero и предназначенное для выявления чёрных шаров, пытается составить список известных «плохих» выходов, и пользователям не рекомендуется использовать выходы из такого чёрного списка в качестве миксинов. Пользователи не обязаны задействовать приложение – оно было создано в качестве автономного приложения и не было включено ни в официальное приложение для запуска узлов Monero, ни официальный кошелёк Monero в рамках протокола.</text:span></text:span></text:p>
      <text:p text:style-name="P35"><text:span text:style-name="Основной_20_шрифт_20_абзаца"><text:span text:style-name="T11">Проблема с данным инструментом состоит в том, что у пользователя должна быть полная копия каждой ветви блокчейна, которую затем инструмент будет сравнивать и выделять информацию из ветвей блокчейна. Тем не менее учитывая, что одна ветвь блокчейна занимает 50 Гб дискового пространства, то хранение трёх ветвей потребует по крайней мере 150 Гб свободного места, чтобы уровень их анонимности никак не пострадал. Очевидно, что данный инструмент не будет работать на «лёгком» оборудовании, таком как смартфоны, память и вычислительная мощность которых ограничены. Следовательно, далеко не все пользователи смогут использовать такой инструмент, чтобы обезопасить свои транзакции. Помимо этого инструмента в используемом по умолчанию / официальном CLI-кошельке Monero имеются и другие функции, которые можно задействовать, чтобы снизить угрозу повторного использования ключей.</text:span></text:span></text:p>
      <text:list xml:id="list3057828019" text:style-name="WWNum9">
        <text:list-item>
          <text:p text:style-name="P15"><text:span text:style-name="Основной_20_шрифт_20_абзаца"><text:span text:style-name="T1">Можно разрешить пользователям самостоятельно выбирать миксины / ложные выходы. Данная функция реализована в команде set_ring [33].</text:span></text:span></text:p>
        </text:list-item>
        <text:list-item>
          <text:p text:style-name="P15"><text:span text:style-name="Основной_20_шрифт_20_абзаца"><text:span text:style-name="T1">Можно использовать только те миксины, которые существовали до форка. Эта функция была реализована в команде segregate-pre-fork-outputs [33].</text:span></text:span></text:p>
        </text:list-item>
        <text:list-item>
          <text:p text:style-name="P16"><text:span text:style-name="Основной_20_шрифт_20_абзаца"><text:span text:style-name="T1">Можно комбинировать миксины, которые были созданы до и после форка. Данная функция была реализована в команде key-reuse-mitigation2 [33].</text:span></text:span></text:p>
        </text:list-item>
      </text:list>
      <text:p text:style-name="P35"><text:span text:style-name="Основной_20_шрифт_20_абзаца"><text:span text:style-name="T11">Наличие идентичных миксинов в транзакциях, опубликованных во множестве блокчейн-систем, не позволит пассивному злоумышленнику отследить транзакции, поскольку уровень анонимности не будет нарушен. Однако решение, которое позволило бы пользователям наилучшим образом обеспечить анонимность их транзакций, отсутствует.</text:span></text:span></text:p>
      <text:list xml:id="list221855698184956" text:style-name="WWNum12">
        <text:list-item>
          <text:list>
            <text:list-item>
              <text:p text:style-name="P4"><text:span text:style-name="Основной_20_шрифт_20_абзаца"><text:span text:style-name="T5">Предлагаемое нами решение</text:span></text:span></text:p>
            </text:list-item>
          </text:list>
        </text:list-item>
      </text:list>
      <text:p text:style-name="P35"><text:span text:style-name="Основной_20_шрифт_20_абзаца"><text:span text:style-name="T11">Предлагаемое нами решение состоит из трёх частей: управления хардфорком, управления образами ключей и использования объединённого узла.</text:span></text:span></text:p>
      <text:list xml:id="list224713234907911" text:continue-numbering="true" text:style-name="WWNum12">
        <text:list-item>
          <text:list>
            <text:list-item>
              <text:list>
                <text:list-item>
                  <text:p text:style-name="P29"><text:span text:style-name="Основной_20_шрифт_20_абзаца"><text:span text:style-name="T2">Управление хардфорком</text:span></text:span><text:span text:style-name="Основной_20_шрифт_20_абзаца"><text:span text:style-name="T1">. Мы предлагаем добавить информацию Chain_ID (идентификатор блокчейна) в каждую транзакцию, что было бы полезно по нескольким причинам. Во-первых, Chain_ID можно использовать для повторного воспроизведения защиты от атаки, то есть это будет функция, которая пока не существует в Monero. Во-вторых, Chain_ID станет идентификатором того, когда пользователь будет получать информацию о выходах (когда он захочет создать новую транзакцию) или о существующих образах ключей (что будет описано далее в контексте нашего решения).</text:span></text:span></text:p>
                </text:list-item>
              </text:list>
            </text:list-item>
          </text:list>
        </text:list-item>
      </text:list>
      <text:p text:style-name="P35"><text:span text:style-name="Основной_20_шрифт_20_абзаца"><text:span text:style-name="T11">В дополнение к Chain_ID также требуется информация Fork_Point (точка форка). Fork_Point укажет на высоту первого блока в новом блокчейне, у которого будет другой хеш, отличный от родительского. Это схоже с реализацией FORK_BLKNUM в Ethereum [4]. В отличие от Chain_ID Fork_Point не нужно добавлять в данные транзакции. Fork_Point не добавляется в блок или в транзакцию, чтобы сэкономить место, избегая включения менее полезной информации. Для выполнения данного требования должна быть создана база данных Chain_Info. В новой базе данных будет храниться Chain_ID (в качестве основного ключа) и Fork_Point.</text:span></text:span></text:p>
      <text:p text:style-name="P35"><text:span text:style-name="Основной_20_шрифт_20_абзаца"><text:span text:style-name="T12">Chain_Info</text:span></text:span><text:span text:style-name="Основной_20_шрифт_20_абзаца"><text:span text:style-name="T11">. Новые блокчейны, появившиеся в результате хардфорков, должны регистрироваться в базе данных в порядке появления (по принципу First-Come-First-Serve). Chain_ID может использоваться для запроса Fork_Point из новой базы данных Chain_Info. База данных Chain_Info должна быть сохранена в файле базы данных блокчейна узла. Этот подход отличается от метода, используемого Ethereum, когда информация Chain_ID хранится на странице GitHub [4]. В случае Monero информация о собственных хардфорках хранится в жёстко закодированной форме в виде исходного кода</text:span></text:span><text:span text:style-name="Знак_20_сноски"><text:span text:style-name="T11"><text:note text:id="ftn7" text:note-class="footnote"><text:note-citation>7</text:note-citation><text:note-body><text:p text:style-name="P39"><text:span text:style-name="Основной_20_шрифт_20_абзаца"><text:span text:style-name="T14">https://github.com/monero-project/monero/blob/master/src/cryptonote_core/blockchain.cpp#L120</text:span></text:span></text:p></text:note-body></text:note></text:span></text:span><text:span text:style-name="Основной_20_шрифт_20_абзаца"><text:span text:style-name="T11">. Тем не менее этот подход неосуществим в случае с внешними хардфорками, так как информация об их реализации может быть неизвестна разработчикам и сообществу Monero.</text:span></text:span></text:p>
      <text:list xml:id="list224714123926633" text:continue-numbering="true" text:style-name="WWNum12">
        <text:list-item>
          <text:list>
            <text:list-item>
              <text:list>
                <text:list-item>
                  <text:p text:style-name="P30"><text:soft-page-break/><text:span text:style-name="Основной_20_шрифт_20_абзаца"><text:span text:style-name="T2">Управление образами ключей</text:span></text:span><text:span text:style-name="Основной_20_шрифт_20_абзаца"><text:span text:style-name="T1">. Нами были выделены несколько проблем, которые требуется решить в связи с управлением информацией образов ключей:</text:span></text:span></text:p>
                </text:list-item>
              </text:list>
            </text:list-item>
          </text:list>
        </text:list-item>
      </text:list>
      <text:list xml:id="list2099235548" text:style-name="WWNum4">
        <text:list-item text:start-value="1">
          <text:p text:style-name="P17"><text:span text:style-name="Основной_20_шрифт_20_абзаца"><text:span text:style-name="T1">У многих ветвей блокчейна различное время блока.</text:span></text:span></text:p>
        </text:list-item>
        <text:list-item>
          <text:p text:style-name="P17"><text:span text:style-name="Основной_20_шрифт_20_абзаца"><text:span text:style-name="T1">В течение короткого периода у множества передаваемых в сеть транзакций будут идентичные образы ключей.</text:span></text:span></text:p>
        </text:list-item>
        <text:list-item>
          <text:p text:style-name="P17"><text:span text:style-name="Основной_20_шрифт_20_абзаца"><text:span text:style-name="T1">Обновляемость участников кольца в образах ключей (например, в случае добавления участника).</text:span></text:span></text:p>
        </text:list-item>
        <text:list-item>
          <text:p text:style-name="P17"><text:span text:style-name="Основной_20_шрифт_20_абзаца"><text:span text:style-name="T1">Наличие новых транзакций с участниками кольца, отсутствующими в «родительском» блокчейне, в котором изначально записываются образы ключей.</text:span></text:span></text:p>
        </text:list-item>
        <text:list-item>
          <text:p text:style-name="P18"><text:span text:style-name="Основной_20_шрифт_20_абзаца"><text:span text:style-name="T1">Новые блокчейны с меньшим обязательным размером кольца, чем в родительском блокчейне.</text:span></text:span></text:p>
        </text:list-item>
      </text:list>
      <text:p text:style-name="P35"><text:span text:style-name="Основной_20_шрифт_20_абзаца"><text:span text:style-name="T12">Масштабируемый фильтр Блума</text:span></text:span><text:span text:style-name="Основной_20_шрифт_20_абзаца"><text:span text:style-name="T11">. Для решения обозначенных проблем предлагается использовать масштабируемые фильтры Блума [1]. Масштабируемые фильтры Блума (SBF) являются расширенной версией оригинального фильтра Блума [3], и их масштабирование обеспечивается использованием сразу множества фильтров Блума вместо одного, как в случае со стандартным фильтром Блума (BF). Следовательно, пропускная способность SBF может быть расширена после инициализации, в отличие от BF, который не может превысить предварительно заданной пропускной способности. Подобно BF, SBF может выдавать ложноположительные результаты, если обнаружит данные в том наборе, в котором их быть не должно. Однако SBF также унаследовал характеристики BF, благодаря которым получение ложноположительного результата очень маловероятно. Ложноположительным результатом будет выдача BF значения False (значит, что данные не находятся в наборе), хотя результатом при этом должно быть значение True (данные на самом деле будут находятся в наборе).</text:span></text:span></text:p>
      <text:p text:style-name="P35"><text:span text:style-name="Основной_20_шрифт_20_абзаца"><text:span text:style-name="T11">В рамках нашего предложения речь идёт о нескольких фильтрах SBF. Первый SBF, а именно </text:span></text:span><text:span text:style-name="T19"><draw:frame draw:style-name="fr1" draw:name="105" text:anchor-type="as-char" svg:width="0.3335in" style:rel-width="scale" svg:height="0.1772in" style:rel-height="scale" draw:z-index="104"><draw:object xlink:href="./Object 105" xlink:type="simple" xlink:show="embed" xlink:actuate="onLoad"/><draw:image xlink:href="./ObjectReplacements/Object 105" xlink:type="simple" xlink:show="embed" xlink:actuate="onLoad"/><svg:desc>формула</svg:desc></draw:frame></text:span><text:span text:style-name="Основной_20_шрифт_20_абзаца"><text:span text:style-name="T11">, должен использоваться для фильтрации образов ключей. Для вычисления </text:span></text:span><text:span text:style-name="T19"><draw:frame draw:style-name="fr1" draw:name="106" text:anchor-type="as-char" svg:width="0.3335in" style:rel-width="scale" svg:height="0.1772in" style:rel-height="scale" draw:z-index="105"><draw:object xlink:href="./Object 106" xlink:type="simple" xlink:show="embed" xlink:actuate="onLoad"/><draw:image xlink:href="./ObjectReplacements/Object 106" xlink:type="simple" xlink:show="embed" xlink:actuate="onLoad"/><svg:desc>формула</svg:desc></draw:frame></text:span><text:span text:style-name="Основной_20_шрифт_20_абзаца"><text:span text:style-name="T11"><text:s/>должны использоваться образы ключей из связанных блокчейнов (родительского, родственных или дочерних). Построение </text:span></text:span><text:span text:style-name="T19"><draw:frame draw:style-name="fr1" draw:name="107" text:anchor-type="as-char" svg:width="0.3335in" style:rel-width="scale" svg:height="0.1772in" style:rel-height="scale" draw:z-index="106"><draw:object xlink:href="./Object 107" xlink:type="simple" xlink:show="embed" xlink:actuate="onLoad"/><draw:image xlink:href="./ObjectReplacements/Object 107" xlink:type="simple" xlink:show="embed" xlink:actuate="onLoad"/><svg:desc>формула</svg:desc></draw:frame></text:span><text:span text:style-name="Основной_20_шрифт_20_абзаца"><text:span text:style-name="T11"><text:s/>позволяет идентифицировать новые образы ключей, если они будут существовать в каком-либо из блокчейнов, в результате чего, если результат алгоритма проверки будет действительным, протокол обозначит это во избежание проблемы повторного использования ключей. Второй фильтр SBF, </text:span></text:span><text:span text:style-name="T19"><draw:frame draw:style-name="fr1" draw:name="108" text:anchor-type="as-char" svg:width="0.3543in" style:rel-width="scale" svg:height="0.1772in" style:rel-height="scale" draw:z-index="107"><draw:object xlink:href="./Object 108" xlink:type="simple" xlink:show="embed" xlink:actuate="onLoad"/><draw:image xlink:href="./ObjectReplacements/Object 108" xlink:type="simple" xlink:show="embed" xlink:actuate="onLoad"/><svg:desc>формула</svg:desc></draw:frame></text:span><text:span text:style-name="Основной_20_шрифт_20_абзаца"><text:span text:style-name="T11">, используется для фильтрации значений хешей кортежей образов-миксинов ключей. Подобно </text:span></text:span><text:span text:style-name="T19"><draw:frame draw:style-name="fr1" draw:name="109" text:anchor-type="as-char" svg:width="0.3335in" style:rel-width="scale" svg:height="0.1772in" style:rel-height="scale" draw:z-index="108"><draw:object xlink:href="./Object 109" xlink:type="simple" xlink:show="embed" xlink:actuate="onLoad"/><draw:image xlink:href="./ObjectReplacements/Object 109" xlink:type="simple" xlink:show="embed" xlink:actuate="onLoad"/><svg:desc>формула</svg:desc></draw:frame></text:span><text:span text:style-name="Основной_20_шрифт_20_абзаца"><text:span text:style-name="T11">, </text:span></text:span><text:span text:style-name="T19"><draw:frame draw:style-name="fr1" draw:name="110" text:anchor-type="as-char" svg:width="0.3543in" style:rel-width="scale" svg:height="0.1772in" style:rel-height="scale" draw:z-index="109"><draw:object xlink:href="./Object 110" xlink:type="simple" xlink:show="embed" xlink:actuate="onLoad"/><draw:image xlink:href="./ObjectReplacements/Object 110" xlink:type="simple" xlink:show="embed" xlink:actuate="onLoad"/><svg:desc>формула</svg:desc></draw:frame></text:span><text:span text:style-name="Основной_20_шрифт_20_абзаца"><text:span text:style-name="T11"><text:s/>строится путём сбора кортежей образов-миксинов ключей из всех связанных блокчейнов. Задача </text:span></text:span><text:span text:style-name="T19"><draw:frame draw:style-name="fr1" draw:name="111" text:anchor-type="as-char" svg:width="0.3543in" style:rel-width="scale" svg:height="0.1772in" style:rel-height="scale" draw:z-index="110"><draw:object xlink:href="./Object 111" xlink:type="simple" xlink:show="embed" xlink:actuate="onLoad"/><draw:image xlink:href="./ObjectReplacements/Object 111" xlink:type="simple" xlink:show="embed" xlink:actuate="onLoad"/><svg:desc>формула</svg:desc></draw:frame></text:span><text:span text:style-name="Основной_20_шрифт_20_абзаца"><text:span text:style-name="T11"><text:s/>состоит в том, чтобы помочь системе определить, существовал входящий кортеж образов-миксинов ключей в одном или нескольких блокчейнах.</text:span></text:span></text:p>
      <text:p text:style-name="P35"><text:span text:style-name="Основной_20_шрифт_20_абзаца"><text:span text:style-name="T11">Несмотря на возможность масштабирования, фильтр SBF не поддерживает удаления данных. Следовательно, во избежание появления различного времени блоков и реорганизации блоков, при которой «незрелые» блоки могут быть заменены более сильными блоками, предлагается использовать временные SBF. Такие временные фильтры SBF, </text:span></text:span><text:span text:style-name="T19"><draw:frame draw:style-name="fr1" draw:name="112" text:anchor-type="as-char" svg:width="0.3957in" style:rel-width="scale" svg:height="0.1772in" style:rel-height="scale" draw:z-index="111"><draw:object xlink:href="./Object 112" xlink:type="simple" xlink:show="embed" xlink:actuate="onLoad"/><draw:image xlink:href="./ObjectReplacements/Object 112" xlink:type="simple" xlink:show="embed" xlink:actuate="onLoad"/><svg:desc>формула</svg:desc></draw:frame></text:span><text:span text:style-name="Основной_20_шрифт_20_абзаца"><text:span text:style-name="T11"><text:s/>и </text:span></text:span><text:span text:style-name="T19"><draw:frame draw:style-name="fr1" draw:name="113" text:anchor-type="as-char" svg:width="0.4165in" style:rel-width="scale" svg:height="0.1772in" style:rel-height="scale" draw:z-index="112"><draw:object xlink:href="./Object 113" xlink:type="simple" xlink:show="embed" xlink:actuate="onLoad"/><draw:image xlink:href="./ObjectReplacements/Object 113" xlink:type="simple" xlink:show="embed" xlink:actuate="onLoad"/><svg:desc>формула</svg:desc></draw:frame></text:span><text:span text:style-name="Основной_20_шрифт_20_абзаца"><text:span text:style-name="T11">, связаны с образами ключей и кортежами образов-миксинов ключей, соответственно. При использовании временных SBF новая информация в незрелых блоках и пулах памяти будет попадать не в основные SBF, а во временные </text:span></text:span><text:span text:style-name="T19"><draw:frame draw:style-name="fr1" draw:name="114" text:anchor-type="as-char" svg:width="0.3437in" style:rel-width="scale" svg:height="0.1772in" style:rel-height="scale" draw:z-index="113"><draw:object xlink:href="./Object 114" xlink:type="simple" xlink:show="embed" xlink:actuate="onLoad"/><draw:image xlink:href="./ObjectReplacements/Object 114" xlink:type="simple" xlink:show="embed" xlink:actuate="onLoad"/><svg:desc>формула</svg:desc></draw:frame></text:span><text:span text:style-name="Основной_20_шрифт_20_абзаца"><text:span text:style-name="T11">. После того как информация будет подтверждена в «зрелых» блоках, данные можно будет сохранить в основных SBF. </text:span></text:span><text:span text:style-name="T19"><draw:frame draw:style-name="fr1" draw:name="115" text:anchor-type="as-char" svg:width="0.3335in" style:rel-width="scale" svg:height="0.1772in" style:rel-height="scale" draw:z-index="114"><draw:object xlink:href="./Object 115" xlink:type="simple" xlink:show="embed" xlink:actuate="onLoad"/><draw:image xlink:href="./ObjectReplacements/Object 115" xlink:type="simple" xlink:show="embed" xlink:actuate="onLoad"/><svg:desc>формула</svg:desc></draw:frame></text:span><text:span text:style-name="Основной_20_шрифт_20_абзаца"><text:span text:style-name="T11"><text:s/>и </text:span></text:span><text:span text:style-name="T19"><draw:frame draw:style-name="fr1" draw:name="116" text:anchor-type="as-char" svg:width="0.3543in" style:rel-width="scale" svg:height="0.1772in" style:rel-height="scale" draw:z-index="115"><draw:object xlink:href="./Object 116" xlink:type="simple" xlink:show="embed" xlink:actuate="onLoad"/><draw:image xlink:href="./ObjectReplacements/Object 116" xlink:type="simple" xlink:show="embed" xlink:actuate="onLoad"/><svg:desc>формула</svg:desc></draw:frame></text:span><text:span text:style-name="Основной_20_шрифт_20_абзаца"><text:span text:style-name="T11"><text:s/>могут дополнять друг друга, используя следующий механизм.</text:span></text:span></text:p>
      <text:list xml:id="list629729880" text:style-name="WWNum6">
        <text:list-item text:start-value="1">
          <text:p text:style-name="P19"><text:span text:style-name="Основной_20_шрифт_20_абзаца"><text:span text:style-name="T1">Система проверяет значение образа ключа в </text:span></text:span><text:span text:style-name="T19"><draw:frame draw:style-name="fr1" draw:name="117" text:anchor-type="as-char" svg:width="0.3335in" style:rel-width="scale" svg:height="0.1772in" style:rel-height="scale" draw:z-index="116"><draw:object xlink:href="./Object 117" xlink:type="simple" xlink:show="embed" xlink:actuate="onLoad"/><draw:image xlink:href="./ObjectReplacements/Object 117" xlink:type="simple" xlink:show="embed" xlink:actuate="onLoad"/><svg:desc>формула</svg:desc></draw:frame></text:span><text:span text:style-name="Основной_20_шрифт_20_абзаца"><text:span text:style-name="T1">. Если оно не существует, процесс проверки считается завершённым, и наоборот в противном случае. На этом этапе неизвестно, будет ли результат проверки ложноположительным или подлинным.</text:span></text:span></text:p>
        </text:list-item>
        <text:list-item>
          <text:p text:style-name="P19"><text:span text:style-name="Основной_20_шрифт_20_абзаца"><text:span text:style-name="T1">Задаём </text:span></text:span><text:span text:style-name="T19"><draw:frame draw:style-name="fr1" draw:name="118" text:anchor-type="as-char" svg:width="0.0626in" style:rel-width="scale" svg:height="0.1772in" style:rel-height="scale" draw:z-index="117"><draw:object xlink:href="./Object 118" xlink:type="simple" xlink:show="embed" xlink:actuate="onLoad"/><draw:image xlink:href="./ObjectReplacements/Object 118" xlink:type="simple" xlink:show="embed" xlink:actuate="onLoad"/><svg:desc>формула</svg:desc></draw:frame></text:span><text:span text:style-name="Основной_20_шрифт_20_абзаца"><text:span text:style-name="T1"><text:s/>как пороговое значение, которому должны будут соответствовать новые транзакции.</text:span></text:span></text:p>
        </text:list-item>
        <text:list-item>
          <text:p text:style-name="P19"><text:span text:style-name="Основной_20_шрифт_20_абзаца"><text:span text:style-name="T1">Для каждой кольцевой подписи </text:span></text:span><text:span text:style-name="T19"><draw:frame draw:style-name="fr1" draw:name="119" text:anchor-type="as-char" svg:width="0.1043in" style:rel-width="scale" svg:height="0.1772in" style:rel-height="scale" draw:z-index="118"><draw:object xlink:href="./Object 119" xlink:type="simple" xlink:show="embed" xlink:actuate="onLoad"/><draw:image xlink:href="./ObjectReplacements/Object 119" xlink:type="simple" xlink:show="embed" xlink:actuate="onLoad"/><svg:desc>формула</svg:desc></draw:frame></text:span><text:span text:style-name="Основной_20_шрифт_20_абзаца"><text:span text:style-name="T1">, имеющей размер кольца </text:span></text:span><text:span text:style-name="T19"><draw:frame draw:style-name="fr1" draw:name="120" text:anchor-type="as-char" svg:width="0.0728in" style:rel-width="scale" svg:height="0.1772in" style:rel-height="scale" draw:z-index="119"><draw:object xlink:href="./Object 120" xlink:type="simple" xlink:show="embed" xlink:actuate="onLoad"/><draw:image xlink:href="./ObjectReplacements/Object 120" xlink:type="simple" xlink:show="embed" xlink:actuate="onLoad"/><svg:desc>формула</svg:desc></draw:frame></text:span><text:span text:style-name="Основной_20_шрифт_20_абзаца"><text:span text:style-name="T1">, будет существовать </text:span></text:span><text:span text:style-name="T19"><draw:frame draw:style-name="fr1" draw:name="121" text:anchor-type="as-char" svg:width="0.0728in" style:rel-width="scale" svg:height="0.1772in" style:rel-height="scale" draw:z-index="120"><draw:object xlink:href="./Object 121" xlink:type="simple" xlink:show="embed" xlink:actuate="onLoad"/><draw:image xlink:href="./ObjectReplacements/Object 121" xlink:type="simple" xlink:show="embed" xlink:actuate="onLoad"/><svg:desc>формула</svg:desc></draw:frame></text:span><text:span text:style-name="Основной_20_шрифт_20_абзаца"><text:span text:style-name="T1"><text:s/>кортежей образов-миксинов ключей. Система проверяет каждый кортеж образов-миксинов ключей, если они имеются в </text:span></text:span><text:span text:style-name="T19"><draw:frame draw:style-name="fr1" draw:name="122" text:anchor-type="as-char" svg:width="0.3543in" style:rel-width="scale" svg:height="0.1772in" style:rel-height="scale" draw:z-index="121"><draw:object xlink:href="./Object 122" xlink:type="simple" xlink:show="embed" xlink:actuate="onLoad"/><draw:image xlink:href="./ObjectReplacements/Object 122" xlink:type="simple" xlink:show="embed" xlink:actuate="onLoad"/><svg:desc>формула</svg:desc></draw:frame></text:span><text:span text:style-name="Основной_20_шрифт_20_абзаца"><text:span text:style-name="T1">, и подсчитывает количество положительных результатов </text:span></text:span><text:span text:style-name="T19"><draw:frame draw:style-name="fr1" draw:name="123" text:anchor-type="as-char" svg:width="0.0835in" style:rel-width="scale" svg:height="0.1772in" style:rel-height="scale" draw:z-index="122"><draw:object xlink:href="./Object 123" xlink:type="simple" xlink:show="embed" xlink:actuate="onLoad"/><draw:image xlink:href="./ObjectReplacements/Object 123" xlink:type="simple" xlink:show="embed" xlink:actuate="onLoad"/><svg:desc>формула</svg:desc></draw:frame></text:span><text:span text:style-name="Основной_20_шрифт_20_абзаца"><text:span text:style-name="T1">. Если </text:span></text:span><text:span text:style-name="T19"><draw:frame draw:style-name="fr1" draw:name="124" text:anchor-type="as-char" svg:width="0.3646in" style:rel-width="scale" svg:height="0.1772in" style:rel-height="scale" draw:z-index="123"><draw:object xlink:href="./Object 124" xlink:type="simple" xlink:show="embed" xlink:actuate="onLoad"/><draw:image xlink:href="./ObjectReplacements/Object 124" xlink:type="simple" xlink:show="embed" xlink:actuate="onLoad"/><svg:desc>формула</svg:desc></draw:frame></text:span><text:span text:style-name="Основной_20_шрифт_20_абзаца"><text:span text:style-name="T1">, то есть вероятность (из-за ложноположительной характеристики </text:span></text:span><text:soft-page-break/><text:span text:style-name="Основной_20_шрифт_20_абзаца"><text:span text:style-name="T1">SBF), что у входа будут те же самые участники кольца, что и у существующего входа. Тем не менее так бывает не всегда. Возможно, что </text:span></text:span><text:span text:style-name="T19"><draw:frame draw:style-name="fr1" draw:name="125" text:anchor-type="as-char" svg:width="0.0835in" style:rel-width="scale" svg:height="0.1772in" style:rel-height="scale" draw:z-index="124"><draw:object xlink:href="./Object 125" xlink:type="simple" xlink:show="embed" xlink:actuate="onLoad"/><draw:image xlink:href="./ObjectReplacements/Object 125" xlink:type="simple" xlink:show="embed" xlink:actuate="onLoad"/><svg:desc>формула</svg:desc></draw:frame></text:span><text:span text:style-name="Основной_20_шрифт_20_абзаца"><text:span text:style-name="T1"><text:s/>будет меньше </text:span></text:span><text:span text:style-name="T19"><draw:frame draw:style-name="fr1" draw:name="126" text:anchor-type="as-char" svg:width="0.0728in" style:rel-width="scale" svg:height="0.1772in" style:rel-height="scale" draw:z-index="125"><draw:object xlink:href="./Object 126" xlink:type="simple" xlink:show="embed" xlink:actuate="onLoad"/><draw:image xlink:href="./ObjectReplacements/Object 126" xlink:type="simple" xlink:show="embed" xlink:actuate="onLoad"/><svg:desc>формула</svg:desc></draw:frame></text:span><text:span text:style-name="Основной_20_шрифт_20_абзаца"><text:span text:style-name="T1">, но поскольку </text:span></text:span><text:span text:style-name="T19"><draw:frame draw:style-name="fr1" draw:name="127" text:anchor-type="as-char" svg:width="0.0835in" style:rel-width="scale" svg:height="0.1772in" style:rel-height="scale" draw:z-index="126"><draw:object xlink:href="./Object 127" xlink:type="simple" xlink:show="embed" xlink:actuate="onLoad"/><draw:image xlink:href="./ObjectReplacements/Object 127" xlink:type="simple" xlink:show="embed" xlink:actuate="onLoad"/><svg:desc>формула</svg:desc></draw:frame></text:span><text:span text:style-name="Основной_20_шрифт_20_абзаца"><text:span text:style-name="T1"><text:s/>может соответствовать пороговому значению </text:span></text:span><text:span text:style-name="T19"><draw:frame draw:style-name="fr1" draw:name="128" text:anchor-type="as-char" svg:width="0.0626in" style:rel-width="scale" svg:height="0.1772in" style:rel-height="scale" draw:z-index="127"><draw:object xlink:href="./Object 128" xlink:type="simple" xlink:show="embed" xlink:actuate="onLoad"/><draw:image xlink:href="./ObjectReplacements/Object 128" xlink:type="simple" xlink:show="embed" xlink:actuate="onLoad"/><svg:desc>формула</svg:desc></draw:frame></text:span><text:span text:style-name="Основной_20_шрифт_20_абзаца"><text:span text:style-name="T1">, при этом </text:span></text:span><text:span text:style-name="T19"><draw:frame draw:style-name="fr1" draw:name="129" text:anchor-type="as-char" svg:width="0.3437in" style:rel-width="scale" svg:height="0.1772in" style:rel-height="scale" draw:z-index="128"><draw:object xlink:href="./Object 129" xlink:type="simple" xlink:show="embed" xlink:actuate="onLoad"/><draw:image xlink:href="./ObjectReplacements/Object 129" xlink:type="simple" xlink:show="embed" xlink:actuate="onLoad"/><svg:desc>формула</svg:desc></draw:frame></text:span><text:span text:style-name="Основной_20_шрифт_20_абзаца"><text:span text:style-name="T1">, тогда всё должно соответствовать </text:span></text:span><text:span text:style-name="T19"><draw:frame draw:style-name="fr1" draw:name="130" text:anchor-type="as-char" svg:width="0.6252in" style:rel-width="scale" svg:height="0.1772in" style:rel-height="scale" draw:z-index="129"><draw:object xlink:href="./Object 130" xlink:type="simple" xlink:show="embed" xlink:actuate="onLoad"/><draw:image xlink:href="./ObjectReplacements/Object 130" xlink:type="simple" xlink:show="embed" xlink:actuate="onLoad"/><svg:desc>формула</svg:desc></draw:frame></text:span><text:span text:style-name="Основной_20_шрифт_20_абзаца"><text:span text:style-name="T1">. В противном случае:</text:span></text:span></text:p>
        </text:list-item>
      </text:list>
      <text:list xml:id="list1202328619" text:style-name="WWNum8">
        <text:list-item text:start-value="1">
          <text:p text:style-name="P21"><text:span text:style-name="Основной_20_шрифт_20_абзаца"><text:span text:style-name="T1">если </text:span></text:span><text:span text:style-name="T19"><draw:frame draw:style-name="fr1" draw:name="131" text:anchor-type="as-char" svg:width="0.3437in" style:rel-width="scale" svg:height="0.1772in" style:rel-height="scale" draw:z-index="130"><draw:object xlink:href="./Object 131" xlink:type="simple" xlink:show="embed" xlink:actuate="onLoad"/><draw:image xlink:href="./ObjectReplacements/Object 131" xlink:type="simple" xlink:show="embed" xlink:actuate="onLoad"/><svg:desc>формула</svg:desc></draw:frame></text:span><text:span text:style-name="Основной_20_шрифт_20_абзаца"><text:span text:style-name="T1">, транзакция, содержащая кольцевую подпись </text:span></text:span><text:span text:style-name="T19"><draw:frame draw:style-name="fr1" draw:name="132" text:anchor-type="as-char" svg:width="0.1043in" style:rel-width="scale" svg:height="0.1772in" style:rel-height="scale" draw:z-index="131"><draw:object xlink:href="./Object 132" xlink:type="simple" xlink:show="embed" xlink:actuate="onLoad"/><draw:image xlink:href="./ObjectReplacements/Object 132" xlink:type="simple" xlink:show="embed" xlink:actuate="onLoad"/><svg:desc>формула</svg:desc></draw:frame></text:span><text:span text:style-name="Основной_20_шрифт_20_абзаца"><text:span text:style-name="T1">, может быть принята, так как она была обозначена как ложноположительная </text:span></text:span><text:span text:style-name="T19"><draw:frame draw:style-name="fr1" draw:name="133" text:anchor-type="as-char" svg:width="0.3335in" style:rel-width="scale" svg:height="0.1772in" style:rel-height="scale" draw:z-index="132"><draw:object xlink:href="./Object 133" xlink:type="simple" xlink:show="embed" xlink:actuate="onLoad"/><draw:image xlink:href="./ObjectReplacements/Object 133" xlink:type="simple" xlink:show="embed" xlink:actuate="onLoad"/><svg:desc>формула</svg:desc></draw:frame></text:span><text:span text:style-name="Основной_20_шрифт_20_абзаца"><text:span text:style-name="T1">;</text:span></text:span></text:p>
        </text:list-item>
        <text:list-item>
          <text:p text:style-name="P21"><text:span text:style-name="Основной_20_шрифт_20_абзаца"><text:span text:style-name="T1">если </text:span></text:span><text:span text:style-name="T19"><draw:frame draw:style-name="fr1" draw:name="134" text:anchor-type="as-char" svg:width="0.3437in" style:rel-width="scale" svg:height="0.1772in" style:rel-height="scale" draw:z-index="133"><draw:object xlink:href="./Object 134" xlink:type="simple" xlink:show="embed" xlink:actuate="onLoad"/><draw:image xlink:href="./ObjectReplacements/Object 134" xlink:type="simple" xlink:show="embed" xlink:actuate="onLoad"/><svg:desc>формула</svg:desc></draw:frame></text:span><text:span text:style-name="Основной_20_шрифт_20_абзаца"><text:span text:style-name="T1">, транзакция, содержащая кольцевую подпись </text:span></text:span><text:span text:style-name="T19"><draw:frame draw:style-name="fr1" draw:name="135" text:anchor-type="as-char" svg:width="0.1043in" style:rel-width="scale" svg:height="0.1772in" style:rel-height="scale" draw:z-index="134"><draw:object xlink:href="./Object 135" xlink:type="simple" xlink:show="embed" xlink:actuate="onLoad"/><draw:image xlink:href="./ObjectReplacements/Object 135" xlink:type="simple" xlink:show="embed" xlink:actuate="onLoad"/><svg:desc>формула</svg:desc></draw:frame></text:span><text:span text:style-name="Основной_20_шрифт_20_абзаца"><text:span text:style-name="T1">, может быть занесена в чёрный список, поскольку может содержать отслеживаемый выход.</text:span></text:span></text:p>
        </text:list-item>
      </text:list>
      <text:list xml:id="list221854187354938" text:style-name="WWNum6">
        <text:list-item>
          <text:p text:style-name="P20"><text:span text:style-name="Основной_20_шрифт_20_абзаца"><text:span text:style-name="T1">Чтобы повысить вероятность нахождения новых транзакций с идентичным набором существующих участников кольца, пороговое значение </text:span></text:span><text:span text:style-name="T19"><draw:frame draw:style-name="fr1" draw:name="136" text:anchor-type="as-char" svg:width="0.0626in" style:rel-width="scale" svg:height="0.1772in" style:rel-height="scale" draw:z-index="135"><draw:object xlink:href="./Object 136" xlink:type="simple" xlink:show="embed" xlink:actuate="onLoad"/><draw:image xlink:href="./ObjectReplacements/Object 136" xlink:type="simple" xlink:show="embed" xlink:actuate="onLoad"/><svg:desc>формула</svg:desc></draw:frame></text:span><text:span text:style-name="Основной_20_шрифт_20_абзаца"><text:span text:style-name="T1"><text:s/>может быть задано как </text:span></text:span><text:span text:style-name="T19"><draw:frame draw:style-name="fr1" draw:name="137" text:anchor-type="as-char" svg:width="0.3437in" style:rel-width="scale" svg:height="0.1772in" style:rel-height="scale" draw:z-index="136"><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1">, чтобы </text:span></text:span><text:span text:style-name="T19"><draw:frame draw:style-name="fr1" draw:name="138" text:anchor-type="as-char" svg:width="0.6252in" style:rel-width="scale" svg:height="0.1772in" style:rel-height="scale" draw:z-index="137"><draw:object xlink:href="./Object 138" xlink:type="simple" xlink:show="embed" xlink:actuate="onLoad"/><draw:image xlink:href="./ObjectReplacements/Object 138" xlink:type="simple" xlink:show="embed" xlink:actuate="onLoad"/><svg:desc>формула</svg:desc></draw:frame></text:span><text:span text:style-name="Основной_20_шрифт_20_абзаца"><text:span text:style-name="T1">.</text:span></text:span></text:p>
        </text:list-item>
      </text:list>
      <text:p text:style-name="P35"><text:span text:style-name="Основной_20_шрифт_20_абзаца"><text:span text:style-name="T11">Включение в чёрный список может использоваться как опция, альтернативная непринятию транзакции, как описано выше в пункте 3b, поскольку непринятие транзакции может мотивировать пользователя к повторному созданию транзакции, что сделает новую транзакцию отслеживаемой [20].</text:span></text:span></text:p>
      <text:p text:style-name="P35"><text:span text:style-name="Основной_20_шрифт_20_абзаца"><text:span text:style-name="T12">Ложноположительные результаты</text:span></text:span><text:span text:style-name="Основной_20_шрифт_20_абзаца"><text:span text:style-name="T11">. Определение относительного количества ложноположительных результатов является компромиссом, связанным с тем, что в нашем решении не используются реальные данные транзакций, а вместо этого в качестве эффективного решения задействованы SBF. Частота ошибок в оригинальном решении SBF составляет от 0,0001% до 0,1% [1]. Использование двух различных SBF, то есть </text:span></text:span><text:span text:style-name="T19"><draw:frame draw:style-name="fr1" draw:name="139" text:anchor-type="as-char" svg:width="0.3335in" style:rel-width="scale" svg:height="0.1772in" style:rel-height="scale" draw:z-index="138"><draw:object xlink:href="./Object 139" xlink:type="simple" xlink:show="embed" xlink:actuate="onLoad"/><draw:image xlink:href="./ObjectReplacements/Object 139" xlink:type="simple" xlink:show="embed" xlink:actuate="onLoad"/><svg:desc>формула</svg:desc></draw:frame></text:span><text:span text:style-name="Основной_20_шрифт_20_абзаца"><text:span text:style-name="T11"><text:s/>и </text:span></text:span><text:span text:style-name="T19"><draw:frame draw:style-name="fr1" draw:name="140" text:anchor-type="as-char" svg:width="0.3543in" style:rel-width="scale" svg:height="0.1772in" style:rel-height="scale" draw:z-index="139"><draw:object xlink:href="./Object 140" xlink:type="simple" xlink:show="embed" xlink:actuate="onLoad"/><draw:image xlink:href="./ObjectReplacements/Object 140" xlink:type="simple" xlink:show="embed" xlink:actuate="onLoad"/><svg:desc>формула</svg:desc></draw:frame></text:span><text:span text:style-name="Основной_20_шрифт_20_абзаца"><text:span text:style-name="T11">, как ожидается, значительно сократит относительное количество ложноположительных результатов в случае с новым образом ключа, который никогда не использовался ранее, что произошло бы в противном случае.</text:span></text:span></text:p>
      <text:p text:style-name="P35"><text:span text:style-name="Основной_20_шрифт_20_абзаца"><text:span text:style-name="T11">Мы используем простое уравнение для определения вероятности двух независимых событий: </text:span></text:span><text:span text:style-name="T19"><draw:frame draw:style-name="fr1" draw:name="141" text:anchor-type="as-char" svg:width="0.7709in" style:rel-width="scale" svg:height="0.1772in" style:rel-height="scale" draw:z-index="140"><draw:object xlink:href="./Object 141" xlink:type="simple" xlink:show="embed" xlink:actuate="onLoad"/><draw:image xlink:href="./ObjectReplacements/Object 141" xlink:type="simple" xlink:show="embed" xlink:actuate="onLoad"/><svg:desc>формула</svg:desc></draw:frame></text:span><text:span text:style-name="Основной_20_шрифт_20_абзаца"><text:span text:style-name="T11">, где </text:span></text:span><text:span text:style-name="T19"><draw:frame draw:style-name="fr1" draw:name="142" text:anchor-type="as-char" svg:width="0.1457in" style:rel-width="scale" svg:height="0.1772in" style:rel-height="scale" draw:z-index="141"><draw:object xlink:href="./Object 142" xlink:type="simple" xlink:show="embed" xlink:actuate="onLoad"/><draw:image xlink:href="./ObjectReplacements/Object 142" xlink:type="simple" xlink:show="embed" xlink:actuate="onLoad"/><svg:desc>формула</svg:desc></draw:frame></text:span><text:span text:style-name="Основной_20_шрифт_20_абзаца"><text:span text:style-name="T11"><text:s/>и </text:span></text:span><text:span text:style-name="T19"><draw:frame draw:style-name="fr1" draw:name="143" text:anchor-type="as-char" svg:width="0.1457in" style:rel-width="scale" svg:height="0.1772in" style:rel-height="scale" draw:z-index="142"><draw:object xlink:href="./Object 143" xlink:type="simple" xlink:show="embed" xlink:actuate="onLoad"/><draw:image xlink:href="./ObjectReplacements/Object 143" xlink:type="simple" xlink:show="embed" xlink:actuate="onLoad"/><svg:desc>формула</svg:desc></draw:frame></text:span><text:span text:style-name="Основной_20_шрифт_20_абзаца"><text:span text:style-name="T11"><text:s/>обозначают вероятность первого и второго событий, соответственно. Согласно уравнению и самому большому значению частоты ошибок SBF, вероятность того, что результат обнаружения образа ключа, который никогда не был потрачен, будет ложноположительным в случае с обеими проверками, составляет 0,0001%.</text:span></text:span></text:p>
      <text:p text:style-name="P35"><text:span text:style-name="Основной_20_шрифт_20_абзаца"><text:span text:style-name="T12">Фильтр SBF для множества ветвей блокчейна</text:span></text:span><text:span text:style-name="Основной_20_шрифт_20_абзаца"><text:span text:style-name="T11">. Фильтр SBF состоит из множества фильтров Блума (BF) [1], где </text:span></text:span><text:span text:style-name="T19"><draw:frame draw:style-name="fr1" draw:name="144" text:anchor-type="as-char" svg:width="1.5417in" style:rel-width="scale" svg:height="0.1772in" style:rel-height="scale" draw:z-index="143"><draw:object xlink:href="./Object 144" xlink:type="simple" xlink:show="embed" xlink:actuate="onLoad"/><draw:image xlink:href="./ObjectReplacements/Object 144" xlink:type="simple" xlink:show="embed" xlink:actuate="onLoad"/><svg:desc>формула</svg:desc></draw:frame></text:span><text:span text:style-name="Основной_20_шрифт_20_абзаца"><text:span text:style-name="T11">, где, в свою очередь символ, || является операцией конкатенации. SBF также можно построить путём конкатенации множества SBF так, чтобы </text:span></text:span><text:span text:style-name="T19"><draw:frame draw:style-name="fr1" draw:name="145" text:anchor-type="as-char" svg:width="2.0311in" style:rel-width="scale" svg:height="0.1772in" style:rel-height="scale" draw:z-index="144"><draw:object xlink:href="./Object 145" xlink:type="simple" xlink:show="embed" xlink:actuate="onLoad"/><draw:image xlink:href="./ObjectReplacements/Object 145" xlink:type="simple" xlink:show="embed" xlink:actuate="onLoad"/><svg:desc>формула</svg:desc></draw:frame></text:span><text:span text:style-name="Основной_20_шрифт_20_абзаца"><text:span text:style-name="T11">. Мы определяем локальные SBF (LBSF) как набор SBF, которые создавались с использованием информации из одной ветви блокчейна. Мы также определяем глобальные SBF (GSBF) как набор SBF, которые создавались путём конкатенации всех локальных SBF. Фильтры GSBF используются, чтобы проверить наличие связанной информации, независимо от того, в каком блокчейне находится такая информация, в то время как LSBF используются для проверки информации в определённом блокчейне.</text:span></text:span></text:p>
      <text:p text:style-name="P35"><text:span text:style-name="Основной_20_шрифт_20_абзаца"><text:span text:style-name="T12">SBFChain</text:span></text:span><text:span text:style-name="Основной_20_шрифт_20_абзаца"><text:span text:style-name="T11">. В целях учёта создаваемых GSBF нами предлагается использовать SBFChain. SBFChain — это подобная блокчейну структура данных, содержащая метаданные, связанные с GSBF, и позволяющая отследить изменения в фильтрах GSBF. Все записи данных в SBFChain нумеруются. Запись </text:span></text:span><text:span text:style-name="T19"><draw:frame draw:style-name="fr1" draw:name="146" text:anchor-type="as-char" svg:width="0.1563in" style:rel-width="scale" svg:height="0.1772in" style:rel-height="scale" draw:z-index="145"><draw:object xlink:href="./Object 146" xlink:type="simple" xlink:show="embed" xlink:actuate="onLoad"/><draw:image xlink:href="./ObjectReplacements/Object 146" xlink:type="simple" xlink:show="embed" xlink:actuate="onLoad"/><svg:desc>формула</svg:desc></draw:frame></text:span><text:span text:style-name="Основной_20_шрифт_20_абзаца"><text:span text:style-name="T11"><text:s/>в SBFChain связывается с записью </text:span></text:span><text:span text:style-name="T19"><draw:frame draw:style-name="fr1" draw:name="147" text:anchor-type="as-char" svg:width="0.2917in" style:rel-width="scale" svg:height="0.1772in" style:rel-height="scale" draw:z-index="146"><draw:object xlink:href="./Object 147" xlink:type="simple" xlink:show="embed" xlink:actuate="onLoad"/><draw:image xlink:href="./ObjectReplacements/Object 147" xlink:type="simple" xlink:show="embed" xlink:actuate="onLoad"/><svg:desc>формула</svg:desc></draw:frame></text:span><text:span text:style-name="Основной_20_шрифт_20_абзаца"><text:span text:style-name="T11"><text:s/>путём добавления значения хеша </text:span></text:span><text:span text:style-name="T19"><draw:frame draw:style-name="fr1" draw:name="148" text:anchor-type="as-char" svg:width="1.0728in" style:rel-width="scale" svg:height="0.198in" style:rel-height="scale" draw:z-index="147"><draw:object xlink:href="./Object 148" xlink:type="simple" xlink:show="embed" xlink:actuate="onLoad"/><draw:image xlink:href="./ObjectReplacements/Object 148" xlink:type="simple" xlink:show="embed" xlink:actuate="onLoad"/><svg:desc>формула</svg:desc></draw:frame></text:span><text:span text:style-name="Основной_20_шрифт_20_абзаца"><text:span text:style-name="T11"><text:s/>к записи </text:span></text:span><text:span text:style-name="T19"><draw:frame draw:style-name="fr1" draw:name="149" text:anchor-type="as-char" svg:width="0.1563in" style:rel-width="scale" svg:height="0.1772in" style:rel-height="scale" draw:z-index="148"><draw:object xlink:href="./Object 149" xlink:type="simple" xlink:show="embed" xlink:actuate="onLoad"/><draw:image xlink:href="./ObjectReplacements/Object 149" xlink:type="simple" xlink:show="embed" xlink:actuate="onLoad"/><svg:desc>формула</svg:desc></draw:frame></text:span><text:span text:style-name="Основной_20_шрифт_20_абзаца"><text:span text:style-name="T11">. Запись создаётся через определённый период времени, то есть каждые 4 минуты, чтобы продемонстрировать последовательный процесс создания фильтров GSBF. Структура SBFChain показана на рисунке 6.</text:span></text:span></text:p>
      <text:p text:style-name="P35"><text:span text:style-name="Основной_20_шрифт_20_абзаца"><text:span text:style-name="T11">Запись </text:span></text:span><text:span text:style-name="T19"><draw:frame draw:style-name="fr1" draw:name="150" text:anchor-type="as-char" svg:width="0.1563in" style:rel-width="scale" svg:height="0.1772in" style:rel-height="scale" draw:z-index="149"><draw:object xlink:href="./Object 150" xlink:type="simple" xlink:show="embed" xlink:actuate="onLoad"/><draw:image xlink:href="./ObjectReplacements/Object 150" xlink:type="simple" xlink:show="embed" xlink:actuate="onLoad"/><svg:desc>формула</svg:desc></draw:frame></text:span><text:span text:style-name="Основной_20_шрифт_20_абзаца"><text:span text:style-name="T11"><text:s/>содержит следующую информацию:</text:span></text:span></text:p>
      <text:list xml:id="list221854684607497" text:style-name="WWNum2">
        <text:list-item>
          <text:p text:style-name="P11"><text:span text:style-name="Основной_20_шрифт_20_абзаца"><text:span text:style-name="T1">значение хеша </text:span></text:span><text:span text:style-name="T19"><draw:frame draw:style-name="fr1" draw:name="151" text:anchor-type="as-char" svg:width="0.3335in" style:rel-width="scale" svg:height="0.198in" style:rel-height="scale" draw:z-index="150"><draw:object xlink:href="./Object 151" xlink:type="simple" xlink:show="embed" xlink:actuate="onLoad"/><draw:image xlink:href="./ObjectReplacements/Object 151" xlink:type="simple" xlink:show="embed" xlink:actuate="onLoad"/><svg:desc>формула</svg:desc></draw:frame></text:span><text:span text:style-name="Основной_20_шрифт_20_абзаца"><text:span text:style-name="T1">;</text:span></text:span></text:p>
        </text:list-item>
        <text:list-item>
          <text:p text:style-name="P11"><text:span text:style-name="Основной_20_шрифт_20_абзаца"><text:span text:style-name="T1">номер блока </text:span></text:span><text:span text:style-name="T19"><draw:frame draw:style-name="fr1" draw:name="152" text:anchor-type="as-char" svg:width="0.0937in" style:rel-width="scale" svg:height="0.1772in" style:rel-height="scale" draw:z-index="151"><draw:object xlink:href="./Object 152" xlink:type="simple" xlink:show="embed" xlink:actuate="onLoad"/><draw:image xlink:href="./ObjectReplacements/Object 152" xlink:type="simple" xlink:show="embed" xlink:actuate="onLoad"/><svg:desc>формула</svg:desc></draw:frame></text:span><text:span text:style-name="Основной_20_шрифт_20_абзаца"><text:span text:style-name="T1">;</text:span></text:span></text:p>
        </text:list-item>
        <text:list-item>
          <text:p text:style-name="P11"><text:span text:style-name="Основной_20_шрифт_20_абзаца"><text:span text:style-name="T1">временную метку </text:span></text:span><text:span text:style-name="T19"><draw:frame draw:style-name="fr1" draw:name="153" text:anchor-type="as-char" svg:width="0.2083in" style:rel-width="scale" svg:height="0.1772in" style:rel-height="scale" draw:z-index="152"><draw:object xlink:href="./Object 153" xlink:type="simple" xlink:show="embed" xlink:actuate="onLoad"/><draw:image xlink:href="./ObjectReplacements/Object 153" xlink:type="simple" xlink:show="embed" xlink:actuate="onLoad"/><svg:desc>формула</svg:desc></draw:frame></text:span><text:span text:style-name="Основной_20_шрифт_20_абзаца"><text:span text:style-name="T1">;</text:span></text:span></text:p>
        </text:list-item>
        <text:list-item>
          <text:p text:style-name="P11"><text:span text:style-name="Основной_20_шрифт_20_абзаца"><text:span text:style-name="T1">значения хешей самых последних GSBF:</text:span></text:span></text:p>
        </text:list-item>
      </text:list>
      <text:list xml:id="list3592184389" text:style-name="WWNum5">
        <text:list-item>
          <text:p text:style-name="P22"><text:soft-page-break/><text:span text:style-name="T19"><draw:frame draw:style-name="fr1" draw:name="154" text:anchor-type="as-char" svg:width="1.302in" style:rel-width="scale" svg:height="0.198in" style:rel-height="scale" draw:z-index="153"><draw:object xlink:href="./Object 154" xlink:type="simple" xlink:show="embed" xlink:actuate="onLoad"/><draw:image xlink:href="./ObjectReplacements/Object 154" xlink:type="simple" xlink:show="embed" xlink:actuate="onLoad"/><svg:desc>формула</svg:desc></draw:frame></text:span><text:span text:style-name="Основной_20_шрифт_20_абзаца"><text:span text:style-name="T1">;</text:span></text:span></text:p>
        </text:list-item>
        <text:list-item>
          <text:p text:style-name="P22"><text:span text:style-name="T19"><draw:frame draw:style-name="fr1" draw:name="155" text:anchor-type="as-char" svg:width="1.3437in" style:rel-width="scale" svg:height="0.198in" style:rel-height="scale" draw:z-index="154"><draw:object xlink:href="./Object 155" xlink:type="simple" xlink:show="embed" xlink:actuate="onLoad"/><draw:image xlink:href="./ObjectReplacements/Object 155" xlink:type="simple" xlink:show="embed" xlink:actuate="onLoad"/><svg:desc>формула</svg:desc></draw:frame></text:span><text:span text:style-name="Основной_20_шрифт_20_абзаца"><text:span text:style-name="T1">;</text:span></text:span></text:p>
        </text:list-item>
      </text:list>
      <text:list xml:id="list221855352236390" text:style-name="WWNum2">
        <text:list-item>
          <text:p text:style-name="P11"><text:span text:style-name="Основной_20_шрифт_20_абзаца"><text:span text:style-name="T1">метаданные всех ветвей блокчейна, в которые добавляется информация в соответствии с самыми последними SBF:</text:span></text:span></text:p>
        </text:list-item>
      </text:list>
      <text:list xml:id="list221854194156641" text:style-name="WWNum5">
        <text:list-item>
          <text:p text:style-name="P22"><text:span text:style-name="Основной_20_шрифт_20_абзаца"><text:span text:style-name="T1">Chain_ID;</text:span></text:span></text:p>
        </text:list-item>
        <text:list-item>
          <text:p text:style-name="P22"><text:span text:style-name="Основной_20_шрифт_20_абзаца"><text:span text:style-name="T1">высота блока;</text:span></text:span></text:p>
        </text:list-item>
        <text:list-item>
          <text:p text:style-name="P23"><text:span text:style-name="Основной_20_шрифт_20_абзаца"><text:span text:style-name="T1">содержимое регистра данных.</text:span></text:span></text:p>
        </text:list-item>
      </text:list>
      <text:p text:style-name="P35"><text:span text:style-name="Основной_20_шрифт_20_абзаца"><text:span text:style-name="T11">Обратившись к самой последней записи </text:span></text:span><text:span text:style-name="T19"><draw:frame draw:style-name="fr1" draw:name="156" text:anchor-type="as-char" svg:width="0.0835in" style:rel-width="scale" svg:height="0.1772in" style:rel-height="scale" draw:z-index="155"><draw:object xlink:href="./Object 156" xlink:type="simple" xlink:show="embed" xlink:actuate="onLoad"/><draw:image xlink:href="./ObjectReplacements/Object 156" xlink:type="simple" xlink:show="embed" xlink:actuate="onLoad"/><svg:desc>формула</svg:desc></draw:frame></text:span><text:span text:style-name="Основной_20_шрифт_20_абзаца"><text:span text:style-name="T11">, можно определить, какая информация была добавлена в самые последние GSBF. Запись </text:span></text:span><text:span text:style-name="T19"><draw:frame draw:style-name="fr1" draw:name="157" text:anchor-type="as-char" svg:width="0.0835in" style:rel-width="scale" svg:height="0.1772in" style:rel-height="scale" draw:z-index="156"><draw:object xlink:href="./Object 157" xlink:type="simple" xlink:show="embed" xlink:actuate="onLoad"/><draw:image xlink:href="./ObjectReplacements/Object 157" xlink:type="simple" xlink:show="embed" xlink:actuate="onLoad"/><svg:desc>формула</svg:desc></draw:frame></text:span><text:span text:style-name="Основной_20_шрифт_20_абзаца"><text:span text:style-name="T11"><text:s/>также поможет в любой момент восстановить GSBF по информации, сохранённой в ближайшей записи </text:span></text:span><text:span text:style-name="T19"><draw:frame draw:style-name="fr1" draw:name="158" text:anchor-type="as-char" svg:width="0.0835in" style:rel-width="scale" svg:height="0.1772in" style:rel-height="scale" draw:z-index="157"><draw:object xlink:href="./Object 158" xlink:type="simple" xlink:show="embed" xlink:actuate="onLoad"/><draw:image xlink:href="./ObjectReplacements/Object 158" xlink:type="simple" xlink:show="embed" xlink:actuate="onLoad"/><svg:desc>формула</svg:desc></draw:frame></text:span><text:span text:style-name="Основной_20_шрифт_20_абзаца"><text:span text:style-name="T11">.</text:span></text:span></text:p>
      <text:list xml:id="list221854983818479" text:style-name="WWNum12">
        <text:list-item>
          <text:list>
            <text:list-item>
              <text:list>
                <text:list-item>
                  <text:p text:style-name="P31"><text:span text:style-name="Основной_20_шрифт_20_абзаца"><text:span text:style-name="T2">Объединённый узел</text:span></text:span><text:span text:style-name="Основной_20_шрифт_20_абзаца"><text:span text:style-name="T1">. Термин «объединённый узел» был придуман нами для обозначения нового типа узла, который будет хранить и управлять фильтрами GSBF и SBFChain. Объединённый узел будет совместно управляться мейнтейнерами множества ветвей блокчейна. Идея объединённого узла изначально возникла благодаря базам данных чёрных шаров, где информация собирается множеством сторон [7]. В то же время объединённый узел работает подобно оракулу хардфорка [17], где информация о множестве форков блокчейна может управляться из одного места. Объединённый узел собирает всю связанную информацию из различных ветвей блокчейна и строит фильтры SBF и SBFChain.</text:span></text:span></text:p>
                </text:list-item>
              </text:list>
            </text:list-item>
          </text:list>
        </text:list-item>
      </text:list>
      <text:p text:style-name="P38"><text:span text:style-name="Основной_20_шрифт_20_абзаца"><text:span text:style-name="T15">Рисунок 6. Структура SBFChain.</text:span></text:span></text:p>
      <text:p text:style-name="P35"><text:span text:style-name="Основной_20_шрифт_20_абзаца"><text:span text:style-name="T11">SBFChain может использоваться для синхронизации фильтров SBF, поддерживаемых различными объединёнными узлами. Предполагается, что среди объединённых узлов существует простой метод консенсуса, позволяющий добавлять новые записи в SBFChain, при этом все объединённые узлы следят за каждым новым обновлением информации в SBFChain как участники системы.</text:span></text:span></text:p>
      <text:p text:style-name="P35"><text:span text:style-name="Основной_20_шрифт_20_абзаца"><text:span text:style-name="T11">Введение объединённых узлов не вызовет каких-либо проблем с масштабируемостью в работе каждого блокчейна, особенно связанной с необходимым местом для хранения данных и требуемой вычислительной мощностью, чтобы обрабатывать запросы и ответы. Объединённые узлы сформируют новую подсистему Monero, которая будет отделена от основной системы, состоящей из обычных узлов, следующих протоколам Monero. Несмотря на то, что объединённые и обычные узлы будут находиться в различных системах, предполагается, что будет реализован механизм, позволяющий им обмениваться информацией.</text:span></text:span></text:p>
      <text:p text:style-name="P35"><text:span text:style-name="Основной_20_шрифт_20_абзаца"><text:span text:style-name="T11">В качестве схемы обмена данными между объединёнными и обычными узлами может использоваться RPC, равно как и для обмена данными между объединёнными узлами и SPV-кошельками с клиентской стороны. Чтобы объединённые узлы смогли обновлять информацию, поступающую из сети множества блокчейнов, требуется P2P-схема обмена данными. Отношение между объединёнными узлами, обычными узлами и SVP-кошельками продемонстрировано на рисунке 7.</text:span></text:span></text:p>
      <text:p text:style-name="P35"><text:span text:style-name="Основной_20_шрифт_20_абзаца"><text:span text:style-name="T11">Кошельки пользователей также могут активно сообщаться с объединёнными узлами в отношении необработанных транзакций, создаваемых кошельком, чтобы предотвратить проблему повторного использования ключей на ранней стадии. Однако обычные узлы могут использовать фильтры SBF, поддерживаемые объединёнными узлами, для выполнения простого алгоритма проверки перед обработкой транзакции.</text:span></text:span></text:p>
      <text:p text:style-name="P35"><text:span text:style-name="Основной_20_шрифт_20_абзаца"><text:span text:style-name="T11">Несмотря на то, что объединённые узлы хранят GSBF, они не имеют полномочий, чтобы расширить блокчейн или изменить информацию, сохранённую в блокчейне. Все обновления блокчейнов и пулов памяти связаны с фильтрами LSBF и GSBF. Для обозначения сети объединённых узлов нами используется термин «сервисная подсистема».</text:span></text:span></text:p>
      <text:list xml:id="list224712635249033" text:continue-numbering="true" text:style-name="WWNum12">
        <text:list-item>
          <text:p text:style-name="P4"><text:span text:style-name="Основной_20_шрифт_20_абзаца"><text:span text:style-name="T3">ОБСУЖДЕНИЕ</text:span></text:span></text:p>
        </text:list-item>
      </text:list>
      <text:p text:style-name="P35"><text:span text:style-name="Основной_20_шрифт_20_абзаца"><text:span text:style-name="T11">В данном разделе рассматривается анализ безопасности и эффективности предлагаемого нами решения.</text:span></text:span></text:p>
      <text:list xml:id="list224713566988150" text:continue-numbering="true" text:style-name="WWNum12">
        <text:list-item>
          <text:list>
            <text:list-item>
              <text:p text:style-name="P4"><text:soft-page-break/><text:span text:style-name="Основной_20_шрифт_20_абзаца"><text:span text:style-name="T5">Анализ безопасности</text:span></text:span></text:p>
              <text:list>
                <text:list-item>
                  <text:p text:style-name="P31"><text:span text:style-name="Основной_20_шрифт_20_абзаца"><text:span text:style-name="T2">Активная атака</text:span></text:span><text:span text:style-name="Основной_20_шрифт_20_абзаца"><text:span text:style-name="T1">. Предполагается, что в сервисной системе существуют недобросовестные объединённые узлы, в которых большинство участников не следуют протоколу надлежащим образом. Когда недобросовестные объединённые узлы получают запросы от клиента (кошелька или обычного узла) для верификации того, присутствуют ли образы ключей или кортежи образов-миксинов ключей в текущих SBF, недобросовестные объединённые узлы дают неправильные ответы. Чтобы избежать этой проблемы, клиент может отправлять запросы множеству объединённых узлов подсистемы, выбранных произвольным образом. Учитывая, что большинство объединённых узлов в подсистемах демонстрируют честное поведение, клиент обнаружит несоответствие ответов. После этого клиент рассматривает ответы как голоса, чтобы отличить правильные ответы от неправильных, так как правильные ответы наиболее вероятно поступят от большинства честных объединённых узлов, поскольку они всегда дают честные ответы.</text:span></text:span></text:p>
                </text:list-item>
              </text:list>
            </text:list-item>
          </text:list>
        </text:list-item>
      </text:list>
      <text:p text:style-name="P38"><text:span text:style-name="Основной_20_шрифт_20_абзаца"><text:span text:style-name="T15">Рисунок 7. Объединённые узлы могут помочь SPV-кошелькам, а также обычным узлам, принадлежащим различным блокчейнам</text:span></text:span></text:p>
      <text:p text:style-name="P35"><text:span text:style-name="Основной_20_шрифт_20_абзаца"><text:span text:style-name="T11">Недобросовестный объединённый узел также может быть обнаружен своими одноранговыми узлами. Объединённые узлы проверяют файлы SBF друг друга, подтверждая значения хешей SBF и значений хешей, которые хранятся в SBFChain. Если информация не будет совпадать, любые узлы, выдающие неверную информацию, будут занесены в чёрный список. Информация из чёрного списка будет опубликована для всех клиентов. В качестве механизма проверки для выявления недобросовестных объединённых узлов также могут использоваться случайные запросы.</text:span></text:span></text:p>
      <text:p text:style-name="P35"><text:span text:style-name="Основной_20_шрифт_20_абзаца"><text:span text:style-name="T11">Обычные узлы, принадлежащие различным ветвям блокчейна, также могут совместно верифицировать правильность SBF, поддерживаемых объединёнными узлами. Тем не менее в случае с обычными узлами это требует дополнительных вычислительных ресурсов. Верификация правильности GSBF может быть выполнена в форме реконструкции в два этапа:</text:span></text:span></text:p>
      <text:list xml:id="list4260272683" text:style-name="WWNum10">
        <text:list-item text:start-value="1">
          <text:p text:style-name="P24"><text:span text:style-name="Основной_20_шрифт_20_абзаца"><text:span text:style-name="T5">Этап первый: реконструкция внутри блокчейна</text:span></text:span><text:span text:style-name="Основной_20_шрифт_20_абзаца"><text:span text:style-name="T1">. На данном этапе обычные узлы из каждой ветви блокчейна вычисляют локальные SBF (LSBF), используя данные собственного блокчейна в соответствии с согласованной записью в SBFChain. Реконструкция локальных SBF может начаться с Fork Point (точки реализации форка) этой ветви блокчейна, а не с генезис-блока (нулевого блока). Правильность локальных SBF (LSBF) зависит от честности обычных узлов, принадлежащих блокчейну. Учитывая, что большинство узлов демонстрирует честное поведение, всегда имеется возможность сгенерировать правильные LSBF.</text:span></text:span></text:p>
        </text:list-item>
        <text:list-item>
          <text:p text:style-name="P25"><text:span text:style-name="Основной_20_шрифт_20_абзаца"><text:span text:style-name="T5">Этап второй: реконструкция между блокчейнами</text:span></text:span><text:span text:style-name="Основной_20_шрифт_20_абзаца"><text:span text:style-name="T1">. Узлы из различных ветвей блокчейна совместно генерируют ряд глобальных SBF (GSBF). Эти GSBF создаются путём конкатенации всех LSBF. При условии, что все LSBF будут правильными, и GSBF также будут правильными.</text:span></text:span></text:p>
        </text:list-item>
      </text:list>
      <text:p text:style-name="P35"><text:span text:style-name="Основной_20_шрифт_20_абзаца"><text:span text:style-name="T11">Недобросовестный обычный узел также может попытаться подтвердить транзакции, у которых есть проблемы с повторным использованием ключей, для включения в новые блоки, которые он производит в сотрудничестве с майнерами, обладающими достаточной вычислительной мощностью. В этом случае другие обычные узлы могут произвести повторную валидацию этих транзакций с помощью объединённых узлов. После того как неправильность этих транзакций будет подтверждена, блоки, содержащие их, можно будет игнорировать. Учитывая, что большинство узлов демонстрирует честное поведение, согласно текущему протоколу Monero произойдёт временный форк, который чрез несколько блоков исчезнет. Так как майнеры в случае удаления вычисленных блоков понесут финансовые потери, они наименее заинтересованы в бесчестном поведении.</text:span></text:span></text:p>
      <text:list xml:id="list221855160563978" text:style-name="WWNum12">
        <text:list-item>
          <text:list>
            <text:list-item>
              <text:list>
                <text:list-item>
                  <text:p text:style-name="P29"><text:span text:style-name="Основной_20_шрифт_20_абзаца"><text:span text:style-name="T2">Пассивная атака</text:span></text:span><text:span text:style-name="Основной_20_шрифт_20_абзаца"><text:span text:style-name="T1">. В случае пассивной атаки предполагается, что у злоумышленника имеется доступ к публичным блокчейнам. Чтобы выделить отслеживаемые транзакции, злоумышленнику необходимо разработать аналитические инструменты. Успешность атаки определяется количеством отслеживаемых транзакций и соотношением этого количества с общим количеством транзакций в системе.</text:span></text:span></text:p>
                </text:list-item>
              </text:list>
            </text:list-item>
          </text:list>
        </text:list-item>
      </text:list>
      <text:p text:style-name="P35"><text:span text:style-name="Основной_20_шрифт_20_абзаца"><text:span text:style-name="T11">Поскольку активную атаку можно предотвратить с помощью предлагаемого нами решения, то же самое можно сделать и с пассивной атакой. При проведении пассивных атак анализируются </text:span></text:span><text:soft-page-break/><text:span text:style-name="Основной_20_шрифт_20_абзаца"><text:span text:style-name="T11">существующие действительные транзакции, подтверждённые и включённые в блоки. При отсутствии неправильных транзакций в блоках пассивная атака не даст ожидаемых результатов при условии отсутствия у злоумышленника какой-либо дополнительной информации.</text:span></text:span></text:p>
      <text:list xml:id="list224713842707588" text:continue-numbering="true" text:style-name="WWNum12">
        <text:list-item>
          <text:list>
            <text:list-item>
              <text:p text:style-name="P4"><text:span text:style-name="Основной_20_шрифт_20_абзаца"><text:span text:style-name="T5">Анализ эффективности</text:span></text:span></text:p>
              <text:list>
                <text:list-item>
                  <text:p text:style-name="P29"><text:span text:style-name="Основной_20_шрифт_20_абзаца"><text:span text:style-name="T2">Управление хардфорком</text:span></text:span><text:span text:style-name="Основной_20_шрифт_20_абзаца"><text:span text:style-name="T1">. Чтобы вычислить дополнительную вычислительную мощность, необходимую для управления дополнительной информацией при управлении хардфорком, нами был проведён ряд экспериментов. При этом использовалась виртуальная машина Ubuntu 18.04 LTS с 8 Гб RAM и максимум 2 ядрами CPU. Новая таблица под названием Chain_Info была создана с помощью системы базы данных LMDB, являющейся той базой данных, которая используется для хранения и управления данными блокчейна в текущей версии Monero.</text:span></text:span></text:p>
                </text:list-item>
              </text:list>
            </text:list-item>
          </text:list>
        </text:list-item>
      </text:list>
      <text:p text:style-name="P35"><text:span text:style-name="Основной_20_шрифт_20_абзаца"><text:span text:style-name="T11">В базу данных было записано и считано из неё два миллиона кортежей Chain_ID - Fork_Point. Процессы были повторены 10 000 раз. Для хранения двух миллионов записей понадобилось примерно 1,2 Мб памяти, среднее время записи составило 28,37 миллисекунд, а среднее время считывания — 28,19 миллисекунд. Результаты подробно представлены на рисунке 8. Эксперимент демонстрирует, что вычислительные ресурсы, необходимые для выполнения соответствующих операций, настолько малы, что доступны для существующих на сегодняшний день обычных компьютеров.</text:span></text:span></text:p>
      <text:list xml:id="list224713026989065" text:continue-numbering="true" text:style-name="WWNum12">
        <text:list-item>
          <text:list>
            <text:list-item>
              <text:list>
                <text:list-item>
                  <text:p text:style-name="P29"><text:span text:style-name="Основной_20_шрифт_20_абзаца"><text:span text:style-name="T2">Доступность объединённого узла</text:span></text:span><text:span text:style-name="Основной_20_шрифт_20_абзаца"><text:span text:style-name="T1">. В соответствии с нашим предложением GSBF будет поддерживаться специальным типом узла под названием объединённый узел. Объединённый узел поддерживает ряд GSBF, соответствующих всем существующим или будущим ветвям блокчейна Monero.</text:span></text:span></text:p>
                </text:list-item>
              </text:list>
            </text:list-item>
          </text:list>
        </text:list-item>
      </text:list>
      <text:p text:style-name="P36"><text:span text:style-name="Основной_20_шрифт_20_абзаца"><text:span text:style-name="T11">Чтобы вычислить время и необходимый для создания SBF объём памяти, был проведён эксперимент. При этом использовалась библиотека Scalable Bloom Filter Python Джея Бейрда, pybloom</text:span></text:span><text:span text:style-name="Знак_20_сноски"><text:span text:style-name="T11"><text:note text:id="ftn8" text:note-class="footnote"><text:note-citation>8</text:note-citation><text:note-body><text:p text:style-name="P39"><text:s/><text:span text:style-name="Основной_20_шрифт_20_абзаца"><text:span text:style-name="T14">https://github.com/jaybaird/python-bloomfilter</text:span></text:span></text:p></text:note-body></text:note></text:span></text:span><text:span text:style-name="Основной_20_шрифт_20_абзаца"><text:span text:style-name="T11">. С учётом возможного большого роста набора данных при проведении эксперимента использовалась настройка LARGE_SET_GROWTH. При этой настройке всякий раз, когда система достигает максимальной производительности, происходит резкий рост объёма памяти. Результаты, показанные на рисунке 9, свидетельствуют о том, что время, необходимое для создания SBF, линейно соотносится с количеством данных, включаемых в SBF, при среднем объёме 17,308 данных в секунду. Размер файла, однако, согласно алгоритму LARGE_SET_GROWTH, значительно увеличивался всякий раз, когда достигался максимум производительности. Наш эксперимент также показал, что в результате создания SBF с 100 миллионами данных примерно чрез 96 минут появляется файл SBF размером 372,1 Мб. Из-за небольшого объёма необходимых для создания SBF ресурсов повторное вычисление SBF не является проблемой.</text:span></text:span></text:p>
      <text:p text:style-name="P38"><text:span text:style-name="Основной_20_шрифт_20_абзаца"><text:span text:style-name="T15">Рисунок 8. Время обработки при считывании/записи в базу данных Chain_Info с помощью LMDB</text:span></text:span></text:p>
      <text:list xml:id="list224713895937930" text:continue-numbering="true" text:style-name="WWNum12">
        <text:list-item>
          <text:list>
            <text:list-item>
              <text:p text:style-name="P4"><text:span text:style-name="Основной_20_шрифт_20_абзаца"><text:span text:style-name="T5">Ограничения</text:span></text:span></text:p>
            </text:list-item>
          </text:list>
        </text:list-item>
      </text:list>
      <text:p text:style-name="P35"><text:span text:style-name="Основной_20_шрифт_20_абзаца"><text:span text:style-name="T11">Позволяя избежать проблемы повторного использования ключей, наше решение также позволяет избежать пассивной атаки, при которой применяется анализ публичных блокчейнов. Тем не менее наше предложение не позволяет предотвратить проведение пассивной атаки на сетевом уровне, что пока считается одной из самых больших проблем с точки зрения обеспечения приватности криптовалюты [8]. Наше решение также уязвимо к пассивной атаке, проводимой «честным, но подозрительным» объединённым узлом, который потенциально может отследить транзакцию пользователя при наличии достаточного количества информации. Эта проблема, однако, характерна не только для предлагаемой нами системы, но и для всех узлов Monero.</text:span></text:span></text:p>
      <text:list xml:id="list224713897544419" text:continue-numbering="true" text:style-name="WWNum12">
        <text:list-item>
          <text:p text:style-name="P4"><text:span text:style-name="Основной_20_шрифт_20_абзаца"><text:span text:style-name="T3">ЗАКЛЮЧЕНИЕ И БУДУЩАЯ РАБОТА</text:span></text:span></text:p>
        </text:list-item>
      </text:list>
      <text:p text:style-name="P36"><text:span text:style-name="Основной_20_шрифт_20_абзаца"><text:span text:style-name="T11">Нами исследуется проблема повторного использования ключей как нежелательное последствие хардфорков Monero. Нами был создан набор данных, взятых из трёх различных ветвей блокчейна, и идентифицированы отслеживаемые входы, появившиеся в результате повторного использования </text:span></text:span><text:soft-page-break/><text:span text:style-name="Основной_20_шрифт_20_абзаца"><text:span text:style-name="T11">ключей. Также в качестве побочных последствий основной проблемы нами были выделены каскадный эффект и снижение уровня анонимности. Проведённый анализ позволил определить, что масштабируемость проблемы повторного использования ключей коррелирует с рыночной ценой уважаемых монет и поддержкой новых криптовалют со стороны криптовалютных рынков. Нами также была предложена стратегия решения проблемы в форме управления хардфорками и управления образами ключей, где важную роль играют объединённые узлы.</text:span></text:span></text:p>
      <text:p text:style-name="P38"><text:span text:style-name="Основной_20_шрифт_20_абзаца"><text:span text:style-name="T15">Рисунок 9. (a) Время создания SBF положительно линейно размеру данных. (b) Размер получаемого файла повышается при достижении максимальной производительности SBF</text:span></text:span></text:p>
      <text:p text:style-name="P35"><text:span text:style-name="Основной_20_шрифт_20_абзаца"><text:span text:style-name="T11">В рамках будущей работы нами будет исследовано, как наше решение может быть реализовано в случае с различными типами криптовалюты. Также нами будут исследованы различные варианты работы с изменениями на уровне протокола, позволяющие избежать хардфорка. Новый метод должен поддерживать фундаментальные изменения в системе без создания новой ветви в блокчейне. Этот тип решения также можно было бы выгодно реализовать в активно развивающихся системах, таких как Monero. Также было бы интересно более глубоко исследовать корреляцию между ценой на криптовалютных рынках и количеством транзакций, сохранённых в блокчейне Monero, что позволило бы раскрыть фактическое поведение пользователей Monero, а также то, как Monero используется в реальном мире.</text:span></text:span></text:p>
      <text:p text:style-name="P26"><text:span text:style-name="Основной_20_шрифт_20_абзаца"><text:span text:style-name="T10">БЛАГОДАРНОСТЬ</text:span></text:span></text:p>
      <text:p text:style-name="P35"><text:span text:style-name="Основной_20_шрифт_20_абзаца"><text:span text:style-name="T11">Работа Рона Штейнфельда и Джозефа К. Лю была частично поддержана в рамках гранта ARC Discovery Project (DP180102199).</text:span></text:span></text:p>
      <text:p text:style-name="P26"><text:span text:style-name="Основной_20_шрифт_20_абзаца"><text:span text:style-name="T10">СПИСОК ЛИТЕРАТУРЫ</text:span></text:span></text:p>
      <text:list xml:id="list2716702968" text:style-name="WWNum14">
        <text:list-item text:start-value="1">
          <text:p text:style-name="P2"><text:span text:style-name="Основной_20_шрифт_20_абзаца"><text:span text:style-name="T1">Пауло Серхио Алмейда (</text:span></text:span><text:span text:style-name="Основной_20_шрифт_20_абзаца"><text:span text:style-name="T2">Paulo Sérgio Almeida</text:span></text:span><text:span text:style-name="Основной_20_шрифт_20_абзаца"><text:span text:style-name="T1">), Карлос Бакеро (</text:span></text:span><text:span text:style-name="Основной_20_шрифт_20_абзаца"><text:span text:style-name="T2">Carlos Baquero</text:span></text:span><text:span text:style-name="Основной_20_шрифт_20_абзаца"><text:span text:style-name="T1">), Нуно Прегица (</text:span></text:span><text:span text:style-name="Основной_20_шрифт_20_абзаца"><text:span text:style-name="T2">Nuno Preguiça</text:span></text:span><text:span text:style-name="Основной_20_шрифт_20_абзаца"><text:span text:style-name="T1">) и Дэвид Хатчисон (</text:span></text:span><text:span text:style-name="Основной_20_шрифт_20_абзаца"><text:span text:style-name="T2">David Hutchison</text:span></text:span><text:span text:style-name="Основной_20_шрифт_20_абзаца"><text:span text:style-name="T1">). 2007. Масштабируемые фильтры Блума (</text:span></text:span><text:span text:style-name="Основной_20_шрифт_20_абзаца"><text:span text:style-name="T2">Scalable bloom filters</text:span></text:span><text:span text:style-name="Основной_20_шрифт_20_абзаца"><text:span text:style-name="T1">). Inform. Process. Lett. 101, 6 (2007), 255–261.</text:span></text:span></text:p>
        </text:list-item>
        <text:list-item>
          <text:p text:style-name="P2"><text:span text:style-name="Основной_20_шрифт_20_абзаца"><text:span text:style-name="T6">BatmanLovesCrypto. 2018. Monero Classic </text:span></text:span><text:span text:style-name="Основной_20_шрифт_20_абзаца"><text:span text:style-name="T1">и</text:span></text:span><text:span text:style-name="Основной_20_шрифт_20_абзаца"><text:span text:style-name="T6"> Monero Original </text:span></text:span><text:span text:style-name="Основной_20_шрифт_20_абзаца"><text:span text:style-name="T1">в</text:span></text:span><text:span text:style-name="Основной_20_шрифт_20_абзаца"><text:span text:style-name="T6"> </text:span></text:span><text:span text:style-name="Основной_20_шрифт_20_абзаца"><text:span text:style-name="T1">одном</text:span></text:span><text:span text:style-name="Основной_20_шрифт_20_абзаца"><text:span text:style-name="T6"> </text:span></text:span><text:span text:style-name="Основной_20_шрифт_20_абзаца"><text:span text:style-name="T1">блокчейне</text:span></text:span><text:span text:style-name="Основной_20_шрифт_20_абзаца"><text:span text:style-name="T6">? </text:span></text:span><text:span text:style-name="Основной_20_шрифт_20_абзаца"><text:span text:style-name="T1">Помогите</text:span></text:span><text:span text:style-name="Основной_20_шрифт_20_абзаца"><text:span text:style-name="T6"> </text:span></text:span><text:span text:style-name="Основной_20_шрифт_20_абзаца"><text:span text:style-name="T1">понять</text:span></text:span><text:span text:style-name="Основной_20_шрифт_20_абзаца"><text:span text:style-name="T6">. (</text:span></text:span><text:span text:style-name="Основной_20_шрифт_20_абзаца"><text:span text:style-name="T7">Monero Classic and Monero Original on the same blockchain? Help me understand</text:span></text:span><text:span text:style-name="Основной_20_шрифт_20_абзаца"><text:span text:style-name="T6">). https://www.reddit.com/r/Monero/comments/8eovv5/monero_classic_and_monero_original_on_the_same/</text:span></text:span></text:p>
        </text:list-item>
        <text:list-item>
          <text:p text:style-name="P2"><text:span text:style-name="Основной_20_шрифт_20_абзаца"><text:span text:style-name="T1">Бёртон</text:span></text:span><text:span text:style-name="Основной_20_шрифт_20_абзаца"><text:span text:style-name="T6"> </text:span></text:span><text:span text:style-name="Основной_20_шрифт_20_абзаца"><text:span text:style-name="T1">Х</text:span></text:span><text:span text:style-name="Основной_20_шрифт_20_абзаца"><text:span text:style-name="T6">. </text:span></text:span><text:span text:style-name="Основной_20_шрифт_20_абзаца"><text:span text:style-name="T1">Блум</text:span></text:span><text:span text:style-name="Основной_20_шрифт_20_абзаца"><text:span text:style-name="T6"> (</text:span></text:span><text:span text:style-name="Основной_20_шрифт_20_абзаца"><text:span text:style-name="T7">Burton H Bloom</text:span></text:span><text:span text:style-name="Основной_20_шрифт_20_абзаца"><text:span text:style-name="T6">). 1970. </text:span></text:span><text:span text:style-name="Основной_20_шрифт_20_абзаца"><text:span text:style-name="T1">Компромисс между пространством и временем в хеш-кодировании с допустимыми ошибками</text:span></text:span><text:span text:style-name="Основной_20_шрифт_20_абзаца"><text:span text:style-name="T6"> (</text:span></text:span><text:span text:style-name="Основной_20_шрифт_20_абзаца"><text:span text:style-name="T7">Space/time trade-offs in hash coding with allowable errors</text:span></text:span><text:span text:style-name="Основной_20_шрифт_20_абзаца"><text:span text:style-name="T6">). Commun. ACM 13, 7 (1970), 422–426.</text:span></text:span></text:p>
        </text:list-item>
        <text:list-item>
          <text:p text:style-name="P2"><text:span text:style-name="Основной_20_шрифт_20_абзаца"><text:span text:style-name="T1">Виталик</text:span></text:span><text:span text:style-name="Основной_20_шрифт_20_абзаца"><text:span text:style-name="T6"> </text:span></text:span><text:span text:style-name="Основной_20_шрифт_20_абзаца"><text:span text:style-name="T1">Бутерин</text:span></text:span><text:span text:style-name="Основной_20_шрифт_20_абзаца"><text:span text:style-name="T6"> (</text:span></text:span><text:span text:style-name="Основной_20_шрифт_20_абзаца"><text:span text:style-name="T7">Vitalik Buterin</text:span></text:span><text:span text:style-name="Основной_20_шрифт_20_абзаца"><text:span text:style-name="T6">). 2016. </text:span></text:span><text:span text:style-name="Основной_20_шрифт_20_абзаца"><text:span text:style-name="T1">Простая</text:span></text:span><text:span text:style-name="Основной_20_шрифт_20_абзаца"><text:span text:style-name="T6"> </text:span></text:span><text:span text:style-name="Основной_20_шрифт_20_абзаца"><text:span text:style-name="T1">защита</text:span></text:span><text:span text:style-name="Основной_20_шрифт_20_абзаца"><text:span text:style-name="T6"> </text:span></text:span><text:span text:style-name="Основной_20_шрифт_20_абзаца"><text:span text:style-name="T1">от</text:span></text:span><text:span text:style-name="Основной_20_шрифт_20_абзаца"><text:span text:style-name="T6"> </text:span></text:span><text:span text:style-name="Основной_20_шрифт_20_абзаца"><text:span text:style-name="T1">атаки</text:span></text:span><text:span text:style-name="Основной_20_шрифт_20_абзаца"><text:span text:style-name="T6"> </text:span></text:span><text:span text:style-name="Основной_20_шрифт_20_абзаца"><text:span text:style-name="T1">повторного</text:span></text:span><text:span text:style-name="Основной_20_шрифт_20_абзаца"><text:span text:style-name="T6"> </text:span></text:span><text:span text:style-name="Основной_20_шрифт_20_абзаца"><text:span text:style-name="T1">воспроизведения</text:span></text:span><text:span text:style-name="Основной_20_шрифт_20_абзаца"><text:span text:style-name="T6"> (</text:span></text:span><text:span text:style-name="Основной_20_шрифт_20_абзаца"><text:span text:style-name="T7">Simple Replay Attack Protection</text:span></text:span><text:span text:style-name="Основной_20_шрифт_20_абзаца"><text:span text:style-name="T6">). https://github.com/ethereum/EIPs/blob/master/EIPS/eip-155.md</text:span></text:span></text:p>
        </text:list-item>
        <text:list-item>
          <text:p text:style-name="P2"><text:span text:style-name="Основной_20_шрифт_20_абзаца"><text:span text:style-name="T1">Шерман С. М. Чоу (</text:span></text:span><text:span text:style-name="Основной_20_шрифт_20_абзаца"><text:span text:style-name="T2">Sherman S. M. Chow</text:span></text:span><text:span text:style-name="Основной_20_шрифт_20_абзаца"><text:span text:style-name="T1">), Джозеф К. Лю (</text:span></text:span><text:span text:style-name="Основной_20_шрифт_20_абзаца"><text:span text:style-name="T2">Joseph K. Liu</text:span></text:span><text:span text:style-name="Основной_20_шрифт_20_абзаца"><text:span text:style-name="T1">) и Дункан С. Вонг (</text:span></text:span><text:span text:style-name="Основной_20_шрифт_20_абзаца"><text:span text:style-name="T2">Duncan S. Wong</text:span></text:span><text:span text:style-name="Основной_20_шрифт_20_абзаца"><text:span text:style-name="T1">). 2008. Устойчивая система выборов без бюллетеней с сохранением тайны голосования и возможностью верификации (</text:span></text:span><text:span text:style-name="Основной_20_шрифт_20_абзаца"><text:span text:style-name="T2">Robust Receipt-Free Election System with Ballot Secrecy and Verifiability</text:span></text:span><text:span text:style-name="Основной_20_шрифт_20_абзаца"><text:span text:style-name="T1">). NDSS.</text:span></text:span></text:p>
        </text:list-item>
        <text:list-item>
          <text:p text:style-name="P2"><text:span text:style-name="Основной_20_шрифт_20_абзаца"><text:span text:style-name="T1">dEBRYUNE. 2018. Изменение алгоритма доказательства работы и повторное использование ключей (</text:span></text:span><text:span text:style-name="Основной_20_шрифт_20_абзаца"><text:span text:style-name="T2">PoW change and key reuse</text:span></text:span><text:span text:style-name="Основной_20_шрифт_20_абзаца"><text:span text:style-name="T1">). https://ww.getmonero.org/2018/02/11/PoW-change-and-key-reuse.html</text:span></text:span></text:p>
        </text:list-item>
        <text:list-item>
          <text:p text:style-name="P2"><text:span text:style-name="Основной_20_шрифт_20_абзаца"><text:span text:style-name="T1">Джастин Эхренхофер (</text:span></text:span><text:span text:style-name="Основной_20_шрифт_20_абзаца"><text:span text:style-name="T2">Justin Ehrenhofer</text:span></text:span><text:span text:style-name="Основной_20_шрифт_20_абзаца"><text:span text:style-name="T1">). 2018. Сайт чёрных шаров Monero (</text:span></text:span><text:span text:style-name="Основной_20_шрифт_20_абзаца"><text:span text:style-name="T2">Monero Blackball Site</text:span></text:span><text:span text:style-name="Основной_20_шрифт_20_абзаца"><text:span text:style-name="T1">). https://monero-blackball.github.io/monero-blackball-site/</text:span></text:span></text:p>
        </text:list-item>
        <text:list-item>
          <text:p text:style-name="P2"><text:span text:style-name="Основной_20_шрифт_20_абзаца"><text:span text:style-name="T1">Райан Генри (</text:span></text:span><text:span text:style-name="Основной_20_шрифт_20_абзаца"><text:span text:style-name="T2">Ryan Henry</text:span></text:span><text:span text:style-name="Основной_20_шрифт_20_абзаца"><text:span text:style-name="T1">), Амир Херцберг (</text:span></text:span><text:span text:style-name="Основной_20_шрифт_20_абзаца"><text:span text:style-name="T2">Amir Herzberg</text:span></text:span><text:span text:style-name="Основной_20_шрифт_20_абзаца"><text:span text:style-name="T1">) и Аникет Кейт (</text:span></text:span><text:span text:style-name="Основной_20_шрифт_20_абзаца"><text:span text:style-name="T2">Aniket Kate</text:span></text:span><text:span text:style-name="Основной_20_шрифт_20_абзаца"><text:span text:style-name="T1">). 2018. Приватность доступа к блокчейну: проблемы и направления их решения (</text:span></text:span><text:span text:style-name="Основной_20_шрифт_20_абзаца"><text:span text:style-name="T2">Blockchain access privacy: challenges and directions</text:span></text:span><text:span text:style-name="Основной_20_шрифт_20_абзаца"><text:span text:style-name="T1">). IEEE Security &amp; Privacy 16, 4 (2018), 38–45.</text:span></text:span></text:p>
        </text:list-item>
        <text:list-item>
          <text:p text:style-name="P2"><text:span text:style-name="Основной_20_шрифт_20_абзаца"><text:span text:style-name="T6">HitBTC. 2018. </text:span></text:span><text:span text:style-name="Основной_20_шрифт_20_абзаца"><text:span text:style-name="T1">Форк</text:span></text:span><text:span text:style-name="Основной_20_шрифт_20_абзаца"><text:span text:style-name="T6"> Monero Original </text:span></text:span><text:span text:style-name="Основной_20_шрифт_20_абзаца"><text:span text:style-name="T1">состоялся</text:span></text:span><text:span text:style-name="Основной_20_шрифт_20_абзаца"><text:span text:style-name="T6"> (</text:span></text:span><text:span text:style-name="Основной_20_шрифт_20_абзаца"><text:span text:style-name="T7">The Monero Original Fork has happened</text:span></text:span><text:span text:style-name="Основной_20_шрифт_20_абзаца"><text:span text:style-name="T6">). https://blog.hitbtc.com/the-monero-original-fork-had-happened/</text:span></text:span></text:p>
        </text:list-item>
        <text:list-item>
          <text:p text:style-name="P2"><text:span text:style-name="Основной_20_шрифт_20_абзаца"><text:span text:style-name="T6">HitBTC. 2018. </text:span></text:span><text:span text:style-name="Основной_20_шрифт_20_абзаца"><text:span text:style-name="T1">Заявление</text:span></text:span><text:span text:style-name="Основной_20_шрифт_20_абзаца"><text:span text:style-name="T6"> </text:span></text:span><text:span text:style-name="Основной_20_шрифт_20_абзаца"><text:span text:style-name="T1">по</text:span></text:span><text:span text:style-name="Основной_20_шрифт_20_абзаца"><text:span text:style-name="T6"> </text:span></text:span><text:span text:style-name="Основной_20_шрифт_20_абзаца"><text:span text:style-name="T1">форку</text:span></text:span><text:span text:style-name="Основной_20_шрифт_20_абзаца"><text:span text:style-name="T6"> MoneroV (</text:span></text:span><text:span text:style-name="Основной_20_шрифт_20_абзаца"><text:span text:style-name="T7">Statement on MoneroV fork</text:span></text:span><text:span text:style-name="Основной_20_шрифт_20_абзаца"><text:span text:style-name="T6">). https://blog.hitbtc.com/statement-on-monerov-fork/</text:span></text:span></text:p>
        </text:list-item>
        <text:list-item>
          <text:p text:style-name="P2"><text:soft-page-break/><text:span text:style-name="Основной_20_шрифт_20_абзаца"><text:span text:style-name="T6">HitBTC. 2018. </text:span></text:span><text:span text:style-name="Основной_20_шрифт_20_абзаца"><text:span text:style-name="T1">Заявление</text:span></text:span><text:span text:style-name="Основной_20_шрифт_20_абзаца"><text:span text:style-name="T6"> </text:span></text:span><text:span text:style-name="Основной_20_шрифт_20_абзаца"><text:span text:style-name="T1">по</text:span></text:span><text:span text:style-name="Основной_20_шрифт_20_абзаца"><text:span text:style-name="T6"> </text:span></text:span><text:span text:style-name="Основной_20_шрифт_20_абзаца"><text:span text:style-name="T1">форку</text:span></text:span><text:span text:style-name="Основной_20_шрифт_20_абзаца"><text:span text:style-name="T6"> XMO Monero (</text:span></text:span><text:span text:style-name="Основной_20_шрифт_20_абзаца"><text:span text:style-name="T7">Statement on XMO Monero fork</text:span></text:span><text:span text:style-name="Основной_20_шрифт_20_абзаца"><text:span text:style-name="T6">). https://blog.hitbtc.com/statement-on-xmo-monero-fork/</text:span></text:span></text:p>
        </text:list-item>
        <text:list-item>
          <text:p text:style-name="P2"><text:span text:style-name="Основной_20_шрифт_20_абзаца"><text:span text:style-name="T1">Ангелос</text:span></text:span><text:span text:style-name="Основной_20_шрифт_20_абзаца"><text:span text:style-name="T6"> </text:span></text:span><text:span text:style-name="Основной_20_шрифт_20_абзаца"><text:span text:style-name="T1">Кияис</text:span></text:span><text:span text:style-name="Основной_20_шрифт_20_абзаца"><text:span text:style-name="T6"> (</text:span></text:span><text:span text:style-name="Основной_20_шрифт_20_абзаца"><text:span text:style-name="T7">Aggelos Kiayias</text:span></text:span><text:span text:style-name="Основной_20_шрифт_20_абзаца"><text:span text:style-name="T6">), </text:span></text:span><text:span text:style-name="Основной_20_шрифт_20_абзаца"><text:span text:style-name="T1">Эндрю</text:span></text:span><text:span text:style-name="Основной_20_шрифт_20_абзаца"><text:span text:style-name="T6"> </text:span></text:span><text:span text:style-name="Основной_20_шрифт_20_абзаца"><text:span text:style-name="T1">Миллер</text:span></text:span><text:span text:style-name="Основной_20_шрифт_20_абзаца"><text:span text:style-name="T6"> (</text:span></text:span><text:span text:style-name="Основной_20_шрифт_20_абзаца"><text:span text:style-name="T7">Andrew Miller</text:span></text:span><text:span text:style-name="Основной_20_шрифт_20_абзаца"><text:span text:style-name="T6">) </text:span></text:span><text:span text:style-name="Основной_20_шрифт_20_абзаца"><text:span text:style-name="T1">и</text:span></text:span><text:span text:style-name="Основной_20_шрифт_20_абзаца"><text:span text:style-name="T6"> </text:span></text:span><text:span text:style-name="Основной_20_шрифт_20_абзаца"><text:span text:style-name="T1">Дионис</text:span></text:span><text:span text:style-name="Основной_20_шрифт_20_абзаца"><text:span text:style-name="T6"> </text:span></text:span><text:span text:style-name="Основной_20_шрифт_20_абзаца"><text:span text:style-name="T1">Циндрос</text:span></text:span><text:span text:style-name="Основной_20_шрифт_20_абзаца"><text:span text:style-name="T6"> (</text:span></text:span><text:span text:style-name="Основной_20_шрифт_20_абзаца"><text:span text:style-name="T7">Dionysis Zindros</text:span></text:span><text:span text:style-name="Основной_20_шрифт_20_абзаца"><text:span text:style-name="T6">). 2017. </text:span></text:span><text:span text:style-name="Основной_20_шрифт_20_абзаца"><text:span text:style-name="T1">Неинтерактивные доказательства для доказательства работы (</text:span></text:span><text:span text:style-name="Основной_20_шрифт_20_абзаца"><text:span text:style-name="T2">Non-interactive proofs of proof-of-work</text:span></text:span><text:span text:style-name="Основной_20_шрифт_20_абзаца"><text:span text:style-name="T1">). Технический отчёт. Архив электронных документов по криптологии (</text:span></text:span><text:span text:style-name="Основной_20_шрифт_20_абзаца"><text:span text:style-name="T2">Cryptology ePrint Archive</text:span></text:span><text:span text:style-name="Основной_20_шрифт_20_абзаца"><text:span text:style-name="T1">), Отчёт 2017/963, 2017. Доступ открыт 10.03.2017.</text:span></text:span></text:p>
        </text:list-item>
        <text:list-item>
          <text:p text:style-name="P2"><text:span text:style-name="Основной_20_шрифт_20_абзаца"><text:span text:style-name="T1">knaccc. 2017. Описание потенциальной возможности снижения уровня приватности и рекомендации по решению проблемы (</text:span></text:span><text:span text:style-name="Основной_20_шрифт_20_абзаца"><text:span text:style-name="T2">Description of a potential privacy leak and recommendation to mitigate</text:span></text:span><text:span text:style-name="Основной_20_шрифт_20_абзаца"><text:span text:style-name="T1">). https://github.com/monero-project/monero/issues/1673#issuecomment-278509986</text:span></text:span></text:p>
        </text:list-item>
        <text:list-item>
          <text:p text:style-name="P2"><text:span text:style-name="Основной_20_шрифт_20_абзаца"><text:span text:style-name="T1">Амрит Кумар (</text:span></text:span><text:span text:style-name="Основной_20_шрифт_20_абзаца"><text:span text:style-name="T2">Amrit Kumar</text:span></text:span><text:span text:style-name="Основной_20_шрифт_20_абзаца"><text:span text:style-name="T1">), Клемент Фишер (</text:span></text:span><text:span text:style-name="Основной_20_шрифт_20_абзаца"><text:span text:style-name="T2">Clément Fischer</text:span></text:span><text:span text:style-name="Основной_20_шрифт_20_абзаца"><text:span text:style-name="T1">), Шрути Топль (</text:span></text:span><text:span text:style-name="Основной_20_шрифт_20_абзаца"><text:span text:style-name="T2">Shruti Tople</text:span></text:span><text:span text:style-name="Основной_20_шрифт_20_абзаца"><text:span text:style-name="T1">) и Пратик Саксина (</text:span></text:span><text:span text:style-name="Основной_20_шрифт_20_абзаца"><text:span text:style-name="T2">Prateek Saxena</text:span></text:span><text:span text:style-name="Основной_20_шрифт_20_абзаца"><text:span text:style-name="T1">). </text:span></text:span><text:span text:style-name="Основной_20_шрифт_20_абзаца"><text:span text:style-name="T6">2017. </text:span></text:span><text:span text:style-name="Основной_20_шрифт_20_абзаца"><text:span text:style-name="T1">Анализ</text:span></text:span><text:span text:style-name="Основной_20_шрифт_20_абзаца"><text:span text:style-name="T6"> </text:span></text:span><text:span text:style-name="Основной_20_шрифт_20_абзаца"><text:span text:style-name="T1">отслеживаемости</text:span></text:span><text:span text:style-name="Основной_20_шрифт_20_абзаца"><text:span text:style-name="T6"> </text:span></text:span><text:span text:style-name="Основной_20_шрифт_20_абзаца"><text:span text:style-name="T1">в</text:span></text:span><text:span text:style-name="Основной_20_шрифт_20_абзаца"><text:span text:style-name="T6"> </text:span></text:span><text:span text:style-name="Основной_20_шрифт_20_абзаца"><text:span text:style-name="T1">блокчейне</text:span></text:span><text:span text:style-name="Основной_20_шрифт_20_абзаца"><text:span text:style-name="T6"> Monero (</text:span></text:span><text:span text:style-name="Основной_20_шрифт_20_абзаца"><text:span text:style-name="T7">A traceability analysis of Monero‘s blockchain</text:span></text:span><text:span text:style-name="Основной_20_шрифт_20_абзаца"><text:span text:style-name="T6">). </text:span></text:span><text:span text:style-name="Основной_20_шрифт_20_абзаца"><text:span text:style-name="T1">Материалы Европейского симпозиума по исследованиям в области компьютерной безопасности (</text:span></text:span><text:span text:style-name="Основной_20_шрифт_20_абзаца"><text:span text:style-name="T2">European Symposium on Research in Computer Security</text:span></text:span><text:span text:style-name="Основной_20_шрифт_20_абзаца"><text:span text:style-name="T1">). Springer, 153–173.</text:span></text:span></text:p>
        </text:list-item>
        <text:list-item>
          <text:p text:style-name="P2"><text:span text:style-name="Основной_20_шрифт_20_абзаца"><text:span text:style-name="T1">Джозеф К. Лю (</text:span></text:span><text:span text:style-name="Основной_20_шрифт_20_абзаца"><text:span text:style-name="T2">Joseph K. Liu</text:span></text:span><text:span text:style-name="Основной_20_шрифт_20_абзаца"><text:span text:style-name="T1">), Мэн Хо О (</text:span></text:span><text:span text:style-name="Основной_20_шрифт_20_абзаца"><text:span text:style-name="T2">Man Ho Au</text:span></text:span><text:span text:style-name="Основной_20_шрифт_20_абзаца"><text:span text:style-name="T1">), Вилли Сусило (</text:span></text:span><text:span text:style-name="Основной_20_шрифт_20_абзаца"><text:span text:style-name="T2">Willy Susilo</text:span></text:span><text:span text:style-name="Основной_20_шрифт_20_абзаца"><text:span text:style-name="T1">) и Цзяньин Жоу (</text:span></text:span><text:span text:style-name="Основной_20_шрифт_20_абзаца"><text:span text:style-name="T2">Jianying Zhou</text:span></text:span><text:span text:style-name="Основной_20_шрифт_20_абзаца"><text:span text:style-name="T1">). 2014. Связываемая кольцевая подпись с безусловной анонимностью (</text:span></text:span><text:span text:style-name="Основной_20_шрифт_20_абзаца"><text:span text:style-name="T2">Linkable Ring Signature with Unconditional Anonymity</text:span></text:span><text:span text:style-name="Основной_20_шрифт_20_абзаца"><text:span text:style-name="T1">). IEEE Trans. Knowl. Data Eng. 26, 1 (2014), 157–165.</text:span></text:span></text:p>
        </text:list-item>
        <text:list-item>
          <text:p text:style-name="P2"><text:span text:style-name="Основной_20_шрифт_20_абзаца"><text:span text:style-name="T1">Джозеф К. Лю (</text:span></text:span><text:span text:style-name="Основной_20_шрифт_20_абзаца"><text:span text:style-name="T2">Joseph K Liu</text:span></text:span><text:span text:style-name="Основной_20_шрифт_20_абзаца"><text:span text:style-name="T1">), Виктор К. Вей (</text:span></text:span><text:span text:style-name="Основной_20_шрифт_20_абзаца"><text:span text:style-name="T2">Victor K Wei</text:span></text:span><text:span text:style-name="Основной_20_шрифт_20_абзаца"><text:span text:style-name="T1">) и Дункан С. Вонг (</text:span></text:span><text:span text:style-name="Основной_20_шрифт_20_абзаца"><text:span text:style-name="T2">Duncan S Wong</text:span></text:span><text:span text:style-name="Основной_20_шрифт_20_абзаца"><text:span text:style-name="T1">). 2004. Связываемая подпись спонтанной анонимной группы для специально созданных групп (</text:span></text:span><text:span text:style-name="Основной_20_шрифт_20_абзаца"><text:span text:style-name="T2">Linkable spontaneous anonymous group signature for ad hoc groups</text:span></text:span><text:span text:style-name="Основной_20_шрифт_20_абзаца"><text:span text:style-name="T1">). Материалы Австралийской конференции по информационной безопасности и приватности данных (</text:span></text:span><text:span text:style-name="Основной_20_шрифт_20_абзаца"><text:span text:style-name="T2">Australasian Conference on Information Security and Privacy</text:span></text:span><text:span text:style-name="Основной_20_шрифт_20_абзаца"><text:span text:style-name="T1">). Springer, 325–335.</text:span></text:span></text:p>
        </text:list-item>
        <text:list-item>
          <text:p text:style-name="P2"><text:span text:style-name="Основной_20_шрифт_20_абзаца"><text:span text:style-name="T1">Патрик Маккори (</text:span></text:span><text:span text:style-name="Основной_20_шрифт_20_абзаца"><text:span text:style-name="T2">Patrick McCorry</text:span></text:span><text:span text:style-name="Основной_20_шрифт_20_абзаца"><text:span text:style-name="T1">), Итан Хейлдман (</text:span></text:span><text:span text:style-name="Основной_20_шрифт_20_абзаца"><text:span text:style-name="T2">Ethan Heilman</text:span></text:span><text:span text:style-name="Основной_20_шрифт_20_абзаца"><text:span text:style-name="T1">) и Эндрю Миллер (</text:span></text:span><text:span text:style-name="Основной_20_шрифт_20_абзаца"><text:span text:style-name="T2">Andrew Miller</text:span></text:span><text:span text:style-name="Основной_20_шрифт_20_абзаца"><text:span text:style-name="T1">). 2017. Автоматический трейдинг с согласия: спекуляции на успешном хардфорке (</text:span></text:span><text:span text:style-name="Основной_20_шрифт_20_абзаца"><text:span text:style-name="T2">Atomically trading with roger: Gambling on the success of a hardfork</text:span></text:span><text:span text:style-name="Основной_20_шрифт_20_абзаца"><text:span text:style-name="T1">). Управление приватностью данных, криптовалюты и блокчейн-технология (</text:span></text:span><text:span text:style-name="Основной_20_шрифт_20_абзаца"><text:span text:style-name="T2">Data Privacy Management, Cryptocurrencies and Blockchain Technology</text:span></text:span><text:span text:style-name="Основной_20_шрифт_20_абзаца"><text:span text:style-name="T1">). Springer, 334–353.</text:span></text:span></text:p>
        </text:list-item>
        <text:list-item>
          <text:p text:style-name="P2"><text:span text:style-name="Основной_20_шрифт_20_абзаца"><text:span text:style-name="T1">Сара Микльджон (</text:span></text:span><text:span text:style-name="Основной_20_шрифт_20_абзаца"><text:span text:style-name="T2">Sarah Meiklejohn</text:span></text:span><text:span text:style-name="Основной_20_шрифт_20_абзаца"><text:span text:style-name="T1">), Марьори Помароле (</text:span></text:span><text:span text:style-name="Основной_20_шрифт_20_абзаца"><text:span text:style-name="T2">Marjori Pomarole</text:span></text:span><text:span text:style-name="Основной_20_шрифт_20_абзаца"><text:span text:style-name="T1">), Грант Джордан (</text:span></text:span><text:span text:style-name="Основной_20_шрифт_20_абзаца"><text:span text:style-name="T2">Grant Jordan</text:span></text:span><text:span text:style-name="Основной_20_шрифт_20_абзаца"><text:span text:style-name="T1">), Кирилл Левченко (</text:span></text:span><text:span text:style-name="Основной_20_шрифт_20_абзаца"><text:span text:style-name="T2">Kirill Levchenko</text:span></text:span><text:span text:style-name="Основной_20_шрифт_20_абзаца"><text:span text:style-name="T1">), Деймон Маккой (</text:span></text:span><text:span text:style-name="Основной_20_шрифт_20_абзаца"><text:span text:style-name="T2">Damon McCoy</text:span></text:span><text:span text:style-name="Основной_20_шрифт_20_абзаца"><text:span text:style-name="T1">), Джеффри М. Вёлькер (</text:span></text:span><text:span text:style-name="Основной_20_шрифт_20_абзаца"><text:span text:style-name="T2">Geoffrey M. Voelker</text:span></text:span><text:span text:style-name="Основной_20_шрифт_20_абзаца"><text:span text:style-name="T1">) и Стефан Севедж (</text:span></text:span><text:span text:style-name="Основной_20_шрифт_20_абзаца"><text:span text:style-name="T2">Stefan Savage</text:span></text:span><text:span text:style-name="Основной_20_шрифт_20_абзаца"><text:span text:style-name="T1">). </text:span></text:span><text:span text:style-name="Основной_20_шрифт_20_абзаца"><text:span text:style-name="T6">2013. </text:span></text:span><text:span text:style-name="Основной_20_шрифт_20_абзаца"><text:span text:style-name="T1">Куча</text:span></text:span><text:span text:style-name="Основной_20_шрифт_20_абзаца"><text:span text:style-name="T6"> Bitcoin: </text:span></text:span><text:span text:style-name="Основной_20_шрифт_20_абзаца"><text:span text:style-name="T1">как</text:span></text:span><text:span text:style-name="Основной_20_шрифт_20_абзаца"><text:span text:style-name="T6"> </text:span></text:span><text:span text:style-name="Основной_20_шрифт_20_абзаца"><text:span text:style-name="T1">отличить</text:span></text:span><text:span text:style-name="Основной_20_шрифт_20_абзаца"><text:span text:style-name="T6"> </text:span></text:span><text:span text:style-name="Основной_20_шрифт_20_абзаца"><text:span text:style-name="T1">платежи</text:span></text:span><text:span text:style-name="Основной_20_шрифт_20_абзаца"><text:span text:style-name="T6"> </text:span></text:span><text:span text:style-name="Основной_20_шрифт_20_абзаца"><text:span text:style-name="T1">людей</text:span></text:span><text:span text:style-name="Основной_20_шрифт_20_абзаца"><text:span text:style-name="T6">, </text:span></text:span><text:span text:style-name="Основной_20_шрифт_20_абзаца"><text:span text:style-name="T1">не</text:span></text:span><text:span text:style-name="Основной_20_шрифт_20_абзаца"><text:span text:style-name="T6"> </text:span></text:span><text:span text:style-name="Основной_20_шрифт_20_абзаца"><text:span text:style-name="T1">имеющих</text:span></text:span><text:span text:style-name="Основной_20_шрифт_20_абзаца"><text:span text:style-name="T6"> </text:span></text:span><text:span text:style-name="Основной_20_шрифт_20_абзаца"><text:span text:style-name="T1">имени</text:span></text:span><text:span text:style-name="Основной_20_шрифт_20_абзаца"><text:span text:style-name="T6"> (</text:span></text:span><text:span text:style-name="Основной_20_шрифт_20_абзаца"><text:span text:style-name="T7">A Fistful of Bitcoins: Characterizing Payments Among Men with No Names</text:span></text:span><text:span text:style-name="Основной_20_шрифт_20_абзаца"><text:span text:style-name="T6">). USENIX ;login: (2013).</text:span></text:span></text:p>
        </text:list-item>
        <text:list-item>
          <text:p text:style-name="P2"><text:span text:style-name="Основной_20_шрифт_20_абзаца"><text:span text:style-name="T6">Monero. [n. d.]. </text:span></text:span><text:span text:style-name="Основной_20_шрифт_20_абзаца"><text:span text:style-name="T1">Форки</text:span></text:span><text:span text:style-name="Основной_20_шрифт_20_абзаца"><text:span text:style-name="T6"> </text:span></text:span><text:span text:style-name="Основной_20_шрифт_20_абзаца"><text:span text:style-name="T1">и</text:span></text:span><text:span text:style-name="Основной_20_шрифт_20_абзаца"><text:span text:style-name="T6"> </text:span></text:span><text:span text:style-name="Основной_20_шрифт_20_абзаца"><text:span text:style-name="T1">хардфорки</text:span></text:span><text:span text:style-name="Основной_20_шрифт_20_абзаца"><text:span text:style-name="T6"> Monero XMR (</text:span></text:span><text:span text:style-name="Основной_20_шрифт_20_абзаца"><text:span text:style-name="T7">Monero XMR Forks &amp; Hard Forks</text:span></text:span><text:span text:style-name="Основной_20_шрифт_20_абзаца"><text:span text:style-name="T6">). https://monero.org/forks/</text:span></text:span></text:p>
        </text:list-item>
        <text:list-item>
          <text:p text:style-name="P2"><text:span text:style-name="Основной_20_шрифт_20_абзаца"><text:span text:style-name="T6">monero hax123. 2018. </text:span></text:span><text:span text:style-name="Основной_20_шрифт_20_абзаца"><text:span text:style-name="T1">Повреждённые</text:span></text:span><text:span text:style-name="Основной_20_шрифт_20_абзаца"><text:span text:style-name="T6"> </text:span></text:span><text:span text:style-name="Основной_20_шрифт_20_абзаца"><text:span text:style-name="T1">ответы</text:span></text:span><text:span text:style-name="Основной_20_шрифт_20_абзаца"><text:span text:style-name="T6"> RPC </text:span></text:span><text:span text:style-name="Основной_20_шрифт_20_абзаца"><text:span text:style-name="T1">от</text:span></text:span><text:span text:style-name="Основной_20_шрифт_20_абзаца"><text:span text:style-name="T6"> </text:span></text:span><text:span text:style-name="Основной_20_шрифт_20_абзаца"><text:span text:style-name="T1">удалённых</text:span></text:span><text:span text:style-name="Основной_20_шрифт_20_абзаца"><text:span text:style-name="T6"> </text:span></text:span><text:span text:style-name="Основной_20_шрифт_20_абзаца"><text:span text:style-name="T1">демонов</text:span></text:span><text:span text:style-name="Основной_20_шрифт_20_абзаца"><text:span text:style-name="T6"> </text:span></text:span><text:span text:style-name="Основной_20_шрифт_20_абзаца"><text:span text:style-name="T1">могут</text:span></text:span><text:span text:style-name="Основной_20_шрифт_20_абзаца"><text:span text:style-name="T6"> </text:span></text:span><text:span text:style-name="Основной_20_шрифт_20_абзаца"><text:span text:style-name="T1">стать</text:span></text:span><text:span text:style-name="Основной_20_шрифт_20_абзаца"><text:span text:style-name="T6"> </text:span></text:span><text:span text:style-name="Основной_20_шрифт_20_абзаца"><text:span text:style-name="T1">причиной</text:span></text:span><text:span text:style-name="Основной_20_шрифт_20_абзаца"><text:span text:style-name="T6"> </text:span></text:span><text:span text:style-name="Основной_20_шрифт_20_абзаца"><text:span text:style-name="T1">отслеживания</text:span></text:span><text:span text:style-name="Основной_20_шрифт_20_абзаца"><text:span text:style-name="T6"> </text:span></text:span><text:span text:style-name="Основной_20_шрифт_20_абзаца"><text:span text:style-name="T1">транзакций</text:span></text:span><text:span text:style-name="Основной_20_шрифт_20_абзаца"><text:span text:style-name="T6"> (</text:span></text:span><text:span text:style-name="Основной_20_шрифт_20_абзаца"><text:span text:style-name="T7">Corrupt RPC responses from remote daemon nodes can lead to transaction tracing</text:span></text:span><text:span text:style-name="Основной_20_шрифт_20_абзаца"><text:span text:style-name="T6">). https://hackerone.com/reports/304770</text:span></text:span></text:p>
        </text:list-item>
        <text:list-item>
          <text:p text:style-name="P2"><text:span text:style-name="Основной_20_шрифт_20_абзаца"><text:span text:style-name="T1">Мальти Мёзер (</text:span></text:span><text:span text:style-name="Основной_20_шрифт_20_абзаца"><text:span text:style-name="T2">Malte Möser</text:span></text:span><text:span text:style-name="Основной_20_шрифт_20_абзаца"><text:span text:style-name="T1">), Кайл Соска (</text:span></text:span><text:span text:style-name="Основной_20_шрифт_20_абзаца"><text:span text:style-name="T2">Kyle Soska</text:span></text:span><text:span text:style-name="Основной_20_шрифт_20_абзаца"><text:span text:style-name="T1">), Этан Хейлман (</text:span></text:span><text:span text:style-name="Основной_20_шрифт_20_абзаца"><text:span text:style-name="T2">Ethan Heilman</text:span></text:span><text:span text:style-name="Основной_20_шрифт_20_абзаца"><text:span text:style-name="T1">), Кевин Ли (</text:span></text:span><text:span text:style-name="Основной_20_шрифт_20_абзаца"><text:span text:style-name="T2">Kevin Lee</text:span></text:span><text:span text:style-name="Основной_20_шрифт_20_абзаца"><text:span text:style-name="T1">), Генри Хеффан (</text:span></text:span><text:span text:style-name="Основной_20_шрифт_20_абзаца"><text:span text:style-name="T2">Henry Heffan</text:span></text:span><text:span text:style-name="Основной_20_шрифт_20_абзаца"><text:span text:style-name="T1">), Шашват Шриваштава (</text:span></text:span><text:span text:style-name="Основной_20_шрифт_20_абзаца"><text:span text:style-name="T2">Shashvat Srivastava</text:span></text:span><text:span text:style-name="Основной_20_шрифт_20_абзаца"><text:span text:style-name="T1">), Кайл Хоган (</text:span></text:span><text:span text:style-name="Основной_20_шрифт_20_абзаца"><text:span text:style-name="T2">Kyle Hogan</text:span></text:span><text:span text:style-name="Основной_20_шрифт_20_абзаца"><text:span text:style-name="T1">), Джейсон Хеннеси (</text:span></text:span><text:span text:style-name="Основной_20_шрифт_20_абзаца"><text:span text:style-name="T2">Jason Hennessey</text:span></text:span><text:span text:style-name="Основной_20_шрифт_20_абзаца"><text:span text:style-name="T1">), Эндрю Миллер (</text:span></text:span><text:span text:style-name="Основной_20_шрифт_20_абзаца"><text:span text:style-name="T2">Andrew Miller</text:span></text:span><text:span text:style-name="Основной_20_шрифт_20_абзаца"><text:span text:style-name="T1">), Арвинд Нараянан (</text:span></text:span><text:span text:style-name="Основной_20_шрифт_20_абзаца"><text:span text:style-name="T2">Arvind Narayanan</text:span></text:span><text:span text:style-name="Основной_20_шрифт_20_абзаца"><text:span text:style-name="T1">) и др. 2018. Эмпирический</text:span></text:span><text:span text:style-name="Основной_20_шрифт_20_абзаца"><text:span text:style-name="T6"> </text:span></text:span><text:span text:style-name="Основной_20_шрифт_20_абзаца"><text:span text:style-name="T1">анализ</text:span></text:span><text:span text:style-name="Основной_20_шрифт_20_абзаца"><text:span text:style-name="T6"> </text:span></text:span><text:span text:style-name="Основной_20_шрифт_20_абзаца"><text:span text:style-name="T1">отслеживаемости</text:span></text:span><text:span text:style-name="Основной_20_шрифт_20_абзаца"><text:span text:style-name="T6"> </text:span></text:span><text:span text:style-name="Основной_20_шрифт_20_абзаца"><text:span text:style-name="T1">данных</text:span></text:span><text:span text:style-name="Основной_20_шрифт_20_абзаца"><text:span text:style-name="T6"> </text:span></text:span><text:span text:style-name="Основной_20_шрифт_20_абзаца"><text:span text:style-name="T1">в</text:span></text:span><text:span text:style-name="Основной_20_шрифт_20_абзаца"><text:span text:style-name="T6"> </text:span></text:span><text:span text:style-name="Основной_20_шрифт_20_абзаца"><text:span text:style-name="T1">блокчейне</text:span></text:span><text:span text:style-name="Основной_20_шрифт_20_абзаца"><text:span text:style-name="T6"> Monero (</text:span></text:span><text:span text:style-name="Основной_20_шрифт_20_абзаца"><text:span text:style-name="T7">An Empirical Analysis of Traceability in the Monero Blockchain</text:span></text:span><text:span text:style-name="Основной_20_шрифт_20_абзаца"><text:span text:style-name="T6">). </text:span></text:span><text:span text:style-name="Основной_20_шрифт_20_абзаца"><text:span text:style-name="T1">Материалы по технологиям повышения уровня приватности 2018 (</text:span></text:span><text:span text:style-name="Основной_20_шрифт_20_абзаца"><text:span text:style-name="T2">Proceedings on Privacy Enhancing Technologies 2018</text:span></text:span><text:span text:style-name="Основной_20_шрифт_20_абзаца"><text:span text:style-name="T1">), 3 (2018), 143–163.</text:span></text:span></text:p>
        </text:list-item>
        <text:list-item>
          <text:p text:style-name="P2"><text:span text:style-name="Основной_20_шрифт_20_абзаца"><text:span text:style-name="T1">Сатоши Накомото (</text:span></text:span><text:span text:style-name="Основной_20_шрифт_20_абзаца"><text:span text:style-name="T2">Satoshi Nakamoto</text:span></text:span><text:span text:style-name="Основной_20_шрифт_20_абзаца"><text:span text:style-name="T1">). 2008. Bitcoin: одноранговая электронная денежная система (</text:span></text:span><text:span text:style-name="Основной_20_шрифт_20_абзаца"><text:span text:style-name="T2">Bitcoin: A peer-to-peer electronic cash system</text:span></text:span><text:span text:style-name="Основной_20_шрифт_20_абзаца"><text:span text:style-name="T1">). Отчёт. http://bitcoin.org/bitcoin.pdf</text:span></text:span></text:p>
        </text:list-item>
        <text:list-item>
          <text:p text:style-name="P2"><text:span text:style-name="Основной_20_шрифт_20_абзаца"><text:span text:style-name="T1">Шен Ноезер (</text:span></text:span><text:span text:style-name="Основной_20_шрифт_20_абзаца"><text:span text:style-name="T2">Shen Noether</text:span></text:span><text:span text:style-name="Основной_20_шрифт_20_абзаца"><text:span text:style-name="T1">), Адам Маккензи (</text:span></text:span><text:span text:style-name="Основной_20_шрифт_20_абзаца"><text:span text:style-name="T2">Adam Mackenzie</text:span></text:span><text:span text:style-name="Основной_20_шрифт_20_абзаца"><text:span text:style-name="T1">) и др. 2016. Кольцевые конфиденциальные транзакции (</text:span></text:span><text:span text:style-name="Основной_20_шрифт_20_абзаца"><text:span text:style-name="T2">Ring confidential transactions</text:span></text:span><text:span text:style-name="Основной_20_шрифт_20_абзаца"><text:span text:style-name="T1">). Ledger 1 (2016), 1–18.</text:span></text:span></text:p>
        </text:list-item>
        <text:list-item>
          <text:p text:style-name="P2"><text:span text:style-name="Основной_20_шрифт_20_абзаца"><text:span text:style-name="T1">Шурэ Ноезер (</text:span></text:span><text:span text:style-name="Основной_20_шрифт_20_абзаца"><text:span text:style-name="T2">Surae Noether</text:span></text:span><text:span text:style-name="Основной_20_шрифт_20_абзаца"><text:span text:style-name="T1">), Саранг Ноезер (</text:span></text:span><text:span text:style-name="Основной_20_шрифт_20_абзаца"><text:span text:style-name="T2">Sarang Noether</text:span></text:span><text:span text:style-name="Основной_20_шрифт_20_абзаца"><text:span text:style-name="T1">) и Адам Маккензи (</text:span></text:span><text:span text:style-name="Основной_20_шрифт_20_абзаца"><text:span text:style-name="T2">Adam Mackenzie</text:span></text:span><text:span text:style-name="Основной_20_шрифт_20_абзаца"><text:span text:style-name="T1">). 2014. MRL-0001: техническая заметка по возможности цепной реакции с </text:span></text:span><text:soft-page-break/><text:span text:style-name="Основной_20_шрифт_20_абзаца"><text:span text:style-name="T1">точки зрения отслеживаемости в рамках протокола CryptoNote 2.0 (</text:span></text:span><text:span text:style-name="Основной_20_шрифт_20_абзаца"><text:span text:style-name="T2">MRL-0001: A note on chain reactions in traceability in CryptoNote 2.0</text:span></text:span><text:span text:style-name="Основной_20_шрифт_20_абзаца"><text:span text:style-name="T1">). Технический отчёт 2014 (2014).</text:span></text:span></text:p>
        </text:list-item>
        <text:list-item>
          <text:p text:style-name="P2"><text:span text:style-name="Основной_20_шрифт_20_абзаца"><text:span text:style-name="T1">propercoil. 2018. Защита от атаки повторного воспроизведения? </text:span></text:span><text:span text:style-name="Основной_20_шрифт_20_абзаца"><text:span text:style-name="T6">(</text:span></text:span><text:span text:style-name="Основной_20_шрифт_20_абзаца"><text:span text:style-name="T7">Replay protection?</text:span></text:span><text:span text:style-name="Основной_20_шрифт_20_абзаца"><text:span text:style-name="T6">) https://www.reddit.com/r/Monero/comments/8agjfd/replay_protection/dx0lun4/</text:span></text:span></text:p>
        </text:list-item>
        <text:list-item>
          <text:p text:style-name="P2"><text:span text:style-name="Основной_20_шрифт_20_абзаца"><text:span text:style-name="T1">Бейли Ревцель (</text:span></text:span><text:span text:style-name="Основной_20_шрифт_20_абзаца"><text:span text:style-name="T2">Bailey Reutzel</text:span></text:span><text:span text:style-name="Основной_20_шрифт_20_абзаца"><text:span text:style-name="T1">). 2017. Логично это или нет? Грядущий</text:span></text:span><text:span text:style-name="Основной_20_шрифт_20_абзаца"><text:span text:style-name="T6"> </text:span></text:span><text:span text:style-name="Основной_20_шрифт_20_абзаца"><text:span text:style-name="T1">форк</text:span></text:span><text:span text:style-name="Основной_20_шрифт_20_абзаца"><text:span text:style-name="T6"> Bitcoin </text:span></text:span><text:span text:style-name="Основной_20_шрифт_20_абзаца"><text:span text:style-name="T1">приведёт</text:span></text:span><text:span text:style-name="Основной_20_шрифт_20_абзаца"><text:span text:style-name="T6"> </text:span></text:span><text:span text:style-name="Основной_20_шрифт_20_абзаца"><text:span text:style-name="T1">к</text:span></text:span><text:span text:style-name="Основной_20_шрифт_20_абзаца"><text:span text:style-name="T6"> </text:span></text:span><text:span text:style-name="Основной_20_шрифт_20_абзаца"><text:span text:style-name="T1">росту</text:span></text:span><text:span text:style-name="Основной_20_шрифт_20_абзаца"><text:span text:style-name="T6"> </text:span></text:span><text:span text:style-name="Основной_20_шрифт_20_абзаца"><text:span text:style-name="T1">его</text:span></text:span><text:span text:style-name="Основной_20_шрифт_20_абзаца"><text:span text:style-name="T6"> </text:span></text:span><text:span text:style-name="Основной_20_шрифт_20_абзаца"><text:span text:style-name="T1">цены</text:span></text:span><text:span text:style-name="Основной_20_шрифт_20_абзаца"><text:span text:style-name="T6"> (</text:span></text:span><text:span text:style-name="Основной_20_шрифт_20_абзаца"><text:span text:style-name="T7">Logical or Not, Bitcoin’s Coming Fork Is Boosting Its Price</text:span></text:span><text:span text:style-name="Основной_20_шрифт_20_абзаца"><text:span text:style-name="T6">). https://www.coindesk.com/logical-not-bitcoins-coming-fork-boosting-price/</text:span></text:span></text:p>
        </text:list-item>
        <text:list-item>
          <text:p text:style-name="P2"><text:span text:style-name="Основной_20_шрифт_20_абзаца"><text:span text:style-name="T1">Дорит</text:span></text:span><text:span text:style-name="Основной_20_шрифт_20_абзаца"><text:span text:style-name="T6"> </text:span></text:span><text:span text:style-name="Основной_20_шрифт_20_абзаца"><text:span text:style-name="T1">Рон</text:span></text:span><text:span text:style-name="Основной_20_шрифт_20_абзаца"><text:span text:style-name="T6"> (</text:span></text:span><text:span text:style-name="Основной_20_шрифт_20_абзаца"><text:span text:style-name="T7">Dorit Ron</text:span></text:span><text:span text:style-name="Основной_20_шрифт_20_абзаца"><text:span text:style-name="T6">) </text:span></text:span><text:span text:style-name="Основной_20_шрифт_20_абзаца"><text:span text:style-name="T1">и</text:span></text:span><text:span text:style-name="Основной_20_шрифт_20_абзаца"><text:span text:style-name="T6"> </text:span></text:span><text:span text:style-name="Основной_20_шрифт_20_абзаца"><text:span text:style-name="T1">Ади</text:span></text:span><text:span text:style-name="Основной_20_шрифт_20_абзаца"><text:span text:style-name="T6"> </text:span></text:span><text:span text:style-name="Основной_20_шрифт_20_абзаца"><text:span text:style-name="T1">Шамир</text:span></text:span><text:span text:style-name="Основной_20_шрифт_20_абзаца"><text:span text:style-name="T6"> (</text:span></text:span><text:span text:style-name="Основной_20_шрифт_20_абзаца"><text:span text:style-name="T7">Adi Shamir</text:span></text:span><text:span text:style-name="Основной_20_шрифт_20_абзаца"><text:span text:style-name="T6">). 2013. </text:span></text:span><text:span text:style-name="Основной_20_шрифт_20_абзаца"><text:span text:style-name="T1">Количественный</text:span></text:span><text:span text:style-name="Основной_20_шрифт_20_абзаца"><text:span text:style-name="T6"> </text:span></text:span><text:span text:style-name="Основной_20_шрифт_20_абзаца"><text:span text:style-name="T1">анализ</text:span></text:span><text:span text:style-name="Основной_20_шрифт_20_абзаца"><text:span text:style-name="T6"> </text:span></text:span><text:span text:style-name="Основной_20_шрифт_20_абзаца"><text:span text:style-name="T1">полного</text:span></text:span><text:span text:style-name="Основной_20_шрифт_20_абзаца"><text:span text:style-name="T6"> </text:span></text:span><text:span text:style-name="Основной_20_шрифт_20_абзаца"><text:span text:style-name="T1">графа</text:span></text:span><text:span text:style-name="Основной_20_шрифт_20_абзаца"><text:span text:style-name="T6"> </text:span></text:span><text:span text:style-name="Основной_20_шрифт_20_абзаца"><text:span text:style-name="T1">транзакций</text:span></text:span><text:span text:style-name="Основной_20_шрифт_20_абзаца"><text:span text:style-name="T6"> Bitcoin (</text:span></text:span><text:span text:style-name="Основной_20_шрифт_20_абзаца"><text:span text:style-name="T7">Quantitative analysis of the full bitcoin transaction graph</text:span></text:span><text:span text:style-name="Основной_20_шрифт_20_абзаца"><text:span text:style-name="T6">). </text:span></text:span><text:span text:style-name="Основной_20_шрифт_20_абзаца"><text:span text:style-name="T1">Финансовая криптография и безопасность данных (</text:span></text:span><text:span text:style-name="Основной_20_шрифт_20_абзаца"><text:span text:style-name="T2">Financial Cryptography and Data Security</text:span></text:span><text:span text:style-name="Основной_20_шрифт_20_абзаца"><text:span text:style-name="T1">). Springer, 6–24.</text:span></text:span></text:p>
        </text:list-item>
        <text:list-item>
          <text:p text:style-name="P2"><text:span text:style-name="Основной_20_шрифт_20_абзаца"><text:span text:style-name="T1">Джеф Сауро (</text:span></text:span><text:span text:style-name="Основной_20_шрифт_20_абзаца"><text:span text:style-name="T2">Jeff Sauro</text:span></text:span><text:span text:style-name="Основной_20_шрифт_20_абзаца"><text:span text:style-name="T1">) и Джеймс Р. Льюис (</text:span></text:span><text:span text:style-name="Основной_20_шрифт_20_абзаца"><text:span text:style-name="T2">James R Lewis</text:span></text:span><text:span text:style-name="Основной_20_шрифт_20_абзаца"><text:span text:style-name="T1">). 2016. Количественная оценка пользовательского опыта взаимодействия: прикладная статистика при исследовании пользователей (</text:span></text:span><text:span text:style-name="Основной_20_шрифт_20_абзаца"><text:span text:style-name="T2">Quantifying the user experience: Practical statistics for user research</text:span></text:span><text:span text:style-name="Основной_20_шрифт_20_абзаца"><text:span text:style-name="T1">). Morgan Kaufmann.</text:span></text:span></text:p>
        </text:list-item>
        <text:list-item>
          <text:p text:style-name="P2"><text:span text:style-name="Основной_20_шрифт_20_абзаца"><text:span text:style-name="T1">sgp. 2018. Как отдельным пользователям обезопасить себя и сообщество от повторного использования ключей в результате форка? </text:span></text:span><text:span text:style-name="Основной_20_шрифт_20_абзаца"><text:span text:style-name="T6">(</text:span></text:span><text:span text:style-name="Основной_20_шрифт_20_абзаца"><text:span text:style-name="T7">How can individuals safeguard themselves and the community against a key reusing fork?</text:span></text:span><text:span text:style-name="Основной_20_шрифт_20_абзаца"><text:span text:style-name="T6">) https://monero.stackexchange.com/a/7847</text:span></text:span></text:p>
        </text:list-item>
        <text:list-item>
          <text:p text:style-name="P2"><text:span text:style-name="Основной_20_шрифт_20_абзаца"><text:span text:style-name="T1">Риккардо</text:span></text:span><text:span text:style-name="Основной_20_шрифт_20_абзаца"><text:span text:style-name="T6"> </text:span></text:span><text:span text:style-name="Основной_20_шрифт_20_абзаца"><text:span text:style-name="T1">Спаньи</text:span></text:span><text:span text:style-name="Основной_20_шрифт_20_абзаца"><text:span text:style-name="T6"> (</text:span></text:span><text:span text:style-name="Основной_20_шрифт_20_абзаца"><text:span text:style-name="T7">Riccardo Spagni</text:span></text:span><text:span text:style-name="Основной_20_шрифт_20_абзаца"><text:span text:style-name="T6">). 2018. </text:span></text:span><text:span text:style-name="Основной_20_шрифт_20_абзаца"><text:span text:style-name="T1">Версия</text:span></text:span><text:span text:style-name="Основной_20_шрифт_20_абзаца"><text:span text:style-name="T6"> Monero 0.13.0 Beryllium Bullet (</text:span></text:span><text:span text:style-name="Основной_20_шрифт_20_абзаца"><text:span text:style-name="T7">Monero 0.13.0 "Beryllium Bullet" Release</text:span></text:span><text:span text:style-name="Основной_20_шрифт_20_абзаца"><text:span text:style-name="T6">). https://www.getmonero.org/2018/10/11/monero-0.13.0-released.html</text:span></text:span></text:p>
        </text:list-item>
        <text:list-item>
          <text:p text:style-name="P2"><text:span text:style-name="Основной_20_шрифт_20_абзаца"><text:span text:style-name="T1">Шифенг Сан (</text:span></text:span><text:span text:style-name="Основной_20_шрифт_20_абзаца"><text:span text:style-name="T2">Shifeng Sun</text:span></text:span><text:span text:style-name="Основной_20_шрифт_20_абзаца"><text:span text:style-name="T1">), Мэн Хо О (</text:span></text:span><text:span text:style-name="Основной_20_шрифт_20_абзаца"><text:span text:style-name="T2">Man Ho Au</text:span></text:span><text:span text:style-name="Основной_20_шрифт_20_абзаца"><text:span text:style-name="T1">), Джорзеф К. Лю (</text:span></text:span><text:span text:style-name="Основной_20_шрифт_20_абзаца"><text:span text:style-name="T2">Joseph K. Liu</text:span></text:span><text:span text:style-name="Основной_20_шрифт_20_абзаца"><text:span text:style-name="T1">) и Ц Хон Йен (</text:span></text:span><text:span text:style-name="Основной_20_шрифт_20_абзаца"><text:span text:style-name="T2">Tsz Hon Yuen</text:span></text:span><text:span text:style-name="Основной_20_шрифт_20_абзаца"><text:span text:style-name="T1">). 2017. RingCT 2.0: Протокол компактной связываемой кольцевой подписи на базе аккумуляторов для блокчейн-криптовалюты Monero (</text:span></text:span><text:span text:style-name="Основной_20_шрифт_20_абзаца"><text:span text:style-name="T2">RingCT 2.0: A Compact Accumulator-Based (Linkable Ring Signature) Protocol for Blockchain Cryptocurrency Monero</text:span></text:span><text:span text:style-name="Основной_20_шрифт_20_абзаца"><text:span text:style-name="T1">). ESORICS II (LNCS), том 10493. Springer, 456–474.</text:span></text:span></text:p>
        </text:list-item>
        <text:list-item>
          <text:p text:style-name="P2"><text:span text:style-name="Основной_20_шрифт_20_абзаца"><text:span text:style-name="T1">user36303. 2017. Атака повторного воспроизведения в контексте протоколов Cryptonote (</text:span></text:span><text:span text:style-name="Основной_20_шрифт_20_абзаца"><text:span text:style-name="T2">Replay attack and Cryptonotes</text:span></text:span><text:span text:style-name="Основной_20_шрифт_20_абзаца"><text:span text:style-name="T1">). https://monero.stackexchange.com/a/5718</text:span></text:span></text:p>
        </text:list-item>
        <text:list-item>
          <text:p text:style-name="P2"><text:span text:style-name="Основной_20_шрифт_20_абзаца"><text:span text:style-name="T1">user36303. 2018. Как отдельным пользователям обезопасить себя и сообщество от повторного использования ключей в результате форка? </text:span></text:span><text:span text:style-name="Основной_20_шрифт_20_абзаца"><text:span text:style-name="T6">(</text:span></text:span><text:span text:style-name="Основной_20_шрифт_20_абзаца"><text:span text:style-name="T7">How can individuals safeguard themselves and the community against a key reusing fork?</text:span></text:span><text:span text:style-name="Основной_20_шрифт_20_абзаца"><text:span text:style-name="T6">) https://monero.stackexchange.com/a/7844</text:span></text:span></text:p>
        </text:list-item>
        <text:list-item>
          <text:p text:style-name="P2"><text:span text:style-name="Основной_20_шрифт_20_абзаца"><text:span text:style-name="T1">Николас</text:span></text:span><text:span text:style-name="Основной_20_шрифт_20_абзаца"><text:span text:style-name="T6"> </text:span></text:span><text:span text:style-name="Основной_20_шрифт_20_абзаца"><text:span text:style-name="T1">Ван</text:span></text:span><text:span text:style-name="Основной_20_шрифт_20_абзаца"><text:span text:style-name="T6"> </text:span></text:span><text:span text:style-name="Основной_20_шрифт_20_абзаца"><text:span text:style-name="T1">Саберхаген</text:span></text:span><text:span text:style-name="Основной_20_шрифт_20_абзаца"><text:span text:style-name="T6"> (</text:span></text:span><text:span text:style-name="Основной_20_шрифт_20_абзаца"><text:span text:style-name="T7">Nicolas van Saberhagen</text:span></text:span><text:span text:style-name="Основной_20_шрифт_20_абзаца"><text:span text:style-name="T6">). 2018. Cryptonote v2.0, 2013. URL: https://cryptonote.org/whitepaper.pdf. White Paper. Accessed (2018), 04–13.</text:span></text:span></text:p>
        </text:list-item>
        <text:list-item>
          <text:p text:style-name="P2"><text:span text:style-name="Основной_20_шрифт_20_абзаца"><text:span text:style-name="T1">Димаз А. Виджая (</text:span></text:span><text:span text:style-name="Основной_20_шрифт_20_абзаца"><text:span text:style-name="T2">Dimaz A. Wijaya</text:span></text:span><text:span text:style-name="Основной_20_шрифт_20_абзаца"><text:span text:style-name="T1">), Джозеф Лю (</text:span></text:span><text:span text:style-name="Основной_20_шрифт_20_абзаца"><text:span text:style-name="T2">Joseph Liu</text:span></text:span><text:span text:style-name="Основной_20_шрифт_20_абзаца"><text:span text:style-name="T1">), Рон Штейнфельд (</text:span></text:span><text:span text:style-name="Основной_20_шрифт_20_абзаца"><text:span text:style-name="T2">Ron Steinfeld</text:span></text:span><text:span text:style-name="Основной_20_шрифт_20_абзаца"><text:span text:style-name="T1">) и Донси Лю (</text:span></text:span><text:span text:style-name="Основной_20_шрифт_20_абзаца"><text:span text:style-name="T2">Dongxi Liu</text:span></text:span><text:span text:style-name="Основной_20_шрифт_20_абзаца"><text:span text:style-name="T1">). 2018. Атака на кольца Monero: последствия воссоздания транзакций с нулевым количеством миксинов (</text:span></text:span><text:span text:style-name="Основной_20_шрифт_20_абзаца"><text:span text:style-name="T2">Monero Ring Attack: Recreating Zero Mixin Transaction Effect</text:span></text:span><text:span text:style-name="Основной_20_шрифт_20_абзаца"><text:span text:style-name="T1">). TrustCom. IEEE, 1196–1201.</text:span></text:span></text:p>
        </text:list-item>
        <text:list-item>
          <text:p text:style-name="P2"><text:span text:style-name="Основной_20_шрифт_20_абзаца"><text:span text:style-name="T1">Димаз Анкаа Виджая (</text:span></text:span><text:span text:style-name="Основной_20_шрифт_20_абзаца"><text:span text:style-name="T2">Dimaz Ankaa Wijaya</text:span></text:span><text:span text:style-name="Основной_20_шрифт_20_абзаца"><text:span text:style-name="T1">), Джозеф Лю (</text:span></text:span><text:span text:style-name="Основной_20_шрифт_20_абзаца"><text:span text:style-name="T2">Joseph Liu</text:span></text:span><text:span text:style-name="Основной_20_шрифт_20_абзаца"><text:span text:style-name="T1">), Рон Штейнфельд (</text:span></text:span><text:span text:style-name="Основной_20_шрифт_20_абзаца"><text:span text:style-name="T2">Ron Steinfeld</text:span></text:span><text:span text:style-name="Основной_20_шрифт_20_абзаца"><text:span text:style-name="T1">) и Донси Лю (</text:span></text:span><text:span text:style-name="Основной_20_шрифт_20_абзаца"><text:span text:style-name="T2">Dongxi Liu</text:span></text:span><text:span text:style-name="Основной_20_шрифт_20_абзаца"><text:span text:style-name="T1">). 2019. Риск, связанный с асинхронным обновлением протокола: атаки на протоколы Monero (</text:span></text:span><text:span text:style-name="Основной_20_шрифт_20_абзаца"><text:span text:style-name="T2">Risk of Asynchronous Protocol Update: Attacks to Monero Protocols</text:span></text:span><text:span text:style-name="Основной_20_шрифт_20_абзаца"><text:span text:style-name="T1">). (2019). Готовится к публикации.</text:span></text:span></text:p>
        </text:list-item>
        <text:list-item>
          <text:p text:style-name="P2"><text:span text:style-name="Основной_20_шрифт_20_абзаца"><text:span text:style-name="T1">Димаз Анкаа Виджая (</text:span></text:span><text:span text:style-name="Основной_20_шрифт_20_абзаца"><text:span text:style-name="T2">Dimaz Ankaa Wijaya</text:span></text:span><text:span text:style-name="Основной_20_шрифт_20_абзаца"><text:span text:style-name="T1">), Джозеф Лю (</text:span></text:span><text:span text:style-name="Основной_20_шрифт_20_абзаца"><text:span text:style-name="T2">Joseph Liu</text:span></text:span><text:span text:style-name="Основной_20_шрифт_20_абзаца"><text:span text:style-name="T1">), Рон Штейнфельд (</text:span></text:span><text:span text:style-name="Основной_20_шрифт_20_абзаца"><text:span text:style-name="T2">Ron Steinfeld</text:span></text:span><text:span text:style-name="Основной_20_шрифт_20_абзаца"><text:span text:style-name="T1">), Донси Лю (</text:span></text:span><text:span text:style-name="Основной_20_шрифт_20_абзаца"><text:span text:style-name="T2">Dongxi Liu</text:span></text:span><text:span text:style-name="Основной_20_шрифт_20_абзаца"><text:span text:style-name="T1">) и Ц Хон Йен (</text:span></text:span><text:span text:style-name="Основной_20_шрифт_20_абзаца"><text:span text:style-name="T2">Tsz Hon Yuen</text:span></text:span><text:span text:style-name="Основной_20_шрифт_20_абзаца"><text:span text:style-name="T1">). </text:span></text:span><text:span text:style-name="Основной_20_шрифт_20_абзаца"><text:span text:style-name="T6">2018. </text:span></text:span><text:span text:style-name="Основной_20_шрифт_20_абзаца"><text:span text:style-name="T1">Атаки</text:span></text:span><text:span text:style-name="Основной_20_шрифт_20_абзаца"><text:span text:style-name="T6"> </text:span></text:span><text:span text:style-name="Основной_20_шрифт_20_абзаца"><text:span text:style-name="T1">с</text:span></text:span><text:span text:style-name="Основной_20_шрифт_20_абзаца"><text:span text:style-name="T6"> </text:span></text:span><text:span text:style-name="Основной_20_шрифт_20_абзаца"><text:span text:style-name="T1">целью</text:span></text:span><text:span text:style-name="Основной_20_шрифт_20_абзаца"><text:span text:style-name="T6"> </text:span></text:span><text:span text:style-name="Основной_20_шрифт_20_абзаца"><text:span text:style-name="T1">снижения</text:span></text:span><text:span text:style-name="Основной_20_шрифт_20_абзаца"><text:span text:style-name="T6"> </text:span></text:span><text:span text:style-name="Основной_20_шрифт_20_абзаца"><text:span text:style-name="T1">уровня</text:span></text:span><text:span text:style-name="Основной_20_шрифт_20_абзаца"><text:span text:style-name="T6"> </text:span></text:span><text:span text:style-name="Основной_20_шрифт_20_абзаца"><text:span text:style-name="T1">анонимности</text:span></text:span><text:span text:style-name="Основной_20_шрифт_20_абзаца"><text:span text:style-name="T6"> Monero (</text:span></text:span><text:span text:style-name="Основной_20_шрифт_20_абзаца"><text:span text:style-name="T7">Anonymity Reduction Attacks To Monero</text:span></text:span><text:span text:style-name="Основной_20_шрифт_20_абзаца"><text:span text:style-name="T6">). </text:span></text:span><text:span text:style-name="Основной_20_шрифт_20_абзаца"><text:span text:style-name="T1">Материалы</text:span></text:span><text:span text:style-name="Основной_20_шрифт_20_абзаца"><text:span text:style-name="T6"> 14-</text:span></text:span><text:span text:style-name="Основной_20_шрифт_20_абзаца"><text:span text:style-name="T1">й</text:span></text:span><text:span text:style-name="Основной_20_шрифт_20_абзаца"><text:span text:style-name="T6"> </text:span></text:span><text:span text:style-name="Основной_20_шрифт_20_абзаца"><text:span text:style-name="T1">международной</text:span></text:span><text:span text:style-name="Основной_20_шрифт_20_абзаца"><text:span text:style-name="T6"> </text:span></text:span><text:span text:style-name="Основной_20_шрифт_20_абзаца"><text:span text:style-name="T1">конференции</text:span></text:span><text:span text:style-name="Основной_20_шрифт_20_абзаца"><text:span text:style-name="T6"> </text:span></text:span><text:span text:style-name="Основной_20_шрифт_20_абзаца"><text:span text:style-name="T1">по</text:span></text:span><text:span text:style-name="Основной_20_шрифт_20_абзаца"><text:span text:style-name="T6"> </text:span></text:span><text:span text:style-name="Основной_20_шрифт_20_абзаца"><text:span text:style-name="T1">защите</text:span></text:span><text:span text:style-name="Основной_20_шрифт_20_абзаца"><text:span text:style-name="T6"> </text:span></text:span><text:span text:style-name="Основной_20_шрифт_20_абзаца"><text:span text:style-name="T1">информации</text:span></text:span><text:span text:style-name="Основной_20_шрифт_20_абзаца"><text:span text:style-name="T6"> </text:span></text:span><text:span text:style-name="Основной_20_шрифт_20_абзаца"><text:span text:style-name="T1">и</text:span></text:span><text:span text:style-name="Основной_20_шрифт_20_абзаца"><text:span text:style-name="T6"> </text:span></text:span><text:span text:style-name="Основной_20_шрифт_20_абзаца"><text:span text:style-name="T1">криптологии</text:span></text:span><text:span text:style-name="Основной_20_шрифт_20_абзаца"><text:span text:style-name="T6"> (</text:span></text:span><text:span text:style-name="Основной_20_шрифт_20_абзаца"><text:span text:style-name="T7">14th International Conference on Information Security and Cryptology</text:span></text:span><text:span text:style-name="Основной_20_шрифт_20_абзаца"><text:span text:style-name="T6">). Springer.</text:span></text:span></text:p>
        </text:list-item>
        <text:list-item>
          <text:p text:style-name="P2"><text:span text:style-name="Основной_20_шрифт_20_абзаца"><text:span text:style-name="T1">Бин Ю (</text:span></text:span><text:span text:style-name="Основной_20_шрифт_20_абзаца"><text:span text:style-name="T2">Bin Yu</text:span></text:span><text:span text:style-name="Основной_20_шрифт_20_абзаца"><text:span text:style-name="T1">), Джозеф К. Лю (</text:span></text:span><text:span text:style-name="Основной_20_шрифт_20_абзаца"><text:span text:style-name="T2">Joseph K. Liu</text:span></text:span><text:span text:style-name="Основной_20_шрифт_20_абзаца"><text:span text:style-name="T1">), Амин Сакзад (</text:span></text:span><text:span text:style-name="Основной_20_шрифт_20_абзаца"><text:span text:style-name="T2">Amin Sakzad</text:span></text:span><text:span text:style-name="Основной_20_шрифт_20_абзаца"><text:span text:style-name="T1">), Шурья Непал (</text:span></text:span><text:span text:style-name="Основной_20_шрифт_20_абзаца"><text:span text:style-name="T2">Surya Nepal</text:span></text:span><text:span text:style-name="Основной_20_шрифт_20_абзаца"><text:span text:style-name="T1">), Рон Штейнфельд (</text:span></text:span><text:span text:style-name="Основной_20_шрифт_20_абзаца"><text:span text:style-name="T2">Ron Steinfeld</text:span></text:span><text:span text:style-name="Основной_20_шрифт_20_абзаца"><text:span text:style-name="T1">), Пол Римба (</text:span></text:span><text:span text:style-name="Основной_20_шрифт_20_абзаца"><text:span text:style-name="T2">Paul Rimba</text:span></text:span><text:span text:style-name="Основной_20_шрифт_20_абзаца"><text:span text:style-name="T1">) и Мэн Хо О (</text:span></text:span><text:span text:style-name="Основной_20_шрифт_20_абзаца"><text:span text:style-name="T2">Man Ho Au</text:span></text:span><text:span text:style-name="Основной_20_шрифт_20_абзаца"><text:span text:style-name="T1">). 2018. Не зависящая от используемой платформы, безопасная система голосования на базе блокчейна (</text:span></text:span><text:span text:style-name="Основной_20_шрифт_20_абзаца"><text:span text:style-name="T2">Platform-Independent Secure Blockchain-Based Voting System</text:span></text:span><text:span text:style-name="Основной_20_шрифт_20_абзаца"><text:span text:style-name="T1">). ISC (LNCS), том 11060. Springer, 369–386.</text:span></text:span></text:p>
        </text:list-item>
        <text:list-item>
          <text:p text:style-name="P2"><text:span text:style-name="Основной_20_шрифт_20_абзаца"><text:span text:style-name="T1">Цзося Ю (</text:span></text:span><text:span text:style-name="Основной_20_шрифт_20_абзаца"><text:span text:style-name="T2">Zuoxia Yu</text:span></text:span><text:span text:style-name="Основной_20_шрифт_20_абзаца"><text:span text:style-name="T1">), Мэн Хо О (</text:span></text:span><text:span text:style-name="Основной_20_шрифт_20_абзаца"><text:span text:style-name="T2">Man Ho Au</text:span></text:span><text:span text:style-name="Основной_20_шрифт_20_абзаца"><text:span text:style-name="T1">), Джаньшань Ю (</text:span></text:span><text:span text:style-name="Основной_20_шрифт_20_абзаца"><text:span text:style-name="T2">Jiangshan Yu</text:span></text:span><text:span text:style-name="Основной_20_шрифт_20_абзаца"><text:span text:style-name="T1">), Рупенг Янг (</text:span></text:span><text:span text:style-name="Основной_20_шрифт_20_абзаца"><text:span text:style-name="T2">Rupeng Yang</text:span></text:span><text:span text:style-name="Основной_20_шрифт_20_абзаца"><text:span text:style-name="T1">), Кюлянг Ксю (</text:span></text:span><text:span text:style-name="Основной_20_шрифт_20_абзаца"><text:span text:style-name="T2">Qiuliang Xu</text:span></text:span><text:span text:style-name="Основной_20_шрифт_20_абзаца"><text:span text:style-name="T1">) и Вонг Фэт Лау (</text:span></text:span><text:span text:style-name="Основной_20_шрифт_20_абзаца"><text:span text:style-name="T2">Wang Fat Lau</text:span></text:span><text:span text:style-name="Основной_20_шрифт_20_абзаца"><text:span text:style-name="T1">). 2019. Новый эмпирический анализ отслеживаемости в блокчейнах на базе протокола Cryptonote (</text:span></text:span><text:span text:style-name="Основной_20_шрифт_20_абзаца"><text:span text:style-name="T2">New </text:span></text:span><text:soft-page-break/><text:span text:style-name="Основной_20_шрифт_20_абзаца"><text:span text:style-name="T2">Empirical Traceability Analysis of CryptoNote-Style Blockchains</text:span></text:span><text:span text:style-name="Основной_20_шрифт_20_абзаца"><text:span text:style-name="T1">). Финансовая криптография и безопасность данных (</text:span></text:span><text:span text:style-name="Основной_20_шрифт_20_абзаца"><text:span text:style-name="T2">Financial Cryptography and Data Security</text:span></text:span><text:span text:style-name="Основной_20_шрифт_20_абзаца"><text:span text:style-name="T1">).</text:span></text:span></text:p>
        </text:list-item>
        <text:list-item>
          <text:p text:style-name="P3"><text:span text:style-name="Основной_20_шрифт_20_абзаца"><text:span text:style-name="T1">Алексей Замятин (</text:span></text:span><text:span text:style-name="Основной_20_шрифт_20_абзаца"><text:span text:style-name="T2">Alexei Zamyatin</text:span></text:span><text:span text:style-name="Основной_20_шрифт_20_абзаца"><text:span text:style-name="T1">), Николас Штифтер (</text:span></text:span><text:span text:style-name="Основной_20_шрифт_20_абзаца"><text:span text:style-name="T2">Nicholas Stifter</text:span></text:span><text:span text:style-name="Основной_20_шрифт_20_абзаца"><text:span text:style-name="T1">), Алёша Юдмаер (</text:span></text:span><text:span text:style-name="Основной_20_шрифт_20_абзаца"><text:span text:style-name="T2">Aljosha Judmayer</text:span></text:span><text:span text:style-name="Основной_20_шрифт_20_абзаца"><text:span text:style-name="T1">), Филипп Шиндлер (</text:span></text:span><text:span text:style-name="Основной_20_шрифт_20_абзаца"><text:span text:style-name="T2">Philipp Schindler</text:span></text:span><text:span text:style-name="Основной_20_шрифт_20_абзаца"><text:span text:style-name="T1">), Эдгар Вейпль (</text:span></text:span><text:span text:style-name="Основной_20_шрифт_20_абзаца"><text:span text:style-name="T2">Edgar Weippl</text:span></text:span><text:span text:style-name="Основной_20_шрифт_20_абзаца"><text:span text:style-name="T1">) и В. Дж. Кноттебельт (</text:span></text:span><text:span text:style-name="Основной_20_шрифт_20_абзаца"><text:span text:style-name="T2">WJ Knottebelt</text:span></text:span><text:span text:style-name="Основной_20_шрифт_20_абзаца"><text:span text:style-name="T1">). 2018. Новый дикий бархатный форк! Изменение инклюзивного блокчейн-протокола на практике (</text:span></text:span><text:span text:style-name="Основной_20_шрифт_20_абзаца"><text:span text:style-name="T2">A wild velvet fork appears! Inclusive blockchain protocol changes in practice</text:span></text:span><text:span text:style-name="Основной_20_шрифт_20_абзаца"><text:span text:style-name="T1">). Материалы 5-го семинара по Bitcoin и исследованиям в области блокчейн-технологии (</text:span></text:span><text:span text:style-name="Основной_20_шрифт_20_абзаца"><text:span text:style-name="T2">5th Workshop on Bitcoin and Blockchain Research</text:span></text:span><text:span text:style-name="Основной_20_шрифт_20_абзаца"><text:span text:style-name="T1">), Финансовая криптография и безопасность данных (</text:span></text:span><text:span text:style-name="Основной_20_шрифт_20_абзаца"><text:span text:style-name="T2">Financial Cryptography and Data Security</text:span></text:span><text:span text:style-name="Основной_20_шрифт_20_абзаца"><text:span text:style-name="T1">), том 18.</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Обычный" style:family="paragraph">
      <style:paragraph-properties fo:margin-top="0in" fo:margin-bottom="0.139in" style:contextual-spacing="false" fo:line-height="115%" fo:orphans="2" fo:widows="2" fo:hyphenation-ladder-count="no-limit"/>
      <style:text-properties fo:hyphenate="false" loext:hyphenation-no-caps="fals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Основной_20_шрифт_20_абзаца" style:display-name="Основной шрифт абзаца"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Знак_20_сноски" style:display-name="Знак сноски" style:family="text" style:parent-style-name="Основной_20_шрифт_20_абзаца">
      <style:text-properties style:text-position="super 64%"/>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11LVL2" style:display-name="WW_CharLFO11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1LVL3" style:display-name="WW_CharLFO11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4" style:display-name="WW_CharLFO11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5" style:display-name="WW_CharLFO11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1LVL6" style:display-name="WW_CharLFO11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7" style:display-name="WW_CharLFO11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1LVL8" style:display-name="WW_CharLFO11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1LVL9" style:display-name="WW_CharLFO11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1" style:display-name="WW_CharLFO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3" style:display-name="WW_CharLFO2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4" style:display-name="WW_CharLFO2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5" style:display-name="WW_CharLFO2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6" style:display-name="WW_CharLFO2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7" style:display-name="WW_CharLFO2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8" style:display-name="WW_CharLFO2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2LVL9" style:display-name="WW_CharLFO2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1" style:display-name="WW_CharLFO9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9LVL2" style:display-name="WW_CharLFO9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9LVL3" style:display-name="WW_CharLFO9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4" style:display-name="WW_CharLFO9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5" style:display-name="WW_CharLFO9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9LVL6" style:display-name="WW_CharLFO9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7" style:display-name="WW_CharLFO9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9LVL8" style:display-name="WW_CharLFO9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9LVL9" style:display-name="WW_CharLFO9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1" style:display-name="WW_CharLFO5LVL1"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2" style:display-name="WW_CharLFO5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3" style:display-name="WW_CharLFO5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4" style:display-name="WW_CharLFO5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5" style:display-name="WW_CharLFO5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6" style:display-name="WW_CharLFO5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7" style:display-name="WW_CharLFO5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5LVL8" style:display-name="WW_CharLFO5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9" style:display-name="WW_CharLFO5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loext:num-list-format="%1%" style:num-format="1">
        <style:list-level-properties text:list-level-position-and-space-mode="label-alignment">
          <style:list-level-label-alignment text:label-followed-by="listtab" fo:text-indent="-0.25in" fo:margin-left="0.893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893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393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893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393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893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393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25in" fo:margin-left="0.8937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8937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1.2882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1.1437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1.393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75in" fo:margin-left="1.393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6437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6437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1.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Bullet_20_Symbols" text:bullet-char="•">
        <style:list-level-properties text:list-level-position-and-space-mode="label-alignment">
          <style:list-level-label-alignment text:label-followed-by="listtab" fo:text-indent="-0.25in" fo:margin-left="0.6437in"/>
        </style:list-level-properties>
        <style:text-properties style:font-name="OpenSymbol"/>
      </text:list-level-style-bullet>
      <text:list-level-style-bullet text:level="2" text:style-name="WW_5f_CharLFO11LVL2" loext:num-list-format="%2%" text:bullet-char="o">
        <style:list-level-properties text:list-level-position-and-space-mode="label-alignment">
          <style:list-level-label-alignment text:label-followed-by="listtab" fo:text-indent="-0.25in" fo:margin-left="1.1437in"/>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6437in"/>
        </style:list-level-properties>
        <style:text-properties style:font-name="Noto Sans Symbols"/>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2.1437in"/>
        </style:list-level-properties>
        <style:text-properties style:font-name="Noto Sans Symbols"/>
      </text:list-level-style-bullet>
      <text:list-level-style-bullet text:level="5" text:style-name="WW_5f_CharLFO11LVL5" loext:num-list-format="%5%" text:bullet-char="o">
        <style:list-level-properties text:list-level-position-and-space-mode="label-alignment">
          <style:list-level-label-alignment text:label-followed-by="listtab" fo:text-indent="-0.25in" fo:margin-left="2.6437in"/>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3.1437in"/>
        </style:list-level-properties>
        <style:text-properties style:font-name="Noto Sans Symbols"/>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3.6437in"/>
        </style:list-level-properties>
        <style:text-properties style:font-name="Noto Sans Symbols"/>
      </text:list-level-style-bullet>
      <text:list-level-style-bullet text:level="8" text:style-name="WW_5f_CharLFO11LVL8" loext:num-list-format="%8%" text:bullet-char="o">
        <style:list-level-properties text:list-level-position-and-space-mode="label-alignment">
          <style:list-level-label-alignment text:label-followed-by="listtab" fo:text-indent="-0.25in" fo:margin-left="4.1437in"/>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4.6437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25in" fo:margin-left="0.643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6437in"/>
        </style:list-level-properties>
        <style:text-properties style:font-name="Times New Roman"/>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1437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6437in"/>
        </style:list-level-properties>
        <style:text-properties style:font-name="Noto Sans Symbol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1437in"/>
        </style:list-level-properties>
        <style:text-properties style:font-name="Noto Sans Symbols"/>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6437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1437in"/>
        </style:list-level-properties>
        <style:text-properties style:font-name="Noto Sans Symbol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6437in"/>
        </style:list-level-properties>
        <style:text-properties style:font-name="Noto Sans Symbols"/>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1437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6437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6252in" fo:margin-left="1.0189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6437in"/>
        </style:list-level-properties>
        <style:text-properties style:font-name="Times New Roman"/>
      </text:list-level-style-bullet>
      <text:list-level-style-bullet text:level="2" text:style-name="WW_5f_CharLFO9LVL2" loext:num-list-format="%2%" text:bullet-char="o">
        <style:list-level-properties text:list-level-position-and-space-mode="label-alignment">
          <style:list-level-label-alignment text:label-followed-by="listtab" fo:text-indent="-0.25in" fo:margin-left="1.1437in"/>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6437in"/>
        </style:list-level-properties>
        <style:text-properties style:font-name="Noto Sans Symbols"/>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1437in"/>
        </style:list-level-properties>
        <style:text-properties style:font-name="Noto Sans Symbols"/>
      </text:list-level-style-bullet>
      <text:list-level-style-bullet text:level="5" text:style-name="WW_5f_CharLFO9LVL5" loext:num-list-format="%5%" text:bullet-char="o">
        <style:list-level-properties text:list-level-position-and-space-mode="label-alignment">
          <style:list-level-label-alignment text:label-followed-by="listtab" fo:text-indent="-0.25in" fo:margin-left="2.6437in"/>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1437in"/>
        </style:list-level-properties>
        <style:text-properties style:font-name="Noto Sans Symbols"/>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6437in"/>
        </style:list-level-properties>
        <style:text-properties style:font-name="Noto Sans Symbols"/>
      </text:list-level-style-bullet>
      <text:list-level-style-bullet text:level="8" text:style-name="WW_5f_CharLFO9LVL8" loext:num-list-format="%8%" text:bullet-char="o">
        <style:list-level-properties text:list-level-position-and-space-mode="label-alignment">
          <style:list-level-label-alignment text:label-followed-by="listtab" fo:text-indent="-0.25in" fo:margin-left="4.1437in"/>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6437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6252in" fo:margin-left="1.0189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6252in" fo:margin-left="1.0189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a" style:num-letter-sync="true">
        <style:list-level-properties text:list-level-position-and-space-mode="label-alignment">
          <style:list-level-label-alignment text:label-followed-by="listtab" fo:text-indent="-0.6146in" fo:margin-left="1.0083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8937in"/>
        </style:list-level-properties>
        <style:text-properties style:font-name="Noto Sans Symbols"/>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8937in"/>
        </style:list-level-properties>
        <style:text-properties style:font-name="Noto Sans Symbol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3937in"/>
        </style:list-level-properties>
        <style:text-properties style:font-name="Noto Sans Symbols"/>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3937in"/>
        </style:list-level-properties>
        <style:text-properties style:font-name="Noto Sans Symbol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8937in"/>
        </style:list-level-properties>
        <style:text-properties style:font-name="Noto Sans Symbols"/>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8937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6252in" fo:margin-left="1.0189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Знак_20_сноски"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6T22:46:48.125000000</meta:creation-date>
    <dc:date>2022-04-26T22:47:12.128000000</dc:date>
    <meta:editing-duration>PT24S</meta:editing-duration>
    <meta:editing-cycles>1</meta:editing-cycles>
    <meta:document-statistic meta:table-count="4" meta:image-count="0" meta:object-count="158" meta:page-count="21" meta:paragraph-count="343" meta:word-count="10055" meta:character-count="76337" meta:non-whitespace-character-count="66649"/>
    <meta:generator>LibreOffice/7.2.6.2$Windows_X86_64 LibreOffice_project/b0ec3a565991f7569a5a7f5d24fed7f52653d754</meta:generator>
  </office:meta>
</office:document-meta>
</file>

<file path=Object 1/content.xml><?xml version="1.0" encoding="utf-8"?>
<mml:math xmlns:mml="http://www.w3.org/1998/Math/MathML" xmlns:m="http://schemas.openxmlformats.org/officeDocument/2006/math">
  <mml:mi>I</mml:mi>
</mml:math>
</file>

<file path=Object 10/content.xml><?xml version="1.0" encoding="utf-8"?>
<mml:math xmlns:mml="http://www.w3.org/1998/Math/MathML" xmlns:m="http://schemas.openxmlformats.org/officeDocument/2006/math">
  <mml:mi>B</mml:mi>
</mml:math>
</file>

<file path=Object 100/content.xml><?xml version="1.0" encoding="utf-8"?>
<mml:math xmlns:mml="http://www.w3.org/1998/Math/MathML" xmlns:m="http://schemas.openxmlformats.org/officeDocument/2006/math">
  <mml:mn>0,1</mml:mn>
  <mml:mo>≤</mml:mo>
  <mml:mi>r</mml:mi>
  <mml:mo>≤</mml:mo>
  <mml:mn>0,3</mml:mn>
</mml:math>
</file>

<file path=Object 101/content.xml><?xml version="1.0" encoding="utf-8"?>
<mml:math xmlns:mml="http://www.w3.org/1998/Math/MathML" xmlns:m="http://schemas.openxmlformats.org/officeDocument/2006/math">
  <mml:mn>0,3</mml:mn>
  <mml:mo>≤</mml:mo>
  <mml:mi>r</mml:mi>
  <mml:mo>≤</mml:mo>
  <mml:mn>0,5</mml:mn>
</mml:math>
</file>

<file path=Object 102/content.xml><?xml version="1.0" encoding="utf-8"?>
<mml:math xmlns:mml="http://www.w3.org/1998/Math/MathML" xmlns:m="http://schemas.openxmlformats.org/officeDocument/2006/math">
  <mml:mi>r</mml:mi>
  <mml:mo>≥</mml:mo>
  <mml:mn>0,5</mml:mn>
</mml:math>
</file>

<file path=Object 103/content.xml><?xml version="1.0" encoding="utf-8"?>
<mml:math xmlns:mml="http://www.w3.org/1998/Math/MathML" xmlns:m="http://schemas.openxmlformats.org/officeDocument/2006/math">
  <mml:mi>t</mml:mi>
</mml:math>
</file>

<file path=Object 104/content.xml><?xml version="1.0" encoding="utf-8"?>
<mml:math xmlns:mml="http://www.w3.org/1998/Math/MathML" xmlns:m="http://schemas.openxmlformats.org/officeDocument/2006/math">
  <mml:mi>t</mml:mi>
</mml:math>
</file>

<file path=Object 105/content.xml><?xml version="1.0" encoding="utf-8"?>
<mml:math xmlns:mml="http://www.w3.org/1998/Math/MathML" xmlns:m="http://schemas.openxmlformats.org/officeDocument/2006/math">
  <mml:msub>
    <mml:mrow>
      <mml:mi>S</mml:mi>
      <mml:mi>B</mml:mi>
      <mml:mi>F</mml:mi>
    </mml:mrow>
    <mml:mrow>
      <mml:mi>k</mml:mi>
    </mml:mrow>
  </mml:msub>
</mml:math>
</file>

<file path=Object 106/content.xml><?xml version="1.0" encoding="utf-8"?>
<mml:math xmlns:mml="http://www.w3.org/1998/Math/MathML" xmlns:m="http://schemas.openxmlformats.org/officeDocument/2006/math">
  <mml:msub>
    <mml:mrow>
      <mml:mi>S</mml:mi>
      <mml:mi>B</mml:mi>
      <mml:mi>F</mml:mi>
    </mml:mrow>
    <mml:mrow>
      <mml:mi>k</mml:mi>
    </mml:mrow>
  </mml:msub>
</mml:math>
</file>

<file path=Object 107/content.xml><?xml version="1.0" encoding="utf-8"?>
<mml:math xmlns:mml="http://www.w3.org/1998/Math/MathML" xmlns:m="http://schemas.openxmlformats.org/officeDocument/2006/math">
  <mml:msub>
    <mml:mrow>
      <mml:mi>S</mml:mi>
      <mml:mi>B</mml:mi>
      <mml:mi>F</mml:mi>
    </mml:mrow>
    <mml:mrow>
      <mml:mi>k</mml:mi>
    </mml:mrow>
  </mml:msub>
</mml:math>
</file>

<file path=Object 108/content.xml><?xml version="1.0" encoding="utf-8"?>
<mml:math xmlns:mml="http://www.w3.org/1998/Math/MathML" xmlns:m="http://schemas.openxmlformats.org/officeDocument/2006/math">
  <mml:msub>
    <mml:mrow>
      <mml:mi>S</mml:mi>
      <mml:mi>B</mml:mi>
      <mml:mi>F</mml:mi>
    </mml:mrow>
    <mml:mrow>
      <mml:mi>m</mml:mi>
    </mml:mrow>
  </mml:msub>
</mml:math>
</file>

<file path=Object 109/content.xml><?xml version="1.0" encoding="utf-8"?>
<mml:math xmlns:mml="http://www.w3.org/1998/Math/MathML" xmlns:m="http://schemas.openxmlformats.org/officeDocument/2006/math">
  <mml:msub>
    <mml:mrow>
      <mml:mi>S</mml:mi>
      <mml:mi>B</mml:mi>
      <mml:mi>F</mml:mi>
    </mml:mrow>
    <mml:mrow>
      <mml:mi>k</mml:mi>
    </mml:mrow>
  </mml:msub>
</mml:math>
</file>

<file path=Object 11/content.xml><?xml version="1.0" encoding="utf-8"?>
<mml:math xmlns:mml="http://www.w3.org/1998/Math/MathML" xmlns:m="http://schemas.openxmlformats.org/officeDocument/2006/math">
  <mml:mi>o</mml:mi>
</mml:math>
</file>

<file path=Object 110/content.xml><?xml version="1.0" encoding="utf-8"?>
<mml:math xmlns:mml="http://www.w3.org/1998/Math/MathML" xmlns:m="http://schemas.openxmlformats.org/officeDocument/2006/math">
  <mml:msub>
    <mml:mrow>
      <mml:mi>S</mml:mi>
      <mml:mi>B</mml:mi>
      <mml:mi>F</mml:mi>
    </mml:mrow>
    <mml:mrow>
      <mml:mi>m</mml:mi>
    </mml:mrow>
  </mml:msub>
</mml:math>
</file>

<file path=Object 111/content.xml><?xml version="1.0" encoding="utf-8"?>
<mml:math xmlns:mml="http://www.w3.org/1998/Math/MathML" xmlns:m="http://schemas.openxmlformats.org/officeDocument/2006/math">
  <mml:msub>
    <mml:mrow>
      <mml:mi>S</mml:mi>
      <mml:mi>B</mml:mi>
      <mml:mi>F</mml:mi>
    </mml:mrow>
    <mml:mrow>
      <mml:mi>m</mml:mi>
    </mml:mrow>
  </mml:msub>
</mml:math>
</file>

<file path=Object 112/content.xml><?xml version="1.0" encoding="utf-8"?>
<mml:math xmlns:mml="http://www.w3.org/1998/Math/MathML" xmlns:m="http://schemas.openxmlformats.org/officeDocument/2006/math">
  <mml:msub>
    <mml:mrow>
      <mml:mi>t</mml:mi>
      <mml:mi>S</mml:mi>
      <mml:mi>B</mml:mi>
      <mml:mi>F</mml:mi>
    </mml:mrow>
    <mml:mrow>
      <mml:mi>k</mml:mi>
    </mml:mrow>
  </mml:msub>
</mml:math>
</file>

<file path=Object 113/content.xml><?xml version="1.0" encoding="utf-8"?>
<mml:math xmlns:mml="http://www.w3.org/1998/Math/MathML" xmlns:m="http://schemas.openxmlformats.org/officeDocument/2006/math">
  <mml:mi>t</mml:mi>
  <mml:msub>
    <mml:mrow>
      <mml:mi>S</mml:mi>
      <mml:mi>B</mml:mi>
      <mml:mi>F</mml:mi>
    </mml:mrow>
    <mml:mrow>
      <mml:mi>m</mml:mi>
    </mml:mrow>
  </mml:msub>
</mml:math>
</file>

<file path=Object 114/content.xml><?xml version="1.0" encoding="utf-8"?>
<mml:math xmlns:mml="http://www.w3.org/1998/Math/MathML" xmlns:m="http://schemas.openxmlformats.org/officeDocument/2006/math">
  <mml:mi>t</mml:mi>
  <mml:mi>S</mml:mi>
  <mml:mi>B</mml:mi>
  <mml:mi>F</mml:mi>
</mml:math>
</file>

<file path=Object 115/content.xml><?xml version="1.0" encoding="utf-8"?>
<mml:math xmlns:mml="http://www.w3.org/1998/Math/MathML" xmlns:m="http://schemas.openxmlformats.org/officeDocument/2006/math">
  <mml:msub>
    <mml:mrow>
      <mml:mi>S</mml:mi>
      <mml:mi>B</mml:mi>
      <mml:mi>F</mml:mi>
    </mml:mrow>
    <mml:mrow>
      <mml:mi>k</mml:mi>
    </mml:mrow>
  </mml:msub>
</mml:math>
</file>

<file path=Object 116/content.xml><?xml version="1.0" encoding="utf-8"?>
<mml:math xmlns:mml="http://www.w3.org/1998/Math/MathML" xmlns:m="http://schemas.openxmlformats.org/officeDocument/2006/math">
  <mml:msub>
    <mml:mrow>
      <mml:mi>S</mml:mi>
      <mml:mi>B</mml:mi>
      <mml:mi>F</mml:mi>
    </mml:mrow>
    <mml:mrow>
      <mml:mi>m</mml:mi>
    </mml:mrow>
  </mml:msub>
</mml:math>
</file>

<file path=Object 117/content.xml><?xml version="1.0" encoding="utf-8"?>
<mml:math xmlns:mml="http://www.w3.org/1998/Math/MathML" xmlns:m="http://schemas.openxmlformats.org/officeDocument/2006/math">
  <mml:msub>
    <mml:mrow>
      <mml:mi>S</mml:mi>
      <mml:mi>B</mml:mi>
      <mml:mi>F</mml:mi>
    </mml:mrow>
    <mml:mrow>
      <mml:mi>k</mml:mi>
    </mml:mrow>
  </mml:msub>
</mml:math>
</file>

<file path=Object 118/content.xml><?xml version="1.0" encoding="utf-8"?>
<mml:math xmlns:mml="http://www.w3.org/1998/Math/MathML" xmlns:m="http://schemas.openxmlformats.org/officeDocument/2006/math">
  <mml:mi>t</mml:mi>
</mml:math>
</file>

<file path=Object 119/content.xml><?xml version="1.0" encoding="utf-8"?>
<mml:math xmlns:mml="http://www.w3.org/1998/Math/MathML" xmlns:m="http://schemas.openxmlformats.org/officeDocument/2006/math">
  <mml:mi>R</mml:mi>
</mml:math>
</file>

<file path=Object 12/content.xml><?xml version="1.0" encoding="utf-8"?>
<mml:math xmlns:mml="http://www.w3.org/1998/Math/MathML" xmlns:m="http://schemas.openxmlformats.org/officeDocument/2006/math">
  <mml:mi>B</mml:mi>
</mml:math>
</file>

<file path=Object 120/content.xml><?xml version="1.0" encoding="utf-8"?>
<mml:math xmlns:mml="http://www.w3.org/1998/Math/MathML" xmlns:m="http://schemas.openxmlformats.org/officeDocument/2006/math">
  <mml:mi>r</mml:mi>
</mml:math>
</file>

<file path=Object 121/content.xml><?xml version="1.0" encoding="utf-8"?>
<mml:math xmlns:mml="http://www.w3.org/1998/Math/MathML" xmlns:m="http://schemas.openxmlformats.org/officeDocument/2006/math">
  <mml:mi>r</mml:mi>
</mml:math>
</file>

<file path=Object 122/content.xml><?xml version="1.0" encoding="utf-8"?>
<mml:math xmlns:mml="http://www.w3.org/1998/Math/MathML" xmlns:m="http://schemas.openxmlformats.org/officeDocument/2006/math">
  <mml:msub>
    <mml:mrow>
      <mml:mi>S</mml:mi>
      <mml:mi>B</mml:mi>
      <mml:mi>F</mml:mi>
    </mml:mrow>
    <mml:mrow>
      <mml:mi>m</mml:mi>
    </mml:mrow>
  </mml:msub>
</mml:math>
</file>

<file path=Object 123/content.xml><?xml version="1.0" encoding="utf-8"?>
<mml:math xmlns:mml="http://www.w3.org/1998/Math/MathML" xmlns:m="http://schemas.openxmlformats.org/officeDocument/2006/math">
  <mml:mi>p</mml:mi>
</mml:math>
</file>

<file path=Object 124/content.xml><?xml version="1.0" encoding="utf-8"?>
<mml:math xmlns:mml="http://www.w3.org/1998/Math/MathML" xmlns:m="http://schemas.openxmlformats.org/officeDocument/2006/math">
  <mml:mi>p</mml:mi>
  <mml:mo>=</mml:mo>
  <mml:mi>r</mml:mi>
</mml:math>
</file>

<file path=Object 125/content.xml><?xml version="1.0" encoding="utf-8"?>
<mml:math xmlns:mml="http://www.w3.org/1998/Math/MathML" xmlns:m="http://schemas.openxmlformats.org/officeDocument/2006/math">
  <mml:mi>p</mml:mi>
</mml:math>
</file>

<file path=Object 126/content.xml><?xml version="1.0" encoding="utf-8"?>
<mml:math xmlns:mml="http://www.w3.org/1998/Math/MathML" xmlns:m="http://schemas.openxmlformats.org/officeDocument/2006/math">
  <mml:mi>r</mml:mi>
</mml:math>
</file>

<file path=Object 127/content.xml><?xml version="1.0" encoding="utf-8"?>
<mml:math xmlns:mml="http://www.w3.org/1998/Math/MathML" xmlns:m="http://schemas.openxmlformats.org/officeDocument/2006/math">
  <mml:mi>p</mml:mi>
</mml:math>
</file>

<file path=Object 128/content.xml><?xml version="1.0" encoding="utf-8"?>
<mml:math xmlns:mml="http://www.w3.org/1998/Math/MathML" xmlns:m="http://schemas.openxmlformats.org/officeDocument/2006/math">
  <mml:mi>t</mml:mi>
</mml:math>
</file>

<file path=Object 129/content.xml><?xml version="1.0" encoding="utf-8"?>
<mml:math xmlns:mml="http://www.w3.org/1998/Math/MathML" xmlns:m="http://schemas.openxmlformats.org/officeDocument/2006/math">
  <mml:mi>t</mml:mi>
  <mml:mo>&gt;</mml:mo>
  <mml:mn>1</mml:mn>
</mml:math>
</file>

<file path=Object 13/content.xml><?xml version="1.0" encoding="utf-8"?>
<mml:math xmlns:mml="http://www.w3.org/1998/Math/MathML" xmlns:m="http://schemas.openxmlformats.org/officeDocument/2006/math">
  <mml:msub>
    <mml:mrow>
      <mml:mi>o</mml:mi>
    </mml:mrow>
    <mml:mrow>
      <mml:mi>i</mml:mi>
    </mml:mrow>
  </mml:msub>
  <mml:mo>,</mml:mo>
</mml:math>
</file>

<file path=Object 130/content.xml><?xml version="1.0" encoding="utf-8"?>
<math xmlns="http://www.w3.org/1998/Math/MathML" display="block">
  <semantics>
    <mtable>
      <mtr>
        <mtd>
          <mi>t</mi>
        </mtd>
      </mtr>
      <mtr>
        <mtd>
          <mrow/>
        </mtd>
      </mtr>
      <mtr>
        <mtd>
          <mi>p</mi>
        </mtd>
      </mtr>
      <mtr>
        <mtd>
          <mrow/>
        </mtd>
      </mtr>
      <mtr>
        <mtd>
          <mi>r</mi>
        </mtd>
      </mtr>
    </mtable>
    <annotation encoding="StarMath 5.0">t newline &lt;= newline p newline &lt;= newline r</annotation>
  </semantics>
</math>
</file>

<file path=Object 131/content.xml><?xml version="1.0" encoding="utf-8"?>
<mml:math xmlns:mml="http://www.w3.org/1998/Math/MathML" xmlns:m="http://schemas.openxmlformats.org/officeDocument/2006/math">
  <mml:mi>t</mml:mi>
  <mml:mo>=</mml:mo>
  <mml:mn>0</mml:mn>
</mml:math>
</file>

<file path=Object 132/content.xml><?xml version="1.0" encoding="utf-8"?>
<mml:math xmlns:mml="http://www.w3.org/1998/Math/MathML" xmlns:m="http://schemas.openxmlformats.org/officeDocument/2006/math">
  <mml:mi>R</mml:mi>
</mml:math>
</file>

<file path=Object 133/content.xml><?xml version="1.0" encoding="utf-8"?>
<mml:math xmlns:mml="http://www.w3.org/1998/Math/MathML" xmlns:m="http://schemas.openxmlformats.org/officeDocument/2006/math">
  <mml:msub>
    <mml:mrow>
      <mml:mi>S</mml:mi>
      <mml:mi>B</mml:mi>
      <mml:mi>F</mml:mi>
    </mml:mrow>
    <mml:mrow>
      <mml:mi>k</mml:mi>
    </mml:mrow>
  </mml:msub>
</mml:math>
</file>

<file path=Object 134/content.xml><?xml version="1.0" encoding="utf-8"?>
<mml:math xmlns:mml="http://www.w3.org/1998/Math/MathML" xmlns:m="http://schemas.openxmlformats.org/officeDocument/2006/math">
  <mml:mi>t</mml:mi>
  <mml:mo>=</mml:mo>
  <mml:mn>1</mml:mn>
</mml:math>
</file>

<file path=Object 135/content.xml><?xml version="1.0" encoding="utf-8"?>
<mml:math xmlns:mml="http://www.w3.org/1998/Math/MathML" xmlns:m="http://schemas.openxmlformats.org/officeDocument/2006/math">
  <mml:mi>R</mml:mi>
</mml:math>
</file>

<file path=Object 136/content.xml><?xml version="1.0" encoding="utf-8"?>
<mml:math xmlns:mml="http://www.w3.org/1998/Math/MathML" xmlns:m="http://schemas.openxmlformats.org/officeDocument/2006/math">
  <mml:mi>t</mml:mi>
</mml:math>
</file>

<file path=Object 137/content.xml><?xml version="1.0" encoding="utf-8"?>
<mml:math xmlns:mml="http://www.w3.org/1998/Math/MathML" xmlns:m="http://schemas.openxmlformats.org/officeDocument/2006/math">
  <mml:mi>t</mml:mi>
  <mml:mo>=</mml:mo>
  <mml:mi>r</mml:mi>
</mml:math>
</file>

<file path=Object 138/content.xml><?xml version="1.0" encoding="utf-8"?>
<mml:math xmlns:mml="http://www.w3.org/1998/Math/MathML" xmlns:m="http://schemas.openxmlformats.org/officeDocument/2006/math">
  <mml:mi>t</mml:mi>
  <mml:mo>=</mml:mo>
  <mml:mi>p</mml:mi>
  <mml:mo>=</mml:mo>
  <mml:mi>r</mml:mi>
</mml:math>
</file>

<file path=Object 139/content.xml><?xml version="1.0" encoding="utf-8"?>
<mml:math xmlns:mml="http://www.w3.org/1998/Math/MathML" xmlns:m="http://schemas.openxmlformats.org/officeDocument/2006/math">
  <mml:msub>
    <mml:mrow>
      <mml:mi>S</mml:mi>
      <mml:mi>B</mml:mi>
      <mml:mi>F</mml:mi>
    </mml:mrow>
    <mml:mrow>
      <mml:mi>k</mml:mi>
    </mml:mrow>
  </mml:msub>
</mml:math>
</file>

<file path=Object 14/content.xml><?xml version="1.0" encoding="utf-8"?>
<mml:math xmlns:mml="http://www.w3.org/1998/Math/MathML" xmlns:m="http://schemas.openxmlformats.org/officeDocument/2006/math">
  <mml:msub>
    <mml:mrow>
      <mml:mi>k</mml:mi>
    </mml:mrow>
    <mml:mrow>
      <mml:mi>i</mml:mi>
    </mml:mrow>
  </mml:msub>
</mml:math>
</file>

<file path=Object 140/content.xml><?xml version="1.0" encoding="utf-8"?>
<math xmlns="http://www.w3.org/1998/Math/MathML" display="block">
  <semantics>
    <msub>
      <mrow>
        <mi>S</mi>
        <mi>B</mi>
        <mi>F</mi>
      </mrow>
      <mi>m</mi>
    </msub>
    <annotation encoding="StarMath 5.0">{ S B F } _ m</annotation>
  </semantics>
</math>
</file>

<file path=Object 141/content.xml><?xml version="1.0" encoding="utf-8"?>
<math xmlns="http://www.w3.org/1998/Math/MathML" display="block">
  <semantics>
    <mtable>
      <mtr>
        <mtd>
          <mi>P</mi>
        </mtd>
      </mtr>
      <mtr>
        <mtd>
          <mrow/>
        </mtd>
      </mtr>
      <mtr>
        <mtd>
          <msub>
            <mi>p</mi>
            <mn>1</mn>
          </msub>
        </mtd>
      </mtr>
      <mtr>
        <mtd>
          <mrow/>
        </mtd>
      </mtr>
      <mtr>
        <mtd>
          <msub>
            <mi>p</mi>
            <mn>2</mn>
          </msub>
        </mtd>
      </mtr>
    </mtable>
    <annotation encoding="StarMath 5.0">P newline = newline p _ 1 newline times newline p _ 2</annotation>
  </semantics>
</math>
</file>

<file path=Object 142/content.xml><?xml version="1.0" encoding="utf-8"?>
<math xmlns="http://www.w3.org/1998/Math/MathML" display="block">
  <semantics>
    <msub>
      <mi>p</mi>
      <mn>1</mn>
    </msub>
    <annotation encoding="StarMath 5.0">p _ 1</annotation>
  </semantics>
</math>
</file>

<file path=Object 143/content.xml><?xml version="1.0" encoding="utf-8"?>
<math xmlns="http://www.w3.org/1998/Math/MathML" display="block">
  <semantics>
    <msub>
      <mi>p</mi>
      <mn>2</mn>
    </msub>
    <annotation encoding="StarMath 5.0">p _ 2</annotation>
  </semantics>
</math>
</file>

<file path=Object 144/content.xml><?xml version="1.0" encoding="utf-8"?>
<math xmlns="http://www.w3.org/1998/Math/MathML" display="block">
  <semantics>
    <mtable>
      <mtr>
        <mtd>
          <mi>S</mi>
        </mtd>
      </mtr>
      <mtr>
        <mtd>
          <mi>B</mi>
        </mtd>
      </mtr>
      <mtr>
        <mtd>
          <mi>F</mi>
        </mtd>
      </mtr>
      <mtr>
        <mtd>
          <mrow/>
        </mtd>
      </mtr>
      <mtr>
        <mtd>
          <mrow>
            <mo fence="true" form="prefix" stretchy="false">{</mo>
            <mrow>
              <mrow>
                <mrow>
                  <mrow/>
                  <msub>
                    <mrow>
                      <mi>B</mi>
                      <mi>F</mi>
                    </mrow>
                    <mn>1</mn>
                  </msub>
                </mrow>
                <mrow/>
                <mrow/>
                <mrow/>
                <msub>
                  <mrow>
                    <mi>B</mi>
                    <mi>F</mi>
                  </mrow>
                  <mn>2</mn>
                </msub>
                <mrow/>
                <mrow/>
                <mrow/>
                <mo stretchy="false">…</mo>
                <mrow/>
              </mrow>
            </mrow>
            <mo fence="true" form="postfix" stretchy="false">}</mo>
          </mrow>
        </mtd>
      </mtr>
    </mtable>
    <annotation encoding="StarMath 5.0">S newline B newline F newline = newline lbrace newline { B F } _ 1 newline | newline { B F } _ 2 newline | newline dotslow newline rbrace</annotation>
  </semantics>
</math>
</file>

<file path=Object 145/content.xml><?xml version="1.0" encoding="utf-8"?>
<math xmlns="http://www.w3.org/1998/Math/MathML" display="block">
  <semantics>
    <mtable>
      <mtr>
        <mtd>
          <msub>
            <mrow>
              <mi>S</mi>
              <mi>B</mi>
              <mi>F</mi>
            </mrow>
            <mrow>
              <mi>r</mi>
              <mi>e</mi>
              <mi>s</mi>
              <mi>u</mi>
              <mi>l</mi>
              <mi>t</mi>
            </mrow>
          </msub>
        </mtd>
      </mtr>
      <mtr>
        <mtd>
          <mrow/>
        </mtd>
      </mtr>
      <mtr>
        <mtd>
          <mrow>
            <mo fence="true" form="prefix" stretchy="false">{</mo>
            <mrow>
              <mrow>
                <mrow>
                  <mrow/>
                  <msub>
                    <mrow>
                      <mi>S</mi>
                      <mi>B</mi>
                      <mi>F</mi>
                    </mrow>
                    <mi>a</mi>
                  </msub>
                </mrow>
                <mrow/>
                <mrow/>
                <mrow/>
                <msub>
                  <mrow>
                    <mi>S</mi>
                    <mi>B</mi>
                    <mi>F</mi>
                  </mrow>
                  <mi>b</mi>
                </msub>
                <mrow/>
                <mrow/>
                <mrow/>
                <mo stretchy="false">…</mo>
                <mrow/>
              </mrow>
            </mrow>
            <mo fence="true" form="postfix" stretchy="false">}</mo>
          </mrow>
        </mtd>
      </mtr>
    </mtable>
    <annotation encoding="StarMath 5.0">{ S B F } _ { r e s u l t } newline = newline lbrace newline { S B F } _ a newline | newline { S B F } _ b newline | newline dotslow newline rbrace</annotation>
  </semantics>
</math>
</file>

<file path=Object 146/content.xml><?xml version="1.0" encoding="utf-8"?>
<math xmlns="http://www.w3.org/1998/Math/MathML" display="block">
  <semantics>
    <msub>
      <mi>e</mi>
      <mi>n</mi>
    </msub>
    <annotation encoding="StarMath 5.0">e _ n</annotation>
  </semantics>
</math>
</file>

<file path=Object 147/content.xml><?xml version="1.0" encoding="utf-8"?>
<math xmlns="http://www.w3.org/1998/Math/MathML" display="block">
  <semantics>
    <msub>
      <mi>e</mi>
      <mrow>
        <mi>n</mi>
        <mo stretchy="false">−</mo>
        <mn>1</mn>
      </mrow>
    </msub>
    <annotation encoding="StarMath 5.0">e _ { n - 1 }</annotation>
  </semantics>
</math>
</file>

<file path=Object 148/content.xml><?xml version="1.0" encoding="utf-8"?>
<math xmlns="http://www.w3.org/1998/Math/MathML" display="block">
  <semantics>
    <mtable>
      <mtr>
        <mtd>
          <msub>
            <mi>h</mi>
            <msub>
              <mi>e</mi>
              <mrow>
                <mi>n</mi>
                <mo stretchy="false">−</mo>
                <mn>1</mn>
              </mrow>
            </msub>
          </msub>
        </mtd>
      </mtr>
      <mtr>
        <mtd>
          <mrow/>
        </mtd>
      </mtr>
      <mtr>
        <mtd>
          <mi>H</mi>
        </mtd>
      </mtr>
      <mtr>
        <mtd>
          <mrow>
            <mo fence="true" form="prefix" stretchy="false">(</mo>
            <mrow>
              <mrow>
                <mrow>
                  <mrow/>
                  <msub>
                    <mi>e</mi>
                    <mrow>
                      <mi>n</mi>
                      <mo stretchy="false">−</mo>
                      <mn>1</mn>
                    </mrow>
                  </msub>
                </mrow>
                <mrow/>
              </mrow>
            </mrow>
            <mo fence="true" form="postfix" stretchy="false">)</mo>
          </mrow>
        </mtd>
      </mtr>
    </mtable>
    <annotation encoding="StarMath 5.0">h _ { e _ { n - 1 } } newline = newline H newline ( newline e _ { n - 1 } newline )</annotation>
  </semantics>
</math>
</file>

<file path=Object 149/content.xml><?xml version="1.0" encoding="utf-8"?>
<math xmlns="http://www.w3.org/1998/Math/MathML" display="block">
  <semantics>
    <msub>
      <mi>e</mi>
      <mi>n</mi>
    </msub>
    <annotation encoding="StarMath 5.0">e _ n</annotation>
  </semantics>
</math>
</file>

<file path=Object 15/content.xml><?xml version="1.0" encoding="utf-8"?>
<mml:math xmlns:mml="http://www.w3.org/1998/Math/MathML" xmlns:m="http://schemas.openxmlformats.org/officeDocument/2006/math">
  <mml:mi>r</mml:mi>
</mml:math>
</file>

<file path=Object 150/content.xml><?xml version="1.0" encoding="utf-8"?>
<math xmlns="http://www.w3.org/1998/Math/MathML" display="block">
  <semantics>
    <msub>
      <mi>e</mi>
      <mi>n</mi>
    </msub>
    <annotation encoding="StarMath 5.0">e _ n</annotation>
  </semantics>
</math>
</file>

<file path=Object 151/content.xml><?xml version="1.0" encoding="utf-8"?>
<math xmlns="http://www.w3.org/1998/Math/MathML" display="block">
  <semantics>
    <msub>
      <mi>h</mi>
      <msub>
        <mi>e</mi>
        <mrow>
          <mi>n</mi>
          <mo stretchy="false">−</mo>
          <mn>1</mn>
        </mrow>
      </msub>
    </msub>
    <annotation encoding="StarMath 5.0">h _ { e _ { n - 1 } }</annotation>
  </semantics>
</math>
</file>

<file path=Object 152/content.xml><?xml version="1.0" encoding="utf-8"?>
<math xmlns="http://www.w3.org/1998/Math/MathML" display="block">
  <semantics>
    <mi>n</mi>
    <annotation encoding="StarMath 5.0">n</annotation>
  </semantics>
</math>
</file>

<file path=Object 153/content.xml><?xml version="1.0" encoding="utf-8"?>
<math xmlns="http://www.w3.org/1998/Math/MathML" display="block">
  <semantics>
    <msub>
      <mrow>
        <mi>t</mi>
        <mi>s</mi>
      </mrow>
      <mi>n</mi>
    </msub>
    <annotation encoding="StarMath 5.0">{ t s } _ n</annotation>
  </semantics>
</math>
</file>

<file path=Object 154/content.xml><?xml version="1.0" encoding="utf-8"?>
<math xmlns="http://www.w3.org/1998/Math/MathML" display="block">
  <semantics>
    <mtable>
      <mtr>
        <mtd>
          <msub>
            <mi>h</mi>
            <msub>
              <mrow>
                <mi>G</mi>
                <mi>S</mi>
                <mi>B</mi>
                <mi>F</mi>
              </mrow>
              <mi>k</mi>
            </msub>
          </msub>
        </mtd>
      </mtr>
      <mtr>
        <mtd>
          <mrow/>
        </mtd>
      </mtr>
      <mtr>
        <mtd>
          <mi>H</mi>
        </mtd>
      </mtr>
      <mtr>
        <mtd>
          <mrow>
            <mo fence="true" form="prefix" stretchy="false">(</mo>
            <mrow>
              <mrow>
                <mrow>
                  <mrow/>
                  <msub>
                    <mrow>
                      <mi>G</mi>
                      <mi>S</mi>
                      <mi>B</mi>
                      <mi>F</mi>
                    </mrow>
                    <mi>k</mi>
                  </msub>
                </mrow>
                <mrow/>
              </mrow>
            </mrow>
            <mo fence="true" form="postfix" stretchy="false">)</mo>
          </mrow>
        </mtd>
      </mtr>
    </mtable>
    <annotation encoding="StarMath 5.0">h _ { { G S B F } _ k } newline = newline H newline ( newline { G S B F } _ k newline )</annotation>
  </semantics>
</math>
</file>

<file path=Object 155/content.xml><?xml version="1.0" encoding="utf-8"?>
<math xmlns="http://www.w3.org/1998/Math/MathML" display="block">
  <semantics>
    <mtable>
      <mtr>
        <mtd>
          <msub>
            <mi>h</mi>
            <msub>
              <mrow>
                <mi>G</mi>
                <mi>S</mi>
                <mi>B</mi>
                <mi>F</mi>
              </mrow>
              <mi>m</mi>
            </msub>
          </msub>
        </mtd>
      </mtr>
      <mtr>
        <mtd>
          <mrow/>
        </mtd>
      </mtr>
      <mtr>
        <mtd>
          <mi>H</mi>
        </mtd>
      </mtr>
      <mtr>
        <mtd>
          <mrow>
            <mo fence="true" form="prefix" stretchy="false">(</mo>
            <mrow>
              <mrow>
                <mrow>
                  <mrow/>
                  <msub>
                    <mrow>
                      <mi>G</mi>
                      <mi>S</mi>
                      <mi>B</mi>
                      <mi>F</mi>
                    </mrow>
                    <mi>m</mi>
                  </msub>
                </mrow>
                <mrow/>
              </mrow>
            </mrow>
            <mo fence="true" form="postfix" stretchy="false">)</mo>
          </mrow>
        </mtd>
      </mtr>
    </mtable>
    <annotation encoding="StarMath 5.0">h _ { { G S B F } _ m } newline = newline H newline ( newline { G S B F } _ m newline )</annotation>
  </semantics>
</math>
</file>

<file path=Object 156/content.xml><?xml version="1.0" encoding="utf-8"?>
<math xmlns="http://www.w3.org/1998/Math/MathML" display="block">
  <semantics>
    <mi>e</mi>
    <annotation encoding="StarMath 5.0">e</annotation>
  </semantics>
</math>
</file>

<file path=Object 157/content.xml><?xml version="1.0" encoding="utf-8"?>
<math xmlns="http://www.w3.org/1998/Math/MathML" display="block">
  <semantics>
    <mi>e</mi>
    <annotation encoding="StarMath 5.0">e</annotation>
  </semantics>
</math>
</file>

<file path=Object 158/content.xml><?xml version="1.0" encoding="utf-8"?>
<math xmlns="http://www.w3.org/1998/Math/MathML" display="block">
  <semantics>
    <mi>e</mi>
    <annotation encoding="StarMath 5.0">e</annotation>
  </semantics>
</math>
</file>

<file path=Object 16/content.xml><?xml version="1.0" encoding="utf-8"?>
<mml:math xmlns:mml="http://www.w3.org/1998/Math/MathML" xmlns:m="http://schemas.openxmlformats.org/officeDocument/2006/math">
  <mml:mi>O</mml:mi>
  <mml:mo>=</mml:mo>
  <mml:mo>{</mml:mo>
  <mml:msub>
    <mml:mrow>
      <mml:mi>o</mml:mi>
    </mml:mrow>
    <mml:mrow>
      <mml:mi>a</mml:mi>
    </mml:mrow>
  </mml:msub>
  <mml:mo>,</mml:mo>
  <mml:mo>…</mml:mo>
  <mml:mo>,</mml:mo>
  <mml:msub>
    <mml:mrow>
      <mml:mi>o</mml:mi>
    </mml:mrow>
    <mml:mrow>
      <mml:mi>i</mml:mi>
    </mml:mrow>
  </mml:msub>
  <mml:mo>,</mml:mo>
  <mml:mo>…</mml:mo>
  <mml:mo>}</mml:mo>
</mml:math>
</file>

<file path=Object 17/content.xml><?xml version="1.0" encoding="utf-8"?>
<mml:math xmlns:mml="http://www.w3.org/1998/Math/MathML" xmlns:m="http://schemas.openxmlformats.org/officeDocument/2006/math">
  <mml:msub>
    <mml:mrow>
      <mml:mi>o</mml:mi>
    </mml:mrow>
    <mml:mrow>
      <mml:mi>i</mml:mi>
    </mml:mrow>
  </mml:msub>
</mml:math>
</file>

<file path=Object 18/content.xml><?xml version="1.0" encoding="utf-8"?>
<mml:math xmlns:mml="http://www.w3.org/1998/Math/MathML" xmlns:m="http://schemas.openxmlformats.org/officeDocument/2006/math">
  <mml:msub>
    <mml:mrow>
      <mml:mi>k</mml:mi>
    </mml:mrow>
    <mml:mrow>
      <mml:mi>i</mml:mi>
    </mml:mrow>
  </mml:msub>
</mml:math>
</file>

<file path=Object 19/content.xml><?xml version="1.0" encoding="utf-8"?>
<mml:math xmlns:mml="http://www.w3.org/1998/Math/MathML" xmlns:m="http://schemas.openxmlformats.org/officeDocument/2006/math">
  <mml:msub>
    <mml:mrow>
      <mml:mi>k</mml:mi>
    </mml:mrow>
    <mml:mrow>
      <mml:mi>i</mml:mi>
    </mml:mrow>
  </mml:msub>
</mml:math>
</file>

<file path=Object 2/content.xml><?xml version="1.0" encoding="utf-8"?>
<mml:math xmlns:mml="http://www.w3.org/1998/Math/MathML" xmlns:m="http://schemas.openxmlformats.org/officeDocument/2006/math">
  <mml:mi>R</mml:mi>
</mml:math>
</file>

<file path=Object 20/content.xml><?xml version="1.0" encoding="utf-8"?>
<mml:math xmlns:mml="http://www.w3.org/1998/Math/MathML" xmlns:m="http://schemas.openxmlformats.org/officeDocument/2006/math">
  <mml:mi>R</mml:mi>
</mml:math>
</file>

<file path=Object 21/content.xml><?xml version="1.0" encoding="utf-8"?>
<mml:math xmlns:mml="http://www.w3.org/1998/Math/MathML" xmlns:m="http://schemas.openxmlformats.org/officeDocument/2006/math">
  <mml:mfrac>
    <mml:mrow>
      <mml:mn>1</mml:mn>
    </mml:mrow>
    <mml:mrow>
      <mml:mi>r</mml:mi>
    </mml:mrow>
  </mml:mfrac>
</mml:math>
</file>

<file path=Object 22/content.xml><?xml version="1.0" encoding="utf-8"?>
<mml:math xmlns:mml="http://www.w3.org/1998/Math/MathML" xmlns:m="http://schemas.openxmlformats.org/officeDocument/2006/math">
  <mml:mi>r</mml:mi>
</mml:math>
</file>

<file path=Object 23/content.xml><?xml version="1.0" encoding="utf-8"?>
<mml:math xmlns:mml="http://www.w3.org/1998/Math/MathML" xmlns:m="http://schemas.openxmlformats.org/officeDocument/2006/math">
  <mml:mi>r</mml:mi>
</mml:math>
</file>

<file path=Object 24/content.xml><?xml version="1.0" encoding="utf-8"?>
<mml:math xmlns:mml="http://www.w3.org/1998/Math/MathML" xmlns:m="http://schemas.openxmlformats.org/officeDocument/2006/math">
  <mml:msub>
    <mml:mrow>
      <mml:mi>I</mml:mi>
    </mml:mrow>
    <mml:mrow>
      <mml:mi>j</mml:mi>
    </mml:mrow>
  </mml:msub>
</mml:math>
</file>

<file path=Object 25/content.xml><?xml version="1.0" encoding="utf-8"?>
<mml:math xmlns:mml="http://www.w3.org/1998/Math/MathML" xmlns:m="http://schemas.openxmlformats.org/officeDocument/2006/math">
  <mml:msub>
    <mml:mrow>
      <mml:mi>o</mml:mi>
    </mml:mrow>
    <mml:mrow>
      <mml:mi>j</mml:mi>
    </mml:mrow>
  </mml:msub>
</mml:math>
</file>

<file path=Object 26/content.xml><?xml version="1.0" encoding="utf-8"?>
<mml:math xmlns:mml="http://www.w3.org/1998/Math/MathML" xmlns:m="http://schemas.openxmlformats.org/officeDocument/2006/math">
  <mml:msub>
    <mml:mrow>
      <mml:mi>o</mml:mi>
    </mml:mrow>
    <mml:mrow>
      <mml:mi>j</mml:mi>
    </mml:mrow>
  </mml:msub>
</mml:math>
</file>

<file path=Object 27/content.xml><?xml version="1.0" encoding="utf-8"?>
<mml:math xmlns:mml="http://www.w3.org/1998/Math/MathML" xmlns:m="http://schemas.openxmlformats.org/officeDocument/2006/math">
  <mml:msub>
    <mml:mrow>
      <mml:mi>B</mml:mi>
    </mml:mrow>
    <mml:mrow>
      <mml:mn>1</mml:mn>
    </mml:mrow>
  </mml:msub>
</mml:math>
</file>

<file path=Object 28/content.xml><?xml version="1.0" encoding="utf-8"?>
<mml:math xmlns:mml="http://www.w3.org/1998/Math/MathML" xmlns:m="http://schemas.openxmlformats.org/officeDocument/2006/math">
  <mml:msub>
    <mml:mrow>
      <mml:mi>O</mml:mi>
    </mml:mrow>
    <mml:mrow>
      <mml:mn>1</mml:mn>
    </mml:mrow>
  </mml:msub>
  <mml:mo>=</mml:mo>
  <mml:mo>{</mml:mo>
  <mml:msub>
    <mml:mrow>
      <mml:mi>o</mml:mi>
    </mml:mrow>
    <mml:mrow>
      <mml:mi>a</mml:mi>
    </mml:mrow>
  </mml:msub>
  <mml:mo>,</mml:mo>
  <mml:mo>…</mml:mo>
  <mml:mo>,</mml:mo>
  <mml:msub>
    <mml:mrow>
      <mml:mi>o</mml:mi>
    </mml:mrow>
    <mml:mrow>
      <mml:mi>j</mml:mi>
    </mml:mrow>
  </mml:msub>
  <mml:mo>,</mml:mo>
  <mml:mo>…</mml:mo>
  <mml:mo>,</mml:mo>
  <mml:msub>
    <mml:mrow>
      <mml:mi>o</mml:mi>
    </mml:mrow>
    <mml:mrow>
      <mml:mi>l</mml:mi>
    </mml:mrow>
  </mml:msub>
  <mml:mo>}</mml:mo>
</mml:math>
</file>

<file path=Object 29/content.xml><?xml version="1.0" encoding="utf-8"?>
<mml:math xmlns:mml="http://www.w3.org/1998/Math/MathML" xmlns:m="http://schemas.openxmlformats.org/officeDocument/2006/math">
  <mml:msub>
    <mml:mrow>
      <mml:mi>k</mml:mi>
    </mml:mrow>
    <mml:mrow>
      <mml:mi>j</mml:mi>
    </mml:mrow>
  </mml:msub>
</mml:math>
</file>

<file path=Object 3/content.xml><?xml version="1.0" encoding="utf-8"?>
<mml:math xmlns:mml="http://www.w3.org/1998/Math/MathML" xmlns:m="http://schemas.openxmlformats.org/officeDocument/2006/math">
  <mml:mi>O</mml:mi>
</mml:math>
</file>

<file path=Object 30/content.xml><?xml version="1.0" encoding="utf-8"?>
<mml:math xmlns:mml="http://www.w3.org/1998/Math/MathML" xmlns:m="http://schemas.openxmlformats.org/officeDocument/2006/math">
  <mml:msub>
    <mml:mrow>
      <mml:mi>R</mml:mi>
    </mml:mrow>
    <mml:mrow>
      <mml:mn>1</mml:mn>
    </mml:mrow>
  </mml:msub>
</mml:math>
</file>

<file path=Object 31/content.xml><?xml version="1.0" encoding="utf-8"?>
<mml:math xmlns:mml="http://www.w3.org/1998/Math/MathML" xmlns:m="http://schemas.openxmlformats.org/officeDocument/2006/math">
  <mml:msub>
    <mml:mrow>
      <mml:mi>k</mml:mi>
    </mml:mrow>
    <mml:mrow>
      <mml:mi>j</mml:mi>
    </mml:mrow>
  </mml:msub>
</mml:math>
</file>

<file path=Object 32/content.xml><?xml version="1.0" encoding="utf-8"?>
<mml:math xmlns:mml="http://www.w3.org/1998/Math/MathML" xmlns:m="http://schemas.openxmlformats.org/officeDocument/2006/math">
  <mml:msub>
    <mml:mrow>
      <mml:mi>O</mml:mi>
    </mml:mrow>
    <mml:mrow>
      <mml:mn>1</mml:mn>
    </mml:mrow>
  </mml:msub>
</mml:math>
</file>

<file path=Object 33/content.xml><?xml version="1.0" encoding="utf-8"?>
<mml:math xmlns:mml="http://www.w3.org/1998/Math/MathML" xmlns:m="http://schemas.openxmlformats.org/officeDocument/2006/math">
  <mml:msub>
    <mml:mrow>
      <mml:mi>I</mml:mi>
    </mml:mrow>
    <mml:mrow>
      <mml:mi>j</mml:mi>
    </mml:mrow>
  </mml:msub>
</mml:math>
</file>

<file path=Object 34/content.xml><?xml version="1.0" encoding="utf-8"?>
<mml:math xmlns:mml="http://www.w3.org/1998/Math/MathML" xmlns:m="http://schemas.openxmlformats.org/officeDocument/2006/math">
  <mml:msub>
    <mml:mrow>
      <mml:mi>o</mml:mi>
    </mml:mrow>
    <mml:mrow>
      <mml:mi>j</mml:mi>
    </mml:mrow>
  </mml:msub>
</mml:math>
</file>

<file path=Object 35/content.xml><?xml version="1.0" encoding="utf-8"?>
<mml:math xmlns:mml="http://www.w3.org/1998/Math/MathML" xmlns:m="http://schemas.openxmlformats.org/officeDocument/2006/math">
  <mml:msub>
    <mml:mrow>
      <mml:mi>B</mml:mi>
    </mml:mrow>
    <mml:mrow>
      <mml:mn>2</mml:mn>
    </mml:mrow>
  </mml:msub>
</mml:math>
</file>

<file path=Object 36/content.xml><?xml version="1.0" encoding="utf-8"?>
<mml:math xmlns:mml="http://www.w3.org/1998/Math/MathML" xmlns:m="http://schemas.openxmlformats.org/officeDocument/2006/math">
  <mml:msub>
    <mml:mrow>
      <mml:mi>R</mml:mi>
    </mml:mrow>
    <mml:mrow>
      <mml:mn>2</mml:mn>
    </mml:mrow>
  </mml:msub>
</mml:math>
</file>

<file path=Object 37/content.xml><?xml version="1.0" encoding="utf-8"?>
<mml:math xmlns:mml="http://www.w3.org/1998/Math/MathML" xmlns:m="http://schemas.openxmlformats.org/officeDocument/2006/math">
  <mml:msub>
    <mml:mrow>
      <mml:mi>O</mml:mi>
    </mml:mrow>
    <mml:mrow>
      <mml:mn>2</mml:mn>
    </mml:mrow>
  </mml:msub>
  <mml:mo>=</mml:mo>
  <mml:mo>{</mml:mo>
  <mml:msub>
    <mml:mrow>
      <mml:mi>o</mml:mi>
    </mml:mrow>
    <mml:mrow>
      <mml:mi>m</mml:mi>
    </mml:mrow>
  </mml:msub>
  <mml:mo>,</mml:mo>
  <mml:mo>…</mml:mo>
  <mml:mo>,</mml:mo>
  <mml:msub>
    <mml:mrow>
      <mml:mi>o</mml:mi>
    </mml:mrow>
    <mml:mrow>
      <mml:mi>j</mml:mi>
    </mml:mrow>
  </mml:msub>
  <mml:mo>,</mml:mo>
  <mml:mo>…</mml:mo>
  <mml:mo>,</mml:mo>
  <mml:msub>
    <mml:mrow>
      <mml:mi>o</mml:mi>
    </mml:mrow>
    <mml:mrow>
      <mml:mi>z</mml:mi>
    </mml:mrow>
  </mml:msub>
  <mml:mo>}</mml:mo>
</mml:math>
</file>

<file path=Object 38/content.xml><?xml version="1.0" encoding="utf-8"?>
<mml:math xmlns:mml="http://www.w3.org/1998/Math/MathML" xmlns:m="http://schemas.openxmlformats.org/officeDocument/2006/math">
  <mml:msub>
    <mml:mrow>
      <mml:mi>k</mml:mi>
    </mml:mrow>
    <mml:mrow>
      <mml:mi>j</mml:mi>
    </mml:mrow>
  </mml:msub>
</mml:math>
</file>

<file path=Object 39/content.xml><?xml version="1.0" encoding="utf-8"?>
<mml:math xmlns:mml="http://www.w3.org/1998/Math/MathML" xmlns:m="http://schemas.openxmlformats.org/officeDocument/2006/math">
  <mml:msub>
    <mml:mrow>
      <mml:mi>k</mml:mi>
    </mml:mrow>
    <mml:mrow>
      <mml:mi>j</mml:mi>
    </mml:mrow>
  </mml:msub>
</mml:math>
</file>

<file path=Object 4/content.xml><?xml version="1.0" encoding="utf-8"?>
<mml:math xmlns:mml="http://www.w3.org/1998/Math/MathML" xmlns:m="http://schemas.openxmlformats.org/officeDocument/2006/math">
  <mml:mi>r</mml:mi>
</mml:math>
</file>

<file path=Object 40/content.xml><?xml version="1.0" encoding="utf-8"?>
<mml:math xmlns:mml="http://www.w3.org/1998/Math/MathML" xmlns:m="http://schemas.openxmlformats.org/officeDocument/2006/math">
  <mml:msub>
    <mml:mrow>
      <mml:mi>o</mml:mi>
    </mml:mrow>
    <mml:mrow>
      <mml:mi>j</mml:mi>
    </mml:mrow>
  </mml:msub>
</mml:math>
</file>

<file path=Object 41/content.xml><?xml version="1.0" encoding="utf-8"?>
<mml:math xmlns:mml="http://www.w3.org/1998/Math/MathML" xmlns:m="http://schemas.openxmlformats.org/officeDocument/2006/math">
  <mml:msub>
    <mml:mrow>
      <mml:mi>I</mml:mi>
    </mml:mrow>
    <mml:mrow>
      <mml:mi>j</mml:mi>
    </mml:mrow>
  </mml:msub>
</mml:math>
</file>

<file path=Object 42/content.xml><?xml version="1.0" encoding="utf-8"?>
<mml:math xmlns:mml="http://www.w3.org/1998/Math/MathML" xmlns:m="http://schemas.openxmlformats.org/officeDocument/2006/math">
  <mml:msub>
    <mml:mrow>
      <mml:mi>o</mml:mi>
    </mml:mrow>
    <mml:mrow>
      <mml:mi>j</mml:mi>
    </mml:mrow>
  </mml:msub>
</mml:math>
</file>

<file path=Object 43/content.xml><?xml version="1.0" encoding="utf-8"?>
<mml:math xmlns:mml="http://www.w3.org/1998/Math/MathML" xmlns:m="http://schemas.openxmlformats.org/officeDocument/2006/math">
  <mml:msub>
    <mml:mrow>
      <mml:mi>R</mml:mi>
    </mml:mrow>
    <mml:mrow>
      <mml:mn>1</mml:mn>
    </mml:mrow>
  </mml:msub>
</mml:math>
</file>

<file path=Object 44/content.xml><?xml version="1.0" encoding="utf-8"?>
<mml:math xmlns:mml="http://www.w3.org/1998/Math/MathML" xmlns:m="http://schemas.openxmlformats.org/officeDocument/2006/math">
  <mml:msub>
    <mml:mrow>
      <mml:mi>R</mml:mi>
    </mml:mrow>
    <mml:mrow>
      <mml:mn>2</mml:mn>
    </mml:mrow>
  </mml:msub>
</mml:math>
</file>

<file path=Object 45/content.xml><?xml version="1.0" encoding="utf-8"?>
<mml:math xmlns:mml="http://www.w3.org/1998/Math/MathML" xmlns:m="http://schemas.openxmlformats.org/officeDocument/2006/math">
  <mml:msub>
    <mml:mrow>
      <mml:mi>k</mml:mi>
    </mml:mrow>
    <mml:mrow>
      <mml:mi>j</mml:mi>
    </mml:mrow>
  </mml:msub>
</mml:math>
</file>

<file path=Object 46/content.xml><?xml version="1.0" encoding="utf-8"?>
<mml:math xmlns:mml="http://www.w3.org/1998/Math/MathML" xmlns:m="http://schemas.openxmlformats.org/officeDocument/2006/math">
  <mml:mi>q</mml:mi>
</mml:math>
</file>

<file path=Object 47/content.xml><?xml version="1.0" encoding="utf-8"?>
<mml:math xmlns:mml="http://www.w3.org/1998/Math/MathML" xmlns:m="http://schemas.openxmlformats.org/officeDocument/2006/math">
  <mml:mi>R</mml:mi>
</mml:math>
</file>

<file path=Object 48/content.xml><?xml version="1.0" encoding="utf-8"?>
<mml:math xmlns:mml="http://www.w3.org/1998/Math/MathML" xmlns:m="http://schemas.openxmlformats.org/officeDocument/2006/math">
  <mml:mi>r</mml:mi>
</mml:math>
</file>

<file path=Object 49/content.xml><?xml version="1.0" encoding="utf-8"?>
<mml:math xmlns:mml="http://www.w3.org/1998/Math/MathML" xmlns:m="http://schemas.openxmlformats.org/officeDocument/2006/math">
  <mml:mi>q</mml:mi>
</mml:math>
</file>

<file path=Object 5/content.xml><?xml version="1.0" encoding="utf-8"?>
<mml:math xmlns:mml="http://www.w3.org/1998/Math/MathML" xmlns:m="http://schemas.openxmlformats.org/officeDocument/2006/math">
  <mml:mi>O</mml:mi>
</mml:math>
</file>

<file path=Object 50/content.xml><?xml version="1.0" encoding="utf-8"?>
<mml:math xmlns:mml="http://www.w3.org/1998/Math/MathML" xmlns:m="http://schemas.openxmlformats.org/officeDocument/2006/math">
  <mml:msub>
    <mml:mrow>
      <mml:mi>I</mml:mi>
    </mml:mrow>
    <mml:mrow>
      <mml:mi>i</mml:mi>
    </mml:mrow>
  </mml:msub>
</mml:math>
</file>

<file path=Object 51/content.xml><?xml version="1.0" encoding="utf-8"?>
<mml:math xmlns:mml="http://www.w3.org/1998/Math/MathML" xmlns:m="http://schemas.openxmlformats.org/officeDocument/2006/math">
  <mml:msub>
    <mml:mrow>
      <mml:mi>B</mml:mi>
    </mml:mrow>
    <mml:mrow>
      <mml:mn>1</mml:mn>
    </mml:mrow>
  </mml:msub>
</mml:math>
</file>

<file path=Object 52/content.xml><?xml version="1.0" encoding="utf-8"?>
<mml:math xmlns:mml="http://www.w3.org/1998/Math/MathML" xmlns:m="http://schemas.openxmlformats.org/officeDocument/2006/math">
  <mml:msub>
    <mml:mrow>
      <mml:mi>R</mml:mi>
    </mml:mrow>
    <mml:mrow>
      <mml:mn>3</mml:mn>
    </mml:mrow>
  </mml:msub>
</mml:math>
</file>

<file path=Object 53/content.xml><?xml version="1.0" encoding="utf-8"?>
<mml:math xmlns:mml="http://www.w3.org/1998/Math/MathML" xmlns:m="http://schemas.openxmlformats.org/officeDocument/2006/math">
  <mml:mi>r</mml:mi>
</mml:math>
</file>

<file path=Object 54/content.xml><?xml version="1.0" encoding="utf-8"?>
<mml:math xmlns:mml="http://www.w3.org/1998/Math/MathML" xmlns:m="http://schemas.openxmlformats.org/officeDocument/2006/math">
  <mml:msub>
    <mml:mrow>
      <mml:mi>O</mml:mi>
    </mml:mrow>
    <mml:mrow>
      <mml:mn>3</mml:mn>
    </mml:mrow>
  </mml:msub>
  <mml:mo>=</mml:mo>
  <mml:mo>{</mml:mo>
  <mml:msub>
    <mml:mrow>
      <mml:mi>o</mml:mi>
    </mml:mrow>
    <mml:mrow>
      <mml:mi>b</mml:mi>
    </mml:mrow>
  </mml:msub>
  <mml:mo>,</mml:mo>
  <mml:mo>…</mml:mo>
  <mml:mo>,</mml:mo>
  <mml:msub>
    <mml:mrow>
      <mml:mi>o</mml:mi>
    </mml:mrow>
    <mml:mrow>
      <mml:mi>e</mml:mi>
    </mml:mrow>
  </mml:msub>
  <mml:mo>,</mml:mo>
  <mml:mo>…</mml:mo>
  <mml:mo>,</mml:mo>
  <mml:msub>
    <mml:mrow>
      <mml:mi>o</mml:mi>
    </mml:mrow>
    <mml:mrow>
      <mml:mi>i</mml:mi>
    </mml:mrow>
  </mml:msub>
  <mml:mo>,</mml:mo>
  <mml:mo>…</mml:mo>
  <mml:mo>,</mml:mo>
  <mml:msub>
    <mml:mrow>
      <mml:mi>o</mml:mi>
    </mml:mrow>
    <mml:mrow>
      <mml:mi>m</mml:mi>
    </mml:mrow>
  </mml:msub>
  <mml:mo>}</mml:mo>
</mml:math>
</file>

<file path=Object 55/content.xml><?xml version="1.0" encoding="utf-8"?>
<mml:math xmlns:mml="http://www.w3.org/1998/Math/MathML" xmlns:m="http://schemas.openxmlformats.org/officeDocument/2006/math">
  <mml:msub>
    <mml:mrow>
      <mml:mi>k</mml:mi>
    </mml:mrow>
    <mml:mrow>
      <mml:mi>h</mml:mi>
    </mml:mrow>
  </mml:msub>
</mml:math>
</file>

<file path=Object 56/content.xml><?xml version="1.0" encoding="utf-8"?>
<mml:math xmlns:mml="http://www.w3.org/1998/Math/MathML" xmlns:m="http://schemas.openxmlformats.org/officeDocument/2006/math">
  <mml:msub>
    <mml:mrow>
      <mml:mi>k</mml:mi>
    </mml:mrow>
    <mml:mrow>
      <mml:mi>h</mml:mi>
    </mml:mrow>
  </mml:msub>
</mml:math>
</file>

<file path=Object 57/content.xml><?xml version="1.0" encoding="utf-8"?>
<mml:math xmlns:mml="http://www.w3.org/1998/Math/MathML" xmlns:m="http://schemas.openxmlformats.org/officeDocument/2006/math">
  <mml:msub>
    <mml:mrow>
      <mml:mi>R</mml:mi>
    </mml:mrow>
    <mml:mrow>
      <mml:mn>4</mml:mn>
    </mml:mrow>
  </mml:msub>
</mml:math>
</file>

<file path=Object 58/content.xml><?xml version="1.0" encoding="utf-8"?>
<mml:math xmlns:mml="http://www.w3.org/1998/Math/MathML" xmlns:m="http://schemas.openxmlformats.org/officeDocument/2006/math">
  <mml:msub>
    <mml:mrow>
      <mml:mi>B</mml:mi>
    </mml:mrow>
    <mml:mrow>
      <mml:mn>2</mml:mn>
    </mml:mrow>
  </mml:msub>
</mml:math>
</file>

<file path=Object 59/content.xml><?xml version="1.0" encoding="utf-8"?>
<mml:math xmlns:mml="http://www.w3.org/1998/Math/MathML" xmlns:m="http://schemas.openxmlformats.org/officeDocument/2006/math">
  <mml:msub>
    <mml:mrow>
      <mml:mi>O</mml:mi>
    </mml:mrow>
    <mml:mrow>
      <mml:mn>4</mml:mn>
    </mml:mrow>
  </mml:msub>
  <mml:mo>=</mml:mo>
  <mml:mo>{</mml:mo>
  <mml:msub>
    <mml:mrow>
      <mml:mi>o</mml:mi>
    </mml:mrow>
    <mml:mrow>
      <mml:mi>c</mml:mi>
    </mml:mrow>
  </mml:msub>
  <mml:mo>,</mml:mo>
  <mml:mo>…</mml:mo>
  <mml:mo>,</mml:mo>
  <mml:msub>
    <mml:mrow>
      <mml:mi>o</mml:mi>
    </mml:mrow>
    <mml:mrow>
      <mml:mi>e</mml:mi>
    </mml:mrow>
  </mml:msub>
  <mml:mo>,</mml:mo>
  <mml:mo>…</mml:mo>
  <mml:mo>,</mml:mo>
  <mml:msub>
    <mml:mrow>
      <mml:mi>o</mml:mi>
    </mml:mrow>
    <mml:mrow>
      <mml:mi>i</mml:mi>
    </mml:mrow>
  </mml:msub>
  <mml:mo>,</mml:mo>
  <mml:mo>…</mml:mo>
  <mml:mo>,</mml:mo>
  <mml:msub>
    <mml:mrow>
      <mml:mi>o</mml:mi>
    </mml:mrow>
    <mml:mrow>
      <mml:mi>n</mml:mi>
    </mml:mrow>
  </mml:msub>
  <mml:mo>}</mml:mo>
</mml:math>
</file>

<file path=Object 6/content.xml><?xml version="1.0" encoding="utf-8"?>
<mml:math xmlns:mml="http://www.w3.org/1998/Math/MathML" xmlns:m="http://schemas.openxmlformats.org/officeDocument/2006/math">
  <mml:msub>
    <mml:mrow>
      <mml:mi>o</mml:mi>
    </mml:mrow>
    <mml:mrow>
      <mml:mi>i</mml:mi>
    </mml:mrow>
  </mml:msub>
  <mml:mo>∈</mml:mo>
  <mml:mi>O</mml:mi>
</mml:math>
</file>

<file path=Object 60/content.xml><?xml version="1.0" encoding="utf-8"?>
<mml:math xmlns:mml="http://www.w3.org/1998/Math/MathML" xmlns:m="http://schemas.openxmlformats.org/officeDocument/2006/math">
  <mml:mo>{</mml:mo>
  <mml:msub>
    <mml:mrow>
      <mml:mi>o</mml:mi>
    </mml:mrow>
    <mml:mrow>
      <mml:mi>e</mml:mi>
    </mml:mrow>
  </mml:msub>
  <mml:mo>,</mml:mo>
  <mml:msub>
    <mml:mrow>
      <mml:mi>o</mml:mi>
    </mml:mrow>
    <mml:mrow>
      <mml:mi>i</mml:mi>
    </mml:mrow>
  </mml:msub>
  <mml:mo>}</mml:mo>
</mml:math>
</file>

<file path=Object 61/content.xml><?xml version="1.0" encoding="utf-8"?>
<mml:math xmlns:mml="http://www.w3.org/1998/Math/MathML" xmlns:m="http://schemas.openxmlformats.org/officeDocument/2006/math">
  <mml:msub>
    <mml:mrow>
      <mml:mi>R</mml:mi>
    </mml:mrow>
    <mml:mrow>
      <mml:mn>4</mml:mn>
    </mml:mrow>
  </mml:msub>
</mml:math>
</file>

<file path=Object 62/content.xml><?xml version="1.0" encoding="utf-8"?>
<mml:math xmlns:mml="http://www.w3.org/1998/Math/MathML" xmlns:m="http://schemas.openxmlformats.org/officeDocument/2006/math">
  <mml:mo>{</mml:mo>
  <mml:msub>
    <mml:mrow>
      <mml:mi>o</mml:mi>
    </mml:mrow>
    <mml:mrow>
      <mml:mi>e</mml:mi>
    </mml:mrow>
  </mml:msub>
  <mml:mo>,</mml:mo>
  <mml:msub>
    <mml:mrow>
      <mml:mi>o</mml:mi>
    </mml:mrow>
    <mml:mrow>
      <mml:mi>i</mml:mi>
    </mml:mrow>
  </mml:msub>
  <mml:mo>}</mml:mo>
  <mml:mo>∈</mml:mo>
  <mml:msub>
    <mml:mrow>
      <mml:mi>O</mml:mi>
    </mml:mrow>
    <mml:mrow>
      <mml:mn>4</mml:mn>
    </mml:mrow>
  </mml:msub>
</mml:math>
</file>

<file path=Object 63/content.xml><?xml version="1.0" encoding="utf-8"?>
<mml:math xmlns:mml="http://www.w3.org/1998/Math/MathML" xmlns:m="http://schemas.openxmlformats.org/officeDocument/2006/math">
  <mml:mo>{</mml:mo>
  <mml:msub>
    <mml:mrow>
      <mml:mi>o</mml:mi>
    </mml:mrow>
    <mml:mrow>
      <mml:mi>e</mml:mi>
    </mml:mrow>
  </mml:msub>
  <mml:mo>,</mml:mo>
  <mml:msub>
    <mml:mrow>
      <mml:mi>o</mml:mi>
    </mml:mrow>
    <mml:mrow>
      <mml:mi>i</mml:mi>
    </mml:mrow>
  </mml:msub>
  <mml:mo>}</mml:mo>
  <mml:mo>∈</mml:mo>
  <mml:msub>
    <mml:mrow>
      <mml:mi>O</mml:mi>
    </mml:mrow>
    <mml:mrow>
      <mml:mn>3</mml:mn>
    </mml:mrow>
  </mml:msub>
</mml:math>
</file>

<file path=Object 64/content.xml><?xml version="1.0" encoding="utf-8"?>
<mml:math xmlns:mml="http://www.w3.org/1998/Math/MathML" xmlns:m="http://schemas.openxmlformats.org/officeDocument/2006/math">
  <mml:msub>
    <mml:mrow>
      <mml:mi>k</mml:mi>
    </mml:mrow>
    <mml:mrow>
      <mml:mi>h</mml:mi>
    </mml:mrow>
  </mml:msub>
</mml:math>
</file>

<file path=Object 65/content.xml><?xml version="1.0" encoding="utf-8"?>
<mml:math xmlns:mml="http://www.w3.org/1998/Math/MathML" xmlns:m="http://schemas.openxmlformats.org/officeDocument/2006/math">
  <mml:msub>
    <mml:mrow>
      <mml:mi>o</mml:mi>
    </mml:mrow>
    <mml:mrow>
      <mml:mi>e</mml:mi>
    </mml:mrow>
  </mml:msub>
</mml:math>
</file>

<file path=Object 66/content.xml><?xml version="1.0" encoding="utf-8"?>
<mml:math xmlns:mml="http://www.w3.org/1998/Math/MathML" xmlns:m="http://schemas.openxmlformats.org/officeDocument/2006/math">
  <mml:msub>
    <mml:mrow>
      <mml:mi>o</mml:mi>
    </mml:mrow>
    <mml:mrow>
      <mml:mi>i</mml:mi>
    </mml:mrow>
  </mml:msub>
</mml:math>
</file>

<file path=Object 67/content.xml><?xml version="1.0" encoding="utf-8"?>
<mml:math xmlns:mml="http://www.w3.org/1998/Math/MathML" xmlns:m="http://schemas.openxmlformats.org/officeDocument/2006/math">
  <mml:msub>
    <mml:mrow>
      <mml:mi>I</mml:mi>
    </mml:mrow>
    <mml:mrow>
      <mml:mn>1</mml:mn>
    </mml:mrow>
  </mml:msub>
</mml:math>
</file>

<file path=Object 68/content.xml><?xml version="1.0" encoding="utf-8"?>
<mml:math xmlns:mml="http://www.w3.org/1998/Math/MathML" xmlns:m="http://schemas.openxmlformats.org/officeDocument/2006/math">
  <mml:msub>
    <mml:mrow>
      <mml:mi>I</mml:mi>
    </mml:mrow>
    <mml:mrow>
      <mml:mn>3</mml:mn>
    </mml:mrow>
  </mml:msub>
</mml:math>
</file>

<file path=Object 69/content.xml><?xml version="1.0" encoding="utf-8"?>
<mml:math xmlns:mml="http://www.w3.org/1998/Math/MathML" xmlns:m="http://schemas.openxmlformats.org/officeDocument/2006/math">
  <mml:msub>
    <mml:mrow>
      <mml:mi>k</mml:mi>
    </mml:mrow>
    <mml:mrow>
      <mml:mn>1</mml:mn>
    </mml:mrow>
  </mml:msub>
</mml:math>
</file>

<file path=Object 7/content.xml><?xml version="1.0" encoding="utf-8"?>
<mml:math xmlns:mml="http://www.w3.org/1998/Math/MathML" xmlns:m="http://schemas.openxmlformats.org/officeDocument/2006/math">
  <mml:mi>r</mml:mi>
  <mml:mo>-</mml:mo>
  <mml:mn>1</mml:mn>
</mml:math>
</file>

<file path=Object 70/content.xml><?xml version="1.0" encoding="utf-8"?>
<mml:math xmlns:mml="http://www.w3.org/1998/Math/MathML" xmlns:m="http://schemas.openxmlformats.org/officeDocument/2006/math">
  <mml:msub>
    <mml:mrow>
      <mml:mi>o</mml:mi>
    </mml:mrow>
    <mml:mrow>
      <mml:mn>4</mml:mn>
    </mml:mrow>
  </mml:msub>
</mml:math>
</file>

<file path=Object 71/content.xml><?xml version="1.0" encoding="utf-8"?>
<mml:math xmlns:mml="http://www.w3.org/1998/Math/MathML" xmlns:m="http://schemas.openxmlformats.org/officeDocument/2006/math">
  <mml:msub>
    <mml:mrow>
      <mml:mi>I</mml:mi>
    </mml:mrow>
    <mml:mrow>
      <mml:mn>1</mml:mn>
    </mml:mrow>
  </mml:msub>
</mml:math>
</file>

<file path=Object 72/content.xml><?xml version="1.0" encoding="utf-8"?>
<mml:math xmlns:mml="http://www.w3.org/1998/Math/MathML" xmlns:m="http://schemas.openxmlformats.org/officeDocument/2006/math">
  <mml:msub>
    <mml:mrow>
      <mml:mi>I</mml:mi>
    </mml:mrow>
    <mml:mrow>
      <mml:mn>3</mml:mn>
    </mml:mrow>
  </mml:msub>
</mml:math>
</file>

<file path=Object 73/content.xml><?xml version="1.0" encoding="utf-8"?>
<mml:math xmlns:mml="http://www.w3.org/1998/Math/MathML" xmlns:m="http://schemas.openxmlformats.org/officeDocument/2006/math">
  <mml:msub>
    <mml:mrow>
      <mml:mi>I</mml:mi>
    </mml:mrow>
    <mml:mrow>
      <mml:mn>2</mml:mn>
    </mml:mrow>
  </mml:msub>
</mml:math>
</file>

<file path=Object 74/content.xml><?xml version="1.0" encoding="utf-8"?>
<mml:math xmlns:mml="http://www.w3.org/1998/Math/MathML" xmlns:m="http://schemas.openxmlformats.org/officeDocument/2006/math">
  <mml:msub>
    <mml:mrow>
      <mml:mi>I</mml:mi>
    </mml:mrow>
    <mml:mrow>
      <mml:mn>4</mml:mn>
    </mml:mrow>
  </mml:msub>
</mml:math>
</file>

<file path=Object 75/content.xml><?xml version="1.0" encoding="utf-8"?>
<mml:math xmlns:mml="http://www.w3.org/1998/Math/MathML" xmlns:m="http://schemas.openxmlformats.org/officeDocument/2006/math">
  <mml:msub>
    <mml:mrow>
      <mml:mi>k</mml:mi>
    </mml:mrow>
    <mml:mrow>
      <mml:mn>2</mml:mn>
    </mml:mrow>
  </mml:msub>
</mml:math>
</file>

<file path=Object 76/content.xml><?xml version="1.0" encoding="utf-8"?>
<mml:math xmlns:mml="http://www.w3.org/1998/Math/MathML" xmlns:m="http://schemas.openxmlformats.org/officeDocument/2006/math">
  <mml:msub>
    <mml:mrow>
      <mml:mi>o</mml:mi>
    </mml:mrow>
    <mml:mrow>
      <mml:mn>7</mml:mn>
    </mml:mrow>
  </mml:msub>
</mml:math>
</file>

<file path=Object 77/content.xml><?xml version="1.0" encoding="utf-8"?>
<mml:math xmlns:mml="http://www.w3.org/1998/Math/MathML" xmlns:m="http://schemas.openxmlformats.org/officeDocument/2006/math">
  <mml:msub>
    <mml:mrow>
      <mml:mi>o</mml:mi>
    </mml:mrow>
    <mml:mrow>
      <mml:mn>10</mml:mn>
    </mml:mrow>
  </mml:msub>
</mml:math>
</file>

<file path=Object 78/content.xml><?xml version="1.0" encoding="utf-8"?>
<mml:math xmlns:mml="http://www.w3.org/1998/Math/MathML" xmlns:m="http://schemas.openxmlformats.org/officeDocument/2006/math">
  <mml:msub>
    <mml:mrow>
      <mml:mi>I</mml:mi>
    </mml:mrow>
    <mml:mrow>
      <mml:mn>2</mml:mn>
    </mml:mrow>
  </mml:msub>
</mml:math>
</file>

<file path=Object 79/content.xml><?xml version="1.0" encoding="utf-8"?>
<mml:math xmlns:mml="http://www.w3.org/1998/Math/MathML" xmlns:m="http://schemas.openxmlformats.org/officeDocument/2006/math">
  <mml:msub>
    <mml:mrow>
      <mml:mi>I</mml:mi>
    </mml:mrow>
    <mml:mrow>
      <mml:mn>4</mml:mn>
    </mml:mrow>
  </mml:msub>
</mml:math>
</file>

<file path=Object 8/content.xml><?xml version="1.0" encoding="utf-8"?>
<mml:math xmlns:mml="http://www.w3.org/1998/Math/MathML" xmlns:m="http://schemas.openxmlformats.org/officeDocument/2006/math">
  <mml:mi>B</mml:mi>
</mml:math>
</file>

<file path=Object 80/content.xml><?xml version="1.0" encoding="utf-8"?>
<mml:math xmlns:mml="http://www.w3.org/1998/Math/MathML" xmlns:m="http://schemas.openxmlformats.org/officeDocument/2006/math">
  <mml:msub>
    <mml:mrow>
      <mml:mi>K</mml:mi>
    </mml:mrow>
    <mml:mrow>
      <mml:mi>r</mml:mi>
      <mml:mi>e</mml:mi>
      <mml:mi>s</mml:mi>
    </mml:mrow>
  </mml:msub>
</mml:math>
</file>

<file path=Object 81/content.xml><?xml version="1.0" encoding="utf-8"?>
<mml:math xmlns:mml="http://www.w3.org/1998/Math/MathML" xmlns:m="http://schemas.openxmlformats.org/officeDocument/2006/math">
  <mml:msub>
    <mml:mrow>
      <mml:mi>k</mml:mi>
    </mml:mrow>
    <mml:mrow>
      <mml:mi>i</mml:mi>
    </mml:mrow>
  </mml:msub>
  <mml:mo>∈</mml:mo>
  <mml:mi>K</mml:mi>
</mml:math>
</file>

<file path=Object 82/content.xml><?xml version="1.0" encoding="utf-8"?>
<mml:math xmlns:mml="http://www.w3.org/1998/Math/MathML" xmlns:m="http://schemas.openxmlformats.org/officeDocument/2006/math">
  <mml:mi>o</mml:mi>
  <mml:mi>c</mml:mi>
  <mml:mi>c</mml:mi>
</mml:math>
</file>

<file path=Object 83/content.xml><?xml version="1.0" encoding="utf-8"?>
<mml:math xmlns:mml="http://www.w3.org/1998/Math/MathML" xmlns:m="http://schemas.openxmlformats.org/officeDocument/2006/math">
  <mml:mi>t</mml:mi>
  <mml:mi>x</mml:mi>
  <mml:mi>h</mml:mi>
  <mml:mi>a</mml:mi>
  <mml:mi>s</mml:mi>
  <mml:mi>h</mml:mi>
</mml:math>
</file>

<file path=Object 84/content.xml><?xml version="1.0" encoding="utf-8"?>
<mml:math xmlns:mml="http://www.w3.org/1998/Math/MathML" xmlns:m="http://schemas.openxmlformats.org/officeDocument/2006/math">
  <mml:mi>u</mml:mi>
  <mml:mi>n</mml:mi>
  <mml:mi>q</mml:mi>
</mml:math>
</file>

<file path=Object 85/content.xml><?xml version="1.0" encoding="utf-8"?>
<mml:math xmlns:mml="http://www.w3.org/1998/Math/MathML" xmlns:m="http://schemas.openxmlformats.org/officeDocument/2006/math">
  <mml:mo>(</mml:mo>
  <mml:mi>o</mml:mi>
  <mml:mi>c</mml:mi>
  <mml:mi>c</mml:mi>
  <mml:mo>&gt;</mml:mo>
  <mml:mn>1</mml:mn>
  <mml:mo>)</mml:mo>
</mml:math>
</file>

<file path=Object 86/content.xml><?xml version="1.0" encoding="utf-8"?>
<mml:math xmlns:mml="http://www.w3.org/1998/Math/MathML" xmlns:m="http://schemas.openxmlformats.org/officeDocument/2006/math">
  <mml:mo>(</mml:mo>
  <mml:mi>u</mml:mi>
  <mml:mi>n</mml:mi>
  <mml:mi>q</mml:mi>
  <mml:mo>&gt;</mml:mo>
  <mml:mn>1</mml:mn>
  <mml:mo>)</mml:mo>
</mml:math>
</file>

<file path=Object 87/content.xml><?xml version="1.0" encoding="utf-8"?>
<mml:math xmlns:mml="http://www.w3.org/1998/Math/MathML" xmlns:m="http://schemas.openxmlformats.org/officeDocument/2006/math">
  <mml:msub>
    <mml:mrow>
      <mml:mi>K</mml:mi>
    </mml:mrow>
    <mml:mrow>
      <mml:mi>r</mml:mi>
      <mml:mi>e</mml:mi>
      <mml:mi>s</mml:mi>
    </mml:mrow>
  </mml:msub>
  <mml:mo>←</mml:mo>
  <mml:msub>
    <mml:mrow>
      <mml:mi>k</mml:mi>
    </mml:mrow>
    <mml:mrow>
      <mml:mi>i</mml:mi>
    </mml:mrow>
  </mml:msub>
</mml:math>
</file>

<file path=Object 88/content.xml><?xml version="1.0" encoding="utf-8"?>
<mml:math xmlns:mml="http://www.w3.org/1998/Math/MathML" xmlns:m="http://schemas.openxmlformats.org/officeDocument/2006/math">
  <mml:msub>
    <mml:mrow>
      <mml:mi>K</mml:mi>
    </mml:mrow>
    <mml:mrow>
      <mml:mi>r</mml:mi>
      <mml:mi>e</mml:mi>
      <mml:mi>s</mml:mi>
    </mml:mrow>
  </mml:msub>
</mml:math>
</file>

<file path=Object 89/content.xml><?xml version="1.0" encoding="utf-8"?>
<mml:math xmlns:mml="http://www.w3.org/1998/Math/MathML" xmlns:m="http://schemas.openxmlformats.org/officeDocument/2006/math">
  <mml:mi>r</mml:mi>
</mml:math>
</file>

<file path=Object 9/content.xml><?xml version="1.0" encoding="utf-8"?>
<mml:math xmlns:mml="http://www.w3.org/1998/Math/MathML" xmlns:m="http://schemas.openxmlformats.org/officeDocument/2006/math">
  <mml:mfrac>
    <mml:mrow>
      <mml:mn>1</mml:mn>
    </mml:mrow>
    <mml:mrow>
      <mml:mi>r</mml:mi>
    </mml:mrow>
  </mml:mfrac>
</mml:math>
</file>

<file path=Object 90/content.xml><?xml version="1.0" encoding="utf-8"?>
<mml:math xmlns:mml="http://www.w3.org/1998/Math/MathML" xmlns:m="http://schemas.openxmlformats.org/officeDocument/2006/math">
  <mml:mi>r</mml:mi>
  <mml:mo>-</mml:mo>
  <mml:mn>2</mml:mn>
</mml:math>
</file>

<file path=Object 91/content.xml><?xml version="1.0" encoding="utf-8"?>
<mml:math xmlns:mml="http://www.w3.org/1998/Math/MathML" xmlns:m="http://schemas.openxmlformats.org/officeDocument/2006/math">
  <mml:mfrac>
    <mml:mrow>
      <mml:mn>1</mml:mn>
    </mml:mrow>
    <mml:mrow>
      <mml:mi>r</mml:mi>
    </mml:mrow>
  </mml:mfrac>
</mml:math>
</file>

<file path=Object 92/content.xml><?xml version="1.0" encoding="utf-8"?>
<mml:math xmlns:mml="http://www.w3.org/1998/Math/MathML" xmlns:m="http://schemas.openxmlformats.org/officeDocument/2006/math">
  <mml:mfrac>
    <mml:mrow>
      <mml:mn>1</mml:mn>
    </mml:mrow>
    <mml:mrow>
      <mml:mi>r</mml:mi>
      <mml:mo>-</mml:mo>
      <mml:mi>u</mml:mi>
    </mml:mrow>
  </mml:mfrac>
</mml:math>
</file>

<file path=Object 93/content.xml><?xml version="1.0" encoding="utf-8"?>
<mml:math xmlns:mml="http://www.w3.org/1998/Math/MathML" xmlns:m="http://schemas.openxmlformats.org/officeDocument/2006/math">
  <mml:mn>1</mml:mn>
  <mml:mo>≤</mml:mo>
  <mml:mi>u</mml:mi>
  <mml:mo>≤</mml:mo>
  <mml:mo>(</mml:mo>
  <mml:mi>r</mml:mi>
  <mml:mo>-</mml:mo>
  <mml:mn>2</mml:mn>
  <mml:mo>)</mml:mo>
</mml:math>
</file>

<file path=Object 94/content.xml><?xml version="1.0" encoding="utf-8"?>
<mml:math xmlns:mml="http://www.w3.org/1998/Math/MathML" xmlns:m="http://schemas.openxmlformats.org/officeDocument/2006/math">
  <mml:mi>u</mml:mi>
</mml:math>
</file>

<file path=Object 95/content.xml><?xml version="1.0" encoding="utf-8"?>
<mml:math xmlns:mml="http://www.w3.org/1998/Math/MathML" xmlns:m="http://schemas.openxmlformats.org/officeDocument/2006/math">
  <mml:mi>u</mml:mi>
</mml:math>
</file>

<file path=Object 96/content.xml><?xml version="1.0" encoding="utf-8"?>
<mml:math xmlns:mml="http://www.w3.org/1998/Math/MathML" xmlns:m="http://schemas.openxmlformats.org/officeDocument/2006/math">
  <mml:mi>r</mml:mi>
</mml:math>
</file>

<file path=Object 97/content.xml><?xml version="1.0" encoding="utf-8"?>
<mml:math xmlns:mml="http://www.w3.org/1998/Math/MathML" xmlns:m="http://schemas.openxmlformats.org/officeDocument/2006/math">
  <mml:mi>r</mml:mi>
  <mml:mo>&gt;</mml:mo>
  <mml:mn>5</mml:mn>
</mml:math>
</file>

<file path=Object 98/content.xml><?xml version="1.0" encoding="utf-8"?>
<mml:math xmlns:mml="http://www.w3.org/1998/Math/MathML" xmlns:m="http://schemas.openxmlformats.org/officeDocument/2006/math">
  <mml:mi>r</mml:mi>
</mml:math>
</file>

<file path=Object 99/content.xml><?xml version="1.0" encoding="utf-8"?>
<mml:math xmlns:mml="http://www.w3.org/1998/Math/MathML" xmlns:m="http://schemas.openxmlformats.org/officeDocument/2006/math">
  <mml:mi>r</mml:mi>
</mml:math>
</file>